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"/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60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63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6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67" style:family="table-cell" style:parent-style-name="Default" style:data-style-name="N115">
      <style:table-cell-properties fo:border-bottom="0.06pt solid #000000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order-left="0.06pt solid #000000" fo:border-right="0.06pt solid #000000" fo:border-top="none"/>
    </style:style>
    <style:style style:name="ce6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1" style:family="table-cell" style:parent-style-name="Default" style:data-style-name="N116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number-columns-repeated="8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8"/>
        </table:table-row>
        <table:table-row table:style-name="ro1">
          <table:table-cell table:style-name="ce4" office:value-type="float" office:value="180835" calcext:value-type="float">
            <text:p>180835</text:p>
          </table:table-cell>
          <table:table-cell table:style-name="ce10" office:value-type="float" office:value="1073.721069" calcext:value-type="float">
            <text:p>1073,721069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81016" calcext:value-type="float">
            <text:p>181016</text:p>
          </table:table-cell>
          <table:table-cell table:style-name="ce10" office:value-type="float" office:value="831.277039" calcext:value-type="float">
            <text:p>831,277039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81454" calcext:value-type="float">
            <text:p>181454</text:p>
          </table:table-cell>
          <table:table-cell table:style-name="ce10" office:value-type="float" office:value="1148.511963" calcext:value-type="float">
            <text:p>1148,511963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81630" calcext:value-type="float">
            <text:p>181630</text:p>
          </table:table-cell>
          <table:table-cell table:style-name="ce10" office:value-type="float" office:value="1169.11499" calcext:value-type="float">
            <text:p>1169,11499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81927" calcext:value-type="float">
            <text:p>181927</text:p>
          </table:table-cell>
          <table:table-cell table:style-name="ce10" office:value-type="float" office:value="1016.883972" calcext:value-type="float">
            <text:p>1016,88397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82104" calcext:value-type="float">
            <text:p>182104</text:p>
          </table:table-cell>
          <table:table-cell table:style-name="ce10" office:value-type="float" office:value="775.515015" calcext:value-type="float">
            <text:p>775,5150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82428" calcext:value-type="float">
            <text:p>182428</text:p>
          </table:table-cell>
          <table:table-cell table:style-name="ce10" office:value-type="float" office:value="1063.645996" calcext:value-type="float">
            <text:p>1063,64599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82603" calcext:value-type="float">
            <text:p>182603</text:p>
          </table:table-cell>
          <table:table-cell table:style-name="ce10" office:value-type="float" office:value="999.21698" calcext:value-type="float">
            <text:p>999,2169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90111" calcext:value-type="float">
            <text:p>190111</text:p>
          </table:table-cell>
          <table:table-cell table:style-name="ce10" office:value-type="float" office:value="1019.438049" calcext:value-type="float">
            <text:p>1019,438049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90248" calcext:value-type="float">
            <text:p>190248</text:p>
          </table:table-cell>
          <table:table-cell table:style-name="ce10" office:value-type="float" office:value="847.768005" calcext:value-type="float">
            <text:p>847,76800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34811" calcext:value-type="float">
            <text:p>134811</text:p>
          </table:table-cell>
          <table:table-cell table:style-name="ce10" office:value-type="float" office:value="1021.103027" calcext:value-type="float">
            <text:p>1021,103027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34947" calcext:value-type="float">
            <text:p>134947</text:p>
          </table:table-cell>
          <table:table-cell table:style-name="ce10" office:value-type="float" office:value="964.671021" calcext:value-type="float">
            <text:p>964,67102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35125" calcext:value-type="float">
            <text:p>135125</text:p>
          </table:table-cell>
          <table:table-cell table:style-name="ce10" office:value-type="float" office:value="1031.958008" calcext:value-type="float">
            <text:p>1031,95800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35303" calcext:value-type="float">
            <text:p>135303</text:p>
          </table:table-cell>
          <table:table-cell table:style-name="ce10" office:value-type="float" office:value="1210.062012" calcext:value-type="float">
            <text:p>1210,06201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35440" calcext:value-type="float">
            <text:p>135440</text:p>
          </table:table-cell>
          <table:table-cell table:style-name="ce10" office:value-type="float" office:value="1012.514954" calcext:value-type="float">
            <text:p>1012,514954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41430" calcext:value-type="float">
            <text:p>141430</text:p>
          </table:table-cell>
          <table:table-cell table:style-name="ce10" office:value-type="float" office:value="1126.512085" calcext:value-type="float">
            <text:p>1126,51208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42401" calcext:value-type="float">
            <text:p>142401</text:p>
          </table:table-cell>
          <table:table-cell table:style-name="ce10" office:value-type="float" office:value="1257.634033" calcext:value-type="float">
            <text:p>1257,634033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42537" calcext:value-type="float">
            <text:p>142537</text:p>
          </table:table-cell>
          <table:table-cell table:style-name="ce10" office:value-type="float" office:value="1364.067017" calcext:value-type="float">
            <text:p>1364,067017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42714" calcext:value-type="float">
            <text:p>142714</text:p>
          </table:table-cell>
          <table:table-cell table:style-name="ce10" office:value-type="float" office:value="1259.333008" calcext:value-type="float">
            <text:p>1259,33300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42852" calcext:value-type="float">
            <text:p>142852</text:p>
          </table:table-cell>
          <table:table-cell table:style-name="ce10" office:value-type="float" office:value="1209.452026" calcext:value-type="float">
            <text:p>1209,45202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43110" calcext:value-type="float">
            <text:p>143110</text:p>
          </table:table-cell>
          <table:table-cell table:style-name="ce10" office:value-type="float" office:value="1292.594971" calcext:value-type="float">
            <text:p>1292,59497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43842" calcext:value-type="float">
            <text:p>143842</text:p>
          </table:table-cell>
          <table:table-cell table:style-name="ce10" office:value-type="float" office:value="1229.494019" calcext:value-type="float">
            <text:p>1229,494019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50820" calcext:value-type="float">
            <text:p>150820</text:p>
          </table:table-cell>
          <table:table-cell table:style-name="ce10" office:value-type="float" office:value="1029.276978" calcext:value-type="float">
            <text:p>1029,27697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51056" calcext:value-type="float">
            <text:p>151056</text:p>
          </table:table-cell>
          <table:table-cell table:style-name="ce10" office:value-type="float" office:value="887.166992" calcext:value-type="float">
            <text:p>887,16699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51316" calcext:value-type="float">
            <text:p>151316</text:p>
          </table:table-cell>
          <table:table-cell table:style-name="ce10" office:value-type="float" office:value="944.643005" calcext:value-type="float">
            <text:p>944,64300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51449" calcext:value-type="float">
            <text:p>151449</text:p>
          </table:table-cell>
          <table:table-cell table:style-name="ce10" office:value-type="float" office:value="907.238037" calcext:value-type="float">
            <text:p>907,238037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51623" calcext:value-type="float">
            <text:p>151623</text:p>
          </table:table-cell>
          <table:table-cell table:style-name="ce10" office:value-type="float" office:value="943.877991" calcext:value-type="float">
            <text:p>943,87799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51756" calcext:value-type="float">
            <text:p>151756</text:p>
          </table:table-cell>
          <table:table-cell table:style-name="ce10" office:value-type="float" office:value="923.564026" calcext:value-type="float">
            <text:p>923,56402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62219" calcext:value-type="float">
            <text:p>162219</text:p>
          </table:table-cell>
          <table:table-cell table:style-name="ce10" office:value-type="float" office:value="765.926025" calcext:value-type="float">
            <text:p>765,92602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62402" calcext:value-type="float">
            <text:p>162402</text:p>
          </table:table-cell>
          <table:table-cell table:style-name="ce10" office:value-type="float" office:value="1403.453979" calcext:value-type="float">
            <text:p>1403,453979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057.65454306667" calcext:value-type="float">
            <text:p>1057,6545430667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25.1900025" calcext:value-type="float">
            <text:p>1025,190002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8.794955340561" calcext:value-type="float">
            <text:p>168,7949553406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057.65454306667" calcext:value-type="float">
            <text:p>1057,6545430667</text:p>
          </table:table-cell>
          <table:table-cell table:formula="of:=STDEV([.B5:.B34])" office:value-type="float" office:value="168.794955340561" calcext:value-type="float">
            <text:p>168,7949553406</text:p>
          </table:table-cell>
          <table:table-cell table:formula="of:=COUNT([.B5:.B34])" office:value-type="float" office:value="30" calcext:value-type="float">
            <text:p>30</text:p>
          </table:table-cell>
          <table:table-cell table:formula="of:=2*[.C40]/SQRT([.D40])" office:value-type="float" office:value="61.6352030887349" calcext:value-type="float">
            <text:p>61,635203088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formula="of:=STDEV([.C5:.C34])" office:value-type="float" office:value="0" calcext:value-type="float">
            <text:p>0</text:p>
          </table:table-cell>
          <table:table-cell table:style-name="ce17" table:formula="of:=COUNT([.C5:.C34])" office:value-type="float" office:value="30" calcext:value-type="float">
            <text:p>30</text:p>
          </table:table-cell>
          <table:table-cell table:formula="of:=2*[.C41]/SQRT([.D4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formula="of:=STDEV([.D5:.D34])" office:value-type="float" office:value="0" calcext:value-type="float">
            <text:p>0</text:p>
          </table:table-cell>
          <table:table-cell table:formula="of:=COUNT([.D5:.D34])" office:value-type="float" office:value="30" calcext:value-type="float">
            <text:p>30</text:p>
          </table:table-cell>
          <table:table-cell table:formula="of:=2*[.C42]/SQRT([.D4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45:.D74])" office:value-type="float" office:value="0" calcext:value-type="float">
            <text:p>0</text:p>
          </table:table-cell>
          <table:table-cell table:formula="of:=STDEV([.D45:.D74])" office:value-type="float" office:value="0" calcext:value-type="float">
            <text:p>0</text:p>
          </table:table-cell>
          <table:table-cell table:formula="of:=COUNT([.D45:.D74])" office:value-type="float" office:value="30" calcext:value-type="float">
            <text:p>30</text:p>
          </table:table-cell>
          <table:table-cell table:formula="of:=2*[.E78]/SQRT([.F78])" office:value-type="float" office:value="0" calcext:value-type="float">
            <text:p>0</text:p>
          </table:table-cell>
          <table:table-cell table:number-columns-repeated="5"/>
        </table:table-row>
      </table:table>
      <table:table table:name="C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/>
          <table:table-cell table:style-name="ce19"/>
          <table:table-cell table:style-name="ce1"/>
          <table:table-cell table:number-columns-repeated="9"/>
        </table:table-row>
        <table:table-row table:style-name="ro1">
          <table:table-cell table:style-name="ce1" table:number-columns-repeated="3"/>
          <table:table-cell table:number-columns-repeated="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number-columns-repeated="4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4"/>
        </table:table-row>
        <table:table-row table:style-name="ro1">
          <table:table-cell table:style-name="ce4"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5920" calcext:value-type="float">
            <text:p>105920</text:p>
          </table:table-cell>
          <table:table-cell office:value-type="float" office:value="1015.267944" calcext:value-type="float">
            <text:p>1015,26794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920" calcext:value-type="float">
            <text:p>105920</text:p>
          </table:table-cell>
          <table:table-cell office:value-type="float" office:value="1053.281982" calcext:value-type="float">
            <text:p>1053,28198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14740" calcext:value-type="float">
            <text:p>114740</text:p>
          </table:table-cell>
          <table:table-cell office:value-type="float" office:value="845.921997" calcext:value-type="float">
            <text:p>845,9219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4740" calcext:value-type="float">
            <text:p>114740</text:p>
          </table:table-cell>
          <table:table-cell office:value-type="float" office:value="1008.414978" calcext:value-type="float">
            <text:p>1008,41497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14915" calcext:value-type="float">
            <text:p>114915</text:p>
          </table:table-cell>
          <table:table-cell office:value-type="float" office:value="1028.928955" calcext:value-type="float">
            <text:p>1028,92895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4915" calcext:value-type="float">
            <text:p>114915</text:p>
          </table:table-cell>
          <table:table-cell office:value-type="float" office:value="1113.947998" calcext:value-type="float">
            <text:p>1113,9479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22207" calcext:value-type="float">
            <text:p>122207</text:p>
          </table:table-cell>
          <table:table-cell office:value-type="float" office:value="1221.037964" calcext:value-type="float">
            <text:p>1221,03796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22207" calcext:value-type="float">
            <text:p>122207</text:p>
          </table:table-cell>
          <table:table-cell office:value-type="float" office:value="1007.789001" calcext:value-type="float">
            <text:p>1007,78900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22345" calcext:value-type="float">
            <text:p>122345</text:p>
          </table:table-cell>
          <table:table-cell office:value-type="float" office:value="1028.787964" calcext:value-type="float">
            <text:p>1028,78796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22345" calcext:value-type="float">
            <text:p>122345</text:p>
          </table:table-cell>
          <table:table-cell office:value-type="float" office:value="1063.255981" calcext:value-type="float">
            <text:p>1063,25598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22523" calcext:value-type="float">
            <text:p>122523</text:p>
          </table:table-cell>
          <table:table-cell office:value-type="float" office:value="978.47998" calcext:value-type="float">
            <text:p>978,479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22523" calcext:value-type="float">
            <text:p>122523</text:p>
          </table:table-cell>
          <table:table-cell office:value-type="float" office:value="926.199036" calcext:value-type="float">
            <text:p>926,19903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22701" calcext:value-type="float">
            <text:p>122701</text:p>
          </table:table-cell>
          <table:table-cell office:value-type="float" office:value="1273.674072" calcext:value-type="float">
            <text:p>1273,674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22701" calcext:value-type="float">
            <text:p>122701</text:p>
          </table:table-cell>
          <table:table-cell office:value-type="float" office:value="1179.17395" calcext:value-type="float">
            <text:p>1179,1739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23731" calcext:value-type="float">
            <text:p>123731</text:p>
          </table:table-cell>
          <table:table-cell office:value-type="float" office:value="1265.884033" calcext:value-type="float">
            <text:p>1265,88403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23731" calcext:value-type="float">
            <text:p>123731</text:p>
          </table:table-cell>
          <table:table-cell office:value-type="float" office:value="1071.622925" calcext:value-type="float">
            <text:p>1071,62292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24145" calcext:value-type="float">
            <text:p>124145</text:p>
          </table:table-cell>
          <table:table-cell office:value-type="float" office:value="1185.671997" calcext:value-type="float">
            <text:p>1185,6719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24145" calcext:value-type="float">
            <text:p>124145</text:p>
          </table:table-cell>
          <table:table-cell office:value-type="float" office:value="959.667969" calcext:value-type="float">
            <text:p>959,667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24357" calcext:value-type="float">
            <text:p>124357</text:p>
          </table:table-cell>
          <table:table-cell office:value-type="float" office:value="1008.471985" calcext:value-type="float">
            <text:p>1008,47198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24357" calcext:value-type="float">
            <text:p>124357</text:p>
          </table:table-cell>
          <table:table-cell office:value-type="float" office:value="1064.216064" calcext:value-type="float">
            <text:p>1064,21606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0737" calcext:value-type="float">
            <text:p>130737</text:p>
          </table:table-cell>
          <table:table-cell office:value-type="float" office:value="1148.041016" calcext:value-type="float">
            <text:p>1148,04101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0737" calcext:value-type="float">
            <text:p>130737</text:p>
          </table:table-cell>
          <table:table-cell office:value-type="float" office:value="1148.470947" calcext:value-type="float">
            <text:p>1148,4709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0915" calcext:value-type="float">
            <text:p>130915</text:p>
          </table:table-cell>
          <table:table-cell office:value-type="float" office:value="936.312988" calcext:value-type="float">
            <text:p>936,312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0915" calcext:value-type="float">
            <text:p>130915</text:p>
          </table:table-cell>
          <table:table-cell office:value-type="float" office:value="1138.439087" calcext:value-type="float">
            <text:p>1138,43908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1321" calcext:value-type="float">
            <text:p>131321</text:p>
          </table:table-cell>
          <table:table-cell office:value-type="float" office:value="1520.932007" calcext:value-type="float">
            <text:p>1520,9320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1321" calcext:value-type="float">
            <text:p>131321</text:p>
          </table:table-cell>
          <table:table-cell office:value-type="float" office:value="1576.540894" calcext:value-type="float">
            <text:p>1576,54089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1501" calcext:value-type="float">
            <text:p>131501</text:p>
          </table:table-cell>
          <table:table-cell office:value-type="float" office:value="1092.292969" calcext:value-type="float">
            <text:p>1092,292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1501" calcext:value-type="float">
            <text:p>131501</text:p>
          </table:table-cell>
          <table:table-cell office:value-type="float" office:value="909.531006" calcext:value-type="float">
            <text:p>909,53100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1639" calcext:value-type="float">
            <text:p>131639</text:p>
          </table:table-cell>
          <table:table-cell office:value-type="float" office:value="1058.828979" calcext:value-type="float">
            <text:p>1058,8289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1639" calcext:value-type="float">
            <text:p>131639</text:p>
          </table:table-cell>
          <table:table-cell office:value-type="float" office:value="946.807007" calcext:value-type="float">
            <text:p>946,8070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1817" calcext:value-type="float">
            <text:p>131817</text:p>
          </table:table-cell>
          <table:table-cell office:value-type="float" office:value="1317.881958" calcext:value-type="float">
            <text:p>1317,88195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1817" calcext:value-type="float">
            <text:p>131817</text:p>
          </table:table-cell>
          <table:table-cell office:value-type="float" office:value="1341.382935" calcext:value-type="float">
            <text:p>1341,38293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1955" calcext:value-type="float">
            <text:p>131955</text:p>
          </table:table-cell>
          <table:table-cell office:value-type="float" office:value="980.359985" calcext:value-type="float">
            <text:p>980,35998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1955" calcext:value-type="float">
            <text:p>131955</text:p>
          </table:table-cell>
          <table:table-cell office:value-type="float" office:value="991.792053" calcext:value-type="float">
            <text:p>991,79205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2700" calcext:value-type="float">
            <text:p>132700</text:p>
          </table:table-cell>
          <table:table-cell office:value-type="float" office:value="1079.630005" calcext:value-type="float">
            <text:p>1079,6300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2700" calcext:value-type="float">
            <text:p>132700</text:p>
          </table:table-cell>
          <table:table-cell office:value-type="float" office:value="945.178955" calcext:value-type="float">
            <text:p>945,17895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2837" calcext:value-type="float">
            <text:p>132837</text:p>
          </table:table-cell>
          <table:table-cell office:value-type="float" office:value="989.777039" calcext:value-type="float">
            <text:p>989,777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2837" calcext:value-type="float">
            <text:p>132837</text:p>
          </table:table-cell>
          <table:table-cell office:value-type="float" office:value="922.604004" calcext:value-type="float">
            <text:p>922,60400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34631" calcext:value-type="float">
            <text:p>134631</text:p>
          </table:table-cell>
          <table:table-cell office:value-type="float" office:value="1041.414062" calcext:value-type="float">
            <text:p>1041,41406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4631" calcext:value-type="float">
            <text:p>134631</text:p>
          </table:table-cell>
          <table:table-cell office:value-type="float" office:value="1158.337891" calcext:value-type="float">
            <text:p>1158,33789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76.4294962" calcext:value-type="float">
            <text:p>1076,4294962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52.71562093333" calcext:value-type="float">
            <text:p>1052,7156209333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2.5045165" calcext:value-type="float">
            <text:p>1052,504516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008.1019895" calcext:value-type="float">
            <text:p>1008,101989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142.867548037095" calcext:value-type="float">
            <text:p>142,8675480371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53.161416063502" calcext:value-type="float">
            <text:p>153,1614160635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64.57255856667" calcext:value-type="float">
            <text:p>1064,5725585667</text:p>
          </table:table-cell>
          <table:table-cell table:formula="of:=STDEV([.B5:.B34];[.F5:.F34])" office:value-type="float" office:value="147.329466608123" calcext:value-type="float">
            <text:p>147,3294666081</text:p>
          </table:table-cell>
          <table:table-cell table:formula="of:=COUNT([.B5:.B34];[.F5:.F34])" office:value-type="float" office:value="60" calcext:value-type="float">
            <text:p>60</text:p>
          </table:table-cell>
          <table:table-cell table:formula="of:=2*[.C40]/SQRT([.D40])" office:value-type="float" office:value="38.0403047052587" calcext:value-type="float">
            <text:p>38,040304705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34];[.G5:.G34])" office:value-type="float" office:value="0" calcext:value-type="float">
            <text:p>0</text:p>
          </table:table-cell>
          <table:table-cell table:style-name="ce17" table:formula="of:=COUNT([.C5:.C34];[.G5:.G34])" office:value-type="float" office:value="60" calcext:value-type="float">
            <text:p>60</text:p>
          </table:table-cell>
          <table:table-cell table:formula="of:=2*[.C41]/SQRT([.D4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34];[.H5:.H34])" office:value-type="float" office:value="0" calcext:value-type="float">
            <text:p>0</text:p>
          </table:table-cell>
          <table:table-cell table:formula="of:=COUNT([.D5:.D34];[.H5:.H34])" office:value-type="float" office:value="60" calcext:value-type="float">
            <text:p>60</text:p>
          </table:table-cell>
          <table:table-cell table:formula="of:=2*[.C42]/SQRT([.D4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0" calcext:value-type="float">
            <text:p>0</text:p>
          </table:table-cell>
          <table:table-cell table:number-columns-repeated="3"/>
          <table:table-cell table:formula="of:=IF([.G5]&lt;&gt;0;[.H5]/[.G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0" calcext:value-type="float">
            <text:p>0</text:p>
          </table:table-cell>
          <table:table-cell table:number-columns-repeated="3"/>
          <table:table-cell table:formula="of:=IF([.G6]&lt;&gt;0;[.H6]/[.G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0" calcext:value-type="float">
            <text:p>0</text:p>
          </table:table-cell>
          <table:table-cell table:number-columns-repeated="3"/>
          <table:table-cell table:formula="of:=IF([.G7]&lt;&gt;0;[.H7]/[.G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0" calcext:value-type="float">
            <text:p>0</text:p>
          </table:table-cell>
          <table:table-cell table:number-columns-repeated="3"/>
          <table:table-cell table:formula="of:=IF([.G8]&lt;&gt;0;[.H8]/[.G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0" calcext:value-type="float">
            <text:p>0</text:p>
          </table:table-cell>
          <table:table-cell table:number-columns-repeated="3"/>
          <table:table-cell table:formula="of:=IF([.G9]&lt;&gt;0;[.H9]/[.G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0" calcext:value-type="float">
            <text:p>0</text:p>
          </table:table-cell>
          <table:table-cell table:number-columns-repeated="3"/>
          <table:table-cell table:formula="of:=IF([.G10]&lt;&gt;0;[.H10]/[.G1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0" calcext:value-type="float">
            <text:p>0</text:p>
          </table:table-cell>
          <table:table-cell table:number-columns-repeated="3"/>
          <table:table-cell table:formula="of:=IF([.G11]&lt;&gt;0;[.H11]/[.G1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0" calcext:value-type="float">
            <text:p>0</text:p>
          </table:table-cell>
          <table:table-cell table:number-columns-repeated="3"/>
          <table:table-cell table:formula="of:=IF([.G12]&lt;&gt;0;[.H12]/[.G1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0" calcext:value-type="float">
            <text:p>0</text:p>
          </table:table-cell>
          <table:table-cell table:number-columns-repeated="3"/>
          <table:table-cell table:formula="of:=IF([.G13]&lt;&gt;0;[.H13]/[.G1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0" calcext:value-type="float">
            <text:p>0</text:p>
          </table:table-cell>
          <table:table-cell table:number-columns-repeated="3"/>
          <table:table-cell table:formula="of:=IF([.G14]&lt;&gt;0;[.H14]/[.G1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0" calcext:value-type="float">
            <text:p>0</text:p>
          </table:table-cell>
          <table:table-cell table:number-columns-repeated="3"/>
          <table:table-cell table:formula="of:=IF([.G15]&lt;&gt;0;[.H15]/[.G1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0" calcext:value-type="float">
            <text:p>0</text:p>
          </table:table-cell>
          <table:table-cell table:number-columns-repeated="3"/>
          <table:table-cell table:formula="of:=IF([.G16]&lt;&gt;0;[.H16]/[.G1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0" calcext:value-type="float">
            <text:p>0</text:p>
          </table:table-cell>
          <table:table-cell table:number-columns-repeated="3"/>
          <table:table-cell table:formula="of:=IF([.G17]&lt;&gt;0;[.H17]/[.G1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0" calcext:value-type="float">
            <text:p>0</text:p>
          </table:table-cell>
          <table:table-cell table:number-columns-repeated="3"/>
          <table:table-cell table:formula="of:=IF([.G18]&lt;&gt;0;[.H18]/[.G1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0" calcext:value-type="float">
            <text:p>0</text:p>
          </table:table-cell>
          <table:table-cell table:number-columns-repeated="3"/>
          <table:table-cell table:formula="of:=IF([.G19]&lt;&gt;0;[.H19]/[.G1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0" calcext:value-type="float">
            <text:p>0</text:p>
          </table:table-cell>
          <table:table-cell table:number-columns-repeated="3"/>
          <table:table-cell table:formula="of:=IF([.G20]&lt;&gt;0;[.H20]/[.G2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3"/>
          <table:table-cell table:formula="of:=IF([.G21]&lt;&gt;0;[.H21]/[.G2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0" calcext:value-type="float">
            <text:p>0</text:p>
          </table:table-cell>
          <table:table-cell table:number-columns-repeated="3"/>
          <table:table-cell table:formula="of:=IF([.G22]&lt;&gt;0;[.H22]/[.G2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3"/>
          <table:table-cell table:formula="of:=IF([.G23]&lt;&gt;0;[.H23]/[.G2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0" calcext:value-type="float">
            <text:p>0</text:p>
          </table:table-cell>
          <table:table-cell table:number-columns-repeated="3"/>
          <table:table-cell table:formula="of:=IF([.G24]&lt;&gt;0;[.H24]/[.G2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0" calcext:value-type="float">
            <text:p>0</text:p>
          </table:table-cell>
          <table:table-cell table:number-columns-repeated="3"/>
          <table:table-cell table:formula="of:=IF([.G25]&lt;&gt;0;[.H25]/[.G2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0" calcext:value-type="float">
            <text:p>0</text:p>
          </table:table-cell>
          <table:table-cell table:number-columns-repeated="3"/>
          <table:table-cell table:formula="of:=IF([.G26]&lt;&gt;0;[.H26]/[.G2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0" calcext:value-type="float">
            <text:p>0</text:p>
          </table:table-cell>
          <table:table-cell table:number-columns-repeated="3"/>
          <table:table-cell table:formula="of:=IF([.G27]&lt;&gt;0;[.H27]/[.G2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0" calcext:value-type="float">
            <text:p>0</text:p>
          </table:table-cell>
          <table:table-cell table:number-columns-repeated="3"/>
          <table:table-cell table:formula="of:=IF([.G28]&lt;&gt;0;[.H28]/[.G2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3"/>
          <table:table-cell table:formula="of:=IF([.G29]&lt;&gt;0;[.H29]/[.G2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0" calcext:value-type="float">
            <text:p>0</text:p>
          </table:table-cell>
          <table:table-cell table:number-columns-repeated="3"/>
          <table:table-cell table:formula="of:=IF([.G30]&lt;&gt;0;[.H30]/[.G3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0" calcext:value-type="float">
            <text:p>0</text:p>
          </table:table-cell>
          <table:table-cell table:number-columns-repeated="3"/>
          <table:table-cell table:formula="of:=IF([.G31]&lt;&gt;0;[.H31]/[.G3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0" calcext:value-type="float">
            <text:p>0</text:p>
          </table:table-cell>
          <table:table-cell table:number-columns-repeated="3"/>
          <table:table-cell table:formula="of:=IF([.G32]&lt;&gt;0;[.H32]/[.G3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0" calcext:value-type="float">
            <text:p>0</text:p>
          </table:table-cell>
          <table:table-cell table:number-columns-repeated="3"/>
          <table:table-cell table:formula="of:=IF([.G33]&lt;&gt;0;[.H33]/[.G3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3"/>
          <table:table-cell table:formula="of:=IF([.G34]&lt;&gt;0;[.H34]/[.G3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45:.H74])" office:value-type="float" office:value="0" calcext:value-type="float">
            <text:p>0</text:p>
          </table:table-cell>
          <table:table-cell table:formula="of:=STDEV([.D45:.H74])" office:value-type="float" office:value="0" calcext:value-type="float">
            <text:p>0</text:p>
          </table:table-cell>
          <table:table-cell table:formula="of:=COUNT([.D45:.H74])" office:value-type="float" office:value="60" calcext:value-type="float">
            <text:p>60</text:p>
          </table:table-cell>
          <table:table-cell table:formula="of:=2*[.E78]/SQRT([.F78])" office:value-type="float" office:value="0" calcext:value-type="float">
            <text:p>0</text:p>
          </table:table-cell>
          <table:table-cell table:number-columns-repeated="5"/>
        </table:table-row>
      </table:table>
      <table:table table:name="C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number-columns-repeated="4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4"/>
        </table:table-row>
        <table:table-row table:style-name="ro1">
          <table:table-cell table:style-name="ce4"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0404" calcext:value-type="float">
            <text:p>100404</text:p>
          </table:table-cell>
          <table:table-cell office:value-type="float" office:value="1341.604004" calcext:value-type="float">
            <text:p>1341,60400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404" calcext:value-type="float">
            <text:p>100404</text:p>
          </table:table-cell>
          <table:table-cell office:value-type="float" office:value="1236.938965" calcext:value-type="float">
            <text:p>1236,93896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404" calcext:value-type="float">
            <text:p>100404</text:p>
          </table:table-cell>
          <table:table-cell office:value-type="float" office:value="1161.86792" calcext:value-type="float">
            <text:p>1161,8679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0605" calcext:value-type="float">
            <text:p>100605</text:p>
          </table:table-cell>
          <table:table-cell office:value-type="float" office:value="964.460022" calcext:value-type="float">
            <text:p>964,46002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605" calcext:value-type="float">
            <text:p>100605</text:p>
          </table:table-cell>
          <table:table-cell office:value-type="float" office:value="916.502991" calcext:value-type="float">
            <text:p>916,50299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605" calcext:value-type="float">
            <text:p>100605</text:p>
          </table:table-cell>
          <table:table-cell office:value-type="float" office:value="1041.369995" calcext:value-type="float">
            <text:p>1041,36999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1104" calcext:value-type="float">
            <text:p>101104</text:p>
          </table:table-cell>
          <table:table-cell office:value-type="float" office:value="977.245972" calcext:value-type="float">
            <text:p>977,2459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104" calcext:value-type="float">
            <text:p>101104</text:p>
          </table:table-cell>
          <table:table-cell office:value-type="float" office:value="783.527954" calcext:value-type="float">
            <text:p>783,52795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104" calcext:value-type="float">
            <text:p>101104</text:p>
          </table:table-cell>
          <table:table-cell office:value-type="float" office:value="974.219971" calcext:value-type="float">
            <text:p>974,2199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1241" calcext:value-type="float">
            <text:p>101241</text:p>
          </table:table-cell>
          <table:table-cell office:value-type="float" office:value="1255.671997" calcext:value-type="float">
            <text:p>1255,6719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241" calcext:value-type="float">
            <text:p>101241</text:p>
          </table:table-cell>
          <table:table-cell office:value-type="float" office:value="1220.873901" calcext:value-type="float">
            <text:p>1220,87390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241" calcext:value-type="float">
            <text:p>101241</text:p>
          </table:table-cell>
          <table:table-cell office:value-type="float" office:value="1184.223022" calcext:value-type="float">
            <text:p>1184,22302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1420" calcext:value-type="float">
            <text:p>101420</text:p>
          </table:table-cell>
          <table:table-cell office:value-type="float" office:value="1055.296997" calcext:value-type="float">
            <text:p>1055,2969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420" calcext:value-type="float">
            <text:p>101420</text:p>
          </table:table-cell>
          <table:table-cell office:value-type="float" office:value="1047.785034" calcext:value-type="float">
            <text:p>1047,78503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420" calcext:value-type="float">
            <text:p>101420</text:p>
          </table:table-cell>
          <table:table-cell office:value-type="float" office:value="1098.474976" calcext:value-type="float">
            <text:p>1098,4749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1632" calcext:value-type="float">
            <text:p>101632</text:p>
          </table:table-cell>
          <table:table-cell office:value-type="float" office:value="1342.723022" calcext:value-type="float">
            <text:p>1342,72302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1.500999" calcext:value-type="float">
            <text:p>41,500999</text:p>
          </table:table-cell>
          <table:table-cell table:style-name="ce4" office:value-type="float" office:value="101632" calcext:value-type="float">
            <text:p>101632</text:p>
          </table:table-cell>
          <table:table-cell office:value-type="float" office:value="1406.567017" calcext:value-type="float">
            <text:p>1406,56701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632" calcext:value-type="float">
            <text:p>101632</text:p>
          </table:table-cell>
          <table:table-cell office:value-type="float" office:value="1222.408081" calcext:value-type="float">
            <text:p>1222,40808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1932" calcext:value-type="float">
            <text:p>101932</text:p>
          </table:table-cell>
          <table:table-cell office:value-type="float" office:value="900.610962" calcext:value-type="float">
            <text:p>900,61096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932" calcext:value-type="float">
            <text:p>101932</text:p>
          </table:table-cell>
          <table:table-cell office:value-type="float" office:value="998.151001" calcext:value-type="float">
            <text:p>998,15100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932" calcext:value-type="float">
            <text:p>101932</text:p>
          </table:table-cell>
          <table:table-cell office:value-type="float" office:value="956.895996" calcext:value-type="float">
            <text:p>956,89599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2223" calcext:value-type="float">
            <text:p>102223</text:p>
          </table:table-cell>
          <table:table-cell office:value-type="float" office:value="1190.971924" calcext:value-type="float">
            <text:p>1190,97192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223" calcext:value-type="float">
            <text:p>102223</text:p>
          </table:table-cell>
          <table:table-cell office:value-type="float" office:value="1060.182007" calcext:value-type="float">
            <text:p>1060,1820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223" calcext:value-type="float">
            <text:p>102223</text:p>
          </table:table-cell>
          <table:table-cell office:value-type="float" office:value="1065.598999" calcext:value-type="float">
            <text:p>1065,5989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2436" calcext:value-type="float">
            <text:p>102436</text:p>
          </table:table-cell>
          <table:table-cell office:value-type="float" office:value="1091.5" calcext:value-type="float">
            <text:p>1091,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436" calcext:value-type="float">
            <text:p>102436</text:p>
          </table:table-cell>
          <table:table-cell office:value-type="float" office:value="1042.473999" calcext:value-type="float">
            <text:p>1042,4739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436" calcext:value-type="float">
            <text:p>102436</text:p>
          </table:table-cell>
          <table:table-cell office:value-type="float" office:value="1168.094971" calcext:value-type="float">
            <text:p>1168,0949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2747" calcext:value-type="float">
            <text:p>102747</text:p>
          </table:table-cell>
          <table:table-cell office:value-type="float" office:value="989.515015" calcext:value-type="float">
            <text:p>989,51501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747" calcext:value-type="float">
            <text:p>102747</text:p>
          </table:table-cell>
          <table:table-cell office:value-type="float" office:value="1073.417969" calcext:value-type="float">
            <text:p>1073,417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747" calcext:value-type="float">
            <text:p>102747</text:p>
          </table:table-cell>
          <table:table-cell office:value-type="float" office:value="1049.152954" calcext:value-type="float">
            <text:p>1049,15295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2924" calcext:value-type="float">
            <text:p>102924</text:p>
          </table:table-cell>
          <table:table-cell office:value-type="float" office:value="861.43103" calcext:value-type="float">
            <text:p>861,4310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924" calcext:value-type="float">
            <text:p>102924</text:p>
          </table:table-cell>
          <table:table-cell office:value-type="float" office:value="884.869995" calcext:value-type="float">
            <text:p>884,86999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924" calcext:value-type="float">
            <text:p>102924</text:p>
          </table:table-cell>
          <table:table-cell office:value-type="float" office:value="992.752014" calcext:value-type="float">
            <text:p>992,75201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3204" calcext:value-type="float">
            <text:p>103204</text:p>
          </table:table-cell>
          <table:table-cell office:value-type="float" office:value="995.643982" calcext:value-type="float">
            <text:p>995,64398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204" calcext:value-type="float">
            <text:p>103204</text:p>
          </table:table-cell>
          <table:table-cell office:value-type="float" office:value="989.507019" calcext:value-type="float">
            <text:p>989,50701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204" calcext:value-type="float">
            <text:p>103204</text:p>
          </table:table-cell>
          <table:table-cell office:value-type="float" office:value="1017.310974" calcext:value-type="float">
            <text:p>1017,3109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3529" calcext:value-type="float">
            <text:p>103529</text:p>
          </table:table-cell>
          <table:table-cell office:value-type="float" office:value="1217.391968" calcext:value-type="float">
            <text:p>1217,3919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529" calcext:value-type="float">
            <text:p>103529</text:p>
          </table:table-cell>
          <table:table-cell office:value-type="float" office:value="1147.733032" calcext:value-type="float">
            <text:p>1147,73303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8.013" calcext:value-type="float">
            <text:p>98,013</text:p>
          </table:table-cell>
          <table:table-cell table:style-name="ce4" office:value-type="float" office:value="103529" calcext:value-type="float">
            <text:p>103529</text:p>
          </table:table-cell>
          <table:table-cell office:value-type="float" office:value="1104.916016" calcext:value-type="float">
            <text:p>1104,91601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3710" calcext:value-type="float">
            <text:p>103710</text:p>
          </table:table-cell>
          <table:table-cell office:value-type="float" office:value="1149.768921" calcext:value-type="float">
            <text:p>1149,76892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710" calcext:value-type="float">
            <text:p>103710</text:p>
          </table:table-cell>
          <table:table-cell office:value-type="float" office:value="1048.167969" calcext:value-type="float">
            <text:p>1048,167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710" calcext:value-type="float">
            <text:p>103710</text:p>
          </table:table-cell>
          <table:table-cell office:value-type="float" office:value="1058.773071" calcext:value-type="float">
            <text:p>1058,7730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3953" calcext:value-type="float">
            <text:p>103953</text:p>
          </table:table-cell>
          <table:table-cell office:value-type="float" office:value="1098.150024" calcext:value-type="float">
            <text:p>1098,15002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953" calcext:value-type="float">
            <text:p>103953</text:p>
          </table:table-cell>
          <table:table-cell office:value-type="float" office:value="990.856018" calcext:value-type="float">
            <text:p>990,85601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953" calcext:value-type="float">
            <text:p>103953</text:p>
          </table:table-cell>
          <table:table-cell office:value-type="float" office:value="1054.239014" calcext:value-type="float">
            <text:p>1054,23901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6.351" calcext:value-type="float">
            <text:p>26,351</text:p>
          </table:table-cell>
          <table:table-cell table:number-columns-repeated="4"/>
        </table:table-row>
        <table:table-row table:style-name="ro1">
          <table:table-cell table:style-name="ce4" office:value-type="float" office:value="104228" calcext:value-type="float">
            <text:p>104228</text:p>
          </table:table-cell>
          <table:table-cell office:value-type="float" office:value="922.514038" calcext:value-type="float">
            <text:p>922,5140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228" calcext:value-type="float">
            <text:p>104228</text:p>
          </table:table-cell>
          <table:table-cell office:value-type="float" office:value="918.036011" calcext:value-type="float">
            <text:p>918,03601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228" calcext:value-type="float">
            <text:p>104228</text:p>
          </table:table-cell>
          <table:table-cell office:value-type="float" office:value="900.493042" calcext:value-type="float">
            <text:p>900,493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4412" calcext:value-type="float">
            <text:p>104412</text:p>
          </table:table-cell>
          <table:table-cell office:value-type="float" office:value="818.945984" calcext:value-type="float">
            <text:p>818,94598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412" calcext:value-type="float">
            <text:p>104412</text:p>
          </table:table-cell>
          <table:table-cell office:value-type="float" office:value="882.582031" calcext:value-type="float">
            <text:p>882,58203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412" calcext:value-type="float">
            <text:p>104412</text:p>
          </table:table-cell>
          <table:table-cell office:value-type="float" office:value="979.366028" calcext:value-type="float">
            <text:p>979,36602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4719" calcext:value-type="float">
            <text:p>104719</text:p>
          </table:table-cell>
          <table:table-cell office:value-type="float" office:value="1326.905029" calcext:value-type="float">
            <text:p>1326,90502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719" calcext:value-type="float">
            <text:p>104719</text:p>
          </table:table-cell>
          <table:table-cell office:value-type="float" office:value="1157.111084" calcext:value-type="float">
            <text:p>1157,11108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719" calcext:value-type="float">
            <text:p>104719</text:p>
          </table:table-cell>
          <table:table-cell office:value-type="float" office:value="1230.869995" calcext:value-type="float">
            <text:p>1230,86999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3.024998" calcext:value-type="float">
            <text:p>63,024998</text:p>
          </table:table-cell>
          <table:table-cell table:number-columns-repeated="4"/>
        </table:table-row>
        <table:table-row table:style-name="ro1">
          <table:table-cell table:style-name="ce4" office:value-type="float" office:value="105600" calcext:value-type="float">
            <text:p>105600</text:p>
          </table:table-cell>
          <table:table-cell office:value-type="float" office:value="1117.622925" calcext:value-type="float">
            <text:p>1117,62292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600" calcext:value-type="float">
            <text:p>105600</text:p>
          </table:table-cell>
          <table:table-cell office:value-type="float" office:value="1125.182983" calcext:value-type="float">
            <text:p>1125,1829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600" calcext:value-type="float">
            <text:p>105600</text:p>
          </table:table-cell>
          <table:table-cell office:value-type="float" office:value="981.945984" calcext:value-type="float">
            <text:p>981,9459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6.117004" calcext:value-type="float">
            <text:p>66,117004</text:p>
          </table:table-cell>
          <table:table-cell table:number-columns-repeated="4"/>
        </table:table-row>
        <table:table-row table:style-name="ro1">
          <table:table-cell table:style-name="ce4" office:value-type="float" office:value="105738" calcext:value-type="float">
            <text:p>105738</text:p>
          </table:table-cell>
          <table:table-cell office:value-type="float" office:value="1032.412964" calcext:value-type="float">
            <text:p>1032,41296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738" calcext:value-type="float">
            <text:p>105738</text:p>
          </table:table-cell>
          <table:table-cell office:value-type="float" office:value="1097.072998" calcext:value-type="float">
            <text:p>1097,0729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738" calcext:value-type="float">
            <text:p>105738</text:p>
          </table:table-cell>
          <table:table-cell office:value-type="float" office:value="1026.903076" calcext:value-type="float">
            <text:p>1026,9030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041.5471842" calcext:value-type="float">
            <text:p>1041,5471842</text:p>
          </table:table-cell>
          <table:table-cell table:style-name="ce1" table:formula="of:=AVERAGE([C3.C5:.C34])" office:value-type="float" office:value="0.0333333333333333" calcext:value-type="float">
            <text:p>0,0333333333</text:p>
          </table:table-cell>
          <table:table-cell table:style-name="ce15" table:formula="of:=AVERAGE([C3.D5:.D34])" office:value-type="float" office:value="1.38336663333333" calcext:value-type="float">
            <text:p>1,383366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026.11547036667" calcext:value-type="float">
            <text:p>1026,1154703667</text:p>
          </table:table-cell>
          <table:table-cell table:style-name="ce1" table:formula="of:=AVERAGE([C3.G5:.G34])" office:value-type="float" office:value="0.0666666666666667" calcext:value-type="float">
            <text:p>0,0666666667</text:p>
          </table:table-cell>
          <table:table-cell table:style-name="ce15" table:formula="of:=AVERAGE([C3.H5:.H34])" office:value-type="float" office:value="3.2671" calcext:value-type="float">
            <text:p>3,267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026.2551717" calcext:value-type="float">
            <text:p>1026,2551717</text:p>
          </table:table-cell>
          <table:table-cell table:style-name="ce1" table:formula="of:=AVERAGE([C3.K5:.K34])" office:value-type="float" office:value="0.1" calcext:value-type="float">
            <text:p>0,1</text:p>
          </table:table-cell>
          <table:table-cell table:style-name="ce15" table:formula="of:=AVERAGE([C3.L5:.L34])" office:value-type="float" office:value="5.18310006666667" calcext:value-type="float">
            <text:p>5,183100066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021.574951" calcext:value-type="float">
            <text:p>1021,574951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5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020.3125" calcext:value-type="float">
            <text:p>1020,312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5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028.210571" calcext:value-type="float">
            <text:p>1028,210571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5" table:formula="of:=MEDIAN([C3.L5:.L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153.725868547109" calcext:value-type="float">
            <text:p>153,7258685471</text:p>
          </table:table-cell>
          <table:table-cell table:style-name="ce11" table:formula="of:=STDEV([C3.C5:.C34])" office:value-type="float" office:value="0.182574185835055" calcext:value-type="float">
            <text:p>0,1825741858</text:p>
          </table:table-cell>
          <table:table-cell table:style-name="ce16" table:formula="of:=STDEV([C3.D5:.D34])" office:value-type="float" office:value="7.57701110376645" calcext:value-type="float">
            <text:p>7,5770111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134.608513655685" calcext:value-type="float">
            <text:p>134,6085136557</text:p>
          </table:table-cell>
          <table:table-cell table:style-name="ce11" table:formula="of:=STDEV([C3.G5:.G34])" office:value-type="float" office:value="0.365148371670111" calcext:value-type="float">
            <text:p>0,3651483717</text:p>
          </table:table-cell>
          <table:table-cell table:style-name="ce16" table:formula="of:=STDEV([C3.H5:.H34])" office:value-type="float" office:value="17.8946436762513" calcext:value-type="float">
            <text:p>17,894643676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115.44352831792" calcext:value-type="float">
            <text:p>115,4435283179</text:p>
          </table:table-cell>
          <table:table-cell table:style-name="ce11" table:formula="of:=STDEV([C3.K5:.K34])" office:value-type="float" office:value="0.305128576629365" calcext:value-type="float">
            <text:p>0,3051285766</text:p>
          </table:table-cell>
          <table:table-cell table:style-name="ce16" table:formula="of:=STDEV([C3.L5:.L34])" office:value-type="float" office:value="16.8482558217344" calcext:value-type="float">
            <text:p>16,8482558217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031.30594208889" calcext:value-type="float">
            <text:p>1031,3059420889</text:p>
          </table:table-cell>
          <table:table-cell table:formula="of:=STDEV([.B5:.B34];[.F5:.F34];[.J5:.J34])" office:value-type="float" office:value="134.163693907379" calcext:value-type="float">
            <text:p>134,1636939074</text:p>
          </table:table-cell>
          <table:table-cell table:formula="of:=COUNT([.B5:.B34];[.F5:.F34];[.J5:.J34])" office:value-type="float" office:value="90" calcext:value-type="float">
            <text:p>90</text:p>
          </table:table-cell>
          <table:table-cell table:formula="of:=2*[.C40]/SQRT([.D40])" office:value-type="float" office:value="28.2841901365983" calcext:value-type="float">
            <text:p>28,2841901366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0.0666666666666667" calcext:value-type="float">
            <text:p>0,0666666667</text:p>
          </table:table-cell>
          <table:table-cell table:formula="of:=STDEV([.C5:.C34];[.G5:.G34];[.K5:.K34])" office:value-type="float" office:value="0.292221249102399" calcext:value-type="float">
            <text:p>0,2922212491</text:p>
          </table:table-cell>
          <table:table-cell table:style-name="ce17" table:formula="of:=COUNT([.C5:.C34];[.G5:.G34];[.K5:.K34])" office:value-type="float" office:value="90" calcext:value-type="float">
            <text:p>90</text:p>
          </table:table-cell>
          <table:table-cell table:formula="of:=2*[.C41]/SQRT([.D41])" office:value-type="float" office:value="0.061605648524201" calcext:value-type="float">
            <text:p>0,061605648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3.27785556666667" calcext:value-type="float">
            <text:p>3,2778555667</text:p>
          </table:table-cell>
          <table:table-cell table:formula="of:=STDEV([.D5:.D34];[.H5:.H34];[.L5:.L34])" office:value-type="float" office:value="14.7640143053641" calcext:value-type="float">
            <text:p>14,7640143054</text:p>
          </table:table-cell>
          <table:table-cell table:formula="of:=COUNT([.D5:.D34];[.H5:.H34];[.L5:.L34])" office:value-type="float" office:value="90" calcext:value-type="float">
            <text:p>90</text:p>
          </table:table-cell>
          <table:table-cell table:formula="of:=2*[.C42]/SQRT([.D42])" office:value-type="float" office:value="3.11252750748395" calcext:value-type="float">
            <text:p>3,1125275075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0" calcext:value-type="float">
            <text:p>0</text:p>
          </table:table-cell>
          <table:table-cell table:number-columns-repeated="3"/>
          <table:table-cell table:formula="of:=IF([.G5]&lt;&gt;0;[.H5]/[.G5];0)" office:value-type="float" office:value="0" calcext:value-type="float">
            <text:p>0</text:p>
          </table:table-cell>
          <table:table-cell table:number-columns-repeated="3"/>
          <table:table-cell table:formula="of:=IF([.K5]&lt;&gt;0;[.L5]/[.K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0" calcext:value-type="float">
            <text:p>0</text:p>
          </table:table-cell>
          <table:table-cell table:number-columns-repeated="3"/>
          <table:table-cell table:formula="of:=IF([.G6]&lt;&gt;0;[.H6]/[.G6];0)" office:value-type="float" office:value="0" calcext:value-type="float">
            <text:p>0</text:p>
          </table:table-cell>
          <table:table-cell table:number-columns-repeated="3"/>
          <table:table-cell table:formula="of:=IF([.K6]&lt;&gt;0;[.L6]/[.K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0" calcext:value-type="float">
            <text:p>0</text:p>
          </table:table-cell>
          <table:table-cell table:number-columns-repeated="3"/>
          <table:table-cell table:formula="of:=IF([.G7]&lt;&gt;0;[.H7]/[.G7];0)" office:value-type="float" office:value="0" calcext:value-type="float">
            <text:p>0</text:p>
          </table:table-cell>
          <table:table-cell table:number-columns-repeated="3"/>
          <table:table-cell table:formula="of:=IF([.K7]&lt;&gt;0;[.L7]/[.K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0" calcext:value-type="float">
            <text:p>0</text:p>
          </table:table-cell>
          <table:table-cell table:number-columns-repeated="3"/>
          <table:table-cell table:formula="of:=IF([.G8]&lt;&gt;0;[.H8]/[.G8];0)" office:value-type="float" office:value="0" calcext:value-type="float">
            <text:p>0</text:p>
          </table:table-cell>
          <table:table-cell table:number-columns-repeated="3"/>
          <table:table-cell table:formula="of:=IF([.K8]&lt;&gt;0;[.L8]/[.K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0" calcext:value-type="float">
            <text:p>0</text:p>
          </table:table-cell>
          <table:table-cell table:number-columns-repeated="3"/>
          <table:table-cell table:formula="of:=IF([.G9]&lt;&gt;0;[.H9]/[.G9];0)" office:value-type="float" office:value="0" calcext:value-type="float">
            <text:p>0</text:p>
          </table:table-cell>
          <table:table-cell table:number-columns-repeated="3"/>
          <table:table-cell table:formula="of:=IF([.K9]&lt;&gt;0;[.L9]/[.K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0" calcext:value-type="float">
            <text:p>0</text:p>
          </table:table-cell>
          <table:table-cell table:number-columns-repeated="3"/>
          <table:table-cell table:formula="of:=IF([.G10]&lt;&gt;0;[.H10]/[.G10];0)" office:value-type="float" office:value="0" calcext:value-type="float">
            <text:p>0</text:p>
          </table:table-cell>
          <table:table-cell table:number-columns-repeated="3"/>
          <table:table-cell table:formula="of:=IF([.K10]&lt;&gt;0;[.L10]/[.K1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0" calcext:value-type="float">
            <text:p>0</text:p>
          </table:table-cell>
          <table:table-cell table:number-columns-repeated="3"/>
          <table:table-cell table:formula="of:=IF([.G11]&lt;&gt;0;[.H11]/[.G11];0)" office:value-type="float" office:value="0" calcext:value-type="float">
            <text:p>0</text:p>
          </table:table-cell>
          <table:table-cell table:number-columns-repeated="3"/>
          <table:table-cell table:formula="of:=IF([.K11]&lt;&gt;0;[.L11]/[.K1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0" calcext:value-type="float">
            <text:p>0</text:p>
          </table:table-cell>
          <table:table-cell table:number-columns-repeated="3"/>
          <table:table-cell table:formula="of:=IF([.G12]&lt;&gt;0;[.H12]/[.G12];0)" office:value-type="float" office:value="0" calcext:value-type="float">
            <text:p>0</text:p>
          </table:table-cell>
          <table:table-cell table:number-columns-repeated="3"/>
          <table:table-cell table:formula="of:=IF([.K12]&lt;&gt;0;[.L12]/[.K1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0" calcext:value-type="float">
            <text:p>0</text:p>
          </table:table-cell>
          <table:table-cell table:number-columns-repeated="3"/>
          <table:table-cell table:formula="of:=IF([.G13]&lt;&gt;0;[.H13]/[.G13];0)" office:value-type="float" office:value="0" calcext:value-type="float">
            <text:p>0</text:p>
          </table:table-cell>
          <table:table-cell table:number-columns-repeated="3"/>
          <table:table-cell table:formula="of:=IF([.K13]&lt;&gt;0;[.L13]/[.K1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0" calcext:value-type="float">
            <text:p>0</text:p>
          </table:table-cell>
          <table:table-cell table:number-columns-repeated="3"/>
          <table:table-cell table:formula="of:=IF([.G14]&lt;&gt;0;[.H14]/[.G14];0)" office:value-type="float" office:value="0" calcext:value-type="float">
            <text:p>0</text:p>
          </table:table-cell>
          <table:table-cell table:number-columns-repeated="3"/>
          <table:table-cell table:formula="of:=IF([.K14]&lt;&gt;0;[.L14]/[.K1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0" calcext:value-type="float">
            <text:p>0</text:p>
          </table:table-cell>
          <table:table-cell table:number-columns-repeated="3"/>
          <table:table-cell table:formula="of:=IF([.G15]&lt;&gt;0;[.H15]/[.G15];0)" office:value-type="float" office:value="0" calcext:value-type="float">
            <text:p>0</text:p>
          </table:table-cell>
          <table:table-cell table:number-columns-repeated="3"/>
          <table:table-cell table:formula="of:=IF([.K15]&lt;&gt;0;[.L15]/[.K1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0" calcext:value-type="float">
            <text:p>0</text:p>
          </table:table-cell>
          <table:table-cell table:number-columns-repeated="3"/>
          <table:table-cell table:formula="of:=IF([.G16]&lt;&gt;0;[.H16]/[.G16];0)" office:value-type="float" office:value="0" calcext:value-type="float">
            <text:p>0</text:p>
          </table:table-cell>
          <table:table-cell table:number-columns-repeated="3"/>
          <table:table-cell table:formula="of:=IF([.K16]&lt;&gt;0;[.L16]/[.K1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0" calcext:value-type="float">
            <text:p>0</text:p>
          </table:table-cell>
          <table:table-cell table:number-columns-repeated="3"/>
          <table:table-cell table:formula="of:=IF([.G17]&lt;&gt;0;[.H17]/[.G17];0)" office:value-type="float" office:value="0" calcext:value-type="float">
            <text:p>0</text:p>
          </table:table-cell>
          <table:table-cell table:number-columns-repeated="3"/>
          <table:table-cell table:formula="of:=IF([.K17]&lt;&gt;0;[.L17]/[.K1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0" calcext:value-type="float">
            <text:p>0</text:p>
          </table:table-cell>
          <table:table-cell table:number-columns-repeated="3"/>
          <table:table-cell table:formula="of:=IF([.G18]&lt;&gt;0;[.H18]/[.G18];0)" office:value-type="float" office:value="0" calcext:value-type="float">
            <text:p>0</text:p>
          </table:table-cell>
          <table:table-cell table:number-columns-repeated="3"/>
          <table:table-cell table:formula="of:=IF([.K18]&lt;&gt;0;[.L18]/[.K1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0" calcext:value-type="float">
            <text:p>0</text:p>
          </table:table-cell>
          <table:table-cell table:number-columns-repeated="3"/>
          <table:table-cell table:formula="of:=IF([.G19]&lt;&gt;0;[.H19]/[.G19];0)" office:value-type="float" office:value="0" calcext:value-type="float">
            <text:p>0</text:p>
          </table:table-cell>
          <table:table-cell table:number-columns-repeated="3"/>
          <table:table-cell table:formula="of:=IF([.K19]&lt;&gt;0;[.L19]/[.K1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41.500999" calcext:value-type="float">
            <text:p>41,500999</text:p>
          </table:table-cell>
          <table:table-cell table:number-columns-repeated="3"/>
          <table:table-cell table:formula="of:=IF([.G20]&lt;&gt;0;[.H20]/[.G20];0)" office:value-type="float" office:value="0" calcext:value-type="float">
            <text:p>0</text:p>
          </table:table-cell>
          <table:table-cell table:number-columns-repeated="3"/>
          <table:table-cell table:formula="of:=IF([.K20]&lt;&gt;0;[.L20]/[.K2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3"/>
          <table:table-cell table:formula="of:=IF([.G21]&lt;&gt;0;[.H21]/[.G21];0)" office:value-type="float" office:value="0" calcext:value-type="float">
            <text:p>0</text:p>
          </table:table-cell>
          <table:table-cell table:number-columns-repeated="3"/>
          <table:table-cell table:formula="of:=IF([.K21]&lt;&gt;0;[.L21]/[.K2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0" calcext:value-type="float">
            <text:p>0</text:p>
          </table:table-cell>
          <table:table-cell table:number-columns-repeated="3"/>
          <table:table-cell table:formula="of:=IF([.G22]&lt;&gt;0;[.H22]/[.G22];0)" office:value-type="float" office:value="0" calcext:value-type="float">
            <text:p>0</text:p>
          </table:table-cell>
          <table:table-cell table:number-columns-repeated="3"/>
          <table:table-cell table:formula="of:=IF([.K22]&lt;&gt;0;[.L22]/[.K2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3"/>
          <table:table-cell table:formula="of:=IF([.G23]&lt;&gt;0;[.H23]/[.G23];0)" office:value-type="float" office:value="0" calcext:value-type="float">
            <text:p>0</text:p>
          </table:table-cell>
          <table:table-cell table:number-columns-repeated="3"/>
          <table:table-cell table:formula="of:=IF([.K23]&lt;&gt;0;[.L23]/[.K2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0" calcext:value-type="float">
            <text:p>0</text:p>
          </table:table-cell>
          <table:table-cell table:number-columns-repeated="3"/>
          <table:table-cell table:formula="of:=IF([.G24]&lt;&gt;0;[.H24]/[.G24];0)" office:value-type="float" office:value="0" calcext:value-type="float">
            <text:p>0</text:p>
          </table:table-cell>
          <table:table-cell table:number-columns-repeated="3"/>
          <table:table-cell table:formula="of:=IF([.K24]&lt;&gt;0;[.L24]/[.K2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0" calcext:value-type="float">
            <text:p>0</text:p>
          </table:table-cell>
          <table:table-cell table:number-columns-repeated="3"/>
          <table:table-cell table:formula="of:=IF([.G25]&lt;&gt;0;[.H25]/[.G25];0)" office:value-type="float" office:value="0" calcext:value-type="float">
            <text:p>0</text:p>
          </table:table-cell>
          <table:table-cell table:number-columns-repeated="3"/>
          <table:table-cell table:formula="of:=IF([.K25]&lt;&gt;0;[.L25]/[.K2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0" calcext:value-type="float">
            <text:p>0</text:p>
          </table:table-cell>
          <table:table-cell table:number-columns-repeated="3"/>
          <table:table-cell table:formula="of:=IF([.G26]&lt;&gt;0;[.H26]/[.G26];0)" office:value-type="float" office:value="0" calcext:value-type="float">
            <text:p>0</text:p>
          </table:table-cell>
          <table:table-cell table:number-columns-repeated="3"/>
          <table:table-cell table:formula="of:=IF([.K26]&lt;&gt;0;[.L26]/[.K2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0" calcext:value-type="float">
            <text:p>0</text:p>
          </table:table-cell>
          <table:table-cell table:number-columns-repeated="3"/>
          <table:table-cell table:formula="of:=IF([.G27]&lt;&gt;0;[.H27]/[.G27];0)" office:value-type="float" office:value="49.0065" calcext:value-type="float">
            <text:p>49,0065</text:p>
          </table:table-cell>
          <table:table-cell table:number-columns-repeated="3"/>
          <table:table-cell table:formula="of:=IF([.K27]&lt;&gt;0;[.L27]/[.K2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0" calcext:value-type="float">
            <text:p>0</text:p>
          </table:table-cell>
          <table:table-cell table:number-columns-repeated="3"/>
          <table:table-cell table:formula="of:=IF([.G28]&lt;&gt;0;[.H28]/[.G28];0)" office:value-type="float" office:value="0" calcext:value-type="float">
            <text:p>0</text:p>
          </table:table-cell>
          <table:table-cell table:number-columns-repeated="3"/>
          <table:table-cell table:formula="of:=IF([.K28]&lt;&gt;0;[.L28]/[.K2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3"/>
          <table:table-cell table:formula="of:=IF([.G29]&lt;&gt;0;[.H29]/[.G29];0)" office:value-type="float" office:value="0" calcext:value-type="float">
            <text:p>0</text:p>
          </table:table-cell>
          <table:table-cell table:number-columns-repeated="3"/>
          <table:table-cell table:formula="of:=IF([.K29]&lt;&gt;0;[.L29]/[.K29];0)" office:value-type="float" office:value="26.351" calcext:value-type="float">
            <text:p>26,3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0" calcext:value-type="float">
            <text:p>0</text:p>
          </table:table-cell>
          <table:table-cell table:number-columns-repeated="3"/>
          <table:table-cell table:formula="of:=IF([.G30]&lt;&gt;0;[.H30]/[.G30];0)" office:value-type="float" office:value="0" calcext:value-type="float">
            <text:p>0</text:p>
          </table:table-cell>
          <table:table-cell table:number-columns-repeated="3"/>
          <table:table-cell table:formula="of:=IF([.K30]&lt;&gt;0;[.L30]/[.K3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0" calcext:value-type="float">
            <text:p>0</text:p>
          </table:table-cell>
          <table:table-cell table:number-columns-repeated="3"/>
          <table:table-cell table:formula="of:=IF([.G31]&lt;&gt;0;[.H31]/[.G31];0)" office:value-type="float" office:value="0" calcext:value-type="float">
            <text:p>0</text:p>
          </table:table-cell>
          <table:table-cell table:number-columns-repeated="3"/>
          <table:table-cell table:formula="of:=IF([.K31]&lt;&gt;0;[.L31]/[.K3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0" calcext:value-type="float">
            <text:p>0</text:p>
          </table:table-cell>
          <table:table-cell table:number-columns-repeated="3"/>
          <table:table-cell table:formula="of:=IF([.G32]&lt;&gt;0;[.H32]/[.G32];0)" office:value-type="float" office:value="0" calcext:value-type="float">
            <text:p>0</text:p>
          </table:table-cell>
          <table:table-cell table:number-columns-repeated="3"/>
          <table:table-cell table:formula="of:=IF([.K32]&lt;&gt;0;[.L32]/[.K32];0)" office:value-type="float" office:value="63.024998" calcext:value-type="float">
            <text:p>63,0249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0" calcext:value-type="float">
            <text:p>0</text:p>
          </table:table-cell>
          <table:table-cell table:number-columns-repeated="3"/>
          <table:table-cell table:formula="of:=IF([.G33]&lt;&gt;0;[.H33]/[.G33];0)" office:value-type="float" office:value="0" calcext:value-type="float">
            <text:p>0</text:p>
          </table:table-cell>
          <table:table-cell table:number-columns-repeated="3"/>
          <table:table-cell table:formula="of:=IF([.K33]&lt;&gt;0;[.L33]/[.K33];0)" office:value-type="float" office:value="66.117004" calcext:value-type="float">
            <text:p>66,1170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3"/>
          <table:table-cell table:formula="of:=IF([.G34]&lt;&gt;0;[.H34]/[.G34];0)" office:value-type="float" office:value="0" calcext:value-type="float">
            <text:p>0</text:p>
          </table:table-cell>
          <table:table-cell table:number-columns-repeated="3"/>
          <table:table-cell table:formula="of:=IF([.K34]&lt;&gt;0;[.L34]/[.K3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AVERAGE([.D45:.L74])" office:value-type="float" office:value="2.7333389" calcext:value-type="float">
            <text:p>2,7333389</text:p>
          </table:table-cell>
          <table:table-cell table:formula="of:=STDEV([.D45:.L74])" office:value-type="float" office:value="11.8461822481799" calcext:value-type="float">
            <text:p>11,8461822482</text:p>
          </table:table-cell>
          <table:table-cell table:formula="of:=COUNT([.D45:.L74])" office:value-type="float" office:value="90" calcext:value-type="float">
            <text:p>90</text:p>
          </table:table-cell>
          <table:table-cell table:formula="of:=2*[.E78]/SQRT([.F78])" office:value-type="float" office:value="2.49739449878017" calcext:value-type="float">
            <text:p>2,4973944988</text:p>
          </table:table-cell>
          <table:table-cell table:number-columns-repeated="9"/>
        </table:table-row>
      </table:table>
      <table:table table:name="C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number-columns-repeated="4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4"/>
        </table:table-row>
        <table:table-row table:style-name="ro1">
          <table:table-cell table:style-name="ce4"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23.867996" calcext:value-type="float">
            <text:p>223,867996</text:p>
          </table:table-cell>
          <table:table-cell table:style-name="ce4"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02.278999" calcext:value-type="float">
            <text:p>102,278999</text:p>
          </table:table-cell>
          <table:table-cell table:number-columns-repeated="4"/>
        </table:table-row>
        <table:table-row table:style-name="ro1">
          <table:table-cell table:style-name="ce4"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11.350998" calcext:value-type="float">
            <text:p>111,350998</text:p>
          </table:table-cell>
          <table:table-cell table:style-name="ce4"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1.974998" calcext:value-type="float">
            <text:p>61,974998</text:p>
          </table:table-cell>
          <table:table-cell table:style-name="ce4"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0.734999" calcext:value-type="float">
            <text:p>30,734999</text:p>
          </table:table-cell>
          <table:table-cell table:style-name="ce4"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3.605999" calcext:value-type="float">
            <text:p>53,605999</text:p>
          </table:table-cell>
          <table:table-cell table:style-name="ce4"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9.154999" calcext:value-type="float">
            <text:p>29,154999</text:p>
          </table:table-cell>
          <table:table-cell table:style-name="ce4"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6.092999" calcext:value-type="float">
            <text:p>36,092999</text:p>
          </table:table-cell>
          <table:table-cell table:style-name="ce4"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9.715996" calcext:value-type="float">
            <text:p>79,715996</text:p>
          </table:table-cell>
          <table:table-cell table:style-name="ce4"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1.636" calcext:value-type="float">
            <text:p>31,636</text:p>
          </table:table-cell>
          <table:table-cell table:number-columns-repeated="4"/>
        </table:table-row>
        <table:table-row table:style-name="ro1">
          <table:table-cell table:style-name="ce4"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2.207001" calcext:value-type="float">
            <text:p>32,207001</text:p>
          </table:table-cell>
          <table:table-cell table:style-name="ce4"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2058" calcext:value-type="float">
            <text:p>92058</text:p>
          </table:table-cell>
          <table:table-cell office:value-type="float" office:value="1182.003052" calcext:value-type="float">
            <text:p>1182,00305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058" calcext:value-type="float">
            <text:p>92058</text:p>
          </table:table-cell>
          <table:table-cell office:value-type="float" office:value="1172.081055" calcext:value-type="float">
            <text:p>1172,08105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8.471001" calcext:value-type="float">
            <text:p>48,471001</text:p>
          </table:table-cell>
          <table:table-cell table:style-name="ce4" office:value-type="float" office:value="92058" calcext:value-type="float">
            <text:p>92058</text:p>
          </table:table-cell>
          <table:table-cell office:value-type="float" office:value="1269.927002" calcext:value-type="float">
            <text:p>1269,92700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4.177" calcext:value-type="float">
            <text:p>14,177</text:p>
          </table:table-cell>
          <table:table-cell table:style-name="ce4" office:value-type="float" office:value="92058" calcext:value-type="float">
            <text:p>92058</text:p>
          </table:table-cell>
          <table:table-cell office:value-type="float" office:value="1277.737061" calcext:value-type="float">
            <text:p>1277,73706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50.619003" calcext:value-type="float">
            <text:p>150,619003</text:p>
          </table:table-cell>
          <table:table-cell table:number-columns-repeated="4"/>
        </table:table-row>
        <table:table-row table:style-name="ro1">
          <table:table-cell table:style-name="ce4" office:value-type="float" office:value="92305" calcext:value-type="float">
            <text:p>92305</text:p>
          </table:table-cell>
          <table:table-cell office:value-type="float" office:value="1062.044067" calcext:value-type="float">
            <text:p>1062,044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305" calcext:value-type="float">
            <text:p>92305</text:p>
          </table:table-cell>
          <table:table-cell office:value-type="float" office:value="1039.965088" calcext:value-type="float">
            <text:p>1039,9650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305" calcext:value-type="float">
            <text:p>92305</text:p>
          </table:table-cell>
          <table:table-cell office:value-type="float" office:value="1010.257019" calcext:value-type="float">
            <text:p>1010,25701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305" calcext:value-type="float">
            <text:p>92305</text:p>
          </table:table-cell>
          <table:table-cell office:value-type="float" office:value="1039.479004" calcext:value-type="float">
            <text:p>1039,47900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2721" calcext:value-type="float">
            <text:p>92721</text:p>
          </table:table-cell>
          <table:table-cell office:value-type="float" office:value="1187.360107" calcext:value-type="float">
            <text:p>1187,3601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721" calcext:value-type="float">
            <text:p>92721</text:p>
          </table:table-cell>
          <table:table-cell office:value-type="float" office:value="1222.368896" calcext:value-type="float">
            <text:p>1222,36889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721" calcext:value-type="float">
            <text:p>92721</text:p>
          </table:table-cell>
          <table:table-cell office:value-type="float" office:value="1063.504028" calcext:value-type="float">
            <text:p>1063,50402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721" calcext:value-type="float">
            <text:p>92721</text:p>
          </table:table-cell>
          <table:table-cell office:value-type="float" office:value="1056.417969" calcext:value-type="float">
            <text:p>1056,41796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1.369999" calcext:value-type="float">
            <text:p>31,369999</text:p>
          </table:table-cell>
          <table:table-cell table:number-columns-repeated="4"/>
        </table:table-row>
        <table:table-row table:style-name="ro1">
          <table:table-cell table:style-name="ce4" office:value-type="float" office:value="92903" calcext:value-type="float">
            <text:p>92903</text:p>
          </table:table-cell>
          <table:table-cell office:value-type="float" office:value="1235.484985" calcext:value-type="float">
            <text:p>1235,48498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903" calcext:value-type="float">
            <text:p>92903</text:p>
          </table:table-cell>
          <table:table-cell office:value-type="float" office:value="937.725037" calcext:value-type="float">
            <text:p>937,72503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.733" calcext:value-type="float">
            <text:p>6,733</text:p>
          </table:table-cell>
          <table:table-cell table:style-name="ce4" office:value-type="float" office:value="92903" calcext:value-type="float">
            <text:p>92903</text:p>
          </table:table-cell>
          <table:table-cell office:value-type="float" office:value="991.377991" calcext:value-type="float">
            <text:p>991,37799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2903" calcext:value-type="float">
            <text:p>92903</text:p>
          </table:table-cell>
          <table:table-cell office:value-type="float" office:value="840.297974" calcext:value-type="float">
            <text:p>840,29797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63.82399" calcext:value-type="float">
            <text:p>163,82399</text:p>
          </table:table-cell>
          <table:table-cell table:number-columns-repeated="4"/>
        </table:table-row>
        <table:table-row table:style-name="ro1">
          <table:table-cell table:style-name="ce4" office:value-type="float" office:value="93042" calcext:value-type="float">
            <text:p>93042</text:p>
          </table:table-cell>
          <table:table-cell office:value-type="float" office:value="1083.755005" calcext:value-type="float">
            <text:p>1083,7550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042" calcext:value-type="float">
            <text:p>93042</text:p>
          </table:table-cell>
          <table:table-cell office:value-type="float" office:value="992.016968" calcext:value-type="float">
            <text:p>992,0169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042" calcext:value-type="float">
            <text:p>93042</text:p>
          </table:table-cell>
          <table:table-cell office:value-type="float" office:value="1012.092957" calcext:value-type="float">
            <text:p>1012,09295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042" calcext:value-type="float">
            <text:p>93042</text:p>
          </table:table-cell>
          <table:table-cell office:value-type="float" office:value="1363.192993" calcext:value-type="float">
            <text:p>1363,19299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3221" calcext:value-type="float">
            <text:p>93221</text:p>
          </table:table-cell>
          <table:table-cell office:value-type="float" office:value="997.447998" calcext:value-type="float">
            <text:p>997,44799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941" calcext:value-type="float">
            <text:p>3,941</text:p>
          </table:table-cell>
          <table:table-cell table:style-name="ce4" office:value-type="float" office:value="93221" calcext:value-type="float">
            <text:p>93221</text:p>
          </table:table-cell>
          <table:table-cell office:value-type="float" office:value="1073.36499" calcext:value-type="float">
            <text:p>1073,364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221" calcext:value-type="float">
            <text:p>93221</text:p>
          </table:table-cell>
          <table:table-cell office:value-type="float" office:value="973.429993" calcext:value-type="float">
            <text:p>973,42999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221" calcext:value-type="float">
            <text:p>93221</text:p>
          </table:table-cell>
          <table:table-cell office:value-type="float" office:value="958.926025" calcext:value-type="float">
            <text:p>958,92602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3427" calcext:value-type="float">
            <text:p>93427</text:p>
          </table:table-cell>
          <table:table-cell office:value-type="float" office:value="1177.970947" calcext:value-type="float">
            <text:p>1177,9709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427" calcext:value-type="float">
            <text:p>93427</text:p>
          </table:table-cell>
          <table:table-cell office:value-type="float" office:value="950.612" calcext:value-type="float">
            <text:p>950,61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427" calcext:value-type="float">
            <text:p>93427</text:p>
          </table:table-cell>
          <table:table-cell office:value-type="float" office:value="1027.150024" calcext:value-type="float">
            <text:p>1027,15002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427" calcext:value-type="float">
            <text:p>93427</text:p>
          </table:table-cell>
          <table:table-cell office:value-type="float" office:value="1037.230957" calcext:value-type="float">
            <text:p>1037,23095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3812" calcext:value-type="float">
            <text:p>93812</text:p>
          </table:table-cell>
          <table:table-cell office:value-type="float" office:value="899.707031" calcext:value-type="float">
            <text:p>899,70703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4.908005" calcext:value-type="float">
            <text:p>84,908005</text:p>
          </table:table-cell>
          <table:table-cell table:style-name="ce4" office:value-type="float" office:value="93812" calcext:value-type="float">
            <text:p>93812</text:p>
          </table:table-cell>
          <table:table-cell office:value-type="float" office:value="831.565979" calcext:value-type="float">
            <text:p>831,5659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812" calcext:value-type="float">
            <text:p>93812</text:p>
          </table:table-cell>
          <table:table-cell office:value-type="float" office:value="958.728027" calcext:value-type="float">
            <text:p>958,72802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812" calcext:value-type="float">
            <text:p>93812</text:p>
          </table:table-cell>
          <table:table-cell office:value-type="float" office:value="847.494995" calcext:value-type="float">
            <text:p>847,49499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90.233994" calcext:value-type="float">
            <text:p>90,233994</text:p>
          </table:table-cell>
          <table:table-cell table:number-columns-repeated="4"/>
        </table:table-row>
        <table:table-row table:style-name="ro1">
          <table:table-cell table:style-name="ce4" office:value-type="float" office:value="93952" calcext:value-type="float">
            <text:p>93952</text:p>
          </table:table-cell>
          <table:table-cell office:value-type="float" office:value="954.652039" calcext:value-type="float">
            <text:p>954,652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952" calcext:value-type="float">
            <text:p>93952</text:p>
          </table:table-cell>
          <table:table-cell office:value-type="float" office:value="919.704041" calcext:value-type="float">
            <text:p>919,70404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952" calcext:value-type="float">
            <text:p>93952</text:p>
          </table:table-cell>
          <table:table-cell office:value-type="float" office:value="1083.803101" calcext:value-type="float">
            <text:p>1083,80310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3952" calcext:value-type="float">
            <text:p>93952</text:p>
          </table:table-cell>
          <table:table-cell office:value-type="float" office:value="961.534973" calcext:value-type="float">
            <text:p>961,5349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4130" calcext:value-type="float">
            <text:p>94130</text:p>
          </table:table-cell>
          <table:table-cell office:value-type="float" office:value="1003.574951" calcext:value-type="float">
            <text:p>1003,57495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0.594002" calcext:value-type="float">
            <text:p>20,594002</text:p>
          </table:table-cell>
          <table:table-cell table:style-name="ce4" office:value-type="float" office:value="94130" calcext:value-type="float">
            <text:p>94130</text:p>
          </table:table-cell>
          <table:table-cell office:value-type="float" office:value="842.57605" calcext:value-type="float">
            <text:p>842,576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130" calcext:value-type="float">
            <text:p>94130</text:p>
          </table:table-cell>
          <table:table-cell office:value-type="float" office:value="1058.666016" calcext:value-type="float">
            <text:p>1058,66601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.145" calcext:value-type="float">
            <text:p>12,145</text:p>
          </table:table-cell>
          <table:table-cell table:style-name="ce4" office:value-type="float" office:value="94130" calcext:value-type="float">
            <text:p>94130</text:p>
          </table:table-cell>
          <table:table-cell office:value-type="float" office:value="1015.98407" calcext:value-type="float">
            <text:p>1015,984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4309" calcext:value-type="float">
            <text:p>94309</text:p>
          </table:table-cell>
          <table:table-cell office:value-type="float" office:value="999.261047" calcext:value-type="float">
            <text:p>999,2610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309" calcext:value-type="float">
            <text:p>94309</text:p>
          </table:table-cell>
          <table:table-cell office:value-type="float" office:value="957.871033" calcext:value-type="float">
            <text:p>957,87103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309" calcext:value-type="float">
            <text:p>94309</text:p>
          </table:table-cell>
          <table:table-cell office:value-type="float" office:value="1045.415039" calcext:value-type="float">
            <text:p>1045,415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309" calcext:value-type="float">
            <text:p>94309</text:p>
          </table:table-cell>
          <table:table-cell office:value-type="float" office:value="882.574951" calcext:value-type="float">
            <text:p>882,57495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4448" calcext:value-type="float">
            <text:p>94448</text:p>
          </table:table-cell>
          <table:table-cell office:value-type="float" office:value="821.196045" calcext:value-type="float">
            <text:p>821,19604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448" calcext:value-type="float">
            <text:p>94448</text:p>
          </table:table-cell>
          <table:table-cell office:value-type="float" office:value="1061.532959" calcext:value-type="float">
            <text:p>1061,53295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448" calcext:value-type="float">
            <text:p>94448</text:p>
          </table:table-cell>
          <table:table-cell office:value-type="float" office:value="891.916992" calcext:value-type="float">
            <text:p>891,91699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4.981003" calcext:value-type="float">
            <text:p>34,981003</text:p>
          </table:table-cell>
          <table:table-cell table:style-name="ce4" office:value-type="float" office:value="94448" calcext:value-type="float">
            <text:p>94448</text:p>
          </table:table-cell>
          <table:table-cell office:value-type="float" office:value="909.326965" calcext:value-type="float">
            <text:p>909,32696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7.759998" calcext:value-type="float">
            <text:p>17,759998</text:p>
          </table:table-cell>
          <table:table-cell table:number-columns-repeated="4"/>
        </table:table-row>
        <table:table-row table:style-name="ro1">
          <table:table-cell table:style-name="ce4" office:value-type="float" office:value="94711" calcext:value-type="float">
            <text:p>94711</text:p>
          </table:table-cell>
          <table:table-cell office:value-type="float" office:value="907.453003" calcext:value-type="float">
            <text:p>907,45300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7.008995" calcext:value-type="float">
            <text:p>87,008995</text:p>
          </table:table-cell>
          <table:table-cell table:style-name="ce4" office:value-type="float" office:value="94711" calcext:value-type="float">
            <text:p>94711</text:p>
          </table:table-cell>
          <table:table-cell office:value-type="float" office:value="1043.454102" calcext:value-type="float">
            <text:p>1043,45410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711" calcext:value-type="float">
            <text:p>94711</text:p>
          </table:table-cell>
          <table:table-cell office:value-type="float" office:value="905.265991" calcext:value-type="float">
            <text:p>905,26599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711" calcext:value-type="float">
            <text:p>94711</text:p>
          </table:table-cell>
          <table:table-cell office:value-type="float" office:value="903.512024" calcext:value-type="float">
            <text:p>903,51202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4849" calcext:value-type="float">
            <text:p>94849</text:p>
          </table:table-cell>
          <table:table-cell office:value-type="float" office:value="1255.190918" calcext:value-type="float">
            <text:p>1255,19091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46.454998" calcext:value-type="float">
            <text:p>46,454998</text:p>
          </table:table-cell>
          <table:table-cell table:style-name="ce4" office:value-type="float" office:value="94849" calcext:value-type="float">
            <text:p>94849</text:p>
          </table:table-cell>
          <table:table-cell office:value-type="float" office:value="1073.788086" calcext:value-type="float">
            <text:p>1073,78808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4849" calcext:value-type="float">
            <text:p>94849</text:p>
          </table:table-cell>
          <table:table-cell office:value-type="float" office:value="1055.188965" calcext:value-type="float">
            <text:p>1055,18896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5.498" calcext:value-type="float">
            <text:p>15,498</text:p>
          </table:table-cell>
          <table:table-cell table:style-name="ce4" office:value-type="float" office:value="94849" calcext:value-type="float">
            <text:p>94849</text:p>
          </table:table-cell>
          <table:table-cell office:value-type="float" office:value="1154.279053" calcext:value-type="float">
            <text:p>1154,27905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93.71701" calcext:value-type="float">
            <text:p>193,71701</text:p>
          </table:table-cell>
          <table:table-cell table:number-columns-repeated="4"/>
        </table:table-row>
        <table:table-row table:style-name="ro1">
          <table:table-cell table:style-name="ce4" office:value-type="float" office:value="95105" calcext:value-type="float">
            <text:p>95105</text:p>
          </table:table-cell>
          <table:table-cell office:value-type="float" office:value="1091.621948" calcext:value-type="float">
            <text:p>1091,62194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105" calcext:value-type="float">
            <text:p>95105</text:p>
          </table:table-cell>
          <table:table-cell office:value-type="float" office:value="1023.435974" calcext:value-type="float">
            <text:p>1023,4359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105" calcext:value-type="float">
            <text:p>95105</text:p>
          </table:table-cell>
          <table:table-cell office:value-type="float" office:value="997.101013" calcext:value-type="float">
            <text:p>997,10101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5.971001" calcext:value-type="float">
            <text:p>65,971001</text:p>
          </table:table-cell>
          <table:table-cell table:style-name="ce4" office:value-type="float" office:value="95105" calcext:value-type="float">
            <text:p>95105</text:p>
          </table:table-cell>
          <table:table-cell office:value-type="float" office:value="1062.214966" calcext:value-type="float">
            <text:p>1062,2149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5314" calcext:value-type="float">
            <text:p>95314</text:p>
          </table:table-cell>
          <table:table-cell office:value-type="float" office:value="1140.704956" calcext:value-type="float">
            <text:p>1140,70495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.368" calcext:value-type="float">
            <text:p>7,368</text:p>
          </table:table-cell>
          <table:table-cell table:style-name="ce4" office:value-type="float" office:value="95314" calcext:value-type="float">
            <text:p>95314</text:p>
          </table:table-cell>
          <table:table-cell office:value-type="float" office:value="1109.057983" calcext:value-type="float">
            <text:p>1109,0579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314" calcext:value-type="float">
            <text:p>95314</text:p>
          </table:table-cell>
          <table:table-cell office:value-type="float" office:value="1046.728027" calcext:value-type="float">
            <text:p>1046,72802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314" calcext:value-type="float">
            <text:p>95314</text:p>
          </table:table-cell>
          <table:table-cell office:value-type="float" office:value="1311.570068" calcext:value-type="float">
            <text:p>1311,57006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3.287001" calcext:value-type="float">
            <text:p>23,287001</text:p>
          </table:table-cell>
          <table:table-cell table:number-columns-repeated="4"/>
        </table:table-row>
        <table:table-row table:style-name="ro1">
          <table:table-cell table:style-name="ce4" office:value-type="float" office:value="95453" calcext:value-type="float">
            <text:p>95453</text:p>
          </table:table-cell>
          <table:table-cell office:value-type="float" office:value="957.721008" calcext:value-type="float">
            <text:p>957,72100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453" calcext:value-type="float">
            <text:p>95453</text:p>
          </table:table-cell>
          <table:table-cell office:value-type="float" office:value="937.322998" calcext:value-type="float">
            <text:p>937,3229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453" calcext:value-type="float">
            <text:p>95453</text:p>
          </table:table-cell>
          <table:table-cell office:value-type="float" office:value="954.927979" calcext:value-type="float">
            <text:p>954,9279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453" calcext:value-type="float">
            <text:p>95453</text:p>
          </table:table-cell>
          <table:table-cell office:value-type="float" office:value="768.393005" calcext:value-type="float">
            <text:p>768,3930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95830" calcext:value-type="float">
            <text:p>95830</text:p>
          </table:table-cell>
          <table:table-cell office:value-type="float" office:value="988.455017" calcext:value-type="float">
            <text:p>988,45501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830" calcext:value-type="float">
            <text:p>95830</text:p>
          </table:table-cell>
          <table:table-cell office:value-type="float" office:value="1126.661987" calcext:value-type="float">
            <text:p>1126,66198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830" calcext:value-type="float">
            <text:p>95830</text:p>
          </table:table-cell>
          <table:table-cell office:value-type="float" office:value="890.237976" calcext:value-type="float">
            <text:p>890,2379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5830" calcext:value-type="float">
            <text:p>95830</text:p>
          </table:table-cell>
          <table:table-cell office:value-type="float" office:value="967.187988" calcext:value-type="float">
            <text:p>967,187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0007" calcext:value-type="float">
            <text:p>100007</text:p>
          </table:table-cell>
          <table:table-cell office:value-type="float" office:value="1020.706055" calcext:value-type="float">
            <text:p>1020,70605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43.889" calcext:value-type="float">
            <text:p>43,889</text:p>
          </table:table-cell>
          <table:table-cell table:style-name="ce4" office:value-type="float" office:value="100007" calcext:value-type="float">
            <text:p>100007</text:p>
          </table:table-cell>
          <table:table-cell office:value-type="float" office:value="1242.550049" calcext:value-type="float">
            <text:p>1242,55004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007" calcext:value-type="float">
            <text:p>100007</text:p>
          </table:table-cell>
          <table:table-cell office:value-type="float" office:value="1209.489014" calcext:value-type="float">
            <text:p>1209,48901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007" calcext:value-type="float">
            <text:p>100007</text:p>
          </table:table-cell>
          <table:table-cell office:value-type="float" office:value="1250.609985" calcext:value-type="float">
            <text:p>1250,60998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0227" calcext:value-type="float">
            <text:p>100227</text:p>
          </table:table-cell>
          <table:table-cell office:value-type="float" office:value="1137.241943" calcext:value-type="float">
            <text:p>1137,24194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227" calcext:value-type="float">
            <text:p>100227</text:p>
          </table:table-cell>
          <table:table-cell office:value-type="float" office:value="1286.145996" calcext:value-type="float">
            <text:p>1286,14599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227" calcext:value-type="float">
            <text:p>100227</text:p>
          </table:table-cell>
          <table:table-cell office:value-type="float" office:value="1052.930908" calcext:value-type="float">
            <text:p>1052,93090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0227" calcext:value-type="float">
            <text:p>100227</text:p>
          </table:table-cell>
          <table:table-cell office:value-type="float" office:value="1211.915039" calcext:value-type="float">
            <text:p>1211,91503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013.1598734" calcext:value-type="float">
            <text:p>1013,1598734</text:p>
          </table:table-cell>
          <table:table-cell table:style-name="ce1" table:formula="of:=AVERAGE([C4.C5:.C34])" office:value-type="float" office:value="0.433333333333333" calcext:value-type="float">
            <text:p>0,4333333333</text:p>
          </table:table-cell>
          <table:table-cell table:style-name="ce15" table:formula="of:=AVERAGE([C4.D5:.D34])" office:value-type="float" office:value="14.7202665666667" calcext:value-type="float">
            <text:p>14,7202665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32.77377943333" calcext:value-type="float">
            <text:p>1032,7737794333</text:p>
          </table:table-cell>
          <table:table-cell table:style-name="ce1" table:formula="of:=AVERAGE([C4.G5:.G34])" office:value-type="float" office:value="0.166666666666667" calcext:value-type="float">
            <text:p>0,1666666667</text:p>
          </table:table-cell>
          <table:table-cell table:style-name="ce15" table:formula="of:=AVERAGE([C4.H5:.H34])" office:value-type="float" office:value="8.35003313333333" calcext:value-type="float">
            <text:p>8,350033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003.89393316667" calcext:value-type="float">
            <text:p>1003,8939331667</text:p>
          </table:table-cell>
          <table:table-cell table:style-name="ce1" table:formula="of:=AVERAGE([C4.K5:.K34])" office:value-type="float" office:value="0.333333333333333" calcext:value-type="float">
            <text:p>0,3333333333</text:p>
          </table:table-cell>
          <table:table-cell table:style-name="ce15" table:formula="of:=AVERAGE([C4.L5:.L34])" office:value-type="float" office:value="15.2912333" calcext:value-type="float">
            <text:p>15,2912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001.45062863333" calcext:value-type="float">
            <text:p>1001,4506286333</text:p>
          </table:table-cell>
          <table:table-cell table:style-name="ce1" table:formula="of:=AVERAGE([C4.O5:.O34])" office:value-type="float" office:value="0.366666666666667" calcext:value-type="float">
            <text:p>0,3666666667</text:p>
          </table:table-cell>
          <table:table-cell table:style-name="ce15" table:formula="of:=AVERAGE([C4.P5:.P34])" office:value-type="float" office:value="26.8241998" calcext:value-type="float">
            <text:p>26,824199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98.3545225" calcext:value-type="float">
            <text:p>998,3545225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41.709595" calcext:value-type="float">
            <text:p>1041,709595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011.174988" calcext:value-type="float">
            <text:p>1011,174988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64.3614805" calcext:value-type="float">
            <text:p>964,3614805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125.870628258269" calcext:value-type="float">
            <text:p>125,8706282583</text:p>
          </table:table-cell>
          <table:table-cell table:style-name="ce11" table:formula="of:=STDEV([C4.C5:.C34])" office:value-type="float" office:value="0.773854362727667" calcext:value-type="float">
            <text:p>0,7738543627</text:p>
          </table:table-cell>
          <table:table-cell table:style-name="ce16" table:formula="of:=STDEV([C4.D5:.D34])" office:value-type="float" office:value="30.2628367782507" calcext:value-type="float">
            <text:p>30,262836778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18.409329426594" calcext:value-type="float">
            <text:p>118,4093294266</text:p>
          </table:table-cell>
          <table:table-cell table:style-name="ce11" table:formula="of:=STDEV([C4.G5:.G34])" office:value-type="float" office:value="0.379049021789452" calcext:value-type="float">
            <text:p>0,3790490218</text:p>
          </table:table-cell>
          <table:table-cell table:style-name="ce16" table:formula="of:=STDEV([C4.H5:.H34])" office:value-type="float" office:value="21.4734986238203" calcext:value-type="float">
            <text:p>21,47349862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08.828809114826" calcext:value-type="float">
            <text:p>108,8288091148</text:p>
          </table:table-cell>
          <table:table-cell table:style-name="ce11" table:formula="of:=STDEV([C4.K5:.K34])" office:value-type="float" office:value="0.546672273590534" calcext:value-type="float">
            <text:p>0,5466722736</text:p>
          </table:table-cell>
          <table:table-cell table:style-name="ce16" table:formula="of:=STDEV([C4.L5:.L34])" office:value-type="float" office:value="42.3852162350503" calcext:value-type="float">
            <text:p>42,385216235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63.087844103799" calcext:value-type="float">
            <text:p>163,0878441038</text:p>
          </table:table-cell>
          <table:table-cell table:style-name="ce11" table:formula="of:=STDEV([C4.O5:.O34])" office:value-type="float" office:value="0.668675135459372" calcext:value-type="float">
            <text:p>0,6686751355</text:p>
          </table:table-cell>
          <table:table-cell table:style-name="ce16" table:formula="of:=STDEV([C4.P5:.P34])" office:value-type="float" office:value="54.74401729797" calcext:value-type="float">
            <text:p>54,74401729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012.81955365833" calcext:value-type="float">
            <text:p>1012,8195536583</text:p>
          </table:table-cell>
          <table:table-cell table:formula="of:=STDEV([.B5:.B34];[.F5:.F34];[.J5:.J34];[.N5:.N34])" office:value-type="float" office:value="129.610820572557" calcext:value-type="float">
            <text:p>129,6108205726</text:p>
          </table:table-cell>
          <table:table-cell table:formula="of:=COUNT([.B5:.B34];[.F5:.F34];[.J5:.J34];[.N5:.N34])" office:value-type="float" office:value="120" calcext:value-type="float">
            <text:p>120</text:p>
          </table:table-cell>
          <table:table-cell table:formula="of:=2*[.C40]/SQRT([.D40])" office:value-type="float" office:value="23.663590041448" calcext:value-type="float">
            <text:p>23,6635900414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25" calcext:value-type="float">
            <text:p>0,325</text:p>
          </table:table-cell>
          <table:table-cell table:formula="of:=STDEV([.C5:.C34];[.G5:.G34];[.K5:.K34];[.O5:.O34])" office:value-type="float" office:value="0.610310569789381" calcext:value-type="float">
            <text:p>0,6103105698</text:p>
          </table:table-cell>
          <table:table-cell table:style-name="ce17" table:formula="of:=COUNT([.C5:.C34];[.G5:.G34];[.K5:.K34];[.O5:.O34])" office:value-type="float" office:value="120" calcext:value-type="float">
            <text:p>120</text:p>
          </table:table-cell>
          <table:table-cell table:formula="of:=2*[.C41]/SQRT([.D41])" office:value-type="float" office:value="0.111426955385825" calcext:value-type="float">
            <text:p>0,1114269554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6.2964332" calcext:value-type="float">
            <text:p>16,2964332</text:p>
          </table:table-cell>
          <table:table-cell table:formula="of:=STDEV([.D5:.D34];[.H5:.H34];[.L5:.L34];[.P5:.P34])" office:value-type="float" office:value="39.3502676658522" calcext:value-type="float">
            <text:p>39,3502676659</text:p>
          </table:table-cell>
          <table:table-cell table:style-name="ce17" table:formula="of:=COUNT([.D5:.D34];[.H5:.H34];[.L5:.L34];[.P5:.P34])" office:value-type="float" office:value="120" calcext:value-type="float">
            <text:p>120</text:p>
          </table:table-cell>
          <table:table-cell table:formula="of:=2*[.C42]/SQRT([.D42])" office:value-type="float" office:value="7.18434308148447" calcext:value-type="float">
            <text:p>7,1843430815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0" calcext:value-type="float">
            <text:p>0</text:p>
          </table:table-cell>
          <table:table-cell table:number-columns-repeated="3"/>
          <table:table-cell table:formula="of:=IF([.G5]&lt;&gt;0;[.H5]/[.G5];0)" office:value-type="float" office:value="0" calcext:value-type="float">
            <text:p>0</text:p>
          </table:table-cell>
          <table:table-cell table:number-columns-repeated="3"/>
          <table:table-cell table:formula="of:=IF([.K5]&lt;&gt;0;[.L5]/[.K5];0)" office:value-type="float" office:value="111.933998" calcext:value-type="float">
            <text:p>111,933998</text:p>
          </table:table-cell>
          <table:table-cell table:number-columns-repeated="3"/>
          <table:table-cell table:formula="of:=IF([.O5]&lt;&gt;0;[.P5]/[.O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0" calcext:value-type="float">
            <text:p>0</text:p>
          </table:table-cell>
          <table:table-cell table:number-columns-repeated="3"/>
          <table:table-cell table:formula="of:=IF([.G6]&lt;&gt;0;[.H6]/[.G6];0)" office:value-type="float" office:value="0" calcext:value-type="float">
            <text:p>0</text:p>
          </table:table-cell>
          <table:table-cell table:number-columns-repeated="3"/>
          <table:table-cell table:formula="of:=IF([.K6]&lt;&gt;0;[.L6]/[.K6];0)" office:value-type="float" office:value="0" calcext:value-type="float">
            <text:p>0</text:p>
          </table:table-cell>
          <table:table-cell table:number-columns-repeated="3"/>
          <table:table-cell table:formula="of:=IF([.O6]&lt;&gt;0;[.P6]/[.O6];0)" office:value-type="float" office:value="102.278999" calcext:value-type="float">
            <text:p>102,278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0" calcext:value-type="float">
            <text:p>0</text:p>
          </table:table-cell>
          <table:table-cell table:number-columns-repeated="3"/>
          <table:table-cell table:formula="of:=IF([.G7]&lt;&gt;0;[.H7]/[.G7];0)" office:value-type="float" office:value="0" calcext:value-type="float">
            <text:p>0</text:p>
          </table:table-cell>
          <table:table-cell table:number-columns-repeated="3"/>
          <table:table-cell table:formula="of:=IF([.K7]&lt;&gt;0;[.L7]/[.K7];0)" office:value-type="float" office:value="0" calcext:value-type="float">
            <text:p>0</text:p>
          </table:table-cell>
          <table:table-cell table:number-columns-repeated="3"/>
          <table:table-cell table:formula="of:=IF([.O7]&lt;&gt;0;[.P7]/[.O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0" calcext:value-type="float">
            <text:p>0</text:p>
          </table:table-cell>
          <table:table-cell table:number-columns-repeated="3"/>
          <table:table-cell table:formula="of:=IF([.G8]&lt;&gt;0;[.H8]/[.G8];0)" office:value-type="float" office:value="0" calcext:value-type="float">
            <text:p>0</text:p>
          </table:table-cell>
          <table:table-cell table:number-columns-repeated="3"/>
          <table:table-cell table:formula="of:=IF([.K8]&lt;&gt;0;[.L8]/[.K8];0)" office:value-type="float" office:value="0" calcext:value-type="float">
            <text:p>0</text:p>
          </table:table-cell>
          <table:table-cell table:number-columns-repeated="3"/>
          <table:table-cell table:formula="of:=IF([.O8]&lt;&gt;0;[.P8]/[.O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0" calcext:value-type="float">
            <text:p>0</text:p>
          </table:table-cell>
          <table:table-cell table:number-columns-repeated="3"/>
          <table:table-cell table:formula="of:=IF([.G9]&lt;&gt;0;[.H9]/[.G9];0)" office:value-type="float" office:value="0" calcext:value-type="float">
            <text:p>0</text:p>
          </table:table-cell>
          <table:table-cell table:number-columns-repeated="3"/>
          <table:table-cell table:formula="of:=IF([.K9]&lt;&gt;0;[.L9]/[.K9];0)" office:value-type="float" office:value="0" calcext:value-type="float">
            <text:p>0</text:p>
          </table:table-cell>
          <table:table-cell table:number-columns-repeated="3"/>
          <table:table-cell table:formula="of:=IF([.O9]&lt;&gt;0;[.P9]/[.O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37.1169993333333" calcext:value-type="float">
            <text:p>37,1169993333</text:p>
          </table:table-cell>
          <table:table-cell table:number-columns-repeated="3"/>
          <table:table-cell table:formula="of:=IF([.G10]&lt;&gt;0;[.H10]/[.G10];0)" office:value-type="float" office:value="61.974998" calcext:value-type="float">
            <text:p>61,974998</text:p>
          </table:table-cell>
          <table:table-cell table:number-columns-repeated="3"/>
          <table:table-cell table:formula="of:=IF([.K10]&lt;&gt;0;[.L10]/[.K10];0)" office:value-type="float" office:value="30.734999" calcext:value-type="float">
            <text:p>30,734999</text:p>
          </table:table-cell>
          <table:table-cell table:number-columns-repeated="3"/>
          <table:table-cell table:formula="of:=IF([.O10]&lt;&gt;0;[.P10]/[.O1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0" calcext:value-type="float">
            <text:p>0</text:p>
          </table:table-cell>
          <table:table-cell table:number-columns-repeated="3"/>
          <table:table-cell table:formula="of:=IF([.G11]&lt;&gt;0;[.H11]/[.G11];0)" office:value-type="float" office:value="53.605999" calcext:value-type="float">
            <text:p>53,605999</text:p>
          </table:table-cell>
          <table:table-cell table:number-columns-repeated="3"/>
          <table:table-cell table:formula="of:=IF([.K11]&lt;&gt;0;[.L11]/[.K11];0)" office:value-type="float" office:value="29.154999" calcext:value-type="float">
            <text:p>29,154999</text:p>
          </table:table-cell>
          <table:table-cell table:number-columns-repeated="3"/>
          <table:table-cell table:formula="of:=IF([.O11]&lt;&gt;0;[.P11]/[.O1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36.092999" calcext:value-type="float">
            <text:p>36,092999</text:p>
          </table:table-cell>
          <table:table-cell table:number-columns-repeated="3"/>
          <table:table-cell table:formula="of:=IF([.G12]&lt;&gt;0;[.H12]/[.G12];0)" office:value-type="float" office:value="79.715996" calcext:value-type="float">
            <text:p>79,715996</text:p>
          </table:table-cell>
          <table:table-cell table:number-columns-repeated="3"/>
          <table:table-cell table:formula="of:=IF([.K12]&lt;&gt;0;[.L12]/[.K12];0)" office:value-type="float" office:value="0" calcext:value-type="float">
            <text:p>0</text:p>
          </table:table-cell>
          <table:table-cell table:number-columns-repeated="3"/>
          <table:table-cell table:formula="of:=IF([.O12]&lt;&gt;0;[.P12]/[.O12];0)" office:value-type="float" office:value="31.636" calcext:value-type="float">
            <text:p>31,6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0" calcext:value-type="float">
            <text:p>0</text:p>
          </table:table-cell>
          <table:table-cell table:number-columns-repeated="3"/>
          <table:table-cell table:formula="of:=IF([.G13]&lt;&gt;0;[.H13]/[.G13];0)" office:value-type="float" office:value="0" calcext:value-type="float">
            <text:p>0</text:p>
          </table:table-cell>
          <table:table-cell table:number-columns-repeated="3"/>
          <table:table-cell table:formula="of:=IF([.K13]&lt;&gt;0;[.L13]/[.K13];0)" office:value-type="float" office:value="32.207001" calcext:value-type="float">
            <text:p>32,207001</text:p>
          </table:table-cell>
          <table:table-cell table:number-columns-repeated="3"/>
          <table:table-cell table:formula="of:=IF([.O13]&lt;&gt;0;[.P13]/[.O1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0" calcext:value-type="float">
            <text:p>0</text:p>
          </table:table-cell>
          <table:table-cell table:number-columns-repeated="3"/>
          <table:table-cell table:formula="of:=IF([.G14]&lt;&gt;0;[.H14]/[.G14];0)" office:value-type="float" office:value="0" calcext:value-type="float">
            <text:p>0</text:p>
          </table:table-cell>
          <table:table-cell table:number-columns-repeated="3"/>
          <table:table-cell table:formula="of:=IF([.K14]&lt;&gt;0;[.L14]/[.K14];0)" office:value-type="float" office:value="0" calcext:value-type="float">
            <text:p>0</text:p>
          </table:table-cell>
          <table:table-cell table:number-columns-repeated="3"/>
          <table:table-cell table:formula="of:=IF([.O14]&lt;&gt;0;[.P14]/[.O1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0" calcext:value-type="float">
            <text:p>0</text:p>
          </table:table-cell>
          <table:table-cell table:number-columns-repeated="3"/>
          <table:table-cell table:formula="of:=IF([.G15]&lt;&gt;0;[.H15]/[.G15];0)" office:value-type="float" office:value="48.471001" calcext:value-type="float">
            <text:p>48,471001</text:p>
          </table:table-cell>
          <table:table-cell table:number-columns-repeated="3"/>
          <table:table-cell table:formula="of:=IF([.K15]&lt;&gt;0;[.L15]/[.K15];0)" office:value-type="float" office:value="14.177" calcext:value-type="float">
            <text:p>14,177</text:p>
          </table:table-cell>
          <table:table-cell table:number-columns-repeated="3"/>
          <table:table-cell table:formula="of:=IF([.O15]&lt;&gt;0;[.P15]/[.O15];0)" office:value-type="float" office:value="150.619003" calcext:value-type="float">
            <text:p>150,6190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0" calcext:value-type="float">
            <text:p>0</text:p>
          </table:table-cell>
          <table:table-cell table:number-columns-repeated="3"/>
          <table:table-cell table:formula="of:=IF([.G16]&lt;&gt;0;[.H16]/[.G16];0)" office:value-type="float" office:value="0" calcext:value-type="float">
            <text:p>0</text:p>
          </table:table-cell>
          <table:table-cell table:number-columns-repeated="3"/>
          <table:table-cell table:formula="of:=IF([.K16]&lt;&gt;0;[.L16]/[.K16];0)" office:value-type="float" office:value="0" calcext:value-type="float">
            <text:p>0</text:p>
          </table:table-cell>
          <table:table-cell table:number-columns-repeated="3"/>
          <table:table-cell table:formula="of:=IF([.O16]&lt;&gt;0;[.P16]/[.O1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0" calcext:value-type="float">
            <text:p>0</text:p>
          </table:table-cell>
          <table:table-cell table:number-columns-repeated="3"/>
          <table:table-cell table:formula="of:=IF([.G17]&lt;&gt;0;[.H17]/[.G17];0)" office:value-type="float" office:value="0" calcext:value-type="float">
            <text:p>0</text:p>
          </table:table-cell>
          <table:table-cell table:number-columns-repeated="3"/>
          <table:table-cell table:formula="of:=IF([.K17]&lt;&gt;0;[.L17]/[.K17];0)" office:value-type="float" office:value="0" calcext:value-type="float">
            <text:p>0</text:p>
          </table:table-cell>
          <table:table-cell table:number-columns-repeated="3"/>
          <table:table-cell table:formula="of:=IF([.O17]&lt;&gt;0;[.P17]/[.O17];0)" office:value-type="float" office:value="31.369999" calcext:value-type="float">
            <text:p>31,369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0" calcext:value-type="float">
            <text:p>0</text:p>
          </table:table-cell>
          <table:table-cell table:number-columns-repeated="3"/>
          <table:table-cell table:formula="of:=IF([.G18]&lt;&gt;0;[.H18]/[.G18];0)" office:value-type="float" office:value="6.733" calcext:value-type="float">
            <text:p>6,733</text:p>
          </table:table-cell>
          <table:table-cell table:number-columns-repeated="3"/>
          <table:table-cell table:formula="of:=IF([.K18]&lt;&gt;0;[.L18]/[.K18];0)" office:value-type="float" office:value="0" calcext:value-type="float">
            <text:p>0</text:p>
          </table:table-cell>
          <table:table-cell table:number-columns-repeated="3"/>
          <table:table-cell table:formula="of:=IF([.O18]&lt;&gt;0;[.P18]/[.O18];0)" office:value-type="float" office:value="54.6079966666667" calcext:value-type="float">
            <text:p>54,6079966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0" calcext:value-type="float">
            <text:p>0</text:p>
          </table:table-cell>
          <table:table-cell table:number-columns-repeated="3"/>
          <table:table-cell table:formula="of:=IF([.G19]&lt;&gt;0;[.H19]/[.G19];0)" office:value-type="float" office:value="0" calcext:value-type="float">
            <text:p>0</text:p>
          </table:table-cell>
          <table:table-cell table:number-columns-repeated="3"/>
          <table:table-cell table:formula="of:=IF([.K19]&lt;&gt;0;[.L19]/[.K19];0)" office:value-type="float" office:value="0" calcext:value-type="float">
            <text:p>0</text:p>
          </table:table-cell>
          <table:table-cell table:number-columns-repeated="3"/>
          <table:table-cell table:formula="of:=IF([.O19]&lt;&gt;0;[.P19]/[.O1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3.941" calcext:value-type="float">
            <text:p>3,941</text:p>
          </table:table-cell>
          <table:table-cell table:number-columns-repeated="3"/>
          <table:table-cell table:formula="of:=IF([.G20]&lt;&gt;0;[.H20]/[.G20];0)" office:value-type="float" office:value="0" calcext:value-type="float">
            <text:p>0</text:p>
          </table:table-cell>
          <table:table-cell table:number-columns-repeated="3"/>
          <table:table-cell table:formula="of:=IF([.K20]&lt;&gt;0;[.L20]/[.K20];0)" office:value-type="float" office:value="0" calcext:value-type="float">
            <text:p>0</text:p>
          </table:table-cell>
          <table:table-cell table:number-columns-repeated="3"/>
          <table:table-cell table:formula="of:=IF([.O20]&lt;&gt;0;[.P20]/[.O2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3"/>
          <table:table-cell table:formula="of:=IF([.G21]&lt;&gt;0;[.H21]/[.G21];0)" office:value-type="float" office:value="0" calcext:value-type="float">
            <text:p>0</text:p>
          </table:table-cell>
          <table:table-cell table:number-columns-repeated="3"/>
          <table:table-cell table:formula="of:=IF([.K21]&lt;&gt;0;[.L21]/[.K21];0)" office:value-type="float" office:value="0" calcext:value-type="float">
            <text:p>0</text:p>
          </table:table-cell>
          <table:table-cell table:number-columns-repeated="3"/>
          <table:table-cell table:formula="of:=IF([.O21]&lt;&gt;0;[.P21]/[.O2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84.908005" calcext:value-type="float">
            <text:p>84,908005</text:p>
          </table:table-cell>
          <table:table-cell table:number-columns-repeated="3"/>
          <table:table-cell table:formula="of:=IF([.G22]&lt;&gt;0;[.H22]/[.G22];0)" office:value-type="float" office:value="0" calcext:value-type="float">
            <text:p>0</text:p>
          </table:table-cell>
          <table:table-cell table:number-columns-repeated="3"/>
          <table:table-cell table:formula="of:=IF([.K22]&lt;&gt;0;[.L22]/[.K22];0)" office:value-type="float" office:value="0" calcext:value-type="float">
            <text:p>0</text:p>
          </table:table-cell>
          <table:table-cell table:number-columns-repeated="3"/>
          <table:table-cell table:formula="of:=IF([.O22]&lt;&gt;0;[.P22]/[.O22];0)" office:value-type="float" office:value="90.233994" calcext:value-type="float">
            <text:p>90,2339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3"/>
          <table:table-cell table:formula="of:=IF([.G23]&lt;&gt;0;[.H23]/[.G23];0)" office:value-type="float" office:value="0" calcext:value-type="float">
            <text:p>0</text:p>
          </table:table-cell>
          <table:table-cell table:number-columns-repeated="3"/>
          <table:table-cell table:formula="of:=IF([.K23]&lt;&gt;0;[.L23]/[.K23];0)" office:value-type="float" office:value="0" calcext:value-type="float">
            <text:p>0</text:p>
          </table:table-cell>
          <table:table-cell table:number-columns-repeated="3"/>
          <table:table-cell table:formula="of:=IF([.O23]&lt;&gt;0;[.P23]/[.O2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20.594002" calcext:value-type="float">
            <text:p>20,594002</text:p>
          </table:table-cell>
          <table:table-cell table:number-columns-repeated="3"/>
          <table:table-cell table:formula="of:=IF([.G24]&lt;&gt;0;[.H24]/[.G24];0)" office:value-type="float" office:value="0" calcext:value-type="float">
            <text:p>0</text:p>
          </table:table-cell>
          <table:table-cell table:number-columns-repeated="3"/>
          <table:table-cell table:formula="of:=IF([.K24]&lt;&gt;0;[.L24]/[.K24];0)" office:value-type="float" office:value="12.145" calcext:value-type="float">
            <text:p>12,145</text:p>
          </table:table-cell>
          <table:table-cell table:number-columns-repeated="3"/>
          <table:table-cell table:formula="of:=IF([.O24]&lt;&gt;0;[.P24]/[.O2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0" calcext:value-type="float">
            <text:p>0</text:p>
          </table:table-cell>
          <table:table-cell table:number-columns-repeated="3"/>
          <table:table-cell table:formula="of:=IF([.G25]&lt;&gt;0;[.H25]/[.G25];0)" office:value-type="float" office:value="0" calcext:value-type="float">
            <text:p>0</text:p>
          </table:table-cell>
          <table:table-cell table:number-columns-repeated="3"/>
          <table:table-cell table:formula="of:=IF([.K25]&lt;&gt;0;[.L25]/[.K25];0)" office:value-type="float" office:value="0" calcext:value-type="float">
            <text:p>0</text:p>
          </table:table-cell>
          <table:table-cell table:number-columns-repeated="3"/>
          <table:table-cell table:formula="of:=IF([.O25]&lt;&gt;0;[.P25]/[.O2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0" calcext:value-type="float">
            <text:p>0</text:p>
          </table:table-cell>
          <table:table-cell table:number-columns-repeated="3"/>
          <table:table-cell table:formula="of:=IF([.G26]&lt;&gt;0;[.H26]/[.G26];0)" office:value-type="float" office:value="0" calcext:value-type="float">
            <text:p>0</text:p>
          </table:table-cell>
          <table:table-cell table:number-columns-repeated="3"/>
          <table:table-cell table:formula="of:=IF([.K26]&lt;&gt;0;[.L26]/[.K26];0)" office:value-type="float" office:value="34.981003" calcext:value-type="float">
            <text:p>34,981003</text:p>
          </table:table-cell>
          <table:table-cell table:number-columns-repeated="3"/>
          <table:table-cell table:formula="of:=IF([.O26]&lt;&gt;0;[.P26]/[.O26];0)" office:value-type="float" office:value="17.759998" calcext:value-type="float">
            <text:p>17,7599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87.008995" calcext:value-type="float">
            <text:p>87,008995</text:p>
          </table:table-cell>
          <table:table-cell table:number-columns-repeated="3"/>
          <table:table-cell table:formula="of:=IF([.G27]&lt;&gt;0;[.H27]/[.G27];0)" office:value-type="float" office:value="0" calcext:value-type="float">
            <text:p>0</text:p>
          </table:table-cell>
          <table:table-cell table:number-columns-repeated="3"/>
          <table:table-cell table:formula="of:=IF([.K27]&lt;&gt;0;[.L27]/[.K27];0)" office:value-type="float" office:value="0" calcext:value-type="float">
            <text:p>0</text:p>
          </table:table-cell>
          <table:table-cell table:number-columns-repeated="3"/>
          <table:table-cell table:formula="of:=IF([.O27]&lt;&gt;0;[.P27]/[.O2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23.227499" calcext:value-type="float">
            <text:p>23,227499</text:p>
          </table:table-cell>
          <table:table-cell table:number-columns-repeated="3"/>
          <table:table-cell table:formula="of:=IF([.G28]&lt;&gt;0;[.H28]/[.G28];0)" office:value-type="float" office:value="0" calcext:value-type="float">
            <text:p>0</text:p>
          </table:table-cell>
          <table:table-cell table:number-columns-repeated="3"/>
          <table:table-cell table:formula="of:=IF([.K28]&lt;&gt;0;[.L28]/[.K28];0)" office:value-type="float" office:value="15.498" calcext:value-type="float">
            <text:p>15,498</text:p>
          </table:table-cell>
          <table:table-cell table:number-columns-repeated="3"/>
          <table:table-cell table:formula="of:=IF([.O28]&lt;&gt;0;[.P28]/[.O28];0)" office:value-type="float" office:value="193.71701" calcext:value-type="float">
            <text:p>193,717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3"/>
          <table:table-cell table:formula="of:=IF([.G29]&lt;&gt;0;[.H29]/[.G29];0)" office:value-type="float" office:value="0" calcext:value-type="float">
            <text:p>0</text:p>
          </table:table-cell>
          <table:table-cell table:number-columns-repeated="3"/>
          <table:table-cell table:formula="of:=IF([.K29]&lt;&gt;0;[.L29]/[.K29];0)" office:value-type="float" office:value="65.971001" calcext:value-type="float">
            <text:p>65,971001</text:p>
          </table:table-cell>
          <table:table-cell table:number-columns-repeated="3"/>
          <table:table-cell table:formula="of:=IF([.O29]&lt;&gt;0;[.P29]/[.O2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7.368" calcext:value-type="float">
            <text:p>7,368</text:p>
          </table:table-cell>
          <table:table-cell table:number-columns-repeated="3"/>
          <table:table-cell table:formula="of:=IF([.G30]&lt;&gt;0;[.H30]/[.G30];0)" office:value-type="float" office:value="0" calcext:value-type="float">
            <text:p>0</text:p>
          </table:table-cell>
          <table:table-cell table:number-columns-repeated="3"/>
          <table:table-cell table:formula="of:=IF([.K30]&lt;&gt;0;[.L30]/[.K30];0)" office:value-type="float" office:value="0" calcext:value-type="float">
            <text:p>0</text:p>
          </table:table-cell>
          <table:table-cell table:number-columns-repeated="3"/>
          <table:table-cell table:formula="of:=IF([.O30]&lt;&gt;0;[.P30]/[.O30];0)" office:value-type="float" office:value="23.287001" calcext:value-type="float">
            <text:p>23,287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0" calcext:value-type="float">
            <text:p>0</text:p>
          </table:table-cell>
          <table:table-cell table:number-columns-repeated="3"/>
          <table:table-cell table:formula="of:=IF([.G31]&lt;&gt;0;[.H31]/[.G31];0)" office:value-type="float" office:value="0" calcext:value-type="float">
            <text:p>0</text:p>
          </table:table-cell>
          <table:table-cell table:number-columns-repeated="3"/>
          <table:table-cell table:formula="of:=IF([.K31]&lt;&gt;0;[.L31]/[.K31];0)" office:value-type="float" office:value="0" calcext:value-type="float">
            <text:p>0</text:p>
          </table:table-cell>
          <table:table-cell table:number-columns-repeated="3"/>
          <table:table-cell table:formula="of:=IF([.O31]&lt;&gt;0;[.P31]/[.O3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0" calcext:value-type="float">
            <text:p>0</text:p>
          </table:table-cell>
          <table:table-cell table:number-columns-repeated="3"/>
          <table:table-cell table:formula="of:=IF([.G32]&lt;&gt;0;[.H32]/[.G32];0)" office:value-type="float" office:value="0" calcext:value-type="float">
            <text:p>0</text:p>
          </table:table-cell>
          <table:table-cell table:number-columns-repeated="3"/>
          <table:table-cell table:formula="of:=IF([.K32]&lt;&gt;0;[.L32]/[.K32];0)" office:value-type="float" office:value="0" calcext:value-type="float">
            <text:p>0</text:p>
          </table:table-cell>
          <table:table-cell table:number-columns-repeated="3"/>
          <table:table-cell table:formula="of:=IF([.O32]&lt;&gt;0;[.P32]/[.O3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21.9445" calcext:value-type="float">
            <text:p>21,9445</text:p>
          </table:table-cell>
          <table:table-cell table:number-columns-repeated="3"/>
          <table:table-cell table:formula="of:=IF([.G33]&lt;&gt;0;[.H33]/[.G33];0)" office:value-type="float" office:value="0" calcext:value-type="float">
            <text:p>0</text:p>
          </table:table-cell>
          <table:table-cell table:number-columns-repeated="3"/>
          <table:table-cell table:formula="of:=IF([.K33]&lt;&gt;0;[.L33]/[.K33];0)" office:value-type="float" office:value="0" calcext:value-type="float">
            <text:p>0</text:p>
          </table:table-cell>
          <table:table-cell table:number-columns-repeated="3"/>
          <table:table-cell table:formula="of:=IF([.O33]&lt;&gt;0;[.P33]/[.O3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3"/>
          <table:table-cell table:formula="of:=IF([.G34]&lt;&gt;0;[.H34]/[.G34];0)" office:value-type="float" office:value="0" calcext:value-type="float">
            <text:p>0</text:p>
          </table:table-cell>
          <table:table-cell table:number-columns-repeated="3"/>
          <table:table-cell table:formula="of:=IF([.K34]&lt;&gt;0;[.L34]/[.K34];0)" office:value-type="float" office:value="0" calcext:value-type="float">
            <text:p>0</text:p>
          </table:table-cell>
          <table:table-cell table:number-columns-repeated="3"/>
          <table:table-cell table:formula="of:=IF([.O34]&lt;&gt;0;[.P34]/[.O3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AVERAGE([.D45:.P74])" office:value-type="float" office:value="13.458466625" calcext:value-type="float">
            <text:p>13,458466625</text:p>
          </table:table-cell>
          <table:table-cell table:formula="of:=STDEV([.D45:.P74])" office:value-type="float" office:value="31.6054272818387" calcext:value-type="float">
            <text:p>31,6054272818</text:p>
          </table:table-cell>
          <table:table-cell table:formula="of:=COUNT([.D45:.P74])" office:value-type="float" office:value="120" calcext:value-type="float">
            <text:p>120</text:p>
          </table:table-cell>
          <table:table-cell table:formula="of:=2*[.E78]/SQRT([.F78])" office:value-type="float" office:value="5.77033515395075" calcext:value-type="float">
            <text:p>5,770335154</text:p>
          </table:table-cell>
          <table:table-cell table:number-columns-repeated="13"/>
        </table:table-row>
      </table:table>
      <table:table table:name="C5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style-name="ce48" office:value-type="string" calcext:value-type="string" table:number-columns-spanned="4" table:number-rows-spanned="1">
            <text:p>sta1</text:p>
          </table:table-cell>
          <table:covered-table-cell table:number-columns-repeated="2" table:style-name="ce50"/>
          <table:covered-table-cell table:style-name="ce51"/>
          <table:table-cell table:style-name="ce48" office:value-type="string" calcext:value-type="string" table:number-columns-spanned="4" table:number-rows-spanned="1">
            <text:p>sta2</text:p>
          </table:table-cell>
          <table:covered-table-cell table:number-columns-repeated="2" table:style-name="ce50"/>
          <table:covered-table-cell table:style-name="ce51"/>
          <table:table-cell table:style-name="ce48" office:value-type="string" calcext:value-type="string" table:number-columns-spanned="4" table:number-rows-spanned="1">
            <text:p>sta3</text:p>
          </table:table-cell>
          <table:covered-table-cell table:number-columns-repeated="2" table:style-name="ce50"/>
          <table:covered-table-cell table:style-name="ce51"/>
          <table:table-cell table:style-name="ce48" office:value-type="string" calcext:value-type="string" table:number-columns-spanned="4" table:number-rows-spanned="1">
            <text:p>sta4</text:p>
          </table:table-cell>
          <table:covered-table-cell table:number-columns-repeated="2" table:style-name="ce50"/>
          <table:covered-table-cell table:style-name="ce51"/>
          <table:table-cell table:style-name="ce48" office:value-type="string" calcext:value-type="string" table:number-columns-spanned="4" table:number-rows-spanned="1">
            <text:p>sta5</text:p>
          </table:table-cell>
          <table:covered-table-cell table:number-columns-repeated="2" table:style-name="ce50"/>
          <table:covered-table-cell table:style-name="ce51"/>
          <table:table-cell table:number-columns-repeated="4"/>
        </table:table-row>
        <table:table-row table:style-name="ro1"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number-columns-repeated="4"/>
        </table:table-row>
        <table:table-row table:style-name="ro1">
          <table:table-cell table:style-name="ce34"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  <table:table-cell table:number-columns-repeated="4"/>
        </table:table-row>
        <table:table-row table:style-name="ro1">
          <table:table-cell table:style-name="ce34"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  <table:table-cell table:number-columns-repeated="4"/>
        </table:table-row>
        <table:table-row table:style-name="ro1">
          <table:table-cell table:style-name="ce34"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  <table:table-cell table:number-columns-repeated="4"/>
        </table:table-row>
        <table:table-row table:style-name="ro1">
          <table:table-cell table:style-name="ce34"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  <table:table-cell table:number-columns-repeated="4"/>
        </table:table-row>
        <table:table-row table:style-name="ro1">
          <table:table-cell table:style-name="ce34"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  <table:table-cell table:number-columns-repeated="4"/>
        </table:table-row>
        <table:table-row table:style-name="ro1">
          <table:table-cell table:style-name="ce34"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  <table:table-cell table:number-columns-repeated="4"/>
        </table:table-row>
        <table:table-row table:style-name="ro1">
          <table:table-cell table:style-name="ce34"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  <table:table-cell table:number-columns-repeated="4"/>
        </table:table-row>
        <table:table-row table:style-name="ro1">
          <table:table-cell table:style-name="ce34" office:value-type="float" office:value="121107" calcext:value-type="float">
            <text:p>121107</text:p>
          </table:table-cell>
          <table:table-cell office:value-type="float" office:value="784.270996" calcext:value-type="float">
            <text:p>784,27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689.520996" calcext:value-type="float">
            <text:p>689,52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821.953003" calcext:value-type="float">
            <text:p>821,95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760.393005" calcext:value-type="float">
            <text:p>760,39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791.838989" calcext:value-type="float">
            <text:p>791,838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21241" calcext:value-type="float">
            <text:p>121241</text:p>
          </table:table-cell>
          <table:table-cell office:value-type="float" office:value="680.041016" calcext:value-type="float">
            <text:p>680,0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802.847046" calcext:value-type="float">
            <text:p>802,8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17.291016" calcext:value-type="float">
            <text:p>717,2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80.007996" calcext:value-type="float">
            <text:p>780,00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94.625977" calcext:value-type="float">
            <text:p>794,625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30822" calcext:value-type="float">
            <text:p>130822</text:p>
          </table:table-cell>
          <table:table-cell office:value-type="float" office:value="728.313965" calcext:value-type="float">
            <text:p>728,31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16.059998" calcext:value-type="float">
            <text:p>716,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28.842041" calcext:value-type="float">
            <text:p>728,8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69.924011" calcext:value-type="float">
            <text:p>769,92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661.340027" calcext:value-type="float">
            <text:p>661,3400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35126" calcext:value-type="float">
            <text:p>135126</text:p>
          </table:table-cell>
          <table:table-cell office:value-type="float" office:value="902.149963" calcext:value-type="float">
            <text:p>902,14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32.764038" calcext:value-type="float">
            <text:p>832,76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10.359009" calcext:value-type="float">
            <text:p>810,35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19.555969" calcext:value-type="float">
            <text:p>819,555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65.810974" calcext:value-type="float">
            <text:p>865,810974</text:p>
          </table:table-cell>
          <table:table-cell office:value-type="float" office:value="1" calcext:value-type="float">
            <text:p>1</text:p>
          </table:table-cell>
          <table:table-cell office:value-type="float" office:value="53.293999" calcext:value-type="float">
            <text:p>53,293999</text:p>
          </table:table-cell>
          <table:table-cell table:number-columns-repeated="4"/>
        </table:table-row>
        <table:table-row table:style-name="ro1">
          <table:table-cell table:style-name="ce34" office:value-type="float" office:value="135303" calcext:value-type="float">
            <text:p>135303</text:p>
          </table:table-cell>
          <table:table-cell office:value-type="float" office:value="953.325989" calcext:value-type="float">
            <text:p>953,32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675.971985" calcext:value-type="float">
            <text:p>675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674.835999" calcext:value-type="float">
            <text:p>674,8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881.064026" calcext:value-type="float">
            <text:p>881,064026</text:p>
          </table:table-cell>
          <table:table-cell office:value-type="float" office:value="1" calcext:value-type="float">
            <text:p>1</text:p>
          </table:table-cell>
          <table:table-cell office:value-type="float" office:value="41.731998" calcext:value-type="float">
            <text:p>41,731998</text:p>
          </table:table-cell>
          <table:table-cell office:value-type="float" office:value="135303" calcext:value-type="float">
            <text:p>135303</text:p>
          </table:table-cell>
          <table:table-cell office:value-type="float" office:value="754.302979" calcext:value-type="float">
            <text:p>754,302979</text:p>
          </table:table-cell>
          <table:table-cell office:value-type="float" office:value="1" calcext:value-type="float">
            <text:p>1</text:p>
          </table:table-cell>
          <table:table-cell office:value-type="float" office:value="6.889" calcext:value-type="float">
            <text:p>6,889</text:p>
          </table:table-cell>
          <table:table-cell table:number-columns-repeated="4"/>
        </table:table-row>
        <table:table-row table:style-name="ro1">
          <table:table-cell table:style-name="ce34" office:value-type="float" office:value="135948" calcext:value-type="float">
            <text:p>135948</text:p>
          </table:table-cell>
          <table:table-cell office:value-type="float" office:value="742.950012" calcext:value-type="float">
            <text:p>742,95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28.842041" calcext:value-type="float">
            <text:p>728,8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55.27301" calcext:value-type="float">
            <text:p>755,27301</text:p>
          </table:table-cell>
          <table:table-cell office:value-type="float" office:value="1" calcext:value-type="float">
            <text:p>1</text:p>
          </table:table-cell>
          <table:table-cell office:value-type="float" office:value="22.817999" calcext:value-type="float">
            <text:p>22,817999</text:p>
          </table:table-cell>
          <table:table-cell office:value-type="float" office:value="135948" calcext:value-type="float">
            <text:p>135948</text:p>
          </table:table-cell>
          <table:table-cell office:value-type="float" office:value="725.188965" calcext:value-type="float">
            <text:p>725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47.483032" calcext:value-type="float">
            <text:p>747,483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1205" calcext:value-type="float">
            <text:p>141205</text:p>
          </table:table-cell>
          <table:table-cell office:value-type="float" office:value="733.703003" calcext:value-type="float">
            <text:p>733,70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5" calcext:value-type="float">
            <text:p>141205</text:p>
          </table:table-cell>
          <table:table-cell office:value-type="float" office:value="717.987" calcext:value-type="float">
            <text:p>717,987</text:p>
          </table:table-cell>
          <table:table-cell office:value-type="float" office:value="1" calcext:value-type="float">
            <text:p>1</text:p>
          </table:table-cell>
          <table:table-cell office:value-type="float" office:value="26.417" calcext:value-type="float">
            <text:p>26,417</text:p>
          </table:table-cell>
          <table:table-cell office:value-type="float" office:value="141205" calcext:value-type="float">
            <text:p>141205</text:p>
          </table:table-cell>
          <table:table-cell office:value-type="float" office:value="820.842041" calcext:value-type="float">
            <text:p>820,842041</text:p>
          </table:table-cell>
          <table:table-cell office:value-type="float" office:value="1" calcext:value-type="float">
            <text:p>1</text:p>
          </table:table-cell>
          <table:table-cell office:value-type="float" office:value="14.026" calcext:value-type="float">
            <text:p>14,026</text:p>
          </table:table-cell>
          <table:table-cell office:value-type="float" office:value="141205" calcext:value-type="float">
            <text:p>141205</text:p>
          </table:table-cell>
          <table:table-cell office:value-type="float" office:value="718.540039" calcext:value-type="float">
            <text:p>718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5" calcext:value-type="float">
            <text:p>141205</text:p>
          </table:table-cell>
          <table:table-cell office:value-type="float" office:value="770.374023" calcext:value-type="float">
            <text:p>770,374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1340" calcext:value-type="float">
            <text:p>141340</text:p>
          </table:table-cell>
          <table:table-cell office:value-type="float" office:value="708.466003" calcext:value-type="float">
            <text:p>708,46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0.332031" calcext:value-type="float">
            <text:p>740,3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6.19696" calcext:value-type="float">
            <text:p>746,1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819.195984" calcext:value-type="float">
            <text:p>819,1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3.063965" calcext:value-type="float">
            <text:p>743,063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1514" calcext:value-type="float">
            <text:p>141514</text:p>
          </table:table-cell>
          <table:table-cell office:value-type="float" office:value="691.120056" calcext:value-type="float">
            <text:p>691,12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14" calcext:value-type="float">
            <text:p>141514</text:p>
          </table:table-cell>
          <table:table-cell office:value-type="float" office:value="750.226013" calcext:value-type="float">
            <text:p>750,226013</text:p>
          </table:table-cell>
          <table:table-cell office:value-type="float" office:value="1" calcext:value-type="float">
            <text:p>1</text:p>
          </table:table-cell>
          <table:table-cell office:value-type="float" office:value="36.437" calcext:value-type="float">
            <text:p>36,437</text:p>
          </table:table-cell>
          <table:table-cell office:value-type="float" office:value="141514" calcext:value-type="float">
            <text:p>141514</text:p>
          </table:table-cell>
          <table:table-cell office:value-type="float" office:value="719.515015" calcext:value-type="float">
            <text:p>719,515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14" calcext:value-type="float">
            <text:p>141514</text:p>
          </table:table-cell>
          <table:table-cell office:value-type="float" office:value="851.304016" calcext:value-type="float">
            <text:p>851,304016</text:p>
          </table:table-cell>
          <table:table-cell office:value-type="float" office:value="1" calcext:value-type="float">
            <text:p>1</text:p>
          </table:table-cell>
          <table:table-cell office:value-type="float" office:value="26.411001" calcext:value-type="float">
            <text:p>26,411001</text:p>
          </table:table-cell>
          <table:table-cell office:value-type="float" office:value="141514" calcext:value-type="float">
            <text:p>141514</text:p>
          </table:table-cell>
          <table:table-cell office:value-type="float" office:value="764.169983" calcext:value-type="float">
            <text:p>764,1699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1940" calcext:value-type="float">
            <text:p>141940</text:p>
          </table:table-cell>
          <table:table-cell office:value-type="float" office:value="708.708008" calcext:value-type="float">
            <text:p>708,70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715.237976" calcext:value-type="float">
            <text:p>715,23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668.309998" calcext:value-type="float">
            <text:p>668,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646.73999" calcext:value-type="float">
            <text:p>646,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742.551025" calcext:value-type="float">
            <text:p>742,551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3117" calcext:value-type="float">
            <text:p>143117</text:p>
          </table:table-cell>
          <table:table-cell office:value-type="float" office:value="761.260986" calcext:value-type="float">
            <text:p>761,26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73.605957" calcext:value-type="float">
            <text:p>673,605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762.119019" calcext:value-type="float">
            <text:p>762,11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38.599976" calcext:value-type="float">
            <text:p>638,5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92.106018" calcext:value-type="float">
            <text:p>692,106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3406" calcext:value-type="float">
            <text:p>143406</text:p>
          </table:table-cell>
          <table:table-cell office:value-type="float" office:value="759.720032" calcext:value-type="float">
            <text:p>759,72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780.368958" calcext:value-type="float">
            <text:p>780,36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641.78595" calcext:value-type="float">
            <text:p>641,78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714.242981" calcext:value-type="float">
            <text:p>714,2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699.484985" calcext:value-type="float">
            <text:p>699,484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3540" calcext:value-type="float">
            <text:p>143540</text:p>
          </table:table-cell>
          <table:table-cell office:value-type="float" office:value="797.145996" calcext:value-type="float">
            <text:p>797,14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848.824036" calcext:value-type="float">
            <text:p>848,82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804.322998" calcext:value-type="float">
            <text:p>804,322998</text:p>
          </table:table-cell>
          <table:table-cell office:value-type="float" office:value="1" calcext:value-type="float">
            <text:p>1</text:p>
          </table:table-cell>
          <table:table-cell office:value-type="float" office:value="31.725" calcext:value-type="float">
            <text:p>31,725</text:p>
          </table:table-cell>
          <table:table-cell office:value-type="float" office:value="143540" calcext:value-type="float">
            <text:p>143540</text:p>
          </table:table-cell>
          <table:table-cell office:value-type="float" office:value="802.752014" calcext:value-type="float">
            <text:p>802,75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733.659058" calcext:value-type="float">
            <text:p>733,659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3715" calcext:value-type="float">
            <text:p>143715</text:p>
          </table:table-cell>
          <table:table-cell office:value-type="float" office:value="755.312988" calcext:value-type="float">
            <text:p>755,31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799.000977" calcext:value-type="float">
            <text:p>799,00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789.192017" calcext:value-type="float">
            <text:p>789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809.911011" calcext:value-type="float">
            <text:p>809,91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822.960999" calcext:value-type="float">
            <text:p>822,960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3850" calcext:value-type="float">
            <text:p>143850</text:p>
          </table:table-cell>
          <table:table-cell office:value-type="float" office:value="701.762024" calcext:value-type="float">
            <text:p>701,76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56.114014" calcext:value-type="float">
            <text:p>756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69.550049" calcext:value-type="float">
            <text:p>769,55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13.106995" calcext:value-type="float">
            <text:p>713,10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826.026978" calcext:value-type="float">
            <text:p>826,026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4211" calcext:value-type="float">
            <text:p>144211</text:p>
          </table:table-cell>
          <table:table-cell office:value-type="float" office:value="716.08197" calcext:value-type="float">
            <text:p>716,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669.502991" calcext:value-type="float">
            <text:p>669,502991</text:p>
          </table:table-cell>
          <table:table-cell office:value-type="float" office:value="1" calcext:value-type="float">
            <text:p>1</text:p>
          </table:table-cell>
          <table:table-cell office:value-type="float" office:value="22.531" calcext:value-type="float">
            <text:p>22,531</text:p>
          </table:table-cell>
          <table:table-cell office:value-type="float" office:value="144211" calcext:value-type="float">
            <text:p>144211</text:p>
          </table:table-cell>
          <table:table-cell office:value-type="float" office:value="787.174988" calcext:value-type="float">
            <text:p>787,1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793.231018" calcext:value-type="float">
            <text:p>793,23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824.10199" calcext:value-type="float">
            <text:p>824,10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4346" calcext:value-type="float">
            <text:p>144346</text:p>
          </table:table-cell>
          <table:table-cell office:value-type="float" office:value="723.30304" calcext:value-type="float">
            <text:p>723,3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932.309998" calcext:value-type="float">
            <text:p>932,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696.835999" calcext:value-type="float">
            <text:p>696,8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687.752014" calcext:value-type="float">
            <text:p>687,75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736.403992" calcext:value-type="float">
            <text:p>736,403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4520" calcext:value-type="float">
            <text:p>144520</text:p>
          </table:table-cell>
          <table:table-cell office:value-type="float" office:value="810.843018" calcext:value-type="float">
            <text:p>810,8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97.674988" calcext:value-type="float">
            <text:p>797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12.579041" calcext:value-type="float">
            <text:p>712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57.012024" calcext:value-type="float">
            <text:p>757,01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09.73999" calcext:value-type="float">
            <text:p>709,73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4655" calcext:value-type="float">
            <text:p>144655</text:p>
          </table:table-cell>
          <table:table-cell office:value-type="float" office:value="787.671021" calcext:value-type="float">
            <text:p>787,67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743.22699" calcext:value-type="float">
            <text:p>743,2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889.161011" calcext:value-type="float">
            <text:p>889,1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863.725037" calcext:value-type="float">
            <text:p>863,72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723.950989" calcext:value-type="float">
            <text:p>723,950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" office:value-type="float" office:value="144830" calcext:value-type="float">
            <text:p>144830</text:p>
          </table:table-cell>
          <table:table-cell office:value-type="float" office:value="651.251953" calcext:value-type="float">
            <text:p>651,25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859.915955" calcext:value-type="float">
            <text:p>859,915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925.531006" calcext:value-type="float">
            <text:p>925,53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796.61499" calcext:value-type="float">
            <text:p>796,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769.411011" calcext:value-type="float">
            <text:p>769,411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Average</text:p>
          </table:table-cell>
          <table:table-cell table:style-name="ce31" table:formula="of:=AVERAGE([C6.B5:.B34])" office:value-type="float" office:value="825.175726266667" calcext:value-type="float">
            <text:p>825,1757262667</text:p>
          </table:table-cell>
          <table:table-cell table:style-name="ce31" table:formula="of:=AVERAGE([C6.C5:.C34])" office:value-type="float" office:value="9.13333333333333" calcext:value-type="float">
            <text:p>9,1333333333</text:p>
          </table:table-cell>
          <table:table-cell table:style-name="ce45" table:formula="of:=AVERAGE([C6.D5:.D34])" office:value-type="float" office:value="290.6437541" calcext:value-type="float">
            <text:p>290,6437541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6.F5:.F34])" office:value-type="float" office:value="818.814937333333" calcext:value-type="float">
            <text:p>818,8149373333</text:p>
          </table:table-cell>
          <table:table-cell table:style-name="ce31" table:formula="of:=AVERAGE([C6.G5:.G34])" office:value-type="float" office:value="8.6" calcext:value-type="float">
            <text:p>8,6</text:p>
          </table:table-cell>
          <table:table-cell table:style-name="ce45" table:formula="of:=AVERAGE([C6.H5:.H34])" office:value-type="float" office:value="209.057316766667" calcext:value-type="float">
            <text:p>209,0573167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6.J5:.J34])" office:value-type="float" office:value="833.005837033333" calcext:value-type="float">
            <text:p>833,0058370333</text:p>
          </table:table-cell>
          <table:table-cell table:style-name="ce31" table:formula="of:=AVERAGE([C6.K5:.K34])" office:value-type="float" office:value="1.76666666666667" calcext:value-type="float">
            <text:p>1,7666666667</text:p>
          </table:table-cell>
          <table:table-cell table:style-name="ce45" table:formula="of:=AVERAGE([C6.L5:.L34])" office:value-type="float" office:value="70.2268351666667" calcext:value-type="float">
            <text:p>70,2268351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6.N5:.N34])" office:value-type="float" office:value="823.380405766667" calcext:value-type="float">
            <text:p>823,3804057667</text:p>
          </table:table-cell>
          <table:table-cell table:style-name="ce31" table:formula="of:=AVERAGE([C6.O5:.O34])" office:value-type="float" office:value="8.86666666666667" calcext:value-type="float">
            <text:p>8,8666666667</text:p>
          </table:table-cell>
          <table:table-cell table:style-name="ce45" table:formula="of:=AVERAGE([C6.P5:.P34])" office:value-type="float" office:value="214.139674366667" calcext:value-type="float">
            <text:p>214,1396743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6.R5:.R34])" office:value-type="float" office:value="823.830794266666" calcext:value-type="float">
            <text:p>823,8307942667</text:p>
          </table:table-cell>
          <table:table-cell table:style-name="ce31" table:formula="of:=AVERAGE([C6.S5:.S34])" office:value-type="float" office:value="7.56666666666667" calcext:value-type="float">
            <text:p>7,5666666667</text:p>
          </table:table-cell>
          <table:table-cell table:style-name="ce45" table:formula="of:=AVERAGE([C6.T5:.T34])" office:value-type="float" office:value="171.3459221" calcext:value-type="float">
            <text:p>171,3459221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Median</text:p>
          </table:table-cell>
          <table:table-cell table:style-name="ce31" table:formula="of:=MEDIAN([C6.B5:.B34])" office:value-type="float" office:value="803.01001" calcext:value-type="float">
            <text:p>803,01001</text:p>
          </table:table-cell>
          <table:table-cell table:style-name="ce31" table:formula="of:=MEDIAN([C6.C5:.C34])" office:value-type="float" office:value="1" calcext:value-type="float">
            <text:p>1</text:p>
          </table:table-cell>
          <table:table-cell table:style-name="ce45" table:formula="of:=MEDIAN([C6.D5:.D34])" office:value-type="float" office:value="22.1674995" calcext:value-type="float">
            <text:p>22,167499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6.F5:.F34])" office:value-type="float" office:value="799.966034" calcext:value-type="float">
            <text:p>799,966034</text:p>
          </table:table-cell>
          <table:table-cell table:style-name="ce31" table:formula="of:=MEDIAN([C6.G5:.G34])" office:value-type="float" office:value="1" calcext:value-type="float">
            <text:p>1</text:p>
          </table:table-cell>
          <table:table-cell table:style-name="ce45" table:formula="of:=MEDIAN([C6.H5:.H34])" office:value-type="float" office:value="33.7930005" calcext:value-type="float">
            <text:p>33,793000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6.J5:.J34])" office:value-type="float" office:value="786.293518" calcext:value-type="float">
            <text:p>786,293518</text:p>
          </table:table-cell>
          <table:table-cell table:style-name="ce31" table:formula="of:=MEDIAN([C6.K5:.K34])" office:value-type="float" office:value="1" calcext:value-type="float">
            <text:p>1</text:p>
          </table:table-cell>
          <table:table-cell table:style-name="ce45" table:formula="of:=MEDIAN([C6.L5:.L34])" office:value-type="float" office:value="17.693" calcext:value-type="float">
            <text:p>17,693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6.N5:.N34])" office:value-type="float" office:value="809.426514" calcext:value-type="float">
            <text:p>809,426514</text:p>
          </table:table-cell>
          <table:table-cell table:style-name="ce31" table:formula="of:=MEDIAN([C6.O5:.O34])" office:value-type="float" office:value="1" calcext:value-type="float">
            <text:p>1</text:p>
          </table:table-cell>
          <table:table-cell table:style-name="ce45" table:formula="of:=MEDIAN([C6.P5:.P34])" office:value-type="float" office:value="26.6064985" calcext:value-type="float">
            <text:p>26,606498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6.R5:.R34])" office:value-type="float" office:value="782.286499" calcext:value-type="float">
            <text:p>782,286499</text:p>
          </table:table-cell>
          <table:table-cell table:style-name="ce31" table:formula="of:=MEDIAN([C6.S5:.S34])" office:value-type="float" office:value="0" calcext:value-type="float">
            <text:p>0</text:p>
          </table:table-cell>
          <table:table-cell table:style-name="ce45" table:formula="of:=MEDIAN([C6.T5:.T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Standard dev.</text:p>
          </table:table-cell>
          <table:table-cell table:style-name="ce41" table:formula="of:=STDEV([C6.B5:.B34])" office:value-type="float" office:value="142.530225632996" calcext:value-type="float">
            <text:p>142,530225633</text:p>
          </table:table-cell>
          <table:table-cell table:style-name="ce41" table:formula="of:=STDEV([C6.C5:.C34])" office:value-type="float" office:value="29.2830813026005" calcext:value-type="float">
            <text:p>29,2830813026</text:p>
          </table:table-cell>
          <table:table-cell table:style-name="ce46" table:formula="of:=STDEV([C6.D5:.D34])" office:value-type="float" office:value="716.194577620867" calcext:value-type="float">
            <text:p>716,1945776209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6.F5:.F34])" office:value-type="float" office:value="107.84944514993" calcext:value-type="float">
            <text:p>107,8494451499</text:p>
          </table:table-cell>
          <table:table-cell table:style-name="ce41" table:formula="of:=STDEV([C6.G5:.G34])" office:value-type="float" office:value="27.7620430531105" calcext:value-type="float">
            <text:p>27,7620430531</text:p>
          </table:table-cell>
          <table:table-cell table:style-name="ce46" table:formula="of:=STDEV([C6.H5:.H34])" office:value-type="float" office:value="434.89362063852" calcext:value-type="float">
            <text:p>434,8936206385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6.J5:.J34])" office:value-type="float" office:value="140.398408510753" calcext:value-type="float">
            <text:p>140,3984085108</text:p>
          </table:table-cell>
          <table:table-cell table:style-name="ce41" table:formula="of:=STDEV([C6.K5:.K34])" office:value-type="float" office:value="5.04929720840936" calcext:value-type="float">
            <text:p>5,0492972084</text:p>
          </table:table-cell>
          <table:table-cell table:style-name="ce46" table:formula="of:=STDEV([C6.L5:.L34])" office:value-type="float" office:value="139.162442175866" calcext:value-type="float">
            <text:p>139,1624421759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6.N5:.N34])" office:value-type="float" office:value="108.427881281175" calcext:value-type="float">
            <text:p>108,4278812812</text:p>
          </table:table-cell>
          <table:table-cell table:style-name="ce41" table:formula="of:=STDEV([C6.O5:.O34])" office:value-type="float" office:value="29.4263936573641" calcext:value-type="float">
            <text:p>29,4263936574</text:p>
          </table:table-cell>
          <table:table-cell table:style-name="ce46" table:formula="of:=STDEV([C6.P5:.P34])" office:value-type="float" office:value="534.724484555802" calcext:value-type="float">
            <text:p>534,7244845558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6.R5:.R34])" office:value-type="float" office:value="119.409827212763" calcext:value-type="float">
            <text:p>119,4098272128</text:p>
          </table:table-cell>
          <table:table-cell table:style-name="ce41" table:formula="of:=STDEV([C6.S5:.S34])" office:value-type="float" office:value="24.8591665371054" calcext:value-type="float">
            <text:p>24,8591665371</text:p>
          </table:table-cell>
          <table:table-cell table:style-name="ce46" table:formula="of:=STDEV([C6.T5:.T34])" office:value-type="float" office:value="404.822054442031" calcext:value-type="float">
            <text:p>404,822054442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9"/>
        </table:table-row>
        <table:table-row table:style-name="ro1">
          <table:table-cell table:style-name="ce36" office:value-type="string" calcext:value-type="string">
            <text:p>Initialization time</text:p>
          </table:table-cell>
          <table:table-cell table:style-name="ce42" table:formula="of:=AVERAGE([.B35];[.F35];[.J35];[.N35];[.R35])" office:value-type="float" office:value="824.841540133333" calcext:value-type="float">
            <text:p>824,8415401333</text:p>
          </table:table-cell>
          <table:table-cell table:formula="of:=STDEV([.B5:.B34];[.F5:.F34];[.J5:.J34];[.N5:.N34];[.R5:.R34])" office:value-type="float" office:value="214.884456059304" calcext:value-type="float">
            <text:p>214,8844560593</text:p>
          </table:table-cell>
          <table:table-cell table:formula="of:=COUNT([.B5:.B34];[.F5:.F34];[.J5:.J34];[.N5:.N34];[.R5:.R34])" office:value-type="float" office:value="150" calcext:value-type="float">
            <text:p>150</text:p>
          </table:table-cell>
          <table:table-cell table:formula="of:=2*[.C40]/SQRT([.D40])" office:value-type="float" office:value="35.0904847333873" calcext:value-type="float">
            <text:p>35,0904847334</text:p>
          </table:table-cell>
          <table:table-cell table:number-columns-repeated="19"/>
        </table:table-row>
        <table:table-row table:style-name="ro1">
          <table:table-cell table:style-name="ce33" office:value-type="string" calcext:value-type="string">
            <text:p>Number of stalls</text:p>
          </table:table-cell>
          <table:table-cell table:style-name="ce43" table:formula="of:=AVERAGE([.C35];[.G35];[.K35];[.O35];[.S35])" office:value-type="float" office:value="7.18666666666667" calcext:value-type="float">
            <text:p>7,1866666667</text:p>
          </table:table-cell>
          <table:table-cell table:formula="of:=STDEV([.C5:.C34];[.G5:.G34];[.K5:.K34];[.O5:.O34];[.S5:.S34])" office:value-type="float" office:value="15.6209877175131" calcext:value-type="float">
            <text:p>15,6209877175</text:p>
          </table:table-cell>
          <table:table-cell table:style-name="ce47" table:formula="of:=COUNT([.C5:.C34];[.G5:.G34];[.K5:.K34];[.O5:.O34];[.S5:.S34])" office:value-type="float" office:value="150" calcext:value-type="float">
            <text:p>150</text:p>
          </table:table-cell>
          <table:table-cell table:formula="of:=2*[.C41]/SQRT([.D41])" office:value-type="float" office:value="2.55089661241269" calcext:value-type="float">
            <text:p>2,5508966124</text:p>
          </table:table-cell>
          <table:table-cell table:number-columns-repeated="19"/>
        </table:table-row>
        <table:table-row table:style-name="ro1">
          <table:table-cell table:style-name="ce35" office:value-type="string" calcext:value-type="string">
            <text:p>Total stall time</text:p>
          </table:table-cell>
          <table:table-cell table:style-name="ce44" table:formula="of:=AVERAGE([.D35];[.H35];[.L35];[.P35];[.T35])" office:value-type="float" office:value="191.0827005" calcext:value-type="float">
            <text:p>191,0827005</text:p>
          </table:table-cell>
          <table:table-cell table:formula="of:=STDEV([.D5:.D34];[.H5:.H34];[.L5:.L34];[.P5:.P34];[.T5:.T34])" office:value-type="float" office:value="396.361704725033" calcext:value-type="float">
            <text:p>396,361704725</text:p>
          </table:table-cell>
          <table:table-cell table:formula="of:=COUNT([.D5:.D34];[.H5:.H34];[.L5:.L34];[.P5:.P34];[.T5:.T34])" office:value-type="float" office:value="150" calcext:value-type="float">
            <text:p>150</text:p>
          </table:table-cell>
          <table:table-cell table:formula="of:=2*[.C42]/SQRT([.D42])" office:value-type="float" office:value="64.7255953437349" calcext:value-type="float">
            <text:p>64,7255953437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0" calcext:value-type="float">
            <text:p>0</text:p>
          </table:table-cell>
          <table:table-cell table:number-columns-repeated="3"/>
          <table:table-cell table:formula="of:=IF([.G5]&lt;&gt;0;[.H5]/[.G5];0)" office:value-type="float" office:value="0" calcext:value-type="float">
            <text:p>0</text:p>
          </table:table-cell>
          <table:table-cell table:number-columns-repeated="3"/>
          <table:table-cell table:formula="of:=IF([.K5]&lt;&gt;0;[.L5]/[.K5];0)" office:value-type="float" office:value="0" calcext:value-type="float">
            <text:p>0</text:p>
          </table:table-cell>
          <table:table-cell table:number-columns-repeated="3"/>
          <table:table-cell table:formula="of:=IF([.O5]&lt;&gt;0;[.P5]/[.O5];0)" office:value-type="float" office:value="69.508995" calcext:value-type="float">
            <text:p>69,508995</text:p>
          </table:table-cell>
          <table:table-cell table:number-columns-repeated="3"/>
          <table:table-cell table:formula="of:=IF([.S5]&lt;&gt;0;[.T5]/[.S5];0)" office:value-type="float" office:value="70.3629963333333" calcext:value-type="float">
            <text:p>70,362996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0" calcext:value-type="float">
            <text:p>0</text:p>
          </table:table-cell>
          <table:table-cell table:number-columns-repeated="3"/>
          <table:table-cell table:formula="of:=IF([.G6]&lt;&gt;0;[.H6]/[.G6];0)" office:value-type="float" office:value="68.881996" calcext:value-type="float">
            <text:p>68,881996</text:p>
          </table:table-cell>
          <table:table-cell table:number-columns-repeated="3"/>
          <table:table-cell table:formula="of:=IF([.K6]&lt;&gt;0;[.L6]/[.K6];0)" office:value-type="float" office:value="38.32475275" calcext:value-type="float">
            <text:p>38,32475275</text:p>
          </table:table-cell>
          <table:table-cell table:number-columns-repeated="3"/>
          <table:table-cell table:formula="of:=IF([.O6]&lt;&gt;0;[.P6]/[.O6];0)" office:value-type="float" office:value="0" calcext:value-type="float">
            <text:p>0</text:p>
          </table:table-cell>
          <table:table-cell table:number-columns-repeated="3"/>
          <table:table-cell table:formula="of:=IF([.S6]&lt;&gt;0;[.T6]/[.S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0" calcext:value-type="float">
            <text:p>0</text:p>
          </table:table-cell>
          <table:table-cell table:number-columns-repeated="3"/>
          <table:table-cell table:formula="of:=IF([.G7]&lt;&gt;0;[.H7]/[.G7];0)" office:value-type="float" office:value="0" calcext:value-type="float">
            <text:p>0</text:p>
          </table:table-cell>
          <table:table-cell table:number-columns-repeated="3"/>
          <table:table-cell table:formula="of:=IF([.K7]&lt;&gt;0;[.L7]/[.K7];0)" office:value-type="float" office:value="38.500999" calcext:value-type="float">
            <text:p>38,500999</text:p>
          </table:table-cell>
          <table:table-cell table:number-columns-repeated="3"/>
          <table:table-cell table:formula="of:=IF([.O7]&lt;&gt;0;[.P7]/[.O7];0)" office:value-type="float" office:value="73.7490005" calcext:value-type="float">
            <text:p>73,7490005</text:p>
          </table:table-cell>
          <table:table-cell table:number-columns-repeated="3"/>
          <table:table-cell table:formula="of:=IF([.S7]&lt;&gt;0;[.T7]/[.S7];0)" office:value-type="float" office:value="42.931" calcext:value-type="float">
            <text:p>42,9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39.2355005" calcext:value-type="float">
            <text:p>39,2355005</text:p>
          </table:table-cell>
          <table:table-cell table:number-columns-repeated="3"/>
          <table:table-cell table:formula="of:=IF([.G8]&lt;&gt;0;[.H8]/[.G8];0)" office:value-type="float" office:value="0" calcext:value-type="float">
            <text:p>0</text:p>
          </table:table-cell>
          <table:table-cell table:number-columns-repeated="3"/>
          <table:table-cell table:formula="of:=IF([.K8]&lt;&gt;0;[.L8]/[.K8];0)" office:value-type="float" office:value="41.908001" calcext:value-type="float">
            <text:p>41,908001</text:p>
          </table:table-cell>
          <table:table-cell table:number-columns-repeated="3"/>
          <table:table-cell table:formula="of:=IF([.O8]&lt;&gt;0;[.P8]/[.O8];0)" office:value-type="float" office:value="0" calcext:value-type="float">
            <text:p>0</text:p>
          </table:table-cell>
          <table:table-cell table:number-columns-repeated="3"/>
          <table:table-cell table:formula="of:=IF([.S8]&lt;&gt;0;[.T8]/[.S8];0)" office:value-type="float" office:value="271.571014" calcext:value-type="float">
            <text:p>271,571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0" calcext:value-type="float">
            <text:p>0</text:p>
          </table:table-cell>
          <table:table-cell table:number-columns-repeated="3"/>
          <table:table-cell table:formula="of:=IF([.G9]&lt;&gt;0;[.H9]/[.G9];0)" office:value-type="float" office:value="0" calcext:value-type="float">
            <text:p>0</text:p>
          </table:table-cell>
          <table:table-cell table:number-columns-repeated="3"/>
          <table:table-cell table:formula="of:=IF([.K9]&lt;&gt;0;[.L9]/[.K9];0)" office:value-type="float" office:value="0" calcext:value-type="float">
            <text:p>0</text:p>
          </table:table-cell>
          <table:table-cell table:number-columns-repeated="3"/>
          <table:table-cell table:formula="of:=IF([.O9]&lt;&gt;0;[.P9]/[.O9];0)" office:value-type="float" office:value="39.222" calcext:value-type="float">
            <text:p>39,222</text:p>
          </table:table-cell>
          <table:table-cell table:number-columns-repeated="3"/>
          <table:table-cell table:formula="of:=IF([.S9]&lt;&gt;0;[.T9]/[.S9];0)" office:value-type="float" office:value="110.032997" calcext:value-type="float">
            <text:p>110,0329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19.7299203968254" calcext:value-type="float">
            <text:p>19,7299203968</text:p>
          </table:table-cell>
          <table:table-cell table:number-columns-repeated="3"/>
          <table:table-cell table:formula="of:=IF([.G10]&lt;&gt;0;[.H10]/[.G10];0)" office:value-type="float" office:value="0" calcext:value-type="float">
            <text:p>0</text:p>
          </table:table-cell>
          <table:table-cell table:number-columns-repeated="3"/>
          <table:table-cell table:formula="of:=IF([.K10]&lt;&gt;0;[.L10]/[.K10];0)" office:value-type="float" office:value="20.6200973918919" calcext:value-type="float">
            <text:p>20,6200973919</text:p>
          </table:table-cell>
          <table:table-cell table:number-columns-repeated="3"/>
          <table:table-cell table:formula="of:=IF([.O10]&lt;&gt;0;[.P10]/[.O10];0)" office:value-type="float" office:value="19.5908549886364" calcext:value-type="float">
            <text:p>19,5908549886</text:p>
          </table:table-cell>
          <table:table-cell table:number-columns-repeated="3"/>
          <table:table-cell table:formula="of:=IF([.S10]&lt;&gt;0;[.T10]/[.S10];0)" office:value-type="float" office:value="38.0153641818182" calcext:value-type="float">
            <text:p>38,01536418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0" calcext:value-type="float">
            <text:p>0</text:p>
          </table:table-cell>
          <table:table-cell table:number-columns-repeated="3"/>
          <table:table-cell table:formula="of:=IF([.G11]&lt;&gt;0;[.H11]/[.G11];0)" office:value-type="float" office:value="0" calcext:value-type="float">
            <text:p>0</text:p>
          </table:table-cell>
          <table:table-cell table:number-columns-repeated="3"/>
          <table:table-cell table:formula="of:=IF([.K11]&lt;&gt;0;[.L11]/[.K11];0)" office:value-type="float" office:value="0" calcext:value-type="float">
            <text:p>0</text:p>
          </table:table-cell>
          <table:table-cell table:number-columns-repeated="3"/>
          <table:table-cell table:formula="of:=IF([.O11]&lt;&gt;0;[.P11]/[.O11];0)" office:value-type="float" office:value="0" calcext:value-type="float">
            <text:p>0</text:p>
          </table:table-cell>
          <table:table-cell table:number-columns-repeated="3"/>
          <table:table-cell table:formula="of:=IF([.S11]&lt;&gt;0;[.T11]/[.S1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20.2213514189189" calcext:value-type="float">
            <text:p>20,2213514189</text:p>
          </table:table-cell>
          <table:table-cell table:number-columns-repeated="3"/>
          <table:table-cell table:formula="of:=IF([.G12]&lt;&gt;0;[.H12]/[.G12];0)" office:value-type="float" office:value="32.6659986666667" calcext:value-type="float">
            <text:p>32,6659986667</text:p>
          </table:table-cell>
          <table:table-cell table:number-columns-repeated="3"/>
          <table:table-cell table:formula="of:=IF([.K12]&lt;&gt;0;[.L12]/[.K12];0)" office:value-type="float" office:value="95.521004" calcext:value-type="float">
            <text:p>95,521004</text:p>
          </table:table-cell>
          <table:table-cell table:number-columns-repeated="3"/>
          <table:table-cell table:formula="of:=IF([.O12]&lt;&gt;0;[.P12]/[.O12];0)" office:value-type="float" office:value="28.1282094375" calcext:value-type="float">
            <text:p>28,1282094375</text:p>
          </table:table-cell>
          <table:table-cell table:number-columns-repeated="3"/>
          <table:table-cell table:formula="of:=IF([.S12]&lt;&gt;0;[.T12]/[.S1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56.3765374324324" calcext:value-type="float">
            <text:p>56,3765374324</text:p>
          </table:table-cell>
          <table:table-cell table:number-columns-repeated="3"/>
          <table:table-cell table:formula="of:=IF([.G13]&lt;&gt;0;[.H13]/[.G13];0)" office:value-type="float" office:value="60.830002" calcext:value-type="float">
            <text:p>60,830002</text:p>
          </table:table-cell>
          <table:table-cell table:number-columns-repeated="3"/>
          <table:table-cell table:formula="of:=IF([.K13]&lt;&gt;0;[.L13]/[.K13];0)" office:value-type="float" office:value="0" calcext:value-type="float">
            <text:p>0</text:p>
          </table:table-cell>
          <table:table-cell table:number-columns-repeated="3"/>
          <table:table-cell table:formula="of:=IF([.O13]&lt;&gt;0;[.P13]/[.O13];0)" office:value-type="float" office:value="15.812" calcext:value-type="float">
            <text:p>15,812</text:p>
          </table:table-cell>
          <table:table-cell table:number-columns-repeated="3"/>
          <table:table-cell table:formula="of:=IF([.S13]&lt;&gt;0;[.T13]/[.S13];0)" office:value-type="float" office:value="92.9229965" calcext:value-type="float">
            <text:p>92,92299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30.2050253513513" calcext:value-type="float">
            <text:p>30,2050253514</text:p>
          </table:table-cell>
          <table:table-cell table:number-columns-repeated="3"/>
          <table:table-cell table:formula="of:=IF([.G14]&lt;&gt;0;[.H14]/[.G14];0)" office:value-type="float" office:value="0" calcext:value-type="float">
            <text:p>0</text:p>
          </table:table-cell>
          <table:table-cell table:number-columns-repeated="3"/>
          <table:table-cell table:formula="of:=IF([.K14]&lt;&gt;0;[.L14]/[.K14];0)" office:value-type="float" office:value="18.367334" calcext:value-type="float">
            <text:p>18,367334</text:p>
          </table:table-cell>
          <table:table-cell table:number-columns-repeated="3"/>
          <table:table-cell table:formula="of:=IF([.O14]&lt;&gt;0;[.P14]/[.O14];0)" office:value-type="float" office:value="24.9141199411765" calcext:value-type="float">
            <text:p>24,9141199412</text:p>
          </table:table-cell>
          <table:table-cell table:number-columns-repeated="3"/>
          <table:table-cell table:formula="of:=IF([.S14]&lt;&gt;0;[.T14]/[.S14];0)" office:value-type="float" office:value="29.4547306923077" calcext:value-type="float">
            <text:p>29,45473069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0" calcext:value-type="float">
            <text:p>0</text:p>
          </table:table-cell>
          <table:table-cell table:number-columns-repeated="3"/>
          <table:table-cell table:formula="of:=IF([.G15]&lt;&gt;0;[.H15]/[.G15];0)" office:value-type="float" office:value="0" calcext:value-type="float">
            <text:p>0</text:p>
          </table:table-cell>
          <table:table-cell table:number-columns-repeated="3"/>
          <table:table-cell table:formula="of:=IF([.K15]&lt;&gt;0;[.L15]/[.K15];0)" office:value-type="float" office:value="0" calcext:value-type="float">
            <text:p>0</text:p>
          </table:table-cell>
          <table:table-cell table:number-columns-repeated="3"/>
          <table:table-cell table:formula="of:=IF([.O15]&lt;&gt;0;[.P15]/[.O15];0)" office:value-type="float" office:value="0" calcext:value-type="float">
            <text:p>0</text:p>
          </table:table-cell>
          <table:table-cell table:number-columns-repeated="3"/>
          <table:table-cell table:formula="of:=IF([.S15]&lt;&gt;0;[.T15]/[.S1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0" calcext:value-type="float">
            <text:p>0</text:p>
          </table:table-cell>
          <table:table-cell table:number-columns-repeated="3"/>
          <table:table-cell table:formula="of:=IF([.G16]&lt;&gt;0;[.H16]/[.G16];0)" office:value-type="float" office:value="0" calcext:value-type="float">
            <text:p>0</text:p>
          </table:table-cell>
          <table:table-cell table:number-columns-repeated="3"/>
          <table:table-cell table:formula="of:=IF([.K16]&lt;&gt;0;[.L16]/[.K16];0)" office:value-type="float" office:value="0" calcext:value-type="float">
            <text:p>0</text:p>
          </table:table-cell>
          <table:table-cell table:number-columns-repeated="3"/>
          <table:table-cell table:formula="of:=IF([.O16]&lt;&gt;0;[.P16]/[.O16];0)" office:value-type="float" office:value="0" calcext:value-type="float">
            <text:p>0</text:p>
          </table:table-cell>
          <table:table-cell table:number-columns-repeated="3"/>
          <table:table-cell table:formula="of:=IF([.S16]&lt;&gt;0;[.T16]/[.S1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0" calcext:value-type="float">
            <text:p>0</text:p>
          </table:table-cell>
          <table:table-cell table:number-columns-repeated="3"/>
          <table:table-cell table:formula="of:=IF([.G17]&lt;&gt;0;[.H17]/[.G17];0)" office:value-type="float" office:value="0" calcext:value-type="float">
            <text:p>0</text:p>
          </table:table-cell>
          <table:table-cell table:number-columns-repeated="3"/>
          <table:table-cell table:formula="of:=IF([.K17]&lt;&gt;0;[.L17]/[.K17];0)" office:value-type="float" office:value="0" calcext:value-type="float">
            <text:p>0</text:p>
          </table:table-cell>
          <table:table-cell table:number-columns-repeated="3"/>
          <table:table-cell table:formula="of:=IF([.O17]&lt;&gt;0;[.P17]/[.O17];0)" office:value-type="float" office:value="0" calcext:value-type="float">
            <text:p>0</text:p>
          </table:table-cell>
          <table:table-cell table:number-columns-repeated="3"/>
          <table:table-cell table:formula="of:=IF([.S17]&lt;&gt;0;[.T17]/[.S1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0" calcext:value-type="float">
            <text:p>0</text:p>
          </table:table-cell>
          <table:table-cell table:number-columns-repeated="3"/>
          <table:table-cell table:formula="of:=IF([.G18]&lt;&gt;0;[.H18]/[.G18];0)" office:value-type="float" office:value="0" calcext:value-type="float">
            <text:p>0</text:p>
          </table:table-cell>
          <table:table-cell table:number-columns-repeated="3"/>
          <table:table-cell table:formula="of:=IF([.K18]&lt;&gt;0;[.L18]/[.K18];0)" office:value-type="float" office:value="0" calcext:value-type="float">
            <text:p>0</text:p>
          </table:table-cell>
          <table:table-cell table:number-columns-repeated="3"/>
          <table:table-cell table:formula="of:=IF([.O18]&lt;&gt;0;[.P18]/[.O18];0)" office:value-type="float" office:value="0" calcext:value-type="float">
            <text:p>0</text:p>
          </table:table-cell>
          <table:table-cell table:number-columns-repeated="3"/>
          <table:table-cell table:formula="of:=IF([.S18]&lt;&gt;0;[.T18]/[.S18];0)" office:value-type="float" office:value="53.293999" calcext:value-type="float">
            <text:p>53,293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0" calcext:value-type="float">
            <text:p>0</text:p>
          </table:table-cell>
          <table:table-cell table:number-columns-repeated="3"/>
          <table:table-cell table:formula="of:=IF([.G19]&lt;&gt;0;[.H19]/[.G19];0)" office:value-type="float" office:value="0" calcext:value-type="float">
            <text:p>0</text:p>
          </table:table-cell>
          <table:table-cell table:number-columns-repeated="3"/>
          <table:table-cell table:formula="of:=IF([.K19]&lt;&gt;0;[.L19]/[.K19];0)" office:value-type="float" office:value="0" calcext:value-type="float">
            <text:p>0</text:p>
          </table:table-cell>
          <table:table-cell table:number-columns-repeated="3"/>
          <table:table-cell table:formula="of:=IF([.O19]&lt;&gt;0;[.P19]/[.O19];0)" office:value-type="float" office:value="41.731998" calcext:value-type="float">
            <text:p>41,731998</text:p>
          </table:table-cell>
          <table:table-cell table:number-columns-repeated="3"/>
          <table:table-cell table:formula="of:=IF([.S19]&lt;&gt;0;[.T19]/[.S19];0)" office:value-type="float" office:value="6.889" calcext:value-type="float">
            <text:p>6,8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0" calcext:value-type="float">
            <text:p>0</text:p>
          </table:table-cell>
          <table:table-cell table:number-columns-repeated="3"/>
          <table:table-cell table:formula="of:=IF([.G20]&lt;&gt;0;[.H20]/[.G20];0)" office:value-type="float" office:value="0" calcext:value-type="float">
            <text:p>0</text:p>
          </table:table-cell>
          <table:table-cell table:number-columns-repeated="3"/>
          <table:table-cell table:formula="of:=IF([.K20]&lt;&gt;0;[.L20]/[.K20];0)" office:value-type="float" office:value="22.817999" calcext:value-type="float">
            <text:p>22,817999</text:p>
          </table:table-cell>
          <table:table-cell table:number-columns-repeated="3"/>
          <table:table-cell table:formula="of:=IF([.O20]&lt;&gt;0;[.P20]/[.O20];0)" office:value-type="float" office:value="0" calcext:value-type="float">
            <text:p>0</text:p>
          </table:table-cell>
          <table:table-cell table:number-columns-repeated="3"/>
          <table:table-cell table:formula="of:=IF([.S20]&lt;&gt;0;[.T20]/[.S2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3"/>
          <table:table-cell table:formula="of:=IF([.G21]&lt;&gt;0;[.H21]/[.G21];0)" office:value-type="float" office:value="26.417" calcext:value-type="float">
            <text:p>26,417</text:p>
          </table:table-cell>
          <table:table-cell table:number-columns-repeated="3"/>
          <table:table-cell table:formula="of:=IF([.K21]&lt;&gt;0;[.L21]/[.K21];0)" office:value-type="float" office:value="14.026" calcext:value-type="float">
            <text:p>14,026</text:p>
          </table:table-cell>
          <table:table-cell table:number-columns-repeated="3"/>
          <table:table-cell table:formula="of:=IF([.O21]&lt;&gt;0;[.P21]/[.O21];0)" office:value-type="float" office:value="0" calcext:value-type="float">
            <text:p>0</text:p>
          </table:table-cell>
          <table:table-cell table:number-columns-repeated="3"/>
          <table:table-cell table:formula="of:=IF([.S21]&lt;&gt;0;[.T21]/[.S2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0" calcext:value-type="float">
            <text:p>0</text:p>
          </table:table-cell>
          <table:table-cell table:number-columns-repeated="3"/>
          <table:table-cell table:formula="of:=IF([.G22]&lt;&gt;0;[.H22]/[.G22];0)" office:value-type="float" office:value="0" calcext:value-type="float">
            <text:p>0</text:p>
          </table:table-cell>
          <table:table-cell table:number-columns-repeated="3"/>
          <table:table-cell table:formula="of:=IF([.K22]&lt;&gt;0;[.L22]/[.K22];0)" office:value-type="float" office:value="0" calcext:value-type="float">
            <text:p>0</text:p>
          </table:table-cell>
          <table:table-cell table:number-columns-repeated="3"/>
          <table:table-cell table:formula="of:=IF([.O22]&lt;&gt;0;[.P22]/[.O22];0)" office:value-type="float" office:value="0" calcext:value-type="float">
            <text:p>0</text:p>
          </table:table-cell>
          <table:table-cell table:number-columns-repeated="3"/>
          <table:table-cell table:formula="of:=IF([.S22]&lt;&gt;0;[.T22]/[.S2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3"/>
          <table:table-cell table:formula="of:=IF([.G23]&lt;&gt;0;[.H23]/[.G23];0)" office:value-type="float" office:value="36.437" calcext:value-type="float">
            <text:p>36,437</text:p>
          </table:table-cell>
          <table:table-cell table:number-columns-repeated="3"/>
          <table:table-cell table:formula="of:=IF([.K23]&lt;&gt;0;[.L23]/[.K23];0)" office:value-type="float" office:value="0" calcext:value-type="float">
            <text:p>0</text:p>
          </table:table-cell>
          <table:table-cell table:number-columns-repeated="3"/>
          <table:table-cell table:formula="of:=IF([.O23]&lt;&gt;0;[.P23]/[.O23];0)" office:value-type="float" office:value="26.411001" calcext:value-type="float">
            <text:p>26,411001</text:p>
          </table:table-cell>
          <table:table-cell table:number-columns-repeated="3"/>
          <table:table-cell table:formula="of:=IF([.S23]&lt;&gt;0;[.T23]/[.S2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0" calcext:value-type="float">
            <text:p>0</text:p>
          </table:table-cell>
          <table:table-cell table:number-columns-repeated="3"/>
          <table:table-cell table:formula="of:=IF([.G24]&lt;&gt;0;[.H24]/[.G24];0)" office:value-type="float" office:value="0" calcext:value-type="float">
            <text:p>0</text:p>
          </table:table-cell>
          <table:table-cell table:number-columns-repeated="3"/>
          <table:table-cell table:formula="of:=IF([.K24]&lt;&gt;0;[.L24]/[.K24];0)" office:value-type="float" office:value="0" calcext:value-type="float">
            <text:p>0</text:p>
          </table:table-cell>
          <table:table-cell table:number-columns-repeated="3"/>
          <table:table-cell table:formula="of:=IF([.O24]&lt;&gt;0;[.P24]/[.O24];0)" office:value-type="float" office:value="0" calcext:value-type="float">
            <text:p>0</text:p>
          </table:table-cell>
          <table:table-cell table:number-columns-repeated="3"/>
          <table:table-cell table:formula="of:=IF([.S24]&lt;&gt;0;[.T24]/[.S2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0" calcext:value-type="float">
            <text:p>0</text:p>
          </table:table-cell>
          <table:table-cell table:number-columns-repeated="3"/>
          <table:table-cell table:formula="of:=IF([.G25]&lt;&gt;0;[.H25]/[.G25];0)" office:value-type="float" office:value="0" calcext:value-type="float">
            <text:p>0</text:p>
          </table:table-cell>
          <table:table-cell table:number-columns-repeated="3"/>
          <table:table-cell table:formula="of:=IF([.K25]&lt;&gt;0;[.L25]/[.K25];0)" office:value-type="float" office:value="0" calcext:value-type="float">
            <text:p>0</text:p>
          </table:table-cell>
          <table:table-cell table:number-columns-repeated="3"/>
          <table:table-cell table:formula="of:=IF([.O25]&lt;&gt;0;[.P25]/[.O25];0)" office:value-type="float" office:value="0" calcext:value-type="float">
            <text:p>0</text:p>
          </table:table-cell>
          <table:table-cell table:number-columns-repeated="3"/>
          <table:table-cell table:formula="of:=IF([.S25]&lt;&gt;0;[.T25]/[.S2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0" calcext:value-type="float">
            <text:p>0</text:p>
          </table:table-cell>
          <table:table-cell table:number-columns-repeated="3"/>
          <table:table-cell table:formula="of:=IF([.G26]&lt;&gt;0;[.H26]/[.G26];0)" office:value-type="float" office:value="0" calcext:value-type="float">
            <text:p>0</text:p>
          </table:table-cell>
          <table:table-cell table:number-columns-repeated="3"/>
          <table:table-cell table:formula="of:=IF([.K26]&lt;&gt;0;[.L26]/[.K26];0)" office:value-type="float" office:value="0" calcext:value-type="float">
            <text:p>0</text:p>
          </table:table-cell>
          <table:table-cell table:number-columns-repeated="3"/>
          <table:table-cell table:formula="of:=IF([.O26]&lt;&gt;0;[.P26]/[.O26];0)" office:value-type="float" office:value="0" calcext:value-type="float">
            <text:p>0</text:p>
          </table:table-cell>
          <table:table-cell table:number-columns-repeated="3"/>
          <table:table-cell table:formula="of:=IF([.S26]&lt;&gt;0;[.T26]/[.S2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0" calcext:value-type="float">
            <text:p>0</text:p>
          </table:table-cell>
          <table:table-cell table:number-columns-repeated="3"/>
          <table:table-cell table:formula="of:=IF([.G27]&lt;&gt;0;[.H27]/[.G27];0)" office:value-type="float" office:value="0" calcext:value-type="float">
            <text:p>0</text:p>
          </table:table-cell>
          <table:table-cell table:number-columns-repeated="3"/>
          <table:table-cell table:formula="of:=IF([.K27]&lt;&gt;0;[.L27]/[.K27];0)" office:value-type="float" office:value="31.725" calcext:value-type="float">
            <text:p>31,725</text:p>
          </table:table-cell>
          <table:table-cell table:number-columns-repeated="3"/>
          <table:table-cell table:formula="of:=IF([.O27]&lt;&gt;0;[.P27]/[.O27];0)" office:value-type="float" office:value="0" calcext:value-type="float">
            <text:p>0</text:p>
          </table:table-cell>
          <table:table-cell table:number-columns-repeated="3"/>
          <table:table-cell table:formula="of:=IF([.S27]&lt;&gt;0;[.T27]/[.S2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0" calcext:value-type="float">
            <text:p>0</text:p>
          </table:table-cell>
          <table:table-cell table:number-columns-repeated="3"/>
          <table:table-cell table:formula="of:=IF([.G28]&lt;&gt;0;[.H28]/[.G28];0)" office:value-type="float" office:value="0" calcext:value-type="float">
            <text:p>0</text:p>
          </table:table-cell>
          <table:table-cell table:number-columns-repeated="3"/>
          <table:table-cell table:formula="of:=IF([.K28]&lt;&gt;0;[.L28]/[.K28];0)" office:value-type="float" office:value="0" calcext:value-type="float">
            <text:p>0</text:p>
          </table:table-cell>
          <table:table-cell table:number-columns-repeated="3"/>
          <table:table-cell table:formula="of:=IF([.O28]&lt;&gt;0;[.P28]/[.O28];0)" office:value-type="float" office:value="0" calcext:value-type="float">
            <text:p>0</text:p>
          </table:table-cell>
          <table:table-cell table:number-columns-repeated="3"/>
          <table:table-cell table:formula="of:=IF([.S28]&lt;&gt;0;[.T28]/[.S2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3"/>
          <table:table-cell table:formula="of:=IF([.G29]&lt;&gt;0;[.H29]/[.G29];0)" office:value-type="float" office:value="0" calcext:value-type="float">
            <text:p>0</text:p>
          </table:table-cell>
          <table:table-cell table:number-columns-repeated="3"/>
          <table:table-cell table:formula="of:=IF([.K29]&lt;&gt;0;[.L29]/[.K29];0)" office:value-type="float" office:value="0" calcext:value-type="float">
            <text:p>0</text:p>
          </table:table-cell>
          <table:table-cell table:number-columns-repeated="3"/>
          <table:table-cell table:formula="of:=IF([.O29]&lt;&gt;0;[.P29]/[.O29];0)" office:value-type="float" office:value="0" calcext:value-type="float">
            <text:p>0</text:p>
          </table:table-cell>
          <table:table-cell table:number-columns-repeated="3"/>
          <table:table-cell table:formula="of:=IF([.S29]&lt;&gt;0;[.T29]/[.S2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0" calcext:value-type="float">
            <text:p>0</text:p>
          </table:table-cell>
          <table:table-cell table:number-columns-repeated="3"/>
          <table:table-cell table:formula="of:=IF([.G30]&lt;&gt;0;[.H30]/[.G30];0)" office:value-type="float" office:value="22.531" calcext:value-type="float">
            <text:p>22,531</text:p>
          </table:table-cell>
          <table:table-cell table:number-columns-repeated="3"/>
          <table:table-cell table:formula="of:=IF([.K30]&lt;&gt;0;[.L30]/[.K30];0)" office:value-type="float" office:value="0" calcext:value-type="float">
            <text:p>0</text:p>
          </table:table-cell>
          <table:table-cell table:number-columns-repeated="3"/>
          <table:table-cell table:formula="of:=IF([.O30]&lt;&gt;0;[.P30]/[.O30];0)" office:value-type="float" office:value="0" calcext:value-type="float">
            <text:p>0</text:p>
          </table:table-cell>
          <table:table-cell table:number-columns-repeated="3"/>
          <table:table-cell table:formula="of:=IF([.S30]&lt;&gt;0;[.T30]/[.S3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0" calcext:value-type="float">
            <text:p>0</text:p>
          </table:table-cell>
          <table:table-cell table:number-columns-repeated="3"/>
          <table:table-cell table:formula="of:=IF([.G31]&lt;&gt;0;[.H31]/[.G31];0)" office:value-type="float" office:value="0" calcext:value-type="float">
            <text:p>0</text:p>
          </table:table-cell>
          <table:table-cell table:number-columns-repeated="3"/>
          <table:table-cell table:formula="of:=IF([.K31]&lt;&gt;0;[.L31]/[.K31];0)" office:value-type="float" office:value="0" calcext:value-type="float">
            <text:p>0</text:p>
          </table:table-cell>
          <table:table-cell table:number-columns-repeated="3"/>
          <table:table-cell table:formula="of:=IF([.O31]&lt;&gt;0;[.P31]/[.O31];0)" office:value-type="float" office:value="0" calcext:value-type="float">
            <text:p>0</text:p>
          </table:table-cell>
          <table:table-cell table:number-columns-repeated="3"/>
          <table:table-cell table:formula="of:=IF([.S31]&lt;&gt;0;[.T31]/[.S3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0" calcext:value-type="float">
            <text:p>0</text:p>
          </table:table-cell>
          <table:table-cell table:number-columns-repeated="3"/>
          <table:table-cell table:formula="of:=IF([.G32]&lt;&gt;0;[.H32]/[.G32];0)" office:value-type="float" office:value="0" calcext:value-type="float">
            <text:p>0</text:p>
          </table:table-cell>
          <table:table-cell table:number-columns-repeated="3"/>
          <table:table-cell table:formula="of:=IF([.K32]&lt;&gt;0;[.L32]/[.K32];0)" office:value-type="float" office:value="0" calcext:value-type="float">
            <text:p>0</text:p>
          </table:table-cell>
          <table:table-cell table:number-columns-repeated="3"/>
          <table:table-cell table:formula="of:=IF([.O32]&lt;&gt;0;[.P32]/[.O32];0)" office:value-type="float" office:value="0" calcext:value-type="float">
            <text:p>0</text:p>
          </table:table-cell>
          <table:table-cell table:number-columns-repeated="3"/>
          <table:table-cell table:formula="of:=IF([.S32]&lt;&gt;0;[.T32]/[.S3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0" calcext:value-type="float">
            <text:p>0</text:p>
          </table:table-cell>
          <table:table-cell table:number-columns-repeated="3"/>
          <table:table-cell table:formula="of:=IF([.G33]&lt;&gt;0;[.H33]/[.G33];0)" office:value-type="float" office:value="0" calcext:value-type="float">
            <text:p>0</text:p>
          </table:table-cell>
          <table:table-cell table:number-columns-repeated="3"/>
          <table:table-cell table:formula="of:=IF([.K33]&lt;&gt;0;[.L33]/[.K33];0)" office:value-type="float" office:value="0" calcext:value-type="float">
            <text:p>0</text:p>
          </table:table-cell>
          <table:table-cell table:number-columns-repeated="3"/>
          <table:table-cell table:formula="of:=IF([.O33]&lt;&gt;0;[.P33]/[.O33];0)" office:value-type="float" office:value="0" calcext:value-type="float">
            <text:p>0</text:p>
          </table:table-cell>
          <table:table-cell table:number-columns-repeated="3"/>
          <table:table-cell table:formula="of:=IF([.S33]&lt;&gt;0;[.T33]/[.S3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3"/>
          <table:table-cell table:formula="of:=IF([.G34]&lt;&gt;0;[.H34]/[.G34];0)" office:value-type="float" office:value="0" calcext:value-type="float">
            <text:p>0</text:p>
          </table:table-cell>
          <table:table-cell table:number-columns-repeated="3"/>
          <table:table-cell table:formula="of:=IF([.K34]&lt;&gt;0;[.L34]/[.K34];0)" office:value-type="float" office:value="0" calcext:value-type="float">
            <text:p>0</text:p>
          </table:table-cell>
          <table:table-cell table:number-columns-repeated="3"/>
          <table:table-cell table:formula="of:=IF([.O34]&lt;&gt;0;[.P34]/[.O34];0)" office:value-type="float" office:value="0" calcext:value-type="float">
            <text:p>0</text:p>
          </table:table-cell>
          <table:table-cell table:number-columns-repeated="3"/>
          <table:table-cell table:formula="of:=IF([.S34]&lt;&gt;0;[.T34]/[.S3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1"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3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AVERAGE([.D45:.T74])" office:value-type="float" office:value="11.9325653032191" calcext:value-type="float">
            <text:p>11,9325653032</text:p>
          </table:table-cell>
          <table:table-cell table:formula="of:=STDEV([.D45:.T74])" office:value-type="float" office:value="30.2355964366656" calcext:value-type="float">
            <text:p>30,2355964367</text:p>
          </table:table-cell>
          <table:table-cell table:formula="of:=COUNT([.D45:.T74])" office:value-type="float" office:value="150" calcext:value-type="float">
            <text:p>150</text:p>
          </table:table-cell>
          <table:table-cell table:formula="of:=2*[.E78]/SQRT([.F78])" office:value-type="float" office:value="4.9374522225696" calcext:value-type="float">
            <text:p>4,9374522226</text:p>
          </table:table-cell>
          <table:table-cell table:number-columns-repeated="17"/>
        </table:table-row>
      </table:table>
      <table:table table:name="C6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  <table:table-cell table:number-columns-repeated="4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4"/>
        </table:table-row>
        <table:table-row table:style-name="ro1">
          <table:table-cell table:style-name="ce4"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70.741997" calcext:value-type="float">
            <text:p>70,741997</text:p>
          </table:table-cell>
          <table:table-cell table:style-name="ce4"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77.395996" calcext:value-type="float">
            <text:p>177,395996</text:p>
          </table:table-cell>
          <table:table-cell table:style-name="ce4"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6.538002" calcext:value-type="float">
            <text:p>56,538002</text:p>
          </table:table-cell>
          <table:table-cell table:style-name="ce4"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99.009003" calcext:value-type="float">
            <text:p>199,009003</text:p>
          </table:table-cell>
          <table:table-cell table:style-name="ce4"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90.098999" calcext:value-type="float">
            <text:p>290,098999</text:p>
          </table:table-cell>
          <table:table-cell table:style-name="ce4"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1.569" calcext:value-type="float">
            <text:p>21,569</text:p>
          </table:table-cell>
          <table:table-cell table:number-columns-repeated="4"/>
        </table:table-row>
        <table:table-row table:style-name="ro1">
          <table:table-cell table:style-name="ce4"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302.143982" calcext:value-type="float">
            <text:p>302,143982</text:p>
          </table:table-cell>
          <table:table-cell table:style-name="ce4"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942.449036" calcext:value-type="float">
            <text:p>942,449036</text:p>
          </table:table-cell>
          <table:table-cell table:style-name="ce4"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10.103004" calcext:value-type="float">
            <text:p>110,103004</text:p>
          </table:table-cell>
          <table:table-cell table:style-name="ce4"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78.393005" calcext:value-type="float">
            <text:p>278,393005</text:p>
          </table:table-cell>
          <table:table-cell table:style-name="ce4"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1011.139954" calcext:value-type="float">
            <text:p>1011,139954</text:p>
          </table:table-cell>
          <table:table-cell table:style-name="ce4"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03.959991" calcext:value-type="float">
            <text:p>203,959991</text:p>
          </table:table-cell>
          <table:table-cell table:number-columns-repeated="4"/>
        </table:table-row>
        <table:table-row table:style-name="ro1">
          <table:table-cell table:style-name="ce4"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02.255997" calcext:value-type="float">
            <text:p>102,255997</text:p>
          </table:table-cell>
          <table:table-cell table:style-name="ce4"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8.299999" calcext:value-type="float">
            <text:p>58,299999</text:p>
          </table:table-cell>
          <table:table-cell table:style-name="ce4"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7.410999" calcext:value-type="float">
            <text:p>37,410999</text:p>
          </table:table-cell>
          <table:table-cell table:style-name="ce4"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05.840012" calcext:value-type="float">
            <text:p>205,840012</text:p>
          </table:table-cell>
          <table:table-cell table:style-name="ce4"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8.498999" calcext:value-type="float">
            <text:p>28,498999</text:p>
          </table:table-cell>
          <table:table-cell table:style-name="ce4"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.509998" calcext:value-type="float">
            <text:p>49,509998</text:p>
          </table:table-cell>
          <table:table-cell table:style-name="ce4"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3.143999" calcext:value-type="float">
            <text:p>23,143999</text:p>
          </table:table-cell>
          <table:table-cell table:number-columns-repeated="4"/>
        </table:table-row>
        <table:table-row table:style-name="ro1">
          <table:table-cell table:style-name="ce4"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22.294998" calcext:value-type="float">
            <text:p>122,294998</text:p>
          </table:table-cell>
          <table:table-cell table:style-name="ce4"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630.124023" calcext:value-type="float">
            <text:p>630,124023</text:p>
          </table:table-cell>
          <table:table-cell table:style-name="ce4"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39.335999" calcext:value-type="float">
            <text:p>139,335999</text:p>
          </table:table-cell>
          <table:table-cell table:style-name="ce4"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63.953979" calcext:value-type="float">
            <text:p>263,953979</text:p>
          </table:table-cell>
          <table:table-cell table:style-name="ce4"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25.274002" calcext:value-type="float">
            <text:p>225,274002</text:p>
          </table:table-cell>
          <table:table-cell table:style-name="ce4"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39.363998" calcext:value-type="float">
            <text:p>139,363998</text:p>
          </table:table-cell>
          <table:table-cell table:number-columns-repeated="4"/>
        </table:table-row>
        <table:table-row table:style-name="ro1">
          <table:table-cell table:style-name="ce4"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38.659988" calcext:value-type="float">
            <text:p>238,659988</text:p>
          </table:table-cell>
          <table:table-cell table:style-name="ce4"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3.598999" calcext:value-type="float">
            <text:p>63,598999</text:p>
          </table:table-cell>
          <table:table-cell table:style-name="ce4"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8.169998" calcext:value-type="float">
            <text:p>38,169998</text:p>
          </table:table-cell>
          <table:table-cell table:style-name="ce4"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91.999008" calcext:value-type="float">
            <text:p>191,999008</text:p>
          </table:table-cell>
          <table:table-cell table:style-name="ce4"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38.125" calcext:value-type="float">
            <text:p>138,125</text:p>
          </table:table-cell>
          <table:table-cell table:style-name="ce4"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71.665985" calcext:value-type="float">
            <text:p>171,665985</text:p>
          </table:table-cell>
          <table:table-cell table:number-columns-repeated="4"/>
        </table:table-row>
        <table:table-row table:style-name="ro1">
          <table:table-cell table:style-name="ce4"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table:style-name="ce13" office:value-type="float" office:value="2878.647217" calcext:value-type="float">
            <text:p>2878,647217</text:p>
          </table:table-cell>
          <table:table-cell table:style-name="ce4"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table:style-name="ce13" office:value-type="float" office:value="1405.14978" calcext:value-type="float">
            <text:p>1405,14978</text:p>
          </table:table-cell>
          <table:table-cell table:style-name="ce4"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724.80603" calcext:value-type="float">
            <text:p>724,80603</text:p>
          </table:table-cell>
          <table:table-cell table:style-name="ce4"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table:style-name="ce13" office:value-type="float" office:value="2503.0354" calcext:value-type="float">
            <text:p>2503,0354</text:p>
          </table:table-cell>
          <table:table-cell table:style-name="ce4"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table:style-name="ce13" office:value-type="float" office:value="1379.207886" calcext:value-type="float">
            <text:p>1379,207886</text:p>
          </table:table-cell>
          <table:table-cell table:style-name="ce4"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table:style-name="ce13" office:value-type="float" office:value="2031.118286" calcext:value-type="float">
            <text:p>2031,118286</text:p>
          </table:table-cell>
          <table:table-cell table:number-columns-repeated="4"/>
        </table:table-row>
        <table:table-row table:style-name="ro1">
          <table:table-cell table:style-name="ce4"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89.589005" calcext:value-type="float">
            <text:p>189,589005</text:p>
          </table:table-cell>
          <table:table-cell table:style-name="ce4"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60.576019" calcext:value-type="float">
            <text:p>260,576019</text:p>
          </table:table-cell>
          <table:table-cell table:style-name="ce4"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65.830017" calcext:value-type="float">
            <text:p>265,830017</text:p>
          </table:table-cell>
          <table:table-cell table:style-name="ce4"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49.084961" calcext:value-type="float">
            <text:p>449,084961</text:p>
          </table:table-cell>
          <table:table-cell table:style-name="ce4"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44.839005" calcext:value-type="float">
            <text:p>144,839005</text:p>
          </table:table-cell>
          <table:table-cell table:style-name="ce4"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1669.281006" calcext:value-type="float">
            <text:p>1669,281006</text:p>
          </table:table-cell>
          <table:table-cell table:number-columns-repeated="4"/>
        </table:table-row>
        <table:table-row table:style-name="ro1">
          <table:table-cell table:style-name="ce4"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80.07" calcext:value-type="float">
            <text:p>80,07</text:p>
          </table:table-cell>
          <table:table-cell table:style-name="ce4"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4.552002" calcext:value-type="float">
            <text:p>94,552002</text:p>
          </table:table-cell>
          <table:table-cell table:style-name="ce4"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1.556999" calcext:value-type="float">
            <text:p>91,556999</text:p>
          </table:table-cell>
          <table:table-cell table:style-name="ce4"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54.998993" calcext:value-type="float">
            <text:p>154,998993</text:p>
          </table:table-cell>
          <table:table-cell table:style-name="ce4"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69.823997" calcext:value-type="float">
            <text:p>69,823997</text:p>
          </table:table-cell>
          <table:table-cell table:style-name="ce4"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1.282999" calcext:value-type="float">
            <text:p>31,282999</text:p>
          </table:table-cell>
          <table:table-cell table:style-name="ce4"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09.936005" calcext:value-type="float">
            <text:p>209,936005</text:p>
          </table:table-cell>
          <table:table-cell table:style-name="ce4"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.634" calcext:value-type="float">
            <text:p>6,634</text:p>
          </table:table-cell>
          <table:table-cell table:style-name="ce4"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71.066986" calcext:value-type="float">
            <text:p>171,066986</text:p>
          </table:table-cell>
          <table:table-cell table:style-name="ce4"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91.900993" calcext:value-type="float">
            <text:p>91,900993</text:p>
          </table:table-cell>
          <table:table-cell table:style-name="ce4"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42.921997" calcext:value-type="float">
            <text:p>142,921997</text:p>
          </table:table-cell>
          <table:table-cell table:number-columns-repeated="4"/>
        </table:table-row>
        <table:table-row table:style-name="ro1">
          <table:table-cell table:style-name="ce4" office:value-type="float" office:value="101305" calcext:value-type="float">
            <text:p>101305</text:p>
          </table:table-cell>
          <table:table-cell office:value-type="float" office:value="815.30896" calcext:value-type="float">
            <text:p>815,3089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305" calcext:value-type="float">
            <text:p>101305</text:p>
          </table:table-cell>
          <table:table-cell office:value-type="float" office:value="759.096985" calcext:value-type="float">
            <text:p>759,09698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.213" calcext:value-type="float">
            <text:p>6,213</text:p>
          </table:table-cell>
          <table:table-cell table:style-name="ce4" office:value-type="float" office:value="101305" calcext:value-type="float">
            <text:p>101305</text:p>
          </table:table-cell>
          <table:table-cell office:value-type="float" office:value="795.656982" calcext:value-type="float">
            <text:p>795,65698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305" calcext:value-type="float">
            <text:p>101305</text:p>
          </table:table-cell>
          <table:table-cell office:value-type="float" office:value="892.009949" calcext:value-type="float">
            <text:p>892,00994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305" calcext:value-type="float">
            <text:p>101305</text:p>
          </table:table-cell>
          <table:table-cell office:value-type="float" office:value="713.728027" calcext:value-type="float">
            <text:p>713,72802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305" calcext:value-type="float">
            <text:p>101305</text:p>
          </table:table-cell>
          <table:table-cell office:value-type="float" office:value="656.579956" calcext:value-type="float">
            <text:p>656,57995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1441" calcext:value-type="float">
            <text:p>101441</text:p>
          </table:table-cell>
          <table:table-cell office:value-type="float" office:value="834.486023" calcext:value-type="float">
            <text:p>834,48602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03.111" calcext:value-type="float">
            <text:p>103,111</text:p>
          </table:table-cell>
          <table:table-cell table:style-name="ce4" office:value-type="float" office:value="101441" calcext:value-type="float">
            <text:p>101441</text:p>
          </table:table-cell>
          <table:table-cell office:value-type="float" office:value="779.205017" calcext:value-type="float">
            <text:p>779,20501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7.766003" calcext:value-type="float">
            <text:p>57,766003</text:p>
          </table:table-cell>
          <table:table-cell table:style-name="ce4" office:value-type="float" office:value="101441" calcext:value-type="float">
            <text:p>101441</text:p>
          </table:table-cell>
          <table:table-cell office:value-type="float" office:value="717.421997" calcext:value-type="float">
            <text:p>717,4219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441" calcext:value-type="float">
            <text:p>101441</text:p>
          </table:table-cell>
          <table:table-cell office:value-type="float" office:value="815.008972" calcext:value-type="float">
            <text:p>815,0089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441" calcext:value-type="float">
            <text:p>101441</text:p>
          </table:table-cell>
          <table:table-cell office:value-type="float" office:value="751.627014" calcext:value-type="float">
            <text:p>751,62701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441" calcext:value-type="float">
            <text:p>101441</text:p>
          </table:table-cell>
          <table:table-cell office:value-type="float" office:value="757.493958" calcext:value-type="float">
            <text:p>757,49395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1828" calcext:value-type="float">
            <text:p>101828</text:p>
          </table:table-cell>
          <table:table-cell office:value-type="float" office:value="685.893005" calcext:value-type="float">
            <text:p>685,89300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3.052" calcext:value-type="float">
            <text:p>13,052</text:p>
          </table:table-cell>
          <table:table-cell table:style-name="ce4" office:value-type="float" office:value="101828" calcext:value-type="float">
            <text:p>101828</text:p>
          </table:table-cell>
          <table:table-cell office:value-type="float" office:value="747.353027" calcext:value-type="float">
            <text:p>747,35302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03.600983" calcext:value-type="float">
            <text:p>203,600983</text:p>
          </table:table-cell>
          <table:table-cell table:style-name="ce4" office:value-type="float" office:value="101828" calcext:value-type="float">
            <text:p>101828</text:p>
          </table:table-cell>
          <table:table-cell office:value-type="float" office:value="731.309021" calcext:value-type="float">
            <text:p>731,30902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04.719002" calcext:value-type="float">
            <text:p>104,719002</text:p>
          </table:table-cell>
          <table:table-cell table:style-name="ce4" office:value-type="float" office:value="101828" calcext:value-type="float">
            <text:p>101828</text:p>
          </table:table-cell>
          <table:table-cell office:value-type="float" office:value="749.106018" calcext:value-type="float">
            <text:p>749,10601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05.423981" calcext:value-type="float">
            <text:p>205,423981</text:p>
          </table:table-cell>
          <table:table-cell table:style-name="ce4" office:value-type="float" office:value="101828" calcext:value-type="float">
            <text:p>101828</text:p>
          </table:table-cell>
          <table:table-cell office:value-type="float" office:value="756.61499" calcext:value-type="float">
            <text:p>756,614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828" calcext:value-type="float">
            <text:p>101828</text:p>
          </table:table-cell>
          <table:table-cell office:value-type="float" office:value="704.958008" calcext:value-type="float">
            <text:p>704,95800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7.330002" calcext:value-type="float">
            <text:p>57,330002</text:p>
          </table:table-cell>
          <table:table-cell table:number-columns-repeated="4"/>
        </table:table-row>
        <table:table-row table:style-name="ro1">
          <table:table-cell table:style-name="ce4" office:value-type="float" office:value="102101" calcext:value-type="float">
            <text:p>102101</text:p>
          </table:table-cell>
          <table:table-cell office:value-type="float" office:value="755.73999" calcext:value-type="float">
            <text:p>755,739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101" calcext:value-type="float">
            <text:p>102101</text:p>
          </table:table-cell>
          <table:table-cell office:value-type="float" office:value="727.680054" calcext:value-type="float">
            <text:p>727,68005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101" calcext:value-type="float">
            <text:p>102101</text:p>
          </table:table-cell>
          <table:table-cell office:value-type="float" office:value="683.849976" calcext:value-type="float">
            <text:p>683,8499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101" calcext:value-type="float">
            <text:p>102101</text:p>
          </table:table-cell>
          <table:table-cell office:value-type="float" office:value="783.33197" calcext:value-type="float">
            <text:p>783,3319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6.083" calcext:value-type="float">
            <text:p>16,083</text:p>
          </table:table-cell>
          <table:table-cell table:style-name="ce4" office:value-type="float" office:value="102101" calcext:value-type="float">
            <text:p>102101</text:p>
          </table:table-cell>
          <table:table-cell office:value-type="float" office:value="666.179993" calcext:value-type="float">
            <text:p>666,17999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101" calcext:value-type="float">
            <text:p>102101</text:p>
          </table:table-cell>
          <table:table-cell office:value-type="float" office:value="730.153015" calcext:value-type="float">
            <text:p>730,15301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2320" calcext:value-type="float">
            <text:p>102320</text:p>
          </table:table-cell>
          <table:table-cell office:value-type="float" office:value="820.631958" calcext:value-type="float">
            <text:p>820,63195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320" calcext:value-type="float">
            <text:p>102320</text:p>
          </table:table-cell>
          <table:table-cell office:value-type="float" office:value="823.279968" calcext:value-type="float">
            <text:p>823,2799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320" calcext:value-type="float">
            <text:p>102320</text:p>
          </table:table-cell>
          <table:table-cell office:value-type="float" office:value="714.310974" calcext:value-type="float">
            <text:p>714,3109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320" calcext:value-type="float">
            <text:p>102320</text:p>
          </table:table-cell>
          <table:table-cell office:value-type="float" office:value="811.63501" calcext:value-type="float">
            <text:p>811,6350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1.217003" calcext:value-type="float">
            <text:p>71,217003</text:p>
          </table:table-cell>
          <table:table-cell table:style-name="ce4" office:value-type="float" office:value="102320" calcext:value-type="float">
            <text:p>102320</text:p>
          </table:table-cell>
          <table:table-cell office:value-type="float" office:value="739.125" calcext:value-type="float">
            <text:p>739,12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320" calcext:value-type="float">
            <text:p>102320</text:p>
          </table:table-cell>
          <table:table-cell office:value-type="float" office:value="828.057007" calcext:value-type="float">
            <text:p>828,0570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2456" calcext:value-type="float">
            <text:p>102456</text:p>
          </table:table-cell>
          <table:table-cell office:value-type="float" office:value="798.414978" calcext:value-type="float">
            <text:p>798,41497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456" calcext:value-type="float">
            <text:p>102456</text:p>
          </table:table-cell>
          <table:table-cell office:value-type="float" office:value="801.825012" calcext:value-type="float">
            <text:p>801,8250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9.087002" calcext:value-type="float">
            <text:p>39,087002</text:p>
          </table:table-cell>
          <table:table-cell table:style-name="ce4" office:value-type="float" office:value="102456" calcext:value-type="float">
            <text:p>102456</text:p>
          </table:table-cell>
          <table:table-cell office:value-type="float" office:value="820.210999" calcext:value-type="float">
            <text:p>820,21099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8.57" calcext:value-type="float">
            <text:p>28,57</text:p>
          </table:table-cell>
          <table:table-cell table:style-name="ce4" office:value-type="float" office:value="102456" calcext:value-type="float">
            <text:p>102456</text:p>
          </table:table-cell>
          <table:table-cell office:value-type="float" office:value="780.866028" calcext:value-type="float">
            <text:p>780,86602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456" calcext:value-type="float">
            <text:p>102456</text:p>
          </table:table-cell>
          <table:table-cell office:value-type="float" office:value="828.185974" calcext:value-type="float">
            <text:p>828,1859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456" calcext:value-type="float">
            <text:p>102456</text:p>
          </table:table-cell>
          <table:table-cell office:value-type="float" office:value="776.042969" calcext:value-type="float">
            <text:p>776,04296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.964001" calcext:value-type="float">
            <text:p>22,964001</text:p>
          </table:table-cell>
          <table:table-cell table:number-columns-repeated="4"/>
        </table:table-row>
        <table:table-row table:style-name="ro1">
          <table:table-cell table:style-name="ce4" office:value-type="float" office:value="102644" calcext:value-type="float">
            <text:p>102644</text:p>
          </table:table-cell>
          <table:table-cell office:value-type="float" office:value="711.23999" calcext:value-type="float">
            <text:p>711,239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644" calcext:value-type="float">
            <text:p>102644</text:p>
          </table:table-cell>
          <table:table-cell office:value-type="float" office:value="649.294983" calcext:value-type="float">
            <text:p>649,2949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644" calcext:value-type="float">
            <text:p>102644</text:p>
          </table:table-cell>
          <table:table-cell office:value-type="float" office:value="762.231995" calcext:value-type="float">
            <text:p>762,23199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644" calcext:value-type="float">
            <text:p>102644</text:p>
          </table:table-cell>
          <table:table-cell office:value-type="float" office:value="750.325989" calcext:value-type="float">
            <text:p>750,32598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644" calcext:value-type="float">
            <text:p>102644</text:p>
          </table:table-cell>
          <table:table-cell office:value-type="float" office:value="683.682983" calcext:value-type="float">
            <text:p>683,6829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644" calcext:value-type="float">
            <text:p>102644</text:p>
          </table:table-cell>
          <table:table-cell office:value-type="float" office:value="660.35199" calcext:value-type="float">
            <text:p>660,351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2819" calcext:value-type="float">
            <text:p>102819</text:p>
          </table:table-cell>
          <table:table-cell office:value-type="float" office:value="760.900024" calcext:value-type="float">
            <text:p>760,90002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819" calcext:value-type="float">
            <text:p>102819</text:p>
          </table:table-cell>
          <table:table-cell office:value-type="float" office:value="712.437988" calcext:value-type="float">
            <text:p>712,437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819" calcext:value-type="float">
            <text:p>102819</text:p>
          </table:table-cell>
          <table:table-cell office:value-type="float" office:value="777.585999" calcext:value-type="float">
            <text:p>777,58599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.341001" calcext:value-type="float">
            <text:p>12,341001</text:p>
          </table:table-cell>
          <table:table-cell table:style-name="ce4" office:value-type="float" office:value="102819" calcext:value-type="float">
            <text:p>102819</text:p>
          </table:table-cell>
          <table:table-cell office:value-type="float" office:value="687.16803" calcext:value-type="float">
            <text:p>687,1680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9.488" calcext:value-type="float">
            <text:p>9,488</text:p>
          </table:table-cell>
          <table:table-cell table:style-name="ce4" office:value-type="float" office:value="102819" calcext:value-type="float">
            <text:p>102819</text:p>
          </table:table-cell>
          <table:table-cell office:value-type="float" office:value="723.359985" calcext:value-type="float">
            <text:p>723,35998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819" calcext:value-type="float">
            <text:p>102819</text:p>
          </table:table-cell>
          <table:table-cell office:value-type="float" office:value="688.429016" calcext:value-type="float">
            <text:p>688,42901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2954" calcext:value-type="float">
            <text:p>102954</text:p>
          </table:table-cell>
          <table:table-cell office:value-type="float" office:value="808.20697" calcext:value-type="float">
            <text:p>808,2069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.362" calcext:value-type="float">
            <text:p>12,362</text:p>
          </table:table-cell>
          <table:table-cell table:style-name="ce4" office:value-type="float" office:value="102954" calcext:value-type="float">
            <text:p>102954</text:p>
          </table:table-cell>
          <table:table-cell office:value-type="float" office:value="771.309998" calcext:value-type="float">
            <text:p>771,30999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54.154999" calcext:value-type="float">
            <text:p>154,154999</text:p>
          </table:table-cell>
          <table:table-cell table:style-name="ce4" office:value-type="float" office:value="102954" calcext:value-type="float">
            <text:p>102954</text:p>
          </table:table-cell>
          <table:table-cell office:value-type="float" office:value="748.310059" calcext:value-type="float">
            <text:p>748,31005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954" calcext:value-type="float">
            <text:p>102954</text:p>
          </table:table-cell>
          <table:table-cell office:value-type="float" office:value="754.624023" calcext:value-type="float">
            <text:p>754,62402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.070001" calcext:value-type="float">
            <text:p>8,070001</text:p>
          </table:table-cell>
          <table:table-cell table:style-name="ce4" office:value-type="float" office:value="102954" calcext:value-type="float">
            <text:p>102954</text:p>
          </table:table-cell>
          <table:table-cell office:value-type="float" office:value="796.588989" calcext:value-type="float">
            <text:p>796,58898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954" calcext:value-type="float">
            <text:p>102954</text:p>
          </table:table-cell>
          <table:table-cell office:value-type="float" office:value="927.972961" calcext:value-type="float">
            <text:p>927,97296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03614" calcext:value-type="float">
            <text:p>103614</text:p>
          </table:table-cell>
          <table:table-cell office:value-type="float" office:value="718.096985" calcext:value-type="float">
            <text:p>718,09698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614" calcext:value-type="float">
            <text:p>103614</text:p>
          </table:table-cell>
          <table:table-cell office:value-type="float" office:value="713.599976" calcext:value-type="float">
            <text:p>713,5999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614" calcext:value-type="float">
            <text:p>103614</text:p>
          </table:table-cell>
          <table:table-cell office:value-type="float" office:value="780.129028" calcext:value-type="float">
            <text:p>780,12902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9.153999" calcext:value-type="float">
            <text:p>79,153999</text:p>
          </table:table-cell>
          <table:table-cell table:style-name="ce4" office:value-type="float" office:value="103614" calcext:value-type="float">
            <text:p>103614</text:p>
          </table:table-cell>
          <table:table-cell office:value-type="float" office:value="738.661987" calcext:value-type="float">
            <text:p>738,66198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614" calcext:value-type="float">
            <text:p>103614</text:p>
          </table:table-cell>
          <table:table-cell office:value-type="float" office:value="713.419983" calcext:value-type="float">
            <text:p>713,4199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3614" calcext:value-type="float">
            <text:p>103614</text:p>
          </table:table-cell>
          <table:table-cell office:value-type="float" office:value="951.574951" calcext:value-type="float">
            <text:p>951,57495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.761" calcext:value-type="float">
            <text:p>7,761</text:p>
          </table:table-cell>
          <table:table-cell table:number-columns-repeated="4"/>
        </table:table-row>
        <table:table-row table:style-name="ro1">
          <table:table-cell table:style-name="ce4" office:value-type="float" office:value="104009" calcext:value-type="float">
            <text:p>104009</text:p>
          </table:table-cell>
          <table:table-cell office:value-type="float" office:value="656.642029" calcext:value-type="float">
            <text:p>656,64202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009" calcext:value-type="float">
            <text:p>104009</text:p>
          </table:table-cell>
          <table:table-cell office:value-type="float" office:value="613.152954" calcext:value-type="float">
            <text:p>613,15295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.081001" calcext:value-type="float">
            <text:p>22,081001</text:p>
          </table:table-cell>
          <table:table-cell table:style-name="ce4" office:value-type="float" office:value="104009" calcext:value-type="float">
            <text:p>104009</text:p>
          </table:table-cell>
          <table:table-cell office:value-type="float" office:value="702.927979" calcext:value-type="float">
            <text:p>702,92797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40.651993" calcext:value-type="float">
            <text:p>140,651993</text:p>
          </table:table-cell>
          <table:table-cell table:style-name="ce4" office:value-type="float" office:value="104009" calcext:value-type="float">
            <text:p>104009</text:p>
          </table:table-cell>
          <table:table-cell office:value-type="float" office:value="819.64801" calcext:value-type="float">
            <text:p>819,6480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68.714005" calcext:value-type="float">
            <text:p>68,714005</text:p>
          </table:table-cell>
          <table:table-cell table:style-name="ce4" office:value-type="float" office:value="104009" calcext:value-type="float">
            <text:p>104009</text:p>
          </table:table-cell>
          <table:table-cell office:value-type="float" office:value="805.917969" calcext:value-type="float">
            <text:p>805,917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009" calcext:value-type="float">
            <text:p>104009</text:p>
          </table:table-cell>
          <table:table-cell office:value-type="float" office:value="827.882019" calcext:value-type="float">
            <text:p>827,88201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8.235001" calcext:value-type="float">
            <text:p>48,235001</text:p>
          </table:table-cell>
          <table:table-cell table:number-columns-repeated="4"/>
        </table:table-row>
        <table:table-row table:style-name="ro1">
          <table:table-cell table:style-name="ce4" office:value-type="float" office:value="104224" calcext:value-type="float">
            <text:p>104224</text:p>
          </table:table-cell>
          <table:table-cell office:value-type="float" office:value="726.279968" calcext:value-type="float">
            <text:p>726,27996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7.090004" calcext:value-type="float">
            <text:p>127,090004</text:p>
          </table:table-cell>
          <table:table-cell table:style-name="ce4" office:value-type="float" office:value="104224" calcext:value-type="float">
            <text:p>104224</text:p>
          </table:table-cell>
          <table:table-cell office:value-type="float" office:value="822.192017" calcext:value-type="float">
            <text:p>822,19201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224" calcext:value-type="float">
            <text:p>104224</text:p>
          </table:table-cell>
          <table:table-cell office:value-type="float" office:value="758.327026" calcext:value-type="float">
            <text:p>758,32702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224" calcext:value-type="float">
            <text:p>104224</text:p>
          </table:table-cell>
          <table:table-cell office:value-type="float" office:value="735.838989" calcext:value-type="float">
            <text:p>735,83898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224" calcext:value-type="float">
            <text:p>104224</text:p>
          </table:table-cell>
          <table:table-cell office:value-type="float" office:value="786.778992" calcext:value-type="float">
            <text:p>786,77899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224" calcext:value-type="float">
            <text:p>104224</text:p>
          </table:table-cell>
          <table:table-cell office:value-type="float" office:value="694.526001" calcext:value-type="float">
            <text:p>694,52600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1.128002" calcext:value-type="float">
            <text:p>61,128002</text:p>
          </table:table-cell>
          <table:table-cell table:number-columns-repeated="4"/>
        </table:table-row>
        <table:table-row table:style-name="ro1">
          <table:table-cell table:style-name="ce4" office:value-type="float" office:value="104359" calcext:value-type="float">
            <text:p>104359</text:p>
          </table:table-cell>
          <table:table-cell office:value-type="float" office:value="643.136963" calcext:value-type="float">
            <text:p>643,136963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269.861816" calcext:value-type="float">
            <text:p>2269,861816</text:p>
          </table:table-cell>
          <table:table-cell table:style-name="ce4" office:value-type="float" office:value="104359" calcext:value-type="float">
            <text:p>104359</text:p>
          </table:table-cell>
          <table:table-cell office:value-type="float" office:value="776.627991" calcext:value-type="float">
            <text:p>776,62799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359" calcext:value-type="float">
            <text:p>104359</text:p>
          </table:table-cell>
          <table:table-cell office:value-type="float" office:value="850.386963" calcext:value-type="float">
            <text:p>850,38696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0.846001" calcext:value-type="float">
            <text:p>30,846001</text:p>
          </table:table-cell>
          <table:table-cell table:style-name="ce4" office:value-type="float" office:value="104359" calcext:value-type="float">
            <text:p>104359</text:p>
          </table:table-cell>
          <table:table-cell office:value-type="float" office:value="646.942017" calcext:value-type="float">
            <text:p>646,94201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7.129997" calcext:value-type="float">
            <text:p>37,129997</text:p>
          </table:table-cell>
          <table:table-cell table:style-name="ce4" office:value-type="float" office:value="104359" calcext:value-type="float">
            <text:p>104359</text:p>
          </table:table-cell>
          <table:table-cell office:value-type="float" office:value="761.408997" calcext:value-type="float">
            <text:p>761,4089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359" calcext:value-type="float">
            <text:p>104359</text:p>
          </table:table-cell>
          <table:table-cell office:value-type="float" office:value="840.942993" calcext:value-type="float">
            <text:p>840,94299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56.526993" calcext:value-type="float">
            <text:p>156,526993</text:p>
          </table:table-cell>
          <table:table-cell table:number-columns-repeated="4"/>
        </table:table-row>
        <table:table-row table:style-name="ro1">
          <table:table-cell table:style-name="ce4" office:value-type="float" office:value="104535" calcext:value-type="float">
            <text:p>104535</text:p>
          </table:table-cell>
          <table:table-cell office:value-type="float" office:value="769.945984" calcext:value-type="float">
            <text:p>769,94598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535" calcext:value-type="float">
            <text:p>104535</text:p>
          </table:table-cell>
          <table:table-cell office:value-type="float" office:value="833.966003" calcext:value-type="float">
            <text:p>833,96600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535" calcext:value-type="float">
            <text:p>104535</text:p>
          </table:table-cell>
          <table:table-cell office:value-type="float" office:value="717.176025" calcext:value-type="float">
            <text:p>717,17602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535" calcext:value-type="float">
            <text:p>104535</text:p>
          </table:table-cell>
          <table:table-cell office:value-type="float" office:value="807.218018" calcext:value-type="float">
            <text:p>807,21801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3.474" calcext:value-type="float">
            <text:p>13,474</text:p>
          </table:table-cell>
          <table:table-cell table:style-name="ce4" office:value-type="float" office:value="104535" calcext:value-type="float">
            <text:p>104535</text:p>
          </table:table-cell>
          <table:table-cell office:value-type="float" office:value="721.762024" calcext:value-type="float">
            <text:p>721,76202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4535" calcext:value-type="float">
            <text:p>104535</text:p>
          </table:table-cell>
          <table:table-cell office:value-type="float" office:value="697.171997" calcext:value-type="float">
            <text:p>697,17199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.882" calcext:value-type="float">
            <text:p>49,882</text:p>
          </table:table-cell>
          <table:table-cell table:number-columns-repeated="4"/>
        </table:table-row>
        <table:table-row table:style-name="ro1">
          <table:table-cell table:style-name="ce4" office:value-type="float" office:value="105247" calcext:value-type="float">
            <text:p>105247</text:p>
          </table:table-cell>
          <table:table-cell office:value-type="float" office:value="831.345947" calcext:value-type="float">
            <text:p>831,3459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247" calcext:value-type="float">
            <text:p>105247</text:p>
          </table:table-cell>
          <table:table-cell office:value-type="float" office:value="735.783997" calcext:value-type="float">
            <text:p>735,78399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80.207001" calcext:value-type="float">
            <text:p>80,207001</text:p>
          </table:table-cell>
          <table:table-cell table:style-name="ce4" office:value-type="float" office:value="105247" calcext:value-type="float">
            <text:p>105247</text:p>
          </table:table-cell>
          <table:table-cell office:value-type="float" office:value="722.440002" calcext:value-type="float">
            <text:p>722,44000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18.304001" calcext:value-type="float">
            <text:p>118,304001</text:p>
          </table:table-cell>
          <table:table-cell table:style-name="ce4" office:value-type="float" office:value="105247" calcext:value-type="float">
            <text:p>105247</text:p>
          </table:table-cell>
          <table:table-cell office:value-type="float" office:value="797.007996" calcext:value-type="float">
            <text:p>797,00799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8.961998" calcext:value-type="float">
            <text:p>38,961998</text:p>
          </table:table-cell>
          <table:table-cell table:style-name="ce4" office:value-type="float" office:value="105247" calcext:value-type="float">
            <text:p>105247</text:p>
          </table:table-cell>
          <table:table-cell office:value-type="float" office:value="777.794006" calcext:value-type="float">
            <text:p>777,79400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247" calcext:value-type="float">
            <text:p>105247</text:p>
          </table:table-cell>
          <table:table-cell office:value-type="float" office:value="627.447021" calcext:value-type="float">
            <text:p>627,44702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56.516006" calcext:value-type="float">
            <text:p>156,516006</text:p>
          </table:table-cell>
          <table:table-cell table:number-columns-repeated="4"/>
        </table:table-row>
        <table:table-row table:style-name="ro1">
          <table:table-cell table:style-name="ce4" office:value-type="float" office:value="105750" calcext:value-type="float">
            <text:p>105750</text:p>
          </table:table-cell>
          <table:table-cell office:value-type="float" office:value="807.605042" calcext:value-type="float">
            <text:p>807,605042</text:p>
          </table:table-cell>
          <table:table-cell office:value-type="float" office:value="125" calcext:value-type="float">
            <text:p>125</text:p>
          </table:table-cell>
          <table:table-cell table:style-name="ce13" office:value-type="float" office:value="1917.271606" calcext:value-type="float">
            <text:p>1917,271606</text:p>
          </table:table-cell>
          <table:table-cell table:style-name="ce4" office:value-type="float" office:value="105750" calcext:value-type="float">
            <text:p>105750</text:p>
          </table:table-cell>
          <table:table-cell office:value-type="float" office:value="855.543945" calcext:value-type="float">
            <text:p>855,543945</text:p>
          </table:table-cell>
          <table:table-cell office:value-type="float" office:value="138" calcext:value-type="float">
            <text:p>138</text:p>
          </table:table-cell>
          <table:table-cell table:style-name="ce13" office:value-type="float" office:value="1816.071655" calcext:value-type="float">
            <text:p>1816,071655</text:p>
          </table:table-cell>
          <table:table-cell table:style-name="ce4" office:value-type="float" office:value="105750" calcext:value-type="float">
            <text:p>105750</text:p>
          </table:table-cell>
          <table:table-cell office:value-type="float" office:value="912.747986" calcext:value-type="float">
            <text:p>912,74798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.666" calcext:value-type="float">
            <text:p>22,666</text:p>
          </table:table-cell>
          <table:table-cell table:style-name="ce4" office:value-type="float" office:value="105750" calcext:value-type="float">
            <text:p>105750</text:p>
          </table:table-cell>
          <table:table-cell office:value-type="float" office:value="850.51001" calcext:value-type="float">
            <text:p>850,51001</text:p>
          </table:table-cell>
          <table:table-cell office:value-type="float" office:value="120" calcext:value-type="float">
            <text:p>120</text:p>
          </table:table-cell>
          <table:table-cell table:style-name="ce13" office:value-type="float" office:value="1693.159912" calcext:value-type="float">
            <text:p>1693,159912</text:p>
          </table:table-cell>
          <table:table-cell table:style-name="ce4" office:value-type="float" office:value="105750" calcext:value-type="float">
            <text:p>105750</text:p>
          </table:table-cell>
          <table:table-cell office:value-type="float" office:value="919.261963" calcext:value-type="float">
            <text:p>919,261963</text:p>
          </table:table-cell>
          <table:table-cell office:value-type="float" office:value="122" calcext:value-type="float">
            <text:p>122</text:p>
          </table:table-cell>
          <table:table-cell table:style-name="ce13" office:value-type="float" office:value="1582.402832" calcext:value-type="float">
            <text:p>1582,402832</text:p>
          </table:table-cell>
          <table:table-cell table:style-name="ce4" office:value-type="float" office:value="105750" calcext:value-type="float">
            <text:p>105750</text:p>
          </table:table-cell>
          <table:table-cell office:value-type="float" office:value="742.64502" calcext:value-type="float">
            <text:p>742,64502</text:p>
          </table:table-cell>
          <table:table-cell office:value-type="float" office:value="182" calcext:value-type="float">
            <text:p>182</text:p>
          </table:table-cell>
          <table:table-cell table:style-name="ce13" office:value-type="float" office:value="2454.490723" calcext:value-type="float">
            <text:p>2454,490723</text:p>
          </table:table-cell>
          <table:table-cell table:number-columns-repeated="4"/>
        </table:table-row>
        <table:table-row table:style-name="ro1">
          <table:table-cell table:style-name="ce4" office:value-type="float" office:value="105936" calcext:value-type="float">
            <text:p>105936</text:p>
          </table:table-cell>
          <table:table-cell office:value-type="float" office:value="729.659973" calcext:value-type="float">
            <text:p>729,65997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936" calcext:value-type="float">
            <text:p>105936</text:p>
          </table:table-cell>
          <table:table-cell office:value-type="float" office:value="741.711975" calcext:value-type="float">
            <text:p>741,71197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936" calcext:value-type="float">
            <text:p>105936</text:p>
          </table:table-cell>
          <table:table-cell office:value-type="float" office:value="834.984009" calcext:value-type="float">
            <text:p>834,98400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936" calcext:value-type="float">
            <text:p>105936</text:p>
          </table:table-cell>
          <table:table-cell office:value-type="float" office:value="872.963013" calcext:value-type="float">
            <text:p>872,96301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936" calcext:value-type="float">
            <text:p>105936</text:p>
          </table:table-cell>
          <table:table-cell office:value-type="float" office:value="765.066956" calcext:value-type="float">
            <text:p>765,06695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936" calcext:value-type="float">
            <text:p>105936</text:p>
          </table:table-cell>
          <table:table-cell office:value-type="float" office:value="806.19104" calcext:value-type="float">
            <text:p>806,1910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10113" calcext:value-type="float">
            <text:p>110113</text:p>
          </table:table-cell>
          <table:table-cell office:value-type="float" office:value="677.834961" calcext:value-type="float">
            <text:p>677,83496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0113" calcext:value-type="float">
            <text:p>110113</text:p>
          </table:table-cell>
          <table:table-cell office:value-type="float" office:value="803.07605" calcext:value-type="float">
            <text:p>803,076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0113" calcext:value-type="float">
            <text:p>110113</text:p>
          </table:table-cell>
          <table:table-cell office:value-type="float" office:value="641.174011" calcext:value-type="float">
            <text:p>641,17401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23.859009" calcext:value-type="float">
            <text:p>123,859009</text:p>
          </table:table-cell>
          <table:table-cell table:style-name="ce4" office:value-type="float" office:value="110113" calcext:value-type="float">
            <text:p>110113</text:p>
          </table:table-cell>
          <table:table-cell office:value-type="float" office:value="646.699036" calcext:value-type="float">
            <text:p>646,69903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0113" calcext:value-type="float">
            <text:p>110113</text:p>
          </table:table-cell>
          <table:table-cell office:value-type="float" office:value="715.791992" calcext:value-type="float">
            <text:p>715,79199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1.771" calcext:value-type="float">
            <text:p>51,771</text:p>
          </table:table-cell>
          <table:table-cell table:style-name="ce4" office:value-type="float" office:value="110113" calcext:value-type="float">
            <text:p>110113</text:p>
          </table:table-cell>
          <table:table-cell office:value-type="float" office:value="740.513" calcext:value-type="float">
            <text:p>740,51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5.059002" calcext:value-type="float">
            <text:p>35,059002</text:p>
          </table:table-cell>
          <table:table-cell table:number-columns-repeated="4"/>
        </table:table-row>
        <table:table-row table:style-name="ro1">
          <table:table-cell table:style-name="ce4" office:value-type="float" office:value="110249" calcext:value-type="float">
            <text:p>110249</text:p>
          </table:table-cell>
          <table:table-cell office:value-type="float" office:value="892.902954" calcext:value-type="float">
            <text:p>892,90295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5.038002" calcext:value-type="float">
            <text:p>55,038002</text:p>
          </table:table-cell>
          <table:table-cell table:style-name="ce4" office:value-type="float" office:value="110249" calcext:value-type="float">
            <text:p>110249</text:p>
          </table:table-cell>
          <table:table-cell office:value-type="float" office:value="798.107056" calcext:value-type="float">
            <text:p>798,10705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1.957001" calcext:value-type="float">
            <text:p>21,957001</text:p>
          </table:table-cell>
          <table:table-cell table:style-name="ce4" office:value-type="float" office:value="110249" calcext:value-type="float">
            <text:p>110249</text:p>
          </table:table-cell>
          <table:table-cell office:value-type="float" office:value="741.517029" calcext:value-type="float">
            <text:p>741,51702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0249" calcext:value-type="float">
            <text:p>110249</text:p>
          </table:table-cell>
          <table:table-cell office:value-type="float" office:value="725.744019" calcext:value-type="float">
            <text:p>725,74401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3.516" calcext:value-type="float">
            <text:p>13,516</text:p>
          </table:table-cell>
          <table:table-cell table:style-name="ce4" office:value-type="float" office:value="110249" calcext:value-type="float">
            <text:p>110249</text:p>
          </table:table-cell>
          <table:table-cell office:value-type="float" office:value="816.153992" calcext:value-type="float">
            <text:p>816,15399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06.283997" calcext:value-type="float">
            <text:p>106,283997</text:p>
          </table:table-cell>
          <table:table-cell table:style-name="ce4" office:value-type="float" office:value="110249" calcext:value-type="float">
            <text:p>110249</text:p>
          </table:table-cell>
          <table:table-cell office:value-type="float" office:value="727.190979" calcext:value-type="float">
            <text:p>727,1909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10424" calcext:value-type="float">
            <text:p>110424</text:p>
          </table:table-cell>
          <table:table-cell office:value-type="float" office:value="744.203979" calcext:value-type="float">
            <text:p>744,2039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0424" calcext:value-type="float">
            <text:p>110424</text:p>
          </table:table-cell>
          <table:table-cell office:value-type="float" office:value="789.815002" calcext:value-type="float">
            <text:p>789,81500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0424" calcext:value-type="float">
            <text:p>110424</text:p>
          </table:table-cell>
          <table:table-cell office:value-type="float" office:value="733.521973" calcext:value-type="float">
            <text:p>733,52197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4" office:value-type="float" office:value="110424" calcext:value-type="float">
            <text:p>110424</text:p>
          </table:table-cell>
          <table:table-cell office:value-type="float" office:value="714.354004" calcext:value-type="float">
            <text:p>714,35400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0424" calcext:value-type="float">
            <text:p>110424</text:p>
          </table:table-cell>
          <table:table-cell office:value-type="float" office:value="737.75" calcext:value-type="float">
            <text:p>737,7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0424" calcext:value-type="float">
            <text:p>110424</text:p>
          </table:table-cell>
          <table:table-cell office:value-type="float" office:value="766.188965" calcext:value-type="float">
            <text:p>766,18896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825.175726266667" calcext:value-type="float">
            <text:p>825,1757262667</text:p>
          </table:table-cell>
          <table:table-cell table:style-name="ce1" table:formula="of:=AVERAGE([C6.C5:.C34])" office:value-type="float" office:value="9.13333333333333" calcext:value-type="float">
            <text:p>9,1333333333</text:p>
          </table:table-cell>
          <table:table-cell table:style-name="ce15" table:formula="of:=AVERAGE([C6.D5:.D34])" office:value-type="float" office:value="290.6437541" calcext:value-type="float">
            <text:p>290,64375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818.814937333333" calcext:value-type="float">
            <text:p>818,8149373333</text:p>
          </table:table-cell>
          <table:table-cell table:style-name="ce1" table:formula="of:=AVERAGE([C6.G5:.G34])" office:value-type="float" office:value="8.6" calcext:value-type="float">
            <text:p>8,6</text:p>
          </table:table-cell>
          <table:table-cell table:style-name="ce15" table:formula="of:=AVERAGE([C6.H5:.H34])" office:value-type="float" office:value="209.057316766667" calcext:value-type="float">
            <text:p>209,0573167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833.005837033333" calcext:value-type="float">
            <text:p>833,0058370333</text:p>
          </table:table-cell>
          <table:table-cell table:style-name="ce1" table:formula="of:=AVERAGE([C6.K5:.K34])" office:value-type="float" office:value="1.76666666666667" calcext:value-type="float">
            <text:p>1,7666666667</text:p>
          </table:table-cell>
          <table:table-cell table:style-name="ce15" table:formula="of:=AVERAGE([C6.L5:.L34])" office:value-type="float" office:value="70.2268351666667" calcext:value-type="float">
            <text:p>70,226835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823.380405766667" calcext:value-type="float">
            <text:p>823,3804057667</text:p>
          </table:table-cell>
          <table:table-cell table:style-name="ce1" table:formula="of:=AVERAGE([C6.O5:.O34])" office:value-type="float" office:value="8.86666666666667" calcext:value-type="float">
            <text:p>8,8666666667</text:p>
          </table:table-cell>
          <table:table-cell table:style-name="ce15" table:formula="of:=AVERAGE([C6.P5:.P34])" office:value-type="float" office:value="214.139674366667" calcext:value-type="float">
            <text:p>214,139674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823.830794266666" calcext:value-type="float">
            <text:p>823,8307942667</text:p>
          </table:table-cell>
          <table:table-cell table:style-name="ce1" table:formula="of:=AVERAGE([C6.S5:.S34])" office:value-type="float" office:value="7.56666666666667" calcext:value-type="float">
            <text:p>7,5666666667</text:p>
          </table:table-cell>
          <table:table-cell table:style-name="ce15" table:formula="of:=AVERAGE([C6.T5:.T34])" office:value-type="float" office:value="171.3459221" calcext:value-type="float">
            <text:p>171,345922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835.032725" calcext:value-type="float">
            <text:p>835,032725</text:p>
          </table:table-cell>
          <table:table-cell table:style-name="ce1" table:formula="of:=AVERAGE([C6.W5:.W34])" office:value-type="float" office:value="10.4" calcext:value-type="float">
            <text:p>10,4</text:p>
          </table:table-cell>
          <table:table-cell table:style-name="ce15" table:formula="of:=AVERAGE([C6.X5:.X34])" office:value-type="float" office:value="248.4305664" calcext:value-type="float">
            <text:p>248,430566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803.01001" calcext:value-type="float">
            <text:p>803,01001</text:p>
          </table:table-cell>
          <table:table-cell table:style-name="ce1" table:formula="of:=MEDIAN([C6.C5:.C34])" office:value-type="float" office:value="1" calcext:value-type="float">
            <text:p>1</text:p>
          </table:table-cell>
          <table:table-cell table:style-name="ce15" table:formula="of:=MEDIAN([C6.D5:.D34])" office:value-type="float" office:value="22.1674995" calcext:value-type="float">
            <text:p>22,167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799.966034" calcext:value-type="float">
            <text:p>799,966034</text:p>
          </table:table-cell>
          <table:table-cell table:style-name="ce1" table:formula="of:=MEDIAN([C6.G5:.G34])" office:value-type="float" office:value="1" calcext:value-type="float">
            <text:p>1</text:p>
          </table:table-cell>
          <table:table-cell table:style-name="ce15" table:formula="of:=MEDIAN([C6.H5:.H34])" office:value-type="float" office:value="33.7930005" calcext:value-type="float">
            <text:p>33,793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786.293518" calcext:value-type="float">
            <text:p>786,293518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17.693" calcext:value-type="float">
            <text:p>17,693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809.426514" calcext:value-type="float">
            <text:p>809,426514</text:p>
          </table:table-cell>
          <table:table-cell table:style-name="ce1" table:formula="of:=MEDIAN([C6.O5:.O34])" office:value-type="float" office:value="1" calcext:value-type="float">
            <text:p>1</text:p>
          </table:table-cell>
          <table:table-cell table:style-name="ce15" table:formula="of:=MEDIAN([C6.P5:.P34])" office:value-type="float" office:value="26.6064985" calcext:value-type="float">
            <text:p>26,60649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782.286499" calcext:value-type="float">
            <text:p>782,286499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5" table:formula="of:=MEDIAN([C6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817.0365295" calcext:value-type="float">
            <text:p>817,0365295</text:p>
          </table:table-cell>
          <table:table-cell table:style-name="ce1" table:formula="of:=MEDIAN([C6.W5:.W34])" office:value-type="float" office:value="1" calcext:value-type="float">
            <text:p>1</text:p>
          </table:table-cell>
          <table:table-cell table:style-name="ce15" table:formula="of:=MEDIAN([C6.X5:.X34])" office:value-type="float" office:value="23.054" calcext:value-type="float">
            <text:p>23,05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42.530225632996" calcext:value-type="float">
            <text:p>142,530225633</text:p>
          </table:table-cell>
          <table:table-cell table:style-name="ce11" table:formula="of:=STDEV([C6.C5:.C34])" office:value-type="float" office:value="29.2830813026005" calcext:value-type="float">
            <text:p>29,2830813026</text:p>
          </table:table-cell>
          <table:table-cell table:style-name="ce16" table:formula="of:=STDEV([C6.D5:.D34])" office:value-type="float" office:value="716.194577620867" calcext:value-type="float">
            <text:p>716,19457762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07.84944514993" calcext:value-type="float">
            <text:p>107,8494451499</text:p>
          </table:table-cell>
          <table:table-cell table:style-name="ce11" table:formula="of:=STDEV([C6.G5:.G34])" office:value-type="float" office:value="27.7620430531105" calcext:value-type="float">
            <text:p>27,7620430531</text:p>
          </table:table-cell>
          <table:table-cell table:style-name="ce16" table:formula="of:=STDEV([C6.H5:.H34])" office:value-type="float" office:value="434.89362063852" calcext:value-type="float">
            <text:p>434,893620638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40.398408510753" calcext:value-type="float">
            <text:p>140,3984085108</text:p>
          </table:table-cell>
          <table:table-cell table:style-name="ce11" table:formula="of:=STDEV([C6.K5:.K34])" office:value-type="float" office:value="5.04929720840936" calcext:value-type="float">
            <text:p>5,0492972084</text:p>
          </table:table-cell>
          <table:table-cell table:style-name="ce16" table:formula="of:=STDEV([C6.L5:.L34])" office:value-type="float" office:value="139.162442175866" calcext:value-type="float">
            <text:p>139,162442175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108.427881281175" calcext:value-type="float">
            <text:p>108,4278812812</text:p>
          </table:table-cell>
          <table:table-cell table:style-name="ce11" table:formula="of:=STDEV([C6.O5:.O34])" office:value-type="float" office:value="29.4263936573641" calcext:value-type="float">
            <text:p>29,4263936574</text:p>
          </table:table-cell>
          <table:table-cell table:style-name="ce16" table:formula="of:=STDEV([C6.P5:.P34])" office:value-type="float" office:value="534.724484555802" calcext:value-type="float">
            <text:p>534,72448455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19.409827212763" calcext:value-type="float">
            <text:p>119,4098272128</text:p>
          </table:table-cell>
          <table:table-cell table:style-name="ce11" table:formula="of:=STDEV([C6.S5:.S34])" office:value-type="float" office:value="24.8591665371054" calcext:value-type="float">
            <text:p>24,8591665371</text:p>
          </table:table-cell>
          <table:table-cell table:style-name="ce16" table:formula="of:=STDEV([C6.T5:.T34])" office:value-type="float" office:value="404.822054442031" calcext:value-type="float">
            <text:p>404,82205444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44.886104845222" calcext:value-type="float">
            <text:p>144,8861048452</text:p>
          </table:table-cell>
          <table:table-cell table:style-name="ce11" table:formula="of:=STDEV([C6.W5:.W34])" office:value-type="float" office:value="36.0120669431406" calcext:value-type="float">
            <text:p>36,0120669431</text:p>
          </table:table-cell>
          <table:table-cell table:style-name="ce16" table:formula="of:=STDEV([C6.X5:.X34])" office:value-type="float" office:value="623.104146026417" calcext:value-type="float">
            <text:p>623,1041460264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23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826.540070944444" calcext:value-type="float">
            <text:p>826,5400709444</text:p>
          </table:table-cell>
          <table:table-cell table:formula="of:=STDEV([.B5:.B34];[.F5:.F34];[.J5:.J34];[.N5:.N34];[.R5:.R34];[.V5:.V34])" office:value-type="float" office:value="126.559098083267" calcext:value-type="float">
            <text:p>126,5590980833</text:p>
          </table:table-cell>
          <table:table-cell table:formula="of:=COUNT([.B5:.B34];[.F5:.F34];[.J5:.J34];[.N5:.N34];[.R5:.R34];[.V5:.V34])" office:value-type="float" office:value="180" calcext:value-type="float">
            <text:p>180</text:p>
          </table:table-cell>
          <table:table-cell table:formula="of:=2*[.C40]/SQRT([.D40])" office:value-type="float" office:value="18.8663164323498" calcext:value-type="float">
            <text:p>18,8663164323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7.72222222222222" calcext:value-type="float">
            <text:p>7,7222222222</text:p>
          </table:table-cell>
          <table:table-cell table:formula="of:=STDEV([.C5:.C34];[.G5:.G34];[.K5:.K34];[.O5:.O34];[.S5:.S34];[.W5:.W34])" office:value-type="float" office:value="26.949374337024" calcext:value-type="float">
            <text:p>26,949374337</text:p>
          </table:table-cell>
          <table:table-cell table:style-name="ce17" table:formula="of:=COUNT([.C5:.C34];[.G5:.G34];[.K5:.K34];[.O5:.O34];[.S5:.S34];[.W5:.W34])" office:value-type="float" office:value="180" calcext:value-type="float">
            <text:p>180</text:p>
          </table:table-cell>
          <table:table-cell table:formula="of:=2*[.C41]/SQRT([.D41])" office:value-type="float" office:value="4.01737553124493" calcext:value-type="float">
            <text:p>4,0173755312</text:p>
          </table:table-cell>
          <table:table-cell table:number-columns-repeated="23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00.64067815" calcext:value-type="float">
            <text:p>200,64067815</text:p>
          </table:table-cell>
          <table:table-cell table:formula="of:=STDEV([.D5:.D34];[.H5:.H34];[.L5:.L34];[.P5:.P34];[.T5:.T34];[.X5:.X34])" office:value-type="float" office:value="507.379608523131" calcext:value-type="float">
            <text:p>507,3796085231</text:p>
          </table:table-cell>
          <table:table-cell table:formula="of:=COUNT([.D5:.D34];[.H5:.H34];[.L5:.L34];[.P5:.P34];[.T5:.T34];[.X5:.X34])" office:value-type="float" office:value="180" calcext:value-type="float">
            <text:p>180</text:p>
          </table:table-cell>
          <table:table-cell table:formula="of:=2*[.C42]/SQRT([.D42])" office:value-type="float" office:value="75.6356863369968" calcext:value-type="float">
            <text:p>75,635686337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35.3709985" calcext:value-type="float">
            <text:p>35,3709985</text:p>
          </table:table-cell>
          <table:table-cell table:number-columns-repeated="3"/>
          <table:table-cell table:formula="of:=IF([.G5]&lt;&gt;0;[.H5]/[.G5];0)" office:value-type="float" office:value="59.1319986666667" calcext:value-type="float">
            <text:p>59,1319986667</text:p>
          </table:table-cell>
          <table:table-cell table:number-columns-repeated="3"/>
          <table:table-cell table:formula="of:=IF([.K5]&lt;&gt;0;[.L5]/[.K5];0)" office:value-type="float" office:value="56.538002" calcext:value-type="float">
            <text:p>56,538002</text:p>
          </table:table-cell>
          <table:table-cell table:number-columns-repeated="3"/>
          <table:table-cell table:formula="of:=IF([.O5]&lt;&gt;0;[.P5]/[.O5];0)" office:value-type="float" office:value="99.5045015" calcext:value-type="float">
            <text:p>99,5045015</text:p>
          </table:table-cell>
          <table:table-cell table:number-columns-repeated="3"/>
          <table:table-cell table:formula="of:=IF([.S5]&lt;&gt;0;[.T5]/[.S5];0)" office:value-type="float" office:value="96.6996663333333" calcext:value-type="float">
            <text:p>96,6996663333</text:p>
          </table:table-cell>
          <table:table-cell table:number-columns-repeated="3"/>
          <table:table-cell table:formula="of:=IF([.W5]&lt;&gt;0;[.X5]/[.W5];0)" office:value-type="float" office:value="10.7845" calcext:value-type="float">
            <text:p>10,78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60.4287964" calcext:value-type="float">
            <text:p>60,4287964</text:p>
          </table:table-cell>
          <table:table-cell table:number-columns-repeated="3"/>
          <table:table-cell table:formula="of:=IF([.G6]&lt;&gt;0;[.H6]/[.G6];0)" office:value-type="float" office:value="39.2687098333333" calcext:value-type="float">
            <text:p>39,2687098333</text:p>
          </table:table-cell>
          <table:table-cell table:number-columns-repeated="3"/>
          <table:table-cell table:formula="of:=IF([.K6]&lt;&gt;0;[.L6]/[.K6];0)" office:value-type="float" office:value="110.103004" calcext:value-type="float">
            <text:p>110,103004</text:p>
          </table:table-cell>
          <table:table-cell table:number-columns-repeated="3"/>
          <table:table-cell table:formula="of:=IF([.O6]&lt;&gt;0;[.P6]/[.O6];0)" office:value-type="float" office:value="92.7976683333333" calcext:value-type="float">
            <text:p>92,7976683333</text:p>
          </table:table-cell>
          <table:table-cell table:number-columns-repeated="3"/>
          <table:table-cell table:formula="of:=IF([.S6]&lt;&gt;0;[.T6]/[.S6];0)" office:value-type="float" office:value="45.960907" calcext:value-type="float">
            <text:p>45,960907</text:p>
          </table:table-cell>
          <table:table-cell table:number-columns-repeated="3"/>
          <table:table-cell table:formula="of:=IF([.W6]&lt;&gt;0;[.X6]/[.W6];0)" office:value-type="float" office:value="33.9933318333333" calcext:value-type="float">
            <text:p>33,9933318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51.1279985" calcext:value-type="float">
            <text:p>51,1279985</text:p>
          </table:table-cell>
          <table:table-cell table:number-columns-repeated="3"/>
          <table:table-cell table:formula="of:=IF([.G7]&lt;&gt;0;[.H7]/[.G7];0)" office:value-type="float" office:value="58.299999" calcext:value-type="float">
            <text:p>58,299999</text:p>
          </table:table-cell>
          <table:table-cell table:number-columns-repeated="3"/>
          <table:table-cell table:formula="of:=IF([.K7]&lt;&gt;0;[.L7]/[.K7];0)" office:value-type="float" office:value="0" calcext:value-type="float">
            <text:p>0</text:p>
          </table:table-cell>
          <table:table-cell table:number-columns-repeated="3"/>
          <table:table-cell table:formula="of:=IF([.O7]&lt;&gt;0;[.P7]/[.O7];0)" office:value-type="float" office:value="37.410999" calcext:value-type="float">
            <text:p>37,410999</text:p>
          </table:table-cell>
          <table:table-cell table:number-columns-repeated="3"/>
          <table:table-cell table:formula="of:=IF([.S7]&lt;&gt;0;[.T7]/[.S7];0)" office:value-type="float" office:value="0" calcext:value-type="float">
            <text:p>0</text:p>
          </table:table-cell>
          <table:table-cell table:number-columns-repeated="3"/>
          <table:table-cell table:formula="of:=IF([.W7]&lt;&gt;0;[.X7]/[.W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205.840012" calcext:value-type="float">
            <text:p>205,840012</text:p>
          </table:table-cell>
          <table:table-cell table:number-columns-repeated="3"/>
          <table:table-cell table:formula="of:=IF([.G8]&lt;&gt;0;[.H8]/[.G8];0)" office:value-type="float" office:value="14.2494995" calcext:value-type="float">
            <text:p>14,2494995</text:p>
          </table:table-cell>
          <table:table-cell table:number-columns-repeated="3"/>
          <table:table-cell table:formula="of:=IF([.K8]&lt;&gt;0;[.L8]/[.K8];0)" office:value-type="float" office:value="0" calcext:value-type="float">
            <text:p>0</text:p>
          </table:table-cell>
          <table:table-cell table:number-columns-repeated="3"/>
          <table:table-cell table:formula="of:=IF([.O8]&lt;&gt;0;[.P8]/[.O8];0)" office:value-type="float" office:value="0" calcext:value-type="float">
            <text:p>0</text:p>
          </table:table-cell>
          <table:table-cell table:number-columns-repeated="3"/>
          <table:table-cell table:formula="of:=IF([.S8]&lt;&gt;0;[.T8]/[.S8];0)" office:value-type="float" office:value="49.509998" calcext:value-type="float">
            <text:p>49,509998</text:p>
          </table:table-cell>
          <table:table-cell table:number-columns-repeated="3"/>
          <table:table-cell table:formula="of:=IF([.W8]&lt;&gt;0;[.X8]/[.W8];0)" office:value-type="float" office:value="23.143999" calcext:value-type="float">
            <text:p>23,143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61.147499" calcext:value-type="float">
            <text:p>61,147499</text:p>
          </table:table-cell>
          <table:table-cell table:number-columns-repeated="3"/>
          <table:table-cell table:formula="of:=IF([.G9]&lt;&gt;0;[.H9]/[.G9];0)" office:value-type="float" office:value="315.0620115" calcext:value-type="float">
            <text:p>315,0620115</text:p>
          </table:table-cell>
          <table:table-cell table:number-columns-repeated="3"/>
          <table:table-cell table:formula="of:=IF([.K9]&lt;&gt;0;[.L9]/[.K9];0)" office:value-type="float" office:value="69.6679995" calcext:value-type="float">
            <text:p>69,6679995</text:p>
          </table:table-cell>
          <table:table-cell table:number-columns-repeated="3"/>
          <table:table-cell table:formula="of:=IF([.O9]&lt;&gt;0;[.P9]/[.O9];0)" office:value-type="float" office:value="87.9846596666667" calcext:value-type="float">
            <text:p>87,9846596667</text:p>
          </table:table-cell>
          <table:table-cell table:number-columns-repeated="3"/>
          <table:table-cell table:formula="of:=IF([.S9]&lt;&gt;0;[.T9]/[.S9];0)" office:value-type="float" office:value="56.3185005" calcext:value-type="float">
            <text:p>56,3185005</text:p>
          </table:table-cell>
          <table:table-cell table:number-columns-repeated="3"/>
          <table:table-cell table:formula="of:=IF([.W9]&lt;&gt;0;[.X9]/[.W9];0)" office:value-type="float" office:value="139.363998" calcext:value-type="float">
            <text:p>139,3639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79.5533293333333" calcext:value-type="float">
            <text:p>79,5533293333</text:p>
          </table:table-cell>
          <table:table-cell table:number-columns-repeated="3"/>
          <table:table-cell table:formula="of:=IF([.G10]&lt;&gt;0;[.H10]/[.G10];0)" office:value-type="float" office:value="63.598999" calcext:value-type="float">
            <text:p>63,598999</text:p>
          </table:table-cell>
          <table:table-cell table:number-columns-repeated="3"/>
          <table:table-cell table:formula="of:=IF([.K10]&lt;&gt;0;[.L10]/[.K10];0)" office:value-type="float" office:value="38.169998" calcext:value-type="float">
            <text:p>38,169998</text:p>
          </table:table-cell>
          <table:table-cell table:number-columns-repeated="3"/>
          <table:table-cell table:formula="of:=IF([.O10]&lt;&gt;0;[.P10]/[.O10];0)" office:value-type="float" office:value="191.999008" calcext:value-type="float">
            <text:p>191,999008</text:p>
          </table:table-cell>
          <table:table-cell table:number-columns-repeated="3"/>
          <table:table-cell table:formula="of:=IF([.S10]&lt;&gt;0;[.T10]/[.S10];0)" office:value-type="float" office:value="46.0416666666667" calcext:value-type="float">
            <text:p>46,0416666667</text:p>
          </table:table-cell>
          <table:table-cell table:number-columns-repeated="3"/>
          <table:table-cell table:formula="of:=IF([.W10]&lt;&gt;0;[.X10]/[.W10];0)" office:value-type="float" office:value="57.221995" calcext:value-type="float">
            <text:p>57,221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26.9032450186916" calcext:value-type="float">
            <text:p>26,9032450187</text:p>
          </table:table-cell>
          <table:table-cell table:number-columns-repeated="3"/>
          <table:table-cell table:formula="of:=IF([.G11]&lt;&gt;0;[.H11]/[.G11];0)" office:value-type="float" office:value="20.0735682857143" calcext:value-type="float">
            <text:p>20,0735682857</text:p>
          </table:table-cell>
          <table:table-cell table:number-columns-repeated="3"/>
          <table:table-cell table:formula="of:=IF([.K11]&lt;&gt;0;[.L11]/[.K11];0)" office:value-type="float" office:value="25.8859296428571" calcext:value-type="float">
            <text:p>25,8859296429</text:p>
          </table:table-cell>
          <table:table-cell table:number-columns-repeated="3"/>
          <table:table-cell table:formula="of:=IF([.O11]&lt;&gt;0;[.P11]/[.O11];0)" office:value-type="float" office:value="21.956450877193" calcext:value-type="float">
            <text:p>21,9564508772</text:p>
          </table:table-cell>
          <table:table-cell table:number-columns-repeated="3"/>
          <table:table-cell table:formula="of:=IF([.S11]&lt;&gt;0;[.T11]/[.S11];0)" office:value-type="float" office:value="21.2185828615385" calcext:value-type="float">
            <text:p>21,2185828615</text:p>
          </table:table-cell>
          <table:table-cell table:number-columns-repeated="3"/>
          <table:table-cell table:formula="of:=IF([.W11]&lt;&gt;0;[.X11]/[.W11];0)" office:value-type="float" office:value="23.8955092470588" calcext:value-type="float">
            <text:p>23,89550924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63.196335" calcext:value-type="float">
            <text:p>63,196335</text:p>
          </table:table-cell>
          <table:table-cell table:number-columns-repeated="3"/>
          <table:table-cell table:formula="of:=IF([.G12]&lt;&gt;0;[.H12]/[.G12];0)" office:value-type="float" office:value="130.2880095" calcext:value-type="float">
            <text:p>130,2880095</text:p>
          </table:table-cell>
          <table:table-cell table:number-columns-repeated="3"/>
          <table:table-cell table:formula="of:=IF([.K12]&lt;&gt;0;[.L12]/[.K12];0)" office:value-type="float" office:value="265.830017" calcext:value-type="float">
            <text:p>265,830017</text:p>
          </table:table-cell>
          <table:table-cell table:number-columns-repeated="3"/>
          <table:table-cell table:formula="of:=IF([.O12]&lt;&gt;0;[.P12]/[.O12];0)" office:value-type="float" office:value="112.27124025" calcext:value-type="float">
            <text:p>112,27124025</text:p>
          </table:table-cell>
          <table:table-cell table:number-columns-repeated="3"/>
          <table:table-cell table:formula="of:=IF([.S12]&lt;&gt;0;[.T12]/[.S12];0)" office:value-type="float" office:value="72.4195025" calcext:value-type="float">
            <text:p>72,4195025</text:p>
          </table:table-cell>
          <table:table-cell table:number-columns-repeated="3"/>
          <table:table-cell table:formula="of:=IF([.W12]&lt;&gt;0;[.X12]/[.W12];0)" office:value-type="float" office:value="79.4895717142857" calcext:value-type="float">
            <text:p>79,48957171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26.69" calcext:value-type="float">
            <text:p>26,69</text:p>
          </table:table-cell>
          <table:table-cell table:number-columns-repeated="3"/>
          <table:table-cell table:formula="of:=IF([.G13]&lt;&gt;0;[.H13]/[.G13];0)" office:value-type="float" office:value="47.276001" calcext:value-type="float">
            <text:p>47,276001</text:p>
          </table:table-cell>
          <table:table-cell table:number-columns-repeated="3"/>
          <table:table-cell table:formula="of:=IF([.K13]&lt;&gt;0;[.L13]/[.K13];0)" office:value-type="float" office:value="45.7784995" calcext:value-type="float">
            <text:p>45,7784995</text:p>
          </table:table-cell>
          <table:table-cell table:number-columns-repeated="3"/>
          <table:table-cell table:formula="of:=IF([.O13]&lt;&gt;0;[.P13]/[.O13];0)" office:value-type="float" office:value="51.666331" calcext:value-type="float">
            <text:p>51,666331</text:p>
          </table:table-cell>
          <table:table-cell table:number-columns-repeated="3"/>
          <table:table-cell table:formula="of:=IF([.S13]&lt;&gt;0;[.T13]/[.S13];0)" office:value-type="float" office:value="34.9119985" calcext:value-type="float">
            <text:p>34,9119985</text:p>
          </table:table-cell>
          <table:table-cell table:number-columns-repeated="3"/>
          <table:table-cell table:formula="of:=IF([.W13]&lt;&gt;0;[.X13]/[.W1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31.282999" calcext:value-type="float">
            <text:p>31,282999</text:p>
          </table:table-cell>
          <table:table-cell table:number-columns-repeated="3"/>
          <table:table-cell table:formula="of:=IF([.G14]&lt;&gt;0;[.H14]/[.G14];0)" office:value-type="float" office:value="69.9786683333333" calcext:value-type="float">
            <text:p>69,9786683333</text:p>
          </table:table-cell>
          <table:table-cell table:number-columns-repeated="3"/>
          <table:table-cell table:formula="of:=IF([.K14]&lt;&gt;0;[.L14]/[.K14];0)" office:value-type="float" office:value="6.634" calcext:value-type="float">
            <text:p>6,634</text:p>
          </table:table-cell>
          <table:table-cell table:number-columns-repeated="3"/>
          <table:table-cell table:formula="of:=IF([.O14]&lt;&gt;0;[.P14]/[.O14];0)" office:value-type="float" office:value="85.533493" calcext:value-type="float">
            <text:p>85,533493</text:p>
          </table:table-cell>
          <table:table-cell table:number-columns-repeated="3"/>
          <table:table-cell table:formula="of:=IF([.S14]&lt;&gt;0;[.T14]/[.S14];0)" office:value-type="float" office:value="91.900993" calcext:value-type="float">
            <text:p>91,900993</text:p>
          </table:table-cell>
          <table:table-cell table:number-columns-repeated="3"/>
          <table:table-cell table:formula="of:=IF([.W14]&lt;&gt;0;[.X14]/[.W14];0)" office:value-type="float" office:value="71.4609985" calcext:value-type="float">
            <text:p>71,46099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0" calcext:value-type="float">
            <text:p>0</text:p>
          </table:table-cell>
          <table:table-cell table:number-columns-repeated="3"/>
          <table:table-cell table:formula="of:=IF([.G15]&lt;&gt;0;[.H15]/[.G15];0)" office:value-type="float" office:value="6.213" calcext:value-type="float">
            <text:p>6,213</text:p>
          </table:table-cell>
          <table:table-cell table:number-columns-repeated="3"/>
          <table:table-cell table:formula="of:=IF([.K15]&lt;&gt;0;[.L15]/[.K15];0)" office:value-type="float" office:value="0" calcext:value-type="float">
            <text:p>0</text:p>
          </table:table-cell>
          <table:table-cell table:number-columns-repeated="3"/>
          <table:table-cell table:formula="of:=IF([.O15]&lt;&gt;0;[.P15]/[.O15];0)" office:value-type="float" office:value="0" calcext:value-type="float">
            <text:p>0</text:p>
          </table:table-cell>
          <table:table-cell table:number-columns-repeated="3"/>
          <table:table-cell table:formula="of:=IF([.S15]&lt;&gt;0;[.T15]/[.S15];0)" office:value-type="float" office:value="0" calcext:value-type="float">
            <text:p>0</text:p>
          </table:table-cell>
          <table:table-cell table:number-columns-repeated="3"/>
          <table:table-cell table:formula="of:=IF([.W15]&lt;&gt;0;[.X15]/[.W1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103.111" calcext:value-type="float">
            <text:p>103,111</text:p>
          </table:table-cell>
          <table:table-cell table:number-columns-repeated="3"/>
          <table:table-cell table:formula="of:=IF([.G16]&lt;&gt;0;[.H16]/[.G16];0)" office:value-type="float" office:value="57.766003" calcext:value-type="float">
            <text:p>57,766003</text:p>
          </table:table-cell>
          <table:table-cell table:number-columns-repeated="3"/>
          <table:table-cell table:formula="of:=IF([.K16]&lt;&gt;0;[.L16]/[.K16];0)" office:value-type="float" office:value="0" calcext:value-type="float">
            <text:p>0</text:p>
          </table:table-cell>
          <table:table-cell table:number-columns-repeated="3"/>
          <table:table-cell table:formula="of:=IF([.O16]&lt;&gt;0;[.P16]/[.O16];0)" office:value-type="float" office:value="0" calcext:value-type="float">
            <text:p>0</text:p>
          </table:table-cell>
          <table:table-cell table:number-columns-repeated="3"/>
          <table:table-cell table:formula="of:=IF([.S16]&lt;&gt;0;[.T16]/[.S16];0)" office:value-type="float" office:value="0" calcext:value-type="float">
            <text:p>0</text:p>
          </table:table-cell>
          <table:table-cell table:number-columns-repeated="3"/>
          <table:table-cell table:formula="of:=IF([.W16]&lt;&gt;0;[.X16]/[.W1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13.052" calcext:value-type="float">
            <text:p>13,052</text:p>
          </table:table-cell>
          <table:table-cell table:number-columns-repeated="3"/>
          <table:table-cell table:formula="of:=IF([.G17]&lt;&gt;0;[.H17]/[.G17];0)" office:value-type="float" office:value="101.8004915" calcext:value-type="float">
            <text:p>101,8004915</text:p>
          </table:table-cell>
          <table:table-cell table:number-columns-repeated="3"/>
          <table:table-cell table:formula="of:=IF([.K17]&lt;&gt;0;[.L17]/[.K17];0)" office:value-type="float" office:value="104.719002" calcext:value-type="float">
            <text:p>104,719002</text:p>
          </table:table-cell>
          <table:table-cell table:number-columns-repeated="3"/>
          <table:table-cell table:formula="of:=IF([.O17]&lt;&gt;0;[.P17]/[.O17];0)" office:value-type="float" office:value="68.4746603333333" calcext:value-type="float">
            <text:p>68,4746603333</text:p>
          </table:table-cell>
          <table:table-cell table:number-columns-repeated="3"/>
          <table:table-cell table:formula="of:=IF([.S17]&lt;&gt;0;[.T17]/[.S17];0)" office:value-type="float" office:value="0" calcext:value-type="float">
            <text:p>0</text:p>
          </table:table-cell>
          <table:table-cell table:number-columns-repeated="3"/>
          <table:table-cell table:formula="of:=IF([.W17]&lt;&gt;0;[.X17]/[.W17];0)" office:value-type="float" office:value="57.330002" calcext:value-type="float">
            <text:p>57,3300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0" calcext:value-type="float">
            <text:p>0</text:p>
          </table:table-cell>
          <table:table-cell table:number-columns-repeated="3"/>
          <table:table-cell table:formula="of:=IF([.G18]&lt;&gt;0;[.H18]/[.G18];0)" office:value-type="float" office:value="0" calcext:value-type="float">
            <text:p>0</text:p>
          </table:table-cell>
          <table:table-cell table:number-columns-repeated="3"/>
          <table:table-cell table:formula="of:=IF([.K18]&lt;&gt;0;[.L18]/[.K18];0)" office:value-type="float" office:value="0" calcext:value-type="float">
            <text:p>0</text:p>
          </table:table-cell>
          <table:table-cell table:number-columns-repeated="3"/>
          <table:table-cell table:formula="of:=IF([.O18]&lt;&gt;0;[.P18]/[.O18];0)" office:value-type="float" office:value="16.083" calcext:value-type="float">
            <text:p>16,083</text:p>
          </table:table-cell>
          <table:table-cell table:number-columns-repeated="3"/>
          <table:table-cell table:formula="of:=IF([.S18]&lt;&gt;0;[.T18]/[.S18];0)" office:value-type="float" office:value="0" calcext:value-type="float">
            <text:p>0</text:p>
          </table:table-cell>
          <table:table-cell table:number-columns-repeated="3"/>
          <table:table-cell table:formula="of:=IF([.W18]&lt;&gt;0;[.X18]/[.W1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0" calcext:value-type="float">
            <text:p>0</text:p>
          </table:table-cell>
          <table:table-cell table:number-columns-repeated="3"/>
          <table:table-cell table:formula="of:=IF([.G19]&lt;&gt;0;[.H19]/[.G19];0)" office:value-type="float" office:value="0" calcext:value-type="float">
            <text:p>0</text:p>
          </table:table-cell>
          <table:table-cell table:number-columns-repeated="3"/>
          <table:table-cell table:formula="of:=IF([.K19]&lt;&gt;0;[.L19]/[.K19];0)" office:value-type="float" office:value="0" calcext:value-type="float">
            <text:p>0</text:p>
          </table:table-cell>
          <table:table-cell table:number-columns-repeated="3"/>
          <table:table-cell table:formula="of:=IF([.O19]&lt;&gt;0;[.P19]/[.O19];0)" office:value-type="float" office:value="71.217003" calcext:value-type="float">
            <text:p>71,217003</text:p>
          </table:table-cell>
          <table:table-cell table:number-columns-repeated="3"/>
          <table:table-cell table:formula="of:=IF([.S19]&lt;&gt;0;[.T19]/[.S19];0)" office:value-type="float" office:value="0" calcext:value-type="float">
            <text:p>0</text:p>
          </table:table-cell>
          <table:table-cell table:number-columns-repeated="3"/>
          <table:table-cell table:formula="of:=IF([.W19]&lt;&gt;0;[.X19]/[.W1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0" calcext:value-type="float">
            <text:p>0</text:p>
          </table:table-cell>
          <table:table-cell table:number-columns-repeated="3"/>
          <table:table-cell table:formula="of:=IF([.G20]&lt;&gt;0;[.H20]/[.G20];0)" office:value-type="float" office:value="39.087002" calcext:value-type="float">
            <text:p>39,087002</text:p>
          </table:table-cell>
          <table:table-cell table:number-columns-repeated="3"/>
          <table:table-cell table:formula="of:=IF([.K20]&lt;&gt;0;[.L20]/[.K20];0)" office:value-type="float" office:value="28.57" calcext:value-type="float">
            <text:p>28,57</text:p>
          </table:table-cell>
          <table:table-cell table:number-columns-repeated="3"/>
          <table:table-cell table:formula="of:=IF([.O20]&lt;&gt;0;[.P20]/[.O20];0)" office:value-type="float" office:value="0" calcext:value-type="float">
            <text:p>0</text:p>
          </table:table-cell>
          <table:table-cell table:number-columns-repeated="3"/>
          <table:table-cell table:formula="of:=IF([.S20]&lt;&gt;0;[.T20]/[.S20];0)" office:value-type="float" office:value="0" calcext:value-type="float">
            <text:p>0</text:p>
          </table:table-cell>
          <table:table-cell table:number-columns-repeated="3"/>
          <table:table-cell table:formula="of:=IF([.W20]&lt;&gt;0;[.X20]/[.W20];0)" office:value-type="float" office:value="22.964001" calcext:value-type="float">
            <text:p>22,964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3"/>
          <table:table-cell table:formula="of:=IF([.G21]&lt;&gt;0;[.H21]/[.G21];0)" office:value-type="float" office:value="0" calcext:value-type="float">
            <text:p>0</text:p>
          </table:table-cell>
          <table:table-cell table:number-columns-repeated="3"/>
          <table:table-cell table:formula="of:=IF([.K21]&lt;&gt;0;[.L21]/[.K21];0)" office:value-type="float" office:value="0" calcext:value-type="float">
            <text:p>0</text:p>
          </table:table-cell>
          <table:table-cell table:number-columns-repeated="3"/>
          <table:table-cell table:formula="of:=IF([.O21]&lt;&gt;0;[.P21]/[.O21];0)" office:value-type="float" office:value="0" calcext:value-type="float">
            <text:p>0</text:p>
          </table:table-cell>
          <table:table-cell table:number-columns-repeated="3"/>
          <table:table-cell table:formula="of:=IF([.S21]&lt;&gt;0;[.T21]/[.S21];0)" office:value-type="float" office:value="0" calcext:value-type="float">
            <text:p>0</text:p>
          </table:table-cell>
          <table:table-cell table:number-columns-repeated="3"/>
          <table:table-cell table:formula="of:=IF([.W21]&lt;&gt;0;[.X21]/[.W2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0" calcext:value-type="float">
            <text:p>0</text:p>
          </table:table-cell>
          <table:table-cell table:number-columns-repeated="3"/>
          <table:table-cell table:formula="of:=IF([.G22]&lt;&gt;0;[.H22]/[.G22];0)" office:value-type="float" office:value="0" calcext:value-type="float">
            <text:p>0</text:p>
          </table:table-cell>
          <table:table-cell table:number-columns-repeated="3"/>
          <table:table-cell table:formula="of:=IF([.K22]&lt;&gt;0;[.L22]/[.K22];0)" office:value-type="float" office:value="12.341001" calcext:value-type="float">
            <text:p>12,341001</text:p>
          </table:table-cell>
          <table:table-cell table:number-columns-repeated="3"/>
          <table:table-cell table:formula="of:=IF([.O22]&lt;&gt;0;[.P22]/[.O22];0)" office:value-type="float" office:value="9.488" calcext:value-type="float">
            <text:p>9,488</text:p>
          </table:table-cell>
          <table:table-cell table:number-columns-repeated="3"/>
          <table:table-cell table:formula="of:=IF([.S22]&lt;&gt;0;[.T22]/[.S22];0)" office:value-type="float" office:value="0" calcext:value-type="float">
            <text:p>0</text:p>
          </table:table-cell>
          <table:table-cell table:number-columns-repeated="3"/>
          <table:table-cell table:formula="of:=IF([.W22]&lt;&gt;0;[.X22]/[.W2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12.362" calcext:value-type="float">
            <text:p>12,362</text:p>
          </table:table-cell>
          <table:table-cell table:number-columns-repeated="3"/>
          <table:table-cell table:formula="of:=IF([.G23]&lt;&gt;0;[.H23]/[.G23];0)" office:value-type="float" office:value="154.154999" calcext:value-type="float">
            <text:p>154,154999</text:p>
          </table:table-cell>
          <table:table-cell table:number-columns-repeated="3"/>
          <table:table-cell table:formula="of:=IF([.K23]&lt;&gt;0;[.L23]/[.K23];0)" office:value-type="float" office:value="0" calcext:value-type="float">
            <text:p>0</text:p>
          </table:table-cell>
          <table:table-cell table:number-columns-repeated="3"/>
          <table:table-cell table:formula="of:=IF([.O23]&lt;&gt;0;[.P23]/[.O23];0)" office:value-type="float" office:value="8.070001" calcext:value-type="float">
            <text:p>8,070001</text:p>
          </table:table-cell>
          <table:table-cell table:number-columns-repeated="3"/>
          <table:table-cell table:formula="of:=IF([.S23]&lt;&gt;0;[.T23]/[.S23];0)" office:value-type="float" office:value="0" calcext:value-type="float">
            <text:p>0</text:p>
          </table:table-cell>
          <table:table-cell table:number-columns-repeated="3"/>
          <table:table-cell table:formula="of:=IF([.W23]&lt;&gt;0;[.X23]/[.W2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0" calcext:value-type="float">
            <text:p>0</text:p>
          </table:table-cell>
          <table:table-cell table:number-columns-repeated="3"/>
          <table:table-cell table:formula="of:=IF([.G24]&lt;&gt;0;[.H24]/[.G24];0)" office:value-type="float" office:value="0" calcext:value-type="float">
            <text:p>0</text:p>
          </table:table-cell>
          <table:table-cell table:number-columns-repeated="3"/>
          <table:table-cell table:formula="of:=IF([.K24]&lt;&gt;0;[.L24]/[.K24];0)" office:value-type="float" office:value="79.153999" calcext:value-type="float">
            <text:p>79,153999</text:p>
          </table:table-cell>
          <table:table-cell table:number-columns-repeated="3"/>
          <table:table-cell table:formula="of:=IF([.O24]&lt;&gt;0;[.P24]/[.O24];0)" office:value-type="float" office:value="0" calcext:value-type="float">
            <text:p>0</text:p>
          </table:table-cell>
          <table:table-cell table:number-columns-repeated="3"/>
          <table:table-cell table:formula="of:=IF([.S24]&lt;&gt;0;[.T24]/[.S24];0)" office:value-type="float" office:value="0" calcext:value-type="float">
            <text:p>0</text:p>
          </table:table-cell>
          <table:table-cell table:number-columns-repeated="3"/>
          <table:table-cell table:formula="of:=IF([.W24]&lt;&gt;0;[.X24]/[.W24];0)" office:value-type="float" office:value="7.761" calcext:value-type="float">
            <text:p>7,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0" calcext:value-type="float">
            <text:p>0</text:p>
          </table:table-cell>
          <table:table-cell table:number-columns-repeated="3"/>
          <table:table-cell table:formula="of:=IF([.G25]&lt;&gt;0;[.H25]/[.G25];0)" office:value-type="float" office:value="22.081001" calcext:value-type="float">
            <text:p>22,081001</text:p>
          </table:table-cell>
          <table:table-cell table:number-columns-repeated="3"/>
          <table:table-cell table:formula="of:=IF([.K25]&lt;&gt;0;[.L25]/[.K25];0)" office:value-type="float" office:value="70.3259965" calcext:value-type="float">
            <text:p>70,3259965</text:p>
          </table:table-cell>
          <table:table-cell table:number-columns-repeated="3"/>
          <table:table-cell table:formula="of:=IF([.O25]&lt;&gt;0;[.P25]/[.O25];0)" office:value-type="float" office:value="34.3570025" calcext:value-type="float">
            <text:p>34,3570025</text:p>
          </table:table-cell>
          <table:table-cell table:number-columns-repeated="3"/>
          <table:table-cell table:formula="of:=IF([.S25]&lt;&gt;0;[.T25]/[.S25];0)" office:value-type="float" office:value="0" calcext:value-type="float">
            <text:p>0</text:p>
          </table:table-cell>
          <table:table-cell table:number-columns-repeated="3"/>
          <table:table-cell table:formula="of:=IF([.W25]&lt;&gt;0;[.X25]/[.W25];0)" office:value-type="float" office:value="48.235001" calcext:value-type="float">
            <text:p>48,235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127.090004" calcext:value-type="float">
            <text:p>127,090004</text:p>
          </table:table-cell>
          <table:table-cell table:number-columns-repeated="3"/>
          <table:table-cell table:formula="of:=IF([.G26]&lt;&gt;0;[.H26]/[.G26];0)" office:value-type="float" office:value="0" calcext:value-type="float">
            <text:p>0</text:p>
          </table:table-cell>
          <table:table-cell table:number-columns-repeated="3"/>
          <table:table-cell table:formula="of:=IF([.K26]&lt;&gt;0;[.L26]/[.K26];0)" office:value-type="float" office:value="0" calcext:value-type="float">
            <text:p>0</text:p>
          </table:table-cell>
          <table:table-cell table:number-columns-repeated="3"/>
          <table:table-cell table:formula="of:=IF([.O26]&lt;&gt;0;[.P26]/[.O26];0)" office:value-type="float" office:value="0" calcext:value-type="float">
            <text:p>0</text:p>
          </table:table-cell>
          <table:table-cell table:number-columns-repeated="3"/>
          <table:table-cell table:formula="of:=IF([.S26]&lt;&gt;0;[.T26]/[.S26];0)" office:value-type="float" office:value="0" calcext:value-type="float">
            <text:p>0</text:p>
          </table:table-cell>
          <table:table-cell table:number-columns-repeated="3"/>
          <table:table-cell table:formula="of:=IF([.W26]&lt;&gt;0;[.X26]/[.W26];0)" office:value-type="float" office:value="61.128002" calcext:value-type="float">
            <text:p>61,1280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151.324121066667" calcext:value-type="float">
            <text:p>151,3241210667</text:p>
          </table:table-cell>
          <table:table-cell table:number-columns-repeated="3"/>
          <table:table-cell table:formula="of:=IF([.G27]&lt;&gt;0;[.H27]/[.G27];0)" office:value-type="float" office:value="0" calcext:value-type="float">
            <text:p>0</text:p>
          </table:table-cell>
          <table:table-cell table:number-columns-repeated="3"/>
          <table:table-cell table:formula="of:=IF([.K27]&lt;&gt;0;[.L27]/[.K27];0)" office:value-type="float" office:value="30.846001" calcext:value-type="float">
            <text:p>30,846001</text:p>
          </table:table-cell>
          <table:table-cell table:number-columns-repeated="3"/>
          <table:table-cell table:formula="of:=IF([.O27]&lt;&gt;0;[.P27]/[.O27];0)" office:value-type="float" office:value="37.129997" calcext:value-type="float">
            <text:p>37,129997</text:p>
          </table:table-cell>
          <table:table-cell table:number-columns-repeated="3"/>
          <table:table-cell table:formula="of:=IF([.S27]&lt;&gt;0;[.T27]/[.S27];0)" office:value-type="float" office:value="0" calcext:value-type="float">
            <text:p>0</text:p>
          </table:table-cell>
          <table:table-cell table:number-columns-repeated="3"/>
          <table:table-cell table:formula="of:=IF([.W27]&lt;&gt;0;[.X27]/[.W27];0)" office:value-type="float" office:value="156.526993" calcext:value-type="float">
            <text:p>156,5269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0" calcext:value-type="float">
            <text:p>0</text:p>
          </table:table-cell>
          <table:table-cell table:number-columns-repeated="3"/>
          <table:table-cell table:formula="of:=IF([.G28]&lt;&gt;0;[.H28]/[.G28];0)" office:value-type="float" office:value="0" calcext:value-type="float">
            <text:p>0</text:p>
          </table:table-cell>
          <table:table-cell table:number-columns-repeated="3"/>
          <table:table-cell table:formula="of:=IF([.K28]&lt;&gt;0;[.L28]/[.K28];0)" office:value-type="float" office:value="0" calcext:value-type="float">
            <text:p>0</text:p>
          </table:table-cell>
          <table:table-cell table:number-columns-repeated="3"/>
          <table:table-cell table:formula="of:=IF([.O28]&lt;&gt;0;[.P28]/[.O28];0)" office:value-type="float" office:value="13.474" calcext:value-type="float">
            <text:p>13,474</text:p>
          </table:table-cell>
          <table:table-cell table:number-columns-repeated="3"/>
          <table:table-cell table:formula="of:=IF([.S28]&lt;&gt;0;[.T28]/[.S28];0)" office:value-type="float" office:value="0" calcext:value-type="float">
            <text:p>0</text:p>
          </table:table-cell>
          <table:table-cell table:number-columns-repeated="3"/>
          <table:table-cell table:formula="of:=IF([.W28]&lt;&gt;0;[.X28]/[.W28];0)" office:value-type="float" office:value="49.882" calcext:value-type="float">
            <text:p>49,8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3"/>
          <table:table-cell table:formula="of:=IF([.G29]&lt;&gt;0;[.H29]/[.G29];0)" office:value-type="float" office:value="40.1035005" calcext:value-type="float">
            <text:p>40,1035005</text:p>
          </table:table-cell>
          <table:table-cell table:number-columns-repeated="3"/>
          <table:table-cell table:formula="of:=IF([.K29]&lt;&gt;0;[.L29]/[.K29];0)" office:value-type="float" office:value="39.434667" calcext:value-type="float">
            <text:p>39,434667</text:p>
          </table:table-cell>
          <table:table-cell table:number-columns-repeated="3"/>
          <table:table-cell table:formula="of:=IF([.O29]&lt;&gt;0;[.P29]/[.O29];0)" office:value-type="float" office:value="38.961998" calcext:value-type="float">
            <text:p>38,961998</text:p>
          </table:table-cell>
          <table:table-cell table:number-columns-repeated="3"/>
          <table:table-cell table:formula="of:=IF([.S29]&lt;&gt;0;[.T29]/[.S29];0)" office:value-type="float" office:value="0" calcext:value-type="float">
            <text:p>0</text:p>
          </table:table-cell>
          <table:table-cell table:number-columns-repeated="3"/>
          <table:table-cell table:formula="of:=IF([.W29]&lt;&gt;0;[.X29]/[.W29];0)" office:value-type="float" office:value="156.516006" calcext:value-type="float">
            <text:p>156,516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15.338172848" calcext:value-type="float">
            <text:p>15,338172848</text:p>
          </table:table-cell>
          <table:table-cell table:number-columns-repeated="3"/>
          <table:table-cell table:formula="of:=IF([.G30]&lt;&gt;0;[.H30]/[.G30];0)" office:value-type="float" office:value="13.1599395289855" calcext:value-type="float">
            <text:p>13,159939529</text:p>
          </table:table-cell>
          <table:table-cell table:number-columns-repeated="3"/>
          <table:table-cell table:formula="of:=IF([.K30]&lt;&gt;0;[.L30]/[.K30];0)" office:value-type="float" office:value="22.666" calcext:value-type="float">
            <text:p>22,666</text:p>
          </table:table-cell>
          <table:table-cell table:number-columns-repeated="3"/>
          <table:table-cell table:formula="of:=IF([.O30]&lt;&gt;0;[.P30]/[.O30];0)" office:value-type="float" office:value="14.1096659333333" calcext:value-type="float">
            <text:p>14,1096659333</text:p>
          </table:table-cell>
          <table:table-cell table:number-columns-repeated="3"/>
          <table:table-cell table:formula="of:=IF([.S30]&lt;&gt;0;[.T30]/[.S30];0)" office:value-type="float" office:value="12.9705150163934" calcext:value-type="float">
            <text:p>12,9705150164</text:p>
          </table:table-cell>
          <table:table-cell table:number-columns-repeated="3"/>
          <table:table-cell table:formula="of:=IF([.W30]&lt;&gt;0;[.X30]/[.W30];0)" office:value-type="float" office:value="13.4862127637363" calcext:value-type="float">
            <text:p>13,48621276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0" calcext:value-type="float">
            <text:p>0</text:p>
          </table:table-cell>
          <table:table-cell table:number-columns-repeated="3"/>
          <table:table-cell table:formula="of:=IF([.G31]&lt;&gt;0;[.H31]/[.G31];0)" office:value-type="float" office:value="0" calcext:value-type="float">
            <text:p>0</text:p>
          </table:table-cell>
          <table:table-cell table:number-columns-repeated="3"/>
          <table:table-cell table:formula="of:=IF([.K31]&lt;&gt;0;[.L31]/[.K31];0)" office:value-type="float" office:value="0" calcext:value-type="float">
            <text:p>0</text:p>
          </table:table-cell>
          <table:table-cell table:number-columns-repeated="3"/>
          <table:table-cell table:formula="of:=IF([.O31]&lt;&gt;0;[.P31]/[.O31];0)" office:value-type="float" office:value="0" calcext:value-type="float">
            <text:p>0</text:p>
          </table:table-cell>
          <table:table-cell table:number-columns-repeated="3"/>
          <table:table-cell table:formula="of:=IF([.S31]&lt;&gt;0;[.T31]/[.S31];0)" office:value-type="float" office:value="0" calcext:value-type="float">
            <text:p>0</text:p>
          </table:table-cell>
          <table:table-cell table:number-columns-repeated="3"/>
          <table:table-cell table:formula="of:=IF([.W31]&lt;&gt;0;[.X31]/[.W3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0" calcext:value-type="float">
            <text:p>0</text:p>
          </table:table-cell>
          <table:table-cell table:number-columns-repeated="3"/>
          <table:table-cell table:formula="of:=IF([.G32]&lt;&gt;0;[.H32]/[.G32];0)" office:value-type="float" office:value="0" calcext:value-type="float">
            <text:p>0</text:p>
          </table:table-cell>
          <table:table-cell table:number-columns-repeated="3"/>
          <table:table-cell table:formula="of:=IF([.K32]&lt;&gt;0;[.L32]/[.K32];0)" office:value-type="float" office:value="30.96475225" calcext:value-type="float">
            <text:p>30,96475225</text:p>
          </table:table-cell>
          <table:table-cell table:number-columns-repeated="3"/>
          <table:table-cell table:formula="of:=IF([.O32]&lt;&gt;0;[.P32]/[.O32];0)" office:value-type="float" office:value="0" calcext:value-type="float">
            <text:p>0</text:p>
          </table:table-cell>
          <table:table-cell table:number-columns-repeated="3"/>
          <table:table-cell table:formula="of:=IF([.S32]&lt;&gt;0;[.T32]/[.S32];0)" office:value-type="float" office:value="51.771" calcext:value-type="float">
            <text:p>51,771</text:p>
          </table:table-cell>
          <table:table-cell table:number-columns-repeated="3"/>
          <table:table-cell table:formula="of:=IF([.W32]&lt;&gt;0;[.X32]/[.W32];0)" office:value-type="float" office:value="35.059002" calcext:value-type="float">
            <text:p>35,0590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55.038002" calcext:value-type="float">
            <text:p>55,038002</text:p>
          </table:table-cell>
          <table:table-cell table:number-columns-repeated="3"/>
          <table:table-cell table:formula="of:=IF([.G33]&lt;&gt;0;[.H33]/[.G33];0)" office:value-type="float" office:value="21.957001" calcext:value-type="float">
            <text:p>21,957001</text:p>
          </table:table-cell>
          <table:table-cell table:number-columns-repeated="3"/>
          <table:table-cell table:formula="of:=IF([.K33]&lt;&gt;0;[.L33]/[.K33];0)" office:value-type="float" office:value="0" calcext:value-type="float">
            <text:p>0</text:p>
          </table:table-cell>
          <table:table-cell table:number-columns-repeated="3"/>
          <table:table-cell table:formula="of:=IF([.O33]&lt;&gt;0;[.P33]/[.O33];0)" office:value-type="float" office:value="13.516" calcext:value-type="float">
            <text:p>13,516</text:p>
          </table:table-cell>
          <table:table-cell table:number-columns-repeated="3"/>
          <table:table-cell table:formula="of:=IF([.S33]&lt;&gt;0;[.T33]/[.S33];0)" office:value-type="float" office:value="106.283997" calcext:value-type="float">
            <text:p>106,283997</text:p>
          </table:table-cell>
          <table:table-cell table:number-columns-repeated="3"/>
          <table:table-cell table:formula="of:=IF([.W33]&lt;&gt;0;[.X33]/[.W3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3"/>
          <table:table-cell table:formula="of:=IF([.G34]&lt;&gt;0;[.H34]/[.G34];0)" office:value-type="float" office:value="0" calcext:value-type="float">
            <text:p>0</text:p>
          </table:table-cell>
          <table:table-cell table:number-columns-repeated="3"/>
          <table:table-cell table:formula="of:=IF([.K34]&lt;&gt;0;[.L34]/[.K34];0)" office:value-type="float" office:value="12.72" calcext:value-type="float">
            <text:p>12,72</text:p>
          </table:table-cell>
          <table:table-cell table:number-columns-repeated="3"/>
          <table:table-cell table:formula="of:=IF([.O34]&lt;&gt;0;[.P34]/[.O34];0)" office:value-type="float" office:value="0" calcext:value-type="float">
            <text:p>0</text:p>
          </table:table-cell>
          <table:table-cell table:number-columns-repeated="3"/>
          <table:table-cell table:formula="of:=IF([.S34]&lt;&gt;0;[.T34]/[.S34];0)" office:value-type="float" office:value="0" calcext:value-type="float">
            <text:p>0</text:p>
          </table:table-cell>
          <table:table-cell table:number-columns-repeated="3"/>
          <table:table-cell table:formula="of:=IF([.W34]&lt;&gt;0;[.X34]/[.W3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AVERAGE([.D45:.X74])" office:value-type="float" office:value="34.9056161835432" calcext:value-type="float">
            <text:p>34,9056161835</text:p>
          </table:table-cell>
          <table:table-cell table:formula="of:=STDEV([.D45:.X74])" office:value-type="float" office:value="50.2176081348377" calcext:value-type="float">
            <text:p>50,2176081348</text:p>
          </table:table-cell>
          <table:table-cell table:formula="of:=COUNT([.D45:.X74])" office:value-type="float" office:value="180" calcext:value-type="float">
            <text:p>180</text:p>
          </table:table-cell>
          <table:table-cell table:formula="of:=2*[.E78]/SQRT([.F78])" office:value-type="float" office:value="7.4859990304629" calcext:value-type="float">
            <text:p>7,4859990305</text:p>
          </table:table-cell>
          <table:table-cell table:number-columns-repeated="21"/>
        </table:table-row>
      </table:table>
      <table:table table:name="C7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number-columns-repeated="4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4"/>
        </table:table-row>
        <table:table-row table:style-name="ro1">
          <table:table-cell table:style-name="ce4" office:value-type="float" office:value="145758" calcext:value-type="float">
            <text:p>145758</text:p>
          </table:table-cell>
          <table:table-cell office:value-type="float" office:value="796.117004" calcext:value-type="float">
            <text:p>796,117004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878.250977" calcext:value-type="float">
            <text:p>878,250977</text:p>
          </table:table-cell>
          <table:table-cell table:style-name="ce4" office:value-type="float" office:value="145758" calcext:value-type="float">
            <text:p>145758</text:p>
          </table:table-cell>
          <table:table-cell office:value-type="float" office:value="923.718994" calcext:value-type="float">
            <text:p>923,718994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573.315002" calcext:value-type="float">
            <text:p>573,315002</text:p>
          </table:table-cell>
          <table:table-cell table:style-name="ce4" office:value-type="float" office:value="145758" calcext:value-type="float">
            <text:p>145758</text:p>
          </table:table-cell>
          <table:table-cell office:value-type="float" office:value="869.914001" calcext:value-type="float">
            <text:p>869,914001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801.939026" calcext:value-type="float">
            <text:p>801,939026</text:p>
          </table:table-cell>
          <table:table-cell table:style-name="ce4" office:value-type="float" office:value="145758" calcext:value-type="float">
            <text:p>145758</text:p>
          </table:table-cell>
          <table:table-cell office:value-type="float" office:value="840.923035" calcext:value-type="float">
            <text:p>840,923035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593.670044" calcext:value-type="float">
            <text:p>593,670044</text:p>
          </table:table-cell>
          <table:table-cell table:style-name="ce4" office:value-type="float" office:value="145758" calcext:value-type="float">
            <text:p>145758</text:p>
          </table:table-cell>
          <table:table-cell office:value-type="float" office:value="933.002014" calcext:value-type="float">
            <text:p>933,00201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407.520966" calcext:value-type="float">
            <text:p>407,520966</text:p>
          </table:table-cell>
          <table:table-cell table:style-name="ce4" office:value-type="float" office:value="145758" calcext:value-type="float">
            <text:p>145758</text:p>
          </table:table-cell>
          <table:table-cell office:value-type="float" office:value="781.64502" calcext:value-type="float">
            <text:p>781,6450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47.069" calcext:value-type="float">
            <text:p>247,069</text:p>
          </table:table-cell>
          <table:table-cell table:style-name="ce4" office:value-type="float" office:value="145758" calcext:value-type="float">
            <text:p>145758</text:p>
          </table:table-cell>
          <table:table-cell office:value-type="float" office:value="857.406982" calcext:value-type="float">
            <text:p>857,40698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564.205994" calcext:value-type="float">
            <text:p>564,205994</text:p>
          </table:table-cell>
          <table:table-cell table:number-columns-repeated="4"/>
        </table:table-row>
        <table:table-row table:style-name="ro1">
          <table:table-cell table:style-name="ce4" office:value-type="float" office:value="145937" calcext:value-type="float">
            <text:p>145937</text:p>
          </table:table-cell>
          <table:table-cell office:value-type="float" office:value="975.234985" calcext:value-type="float">
            <text:p>975,23498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7.685997" calcext:value-type="float">
            <text:p>67,685997</text:p>
          </table:table-cell>
          <table:table-cell table:style-name="ce4" office:value-type="float" office:value="145937" calcext:value-type="float">
            <text:p>145937</text:p>
          </table:table-cell>
          <table:table-cell office:value-type="float" office:value="927.36499" calcext:value-type="float">
            <text:p>927,3649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03.398003" calcext:value-type="float">
            <text:p>103,398003</text:p>
          </table:table-cell>
          <table:table-cell table:style-name="ce4" office:value-type="float" office:value="145937" calcext:value-type="float">
            <text:p>145937</text:p>
          </table:table-cell>
          <table:table-cell office:value-type="float" office:value="863.399048" calcext:value-type="float">
            <text:p>863,39904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45937" calcext:value-type="float">
            <text:p>145937</text:p>
          </table:table-cell>
          <table:table-cell office:value-type="float" office:value="1069.638916" calcext:value-type="float">
            <text:p>1069,638916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73.498993" calcext:value-type="float">
            <text:p>373,498993</text:p>
          </table:table-cell>
          <table:table-cell table:style-name="ce4" office:value-type="float" office:value="145937" calcext:value-type="float">
            <text:p>145937</text:p>
          </table:table-cell>
          <table:table-cell office:value-type="float" office:value="907.051025" calcext:value-type="float">
            <text:p>907,05102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429.195007" calcext:value-type="float">
            <text:p>429,195007</text:p>
          </table:table-cell>
          <table:table-cell table:style-name="ce4" office:value-type="float" office:value="145937" calcext:value-type="float">
            <text:p>145937</text:p>
          </table:table-cell>
          <table:table-cell office:value-type="float" office:value="1165.562988" calcext:value-type="float">
            <text:p>1165,56298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33.548996" calcext:value-type="float">
            <text:p>133,548996</text:p>
          </table:table-cell>
          <table:table-cell table:style-name="ce4" office:value-type="float" office:value="145937" calcext:value-type="float">
            <text:p>145937</text:p>
          </table:table-cell>
          <table:table-cell office:value-type="float" office:value="965.508972" calcext:value-type="float">
            <text:p>965,50897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13.378998" calcext:value-type="float">
            <text:p>213,378998</text:p>
          </table:table-cell>
          <table:table-cell table:number-columns-repeated="4"/>
        </table:table-row>
        <table:table-row table:style-name="ro1">
          <table:table-cell table:style-name="ce4"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22.759995" calcext:value-type="float">
            <text:p>122,759995</text:p>
          </table:table-cell>
          <table:table-cell table:style-name="ce4"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8.994995" calcext:value-type="float">
            <text:p>128,994995</text:p>
          </table:table-cell>
          <table:table-cell table:style-name="ce4"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03.76297" calcext:value-type="float">
            <text:p>503,76297</text:p>
          </table:table-cell>
          <table:table-cell table:style-name="ce4"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8.333984" calcext:value-type="float">
            <text:p>328,333984</text:p>
          </table:table-cell>
          <table:table-cell table:style-name="ce4"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79.389008" calcext:value-type="float">
            <text:p>379,389008</text:p>
          </table:table-cell>
          <table:table-cell table:style-name="ce4"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81.976997" calcext:value-type="float">
            <text:p>81,976997</text:p>
          </table:table-cell>
          <table:table-cell table:style-name="ce4"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07.404007" calcext:value-type="float">
            <text:p>207,404007</text:p>
          </table:table-cell>
          <table:table-cell table:number-columns-repeated="4"/>
        </table:table-row>
        <table:table-row table:style-name="ro1">
          <table:table-cell table:style-name="ce4" office:value-type="float" office:value="101416" calcext:value-type="float">
            <text:p>101416</text:p>
          </table:table-cell>
          <table:table-cell office:value-type="float" office:value="919.36499" calcext:value-type="float">
            <text:p>919,36499</text:p>
          </table:table-cell>
          <table:table-cell office:value-type="float" office:value="76" calcext:value-type="float">
            <text:p>76</text:p>
          </table:table-cell>
          <table:table-cell table:style-name="ce13" office:value-type="float" office:value="1827.695435" calcext:value-type="float">
            <text:p>1827,695435</text:p>
          </table:table-cell>
          <table:table-cell table:style-name="ce4" office:value-type="float" office:value="101416" calcext:value-type="float">
            <text:p>101416</text:p>
          </table:table-cell>
          <table:table-cell office:value-type="float" office:value="1028.491943" calcext:value-type="float">
            <text:p>1028,491943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839.948853" calcext:value-type="float">
            <text:p>839,948853</text:p>
          </table:table-cell>
          <table:table-cell table:style-name="ce4" office:value-type="float" office:value="101416" calcext:value-type="float">
            <text:p>101416</text:p>
          </table:table-cell>
          <table:table-cell office:value-type="float" office:value="1022.997986" calcext:value-type="float">
            <text:p>1022,997986</text:p>
          </table:table-cell>
          <table:table-cell office:value-type="float" office:value="122" calcext:value-type="float">
            <text:p>122</text:p>
          </table:table-cell>
          <table:table-cell table:style-name="ce13" office:value-type="float" office:value="2874.532959" calcext:value-type="float">
            <text:p>2874,532959</text:p>
          </table:table-cell>
          <table:table-cell table:style-name="ce4" office:value-type="float" office:value="101416" calcext:value-type="float">
            <text:p>101416</text:p>
          </table:table-cell>
          <table:table-cell office:value-type="float" office:value="876.913025" calcext:value-type="float">
            <text:p>876,913025</text:p>
          </table:table-cell>
          <table:table-cell office:value-type="float" office:value="23" calcext:value-type="float">
            <text:p>23</text:p>
          </table:table-cell>
          <table:table-cell table:style-name="ce13" office:value-type="float" office:value="586.704041" calcext:value-type="float">
            <text:p>586,704041</text:p>
          </table:table-cell>
          <table:table-cell table:style-name="ce4" office:value-type="float" office:value="101416" calcext:value-type="float">
            <text:p>101416</text:p>
          </table:table-cell>
          <table:table-cell office:value-type="float" office:value="929.416016" calcext:value-type="float">
            <text:p>929,41601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3.948997" calcext:value-type="float">
            <text:p>53,948997</text:p>
          </table:table-cell>
          <table:table-cell table:style-name="ce4" office:value-type="float" office:value="101416" calcext:value-type="float">
            <text:p>101416</text:p>
          </table:table-cell>
          <table:table-cell office:value-type="float" office:value="1051.347046" calcext:value-type="float">
            <text:p>1051,347046</text:p>
          </table:table-cell>
          <table:table-cell office:value-type="float" office:value="54" calcext:value-type="float">
            <text:p>54</text:p>
          </table:table-cell>
          <table:table-cell table:style-name="ce13" office:value-type="float" office:value="876.771973" calcext:value-type="float">
            <text:p>876,771973</text:p>
          </table:table-cell>
          <table:table-cell table:style-name="ce4" office:value-type="float" office:value="101416" calcext:value-type="float">
            <text:p>101416</text:p>
          </table:table-cell>
          <table:table-cell office:value-type="float" office:value="953.647949" calcext:value-type="float">
            <text:p>953,647949</text:p>
          </table:table-cell>
          <table:table-cell office:value-type="float" office:value="34" calcext:value-type="float">
            <text:p>34</text:p>
          </table:table-cell>
          <table:table-cell table:style-name="ce13" office:value-type="float" office:value="706.272949" calcext:value-type="float">
            <text:p>706,272949</text:p>
          </table:table-cell>
          <table:table-cell table:number-columns-repeated="4"/>
        </table:table-row>
        <table:table-row table:style-name="ro1">
          <table:table-cell table:style-name="ce4" office:value-type="float" office:value="101605" calcext:value-type="float">
            <text:p>101605</text:p>
          </table:table-cell>
          <table:table-cell office:value-type="float" office:value="806.565979" calcext:value-type="float">
            <text:p>806,56597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4.359001" calcext:value-type="float">
            <text:p>64,359001</text:p>
          </table:table-cell>
          <table:table-cell table:style-name="ce4" office:value-type="float" office:value="101605" calcext:value-type="float">
            <text:p>101605</text:p>
          </table:table-cell>
          <table:table-cell office:value-type="float" office:value="788.270996" calcext:value-type="float">
            <text:p>788,27099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2.945" calcext:value-type="float">
            <text:p>82,945</text:p>
          </table:table-cell>
          <table:table-cell table:style-name="ce4" office:value-type="float" office:value="101605" calcext:value-type="float">
            <text:p>101605</text:p>
          </table:table-cell>
          <table:table-cell office:value-type="float" office:value="872.046021" calcext:value-type="float">
            <text:p>872,04602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0.487999" calcext:value-type="float">
            <text:p>80,487999</text:p>
          </table:table-cell>
          <table:table-cell table:style-name="ce4" office:value-type="float" office:value="101605" calcext:value-type="float">
            <text:p>101605</text:p>
          </table:table-cell>
          <table:table-cell office:value-type="float" office:value="903.992981" calcext:value-type="float">
            <text:p>903,99298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1.335999" calcext:value-type="float">
            <text:p>91,335999</text:p>
          </table:table-cell>
          <table:table-cell table:style-name="ce4" office:value-type="float" office:value="101605" calcext:value-type="float">
            <text:p>101605</text:p>
          </table:table-cell>
          <table:table-cell office:value-type="float" office:value="1213.73999" calcext:value-type="float">
            <text:p>1213,7399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31.850998" calcext:value-type="float">
            <text:p>131,850998</text:p>
          </table:table-cell>
          <table:table-cell table:style-name="ce4" office:value-type="float" office:value="101605" calcext:value-type="float">
            <text:p>101605</text:p>
          </table:table-cell>
          <table:table-cell office:value-type="float" office:value="894.421997" calcext:value-type="float">
            <text:p>894,4219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1605" calcext:value-type="float">
            <text:p>101605</text:p>
          </table:table-cell>
          <table:table-cell office:value-type="float" office:value="857.856995" calcext:value-type="float">
            <text:p>857,85699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45.225998" calcext:value-type="float">
            <text:p>145,225998</text:p>
          </table:table-cell>
          <table:table-cell table:number-columns-repeated="4"/>
        </table:table-row>
        <table:table-row table:style-name="ro1">
          <table:table-cell table:style-name="ce4" office:value-type="float" office:value="101954" calcext:value-type="float">
            <text:p>101954</text:p>
          </table:table-cell>
          <table:table-cell office:value-type="float" office:value="992.905029" calcext:value-type="float">
            <text:p>992,90502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09.666" calcext:value-type="float">
            <text:p>209,666</text:p>
          </table:table-cell>
          <table:table-cell table:style-name="ce4" office:value-type="float" office:value="101954" calcext:value-type="float">
            <text:p>101954</text:p>
          </table:table-cell>
          <table:table-cell office:value-type="float" office:value="968.255981" calcext:value-type="float">
            <text:p>968,25598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80.940994" calcext:value-type="float">
            <text:p>180,940994</text:p>
          </table:table-cell>
          <table:table-cell table:style-name="ce4" office:value-type="float" office:value="101954" calcext:value-type="float">
            <text:p>101954</text:p>
          </table:table-cell>
          <table:table-cell office:value-type="float" office:value="885.218994" calcext:value-type="float">
            <text:p>885,21899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92.106995" calcext:value-type="float">
            <text:p>192,106995</text:p>
          </table:table-cell>
          <table:table-cell table:style-name="ce4" office:value-type="float" office:value="101954" calcext:value-type="float">
            <text:p>101954</text:p>
          </table:table-cell>
          <table:table-cell office:value-type="float" office:value="909.994019" calcext:value-type="float">
            <text:p>909,99401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56.752991" calcext:value-type="float">
            <text:p>256,752991</text:p>
          </table:table-cell>
          <table:table-cell table:style-name="ce4" office:value-type="float" office:value="101954" calcext:value-type="float">
            <text:p>101954</text:p>
          </table:table-cell>
          <table:table-cell office:value-type="float" office:value="1008.221985" calcext:value-type="float">
            <text:p>1008,22198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316.075989" calcext:value-type="float">
            <text:p>316,075989</text:p>
          </table:table-cell>
          <table:table-cell table:style-name="ce4" office:value-type="float" office:value="101954" calcext:value-type="float">
            <text:p>101954</text:p>
          </table:table-cell>
          <table:table-cell office:value-type="float" office:value="1065.467896" calcext:value-type="float">
            <text:p>1065,46789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42.593994" calcext:value-type="float">
            <text:p>342,593994</text:p>
          </table:table-cell>
          <table:table-cell table:style-name="ce4" office:value-type="float" office:value="101954" calcext:value-type="float">
            <text:p>101954</text:p>
          </table:table-cell>
          <table:table-cell office:value-type="float" office:value="1058.882935" calcext:value-type="float">
            <text:p>1058,88293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01.169998" calcext:value-type="float">
            <text:p>101,169998</text:p>
          </table:table-cell>
          <table:table-cell table:number-columns-repeated="4"/>
        </table:table-row>
        <table:table-row table:style-name="ro1">
          <table:table-cell table:style-name="ce4" office:value-type="float" office:value="102201" calcext:value-type="float">
            <text:p>102201</text:p>
          </table:table-cell>
          <table:table-cell office:value-type="float" office:value="1095.2229" calcext:value-type="float">
            <text:p>1095,222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2201" calcext:value-type="float">
            <text:p>102201</text:p>
          </table:table-cell>
          <table:table-cell office:value-type="float" office:value="916.828003" calcext:value-type="float">
            <text:p>916,82800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1.209" calcext:value-type="float">
            <text:p>91,209</text:p>
          </table:table-cell>
          <table:table-cell table:style-name="ce4" office:value-type="float" office:value="102201" calcext:value-type="float">
            <text:p>102201</text:p>
          </table:table-cell>
          <table:table-cell office:value-type="float" office:value="1174.541992" calcext:value-type="float">
            <text:p>1174,54199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78.174988" calcext:value-type="float">
            <text:p>278,174988</text:p>
          </table:table-cell>
          <table:table-cell table:style-name="ce4" office:value-type="float" office:value="102201" calcext:value-type="float">
            <text:p>102201</text:p>
          </table:table-cell>
          <table:table-cell office:value-type="float" office:value="1089.033936" calcext:value-type="float">
            <text:p>1089,033936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448.890015" calcext:value-type="float">
            <text:p>448,890015</text:p>
          </table:table-cell>
          <table:table-cell table:style-name="ce4" office:value-type="float" office:value="102201" calcext:value-type="float">
            <text:p>102201</text:p>
          </table:table-cell>
          <table:table-cell office:value-type="float" office:value="871.713013" calcext:value-type="float">
            <text:p>871,71301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61.416" calcext:value-type="float">
            <text:p>161,416</text:p>
          </table:table-cell>
          <table:table-cell table:style-name="ce4" office:value-type="float" office:value="102201" calcext:value-type="float">
            <text:p>102201</text:p>
          </table:table-cell>
          <table:table-cell office:value-type="float" office:value="1378.28894" calcext:value-type="float">
            <text:p>1378,2889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89.094002" calcext:value-type="float">
            <text:p>89,094002</text:p>
          </table:table-cell>
          <table:table-cell table:style-name="ce4" office:value-type="float" office:value="102201" calcext:value-type="float">
            <text:p>102201</text:p>
          </table:table-cell>
          <table:table-cell office:value-type="float" office:value="1196.207031" calcext:value-type="float">
            <text:p>1196,20703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25.277" calcext:value-type="float">
            <text:p>125,277</text:p>
          </table:table-cell>
          <table:table-cell table:number-columns-repeated="4"/>
        </table:table-row>
        <table:table-row table:style-name="ro1">
          <table:table-cell table:style-name="ce4" office:value-type="float" office:value="102404" calcext:value-type="float">
            <text:p>102404</text:p>
          </table:table-cell>
          <table:table-cell office:value-type="float" office:value="1168.812988" calcext:value-type="float">
            <text:p>1168,81298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5.987" calcext:value-type="float">
            <text:p>45,987</text:p>
          </table:table-cell>
          <table:table-cell table:style-name="ce4" office:value-type="float" office:value="102404" calcext:value-type="float">
            <text:p>102404</text:p>
          </table:table-cell>
          <table:table-cell office:value-type="float" office:value="1168.067017" calcext:value-type="float">
            <text:p>1168,06701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.278" calcext:value-type="float">
            <text:p>7,278</text:p>
          </table:table-cell>
          <table:table-cell table:style-name="ce4" office:value-type="float" office:value="102404" calcext:value-type="float">
            <text:p>102404</text:p>
          </table:table-cell>
          <table:table-cell office:value-type="float" office:value="931.194031" calcext:value-type="float">
            <text:p>931,19403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41.286011" calcext:value-type="float">
            <text:p>241,286011</text:p>
          </table:table-cell>
          <table:table-cell table:style-name="ce4" office:value-type="float" office:value="102404" calcext:value-type="float">
            <text:p>102404</text:p>
          </table:table-cell>
          <table:table-cell office:value-type="float" office:value="1339.614014" calcext:value-type="float">
            <text:p>1339,61401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1.098001" calcext:value-type="float">
            <text:p>21,098001</text:p>
          </table:table-cell>
          <table:table-cell table:style-name="ce4" office:value-type="float" office:value="102404" calcext:value-type="float">
            <text:p>102404</text:p>
          </table:table-cell>
          <table:table-cell office:value-type="float" office:value="1006.737" calcext:value-type="float">
            <text:p>1006,73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51.495972" calcext:value-type="float">
            <text:p>351,495972</text:p>
          </table:table-cell>
          <table:table-cell table:style-name="ce4" office:value-type="float" office:value="102404" calcext:value-type="float">
            <text:p>102404</text:p>
          </table:table-cell>
          <table:table-cell office:value-type="float" office:value="1116.432983" calcext:value-type="float">
            <text:p>1116,43298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53.522003" calcext:value-type="float">
            <text:p>253,522003</text:p>
          </table:table-cell>
          <table:table-cell table:style-name="ce4" office:value-type="float" office:value="102404" calcext:value-type="float">
            <text:p>102404</text:p>
          </table:table-cell>
          <table:table-cell office:value-type="float" office:value="1029.041016" calcext:value-type="float">
            <text:p>1029,041016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40.671005" calcext:value-type="float">
            <text:p>140,671005</text:p>
          </table:table-cell>
          <table:table-cell table:number-columns-repeated="4"/>
        </table:table-row>
        <table:table-row table:style-name="ro1">
          <table:table-cell table:style-name="ce4" office:value-type="float" office:value="102544" calcext:value-type="float">
            <text:p>102544</text:p>
          </table:table-cell>
          <table:table-cell office:value-type="float" office:value="1040.770996" calcext:value-type="float">
            <text:p>1040,77099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48.210999" calcext:value-type="float">
            <text:p>148,210999</text:p>
          </table:table-cell>
          <table:table-cell table:style-name="ce4" office:value-type="float" office:value="102544" calcext:value-type="float">
            <text:p>102544</text:p>
          </table:table-cell>
          <table:table-cell office:value-type="float" office:value="977.976013" calcext:value-type="float">
            <text:p>977,97601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5.367004" calcext:value-type="float">
            <text:p>75,367004</text:p>
          </table:table-cell>
          <table:table-cell table:style-name="ce4" office:value-type="float" office:value="102544" calcext:value-type="float">
            <text:p>102544</text:p>
          </table:table-cell>
          <table:table-cell office:value-type="float" office:value="969.654968" calcext:value-type="float">
            <text:p>969,65496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46.412998" calcext:value-type="float">
            <text:p>46,412998</text:p>
          </table:table-cell>
          <table:table-cell table:style-name="ce4" office:value-type="float" office:value="102544" calcext:value-type="float">
            <text:p>102544</text:p>
          </table:table-cell>
          <table:table-cell office:value-type="float" office:value="902.909973" calcext:value-type="float">
            <text:p>902,90997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.587999" calcext:value-type="float">
            <text:p>22,587999</text:p>
          </table:table-cell>
          <table:table-cell table:style-name="ce4" office:value-type="float" office:value="102544" calcext:value-type="float">
            <text:p>102544</text:p>
          </table:table-cell>
          <table:table-cell office:value-type="float" office:value="921.60498" calcext:value-type="float">
            <text:p>921,6049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0.271" calcext:value-type="float">
            <text:p>60,271</text:p>
          </table:table-cell>
          <table:table-cell table:style-name="ce4" office:value-type="float" office:value="102544" calcext:value-type="float">
            <text:p>102544</text:p>
          </table:table-cell>
          <table:table-cell office:value-type="float" office:value="850.859985" calcext:value-type="float">
            <text:p>850,85998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64.363998" calcext:value-type="float">
            <text:p>164,363998</text:p>
          </table:table-cell>
          <table:table-cell table:style-name="ce4" office:value-type="float" office:value="102544" calcext:value-type="float">
            <text:p>102544</text:p>
          </table:table-cell>
          <table:table-cell office:value-type="float" office:value="1082.844971" calcext:value-type="float">
            <text:p>1082,84497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50.482002" calcext:value-type="float">
            <text:p>50,482002</text:p>
          </table:table-cell>
          <table:table-cell table:number-columns-repeated="4"/>
        </table:table-row>
        <table:table-row table:style-name="ro1">
          <table:table-cell table:style-name="ce4" office:value-type="float" office:value="102724" calcext:value-type="float">
            <text:p>102724</text:p>
          </table:table-cell>
          <table:table-cell office:value-type="float" office:value="935.827026" calcext:value-type="float">
            <text:p>935,82702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30.383972" calcext:value-type="float">
            <text:p>330,383972</text:p>
          </table:table-cell>
          <table:table-cell table:style-name="ce4" office:value-type="float" office:value="102724" calcext:value-type="float">
            <text:p>102724</text:p>
          </table:table-cell>
          <table:table-cell office:value-type="float" office:value="824.209961" calcext:value-type="float">
            <text:p>824,20996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16.955002" calcext:value-type="float">
            <text:p>116,955002</text:p>
          </table:table-cell>
          <table:table-cell table:style-name="ce4" office:value-type="float" office:value="102724" calcext:value-type="float">
            <text:p>102724</text:p>
          </table:table-cell>
          <table:table-cell office:value-type="float" office:value="1009.43103" calcext:value-type="float">
            <text:p>1009,4310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5.774994" calcext:value-type="float">
            <text:p>125,774994</text:p>
          </table:table-cell>
          <table:table-cell table:style-name="ce4" office:value-type="float" office:value="102724" calcext:value-type="float">
            <text:p>102724</text:p>
          </table:table-cell>
          <table:table-cell office:value-type="float" office:value="942.929016" calcext:value-type="float">
            <text:p>942,929016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72.638" calcext:value-type="float">
            <text:p>72,638</text:p>
          </table:table-cell>
          <table:table-cell table:style-name="ce4" office:value-type="float" office:value="102724" calcext:value-type="float">
            <text:p>102724</text:p>
          </table:table-cell>
          <table:table-cell office:value-type="float" office:value="882.129028" calcext:value-type="float">
            <text:p>882,12902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99.686005" calcext:value-type="float">
            <text:p>299,686005</text:p>
          </table:table-cell>
          <table:table-cell table:style-name="ce4" office:value-type="float" office:value="102724" calcext:value-type="float">
            <text:p>102724</text:p>
          </table:table-cell>
          <table:table-cell office:value-type="float" office:value="1040.338013" calcext:value-type="float">
            <text:p>1040,33801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90.706009" calcext:value-type="float">
            <text:p>190,706009</text:p>
          </table:table-cell>
          <table:table-cell table:style-name="ce4" office:value-type="float" office:value="102724" calcext:value-type="float">
            <text:p>102724</text:p>
          </table:table-cell>
          <table:table-cell office:value-type="float" office:value="1008.488037" calcext:value-type="float">
            <text:p>1008,48803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88.130005" calcext:value-type="float">
            <text:p>188,130005</text:p>
          </table:table-cell>
          <table:table-cell table:number-columns-repeated="4"/>
        </table:table-row>
        <table:table-row table:style-name="ro1">
          <table:table-cell table:style-name="ce4" office:value-type="float" office:value="102939" calcext:value-type="float">
            <text:p>102939</text:p>
          </table:table-cell>
          <table:table-cell office:value-type="float" office:value="1068.290039" calcext:value-type="float">
            <text:p>1068,29003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37.464996" calcext:value-type="float">
            <text:p>337,464996</text:p>
          </table:table-cell>
          <table:table-cell table:style-name="ce4" office:value-type="float" office:value="102939" calcext:value-type="float">
            <text:p>102939</text:p>
          </table:table-cell>
          <table:table-cell office:value-type="float" office:value="998.709045" calcext:value-type="float">
            <text:p>998,70904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7.253002" calcext:value-type="float">
            <text:p>47,253002</text:p>
          </table:table-cell>
          <table:table-cell table:style-name="ce4" office:value-type="float" office:value="102939" calcext:value-type="float">
            <text:p>102939</text:p>
          </table:table-cell>
          <table:table-cell office:value-type="float" office:value="939.919006" calcext:value-type="float">
            <text:p>939,91900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10.993004" calcext:value-type="float">
            <text:p>110,993004</text:p>
          </table:table-cell>
          <table:table-cell table:style-name="ce4" office:value-type="float" office:value="102939" calcext:value-type="float">
            <text:p>102939</text:p>
          </table:table-cell>
          <table:table-cell office:value-type="float" office:value="1034.337036" calcext:value-type="float">
            <text:p>1034,33703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59.024994" calcext:value-type="float">
            <text:p>259,024994</text:p>
          </table:table-cell>
          <table:table-cell table:style-name="ce4" office:value-type="float" office:value="102939" calcext:value-type="float">
            <text:p>102939</text:p>
          </table:table-cell>
          <table:table-cell office:value-type="float" office:value="907.302979" calcext:value-type="float">
            <text:p>907,302979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1681.905884" calcext:value-type="float">
            <text:p>1681,905884</text:p>
          </table:table-cell>
          <table:table-cell table:style-name="ce4" office:value-type="float" office:value="102939" calcext:value-type="float">
            <text:p>102939</text:p>
          </table:table-cell>
          <table:table-cell office:value-type="float" office:value="945.364014" calcext:value-type="float">
            <text:p>945,36401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73.313019" calcext:value-type="float">
            <text:p>373,313019</text:p>
          </table:table-cell>
          <table:table-cell table:style-name="ce4" office:value-type="float" office:value="102939" calcext:value-type="float">
            <text:p>102939</text:p>
          </table:table-cell>
          <table:table-cell office:value-type="float" office:value="949.164001" calcext:value-type="float">
            <text:p>949,164001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408.540009" calcext:value-type="float">
            <text:p>408,540009</text:p>
          </table:table-cell>
          <table:table-cell table:number-columns-repeated="4"/>
        </table:table-row>
        <table:table-row table:style-name="ro1">
          <table:table-cell table:style-name="ce4" office:value-type="float" office:value="103425" calcext:value-type="float">
            <text:p>103425</text:p>
          </table:table-cell>
          <table:table-cell office:value-type="float" office:value="1039.848022" calcext:value-type="float">
            <text:p>1039,848022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211.99707" calcext:value-type="float">
            <text:p>2211,99707</text:p>
          </table:table-cell>
          <table:table-cell table:style-name="ce4" office:value-type="float" office:value="103425" calcext:value-type="float">
            <text:p>103425</text:p>
          </table:table-cell>
          <table:table-cell office:value-type="float" office:value="986.029968" calcext:value-type="float">
            <text:p>986,02996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414.931" calcext:value-type="float">
            <text:p>414,931</text:p>
          </table:table-cell>
          <table:table-cell table:style-name="ce4" office:value-type="float" office:value="103425" calcext:value-type="float">
            <text:p>103425</text:p>
          </table:table-cell>
          <table:table-cell office:value-type="float" office:value="923.947998" calcext:value-type="float">
            <text:p>923,94799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72.901978" calcext:value-type="float">
            <text:p>272,901978</text:p>
          </table:table-cell>
          <table:table-cell table:style-name="ce4" office:value-type="float" office:value="103425" calcext:value-type="float">
            <text:p>103425</text:p>
          </table:table-cell>
          <table:table-cell office:value-type="float" office:value="1110.191895" calcext:value-type="float">
            <text:p>1110,19189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20.260986" calcext:value-type="float">
            <text:p>220,260986</text:p>
          </table:table-cell>
          <table:table-cell table:style-name="ce4" office:value-type="float" office:value="103425" calcext:value-type="float">
            <text:p>103425</text:p>
          </table:table-cell>
          <table:table-cell office:value-type="float" office:value="878.922974" calcext:value-type="float">
            <text:p>878,92297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30.508972" calcext:value-type="float">
            <text:p>530,508972</text:p>
          </table:table-cell>
          <table:table-cell table:style-name="ce4" office:value-type="float" office:value="103425" calcext:value-type="float">
            <text:p>103425</text:p>
          </table:table-cell>
          <table:table-cell office:value-type="float" office:value="910.260986" calcext:value-type="float">
            <text:p>910,26098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07.516998" calcext:value-type="float">
            <text:p>107,516998</text:p>
          </table:table-cell>
          <table:table-cell table:style-name="ce4" office:value-type="float" office:value="103425" calcext:value-type="float">
            <text:p>103425</text:p>
          </table:table-cell>
          <table:table-cell office:value-type="float" office:value="938.072998" calcext:value-type="float">
            <text:p>938,07299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31.041016" calcext:value-type="float">
            <text:p>731,041016</text:p>
          </table:table-cell>
          <table:table-cell table:number-columns-repeated="4"/>
        </table:table-row>
        <table:table-row table:style-name="ro1">
          <table:table-cell table:style-name="ce4" office:value-type="float" office:value="103724" calcext:value-type="float">
            <text:p>103724</text:p>
          </table:table-cell>
          <table:table-cell office:value-type="float" office:value="884.789001" calcext:value-type="float">
            <text:p>884,78900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43.151978" calcext:value-type="float">
            <text:p>343,151978</text:p>
          </table:table-cell>
          <table:table-cell table:style-name="ce4" office:value-type="float" office:value="103724" calcext:value-type="float">
            <text:p>103724</text:p>
          </table:table-cell>
          <table:table-cell office:value-type="float" office:value="855.274963" calcext:value-type="float">
            <text:p>855,27496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69.760986" calcext:value-type="float">
            <text:p>369,760986</text:p>
          </table:table-cell>
          <table:table-cell table:style-name="ce4" office:value-type="float" office:value="103724" calcext:value-type="float">
            <text:p>103724</text:p>
          </table:table-cell>
          <table:table-cell office:value-type="float" office:value="914.605042" calcext:value-type="float">
            <text:p>914,60504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29.051025" calcext:value-type="float">
            <text:p>429,051025</text:p>
          </table:table-cell>
          <table:table-cell table:style-name="ce4" office:value-type="float" office:value="103724" calcext:value-type="float">
            <text:p>103724</text:p>
          </table:table-cell>
          <table:table-cell office:value-type="float" office:value="1166.893921" calcext:value-type="float">
            <text:p>1166,893921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87.061005" calcext:value-type="float">
            <text:p>487,061005</text:p>
          </table:table-cell>
          <table:table-cell table:style-name="ce4" office:value-type="float" office:value="103724" calcext:value-type="float">
            <text:p>103724</text:p>
          </table:table-cell>
          <table:table-cell office:value-type="float" office:value="839.197998" calcext:value-type="float">
            <text:p>839,197998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39.330002" calcext:value-type="float">
            <text:p>239,330002</text:p>
          </table:table-cell>
          <table:table-cell table:style-name="ce4" office:value-type="float" office:value="103724" calcext:value-type="float">
            <text:p>103724</text:p>
          </table:table-cell>
          <table:table-cell office:value-type="float" office:value="840.192993" calcext:value-type="float">
            <text:p>840,19299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59.742004" calcext:value-type="float">
            <text:p>159,742004</text:p>
          </table:table-cell>
          <table:table-cell table:style-name="ce4" office:value-type="float" office:value="103724" calcext:value-type="float">
            <text:p>103724</text:p>
          </table:table-cell>
          <table:table-cell office:value-type="float" office:value="886.335022" calcext:value-type="float">
            <text:p>886,33502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10.788025" calcext:value-type="float">
            <text:p>410,788025</text:p>
          </table:table-cell>
          <table:table-cell table:number-columns-repeated="4"/>
        </table:table-row>
        <table:table-row table:style-name="ro1">
          <table:table-cell table:style-name="ce4" office:value-type="float" office:value="103905" calcext:value-type="float">
            <text:p>103905</text:p>
          </table:table-cell>
          <table:table-cell office:value-type="float" office:value="793.677002" calcext:value-type="float">
            <text:p>793,67700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831.628052" calcext:value-type="float">
            <text:p>1831,628052</text:p>
          </table:table-cell>
          <table:table-cell table:style-name="ce4" office:value-type="float" office:value="103905" calcext:value-type="float">
            <text:p>103905</text:p>
          </table:table-cell>
          <table:table-cell office:value-type="float" office:value="856.757996" calcext:value-type="float">
            <text:p>856,757996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658.258057" calcext:value-type="float">
            <text:p>658,258057</text:p>
          </table:table-cell>
          <table:table-cell table:style-name="ce4" office:value-type="float" office:value="103905" calcext:value-type="float">
            <text:p>103905</text:p>
          </table:table-cell>
          <table:table-cell office:value-type="float" office:value="870.200989" calcext:value-type="float">
            <text:p>870,200989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939.542969" calcext:value-type="float">
            <text:p>939,542969</text:p>
          </table:table-cell>
          <table:table-cell table:style-name="ce4" office:value-type="float" office:value="103905" calcext:value-type="float">
            <text:p>103905</text:p>
          </table:table-cell>
          <table:table-cell office:value-type="float" office:value="975.877014" calcext:value-type="float">
            <text:p>975,87701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420.302002" calcext:value-type="float">
            <text:p>420,302002</text:p>
          </table:table-cell>
          <table:table-cell table:style-name="ce4" office:value-type="float" office:value="103905" calcext:value-type="float">
            <text:p>103905</text:p>
          </table:table-cell>
          <table:table-cell office:value-type="float" office:value="984.875977" calcext:value-type="float">
            <text:p>984,87597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38.323975" calcext:value-type="float">
            <text:p>838,323975</text:p>
          </table:table-cell>
          <table:table-cell table:style-name="ce4" office:value-type="float" office:value="103905" calcext:value-type="float">
            <text:p>103905</text:p>
          </table:table-cell>
          <table:table-cell office:value-type="float" office:value="772.400024" calcext:value-type="float">
            <text:p>772,40002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90.299988" calcext:value-type="float">
            <text:p>790,299988</text:p>
          </table:table-cell>
          <table:table-cell table:style-name="ce4" office:value-type="float" office:value="103905" calcext:value-type="float">
            <text:p>103905</text:p>
          </table:table-cell>
          <table:table-cell office:value-type="float" office:value="877.786011" calcext:value-type="float">
            <text:p>877,78601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335.011963" calcext:value-type="float">
            <text:p>1335,011963</text:p>
          </table:table-cell>
          <table:table-cell table:number-columns-repeated="4"/>
        </table:table-row>
        <table:table-row table:style-name="ro1">
          <table:table-cell table:style-name="ce4" office:value-type="float" office:value="104105" calcext:value-type="float">
            <text:p>104105</text:p>
          </table:table-cell>
          <table:table-cell office:value-type="float" office:value="785.261963" calcext:value-type="float">
            <text:p>785,26196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33.440002" calcext:value-type="float">
            <text:p>233,440002</text:p>
          </table:table-cell>
          <table:table-cell table:style-name="ce4" office:value-type="float" office:value="104105" calcext:value-type="float">
            <text:p>104105</text:p>
          </table:table-cell>
          <table:table-cell office:value-type="float" office:value="818.861023" calcext:value-type="float">
            <text:p>818,86102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6.348999" calcext:value-type="float">
            <text:p>126,348999</text:p>
          </table:table-cell>
          <table:table-cell table:style-name="ce4" office:value-type="float" office:value="104105" calcext:value-type="float">
            <text:p>104105</text:p>
          </table:table-cell>
          <table:table-cell office:value-type="float" office:value="1066.01001" calcext:value-type="float">
            <text:p>1066,0100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38.514999" calcext:value-type="float">
            <text:p>138,514999</text:p>
          </table:table-cell>
          <table:table-cell table:style-name="ce4" office:value-type="float" office:value="104105" calcext:value-type="float">
            <text:p>104105</text:p>
          </table:table-cell>
          <table:table-cell office:value-type="float" office:value="997.286987" calcext:value-type="float">
            <text:p>997,28698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431.062012" calcext:value-type="float">
            <text:p>431,062012</text:p>
          </table:table-cell>
          <table:table-cell table:style-name="ce4" office:value-type="float" office:value="104105" calcext:value-type="float">
            <text:p>104105</text:p>
          </table:table-cell>
          <table:table-cell office:value-type="float" office:value="938.130005" calcext:value-type="float">
            <text:p>938,13000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58.825989" calcext:value-type="float">
            <text:p>158,825989</text:p>
          </table:table-cell>
          <table:table-cell table:style-name="ce4" office:value-type="float" office:value="104105" calcext:value-type="float">
            <text:p>104105</text:p>
          </table:table-cell>
          <table:table-cell office:value-type="float" office:value="842.153015" calcext:value-type="float">
            <text:p>842,15301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92.64801" calcext:value-type="float">
            <text:p>292,64801</text:p>
          </table:table-cell>
          <table:table-cell table:style-name="ce4" office:value-type="float" office:value="104105" calcext:value-type="float">
            <text:p>104105</text:p>
          </table:table-cell>
          <table:table-cell office:value-type="float" office:value="945.242981" calcext:value-type="float">
            <text:p>945,24298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97.690994" calcext:value-type="float">
            <text:p>197,690994</text:p>
          </table:table-cell>
          <table:table-cell table:number-columns-repeated="4"/>
        </table:table-row>
        <table:table-row table:style-name="ro1">
          <table:table-cell table:style-name="ce4" office:value-type="float" office:value="104429" calcext:value-type="float">
            <text:p>104429</text:p>
          </table:table-cell>
          <table:table-cell office:value-type="float" office:value="750.003967" calcext:value-type="float">
            <text:p>750,003967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12.659058" calcext:value-type="float">
            <text:p>712,659058</text:p>
          </table:table-cell>
          <table:table-cell table:style-name="ce4" office:value-type="float" office:value="104429" calcext:value-type="float">
            <text:p>104429</text:p>
          </table:table-cell>
          <table:table-cell office:value-type="float" office:value="843.671021" calcext:value-type="float">
            <text:p>843,671021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39.822998" calcext:value-type="float">
            <text:p>239,822998</text:p>
          </table:table-cell>
          <table:table-cell table:style-name="ce4" office:value-type="float" office:value="104429" calcext:value-type="float">
            <text:p>104429</text:p>
          </table:table-cell>
          <table:table-cell office:value-type="float" office:value="841.264038" calcext:value-type="float">
            <text:p>841,264038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230.337006" calcext:value-type="float">
            <text:p>230,337006</text:p>
          </table:table-cell>
          <table:table-cell table:style-name="ce4" office:value-type="float" office:value="104429" calcext:value-type="float">
            <text:p>104429</text:p>
          </table:table-cell>
          <table:table-cell office:value-type="float" office:value="916.945984" calcext:value-type="float">
            <text:p>916,94598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38.774994" calcext:value-type="float">
            <text:p>138,774994</text:p>
          </table:table-cell>
          <table:table-cell table:style-name="ce4" office:value-type="float" office:value="104429" calcext:value-type="float">
            <text:p>104429</text:p>
          </table:table-cell>
          <table:table-cell office:value-type="float" office:value="765.367981" calcext:value-type="float">
            <text:p>765,367981</text:p>
          </table:table-cell>
          <table:table-cell office:value-type="float" office:value="102" calcext:value-type="float">
            <text:p>102</text:p>
          </table:table-cell>
          <table:table-cell table:style-name="ce13" office:value-type="float" office:value="2075.865479" calcext:value-type="float">
            <text:p>2075,865479</text:p>
          </table:table-cell>
          <table:table-cell table:style-name="ce4" office:value-type="float" office:value="104429" calcext:value-type="float">
            <text:p>104429</text:p>
          </table:table-cell>
          <table:table-cell office:value-type="float" office:value="861.544006" calcext:value-type="float">
            <text:p>861,544006</text:p>
          </table:table-cell>
          <table:table-cell office:value-type="float" office:value="67" calcext:value-type="float">
            <text:p>67</text:p>
          </table:table-cell>
          <table:table-cell table:style-name="ce13" office:value-type="float" office:value="2277.431152" calcext:value-type="float">
            <text:p>2277,431152</text:p>
          </table:table-cell>
          <table:table-cell table:style-name="ce4" office:value-type="float" office:value="104429" calcext:value-type="float">
            <text:p>104429</text:p>
          </table:table-cell>
          <table:table-cell office:value-type="float" office:value="741.375977" calcext:value-type="float">
            <text:p>741,375977</text:p>
          </table:table-cell>
          <table:table-cell office:value-type="float" office:value="53" calcext:value-type="float">
            <text:p>53</text:p>
          </table:table-cell>
          <table:table-cell table:style-name="ce13" office:value-type="float" office:value="1860.0271" calcext:value-type="float">
            <text:p>1860,0271</text:p>
          </table:table-cell>
          <table:table-cell table:number-columns-repeated="4"/>
        </table:table-row>
        <table:table-row table:style-name="ro1">
          <table:table-cell table:style-name="ce4" office:value-type="float" office:value="104609" calcext:value-type="float">
            <text:p>104609</text:p>
          </table:table-cell>
          <table:table-cell office:value-type="float" office:value="830.851013" calcext:value-type="float">
            <text:p>830,851013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1615.098022" calcext:value-type="float">
            <text:p>1615,098022</text:p>
          </table:table-cell>
          <table:table-cell table:style-name="ce4" office:value-type="float" office:value="104609" calcext:value-type="float">
            <text:p>104609</text:p>
          </table:table-cell>
          <table:table-cell office:value-type="float" office:value="1048.098999" calcext:value-type="float">
            <text:p>1048,098999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494.705811" calcext:value-type="float">
            <text:p>1494,705811</text:p>
          </table:table-cell>
          <table:table-cell table:style-name="ce4" office:value-type="float" office:value="104609" calcext:value-type="float">
            <text:p>104609</text:p>
          </table:table-cell>
          <table:table-cell office:value-type="float" office:value="768.096985" calcext:value-type="float">
            <text:p>768,09698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614.440063" calcext:value-type="float">
            <text:p>1614,440063</text:p>
          </table:table-cell>
          <table:table-cell table:style-name="ce4" office:value-type="float" office:value="104609" calcext:value-type="float">
            <text:p>104609</text:p>
          </table:table-cell>
          <table:table-cell office:value-type="float" office:value="908.514038" calcext:value-type="float">
            <text:p>908,514038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569.412964" calcext:value-type="float">
            <text:p>1569,412964</text:p>
          </table:table-cell>
          <table:table-cell table:style-name="ce4" office:value-type="float" office:value="104609" calcext:value-type="float">
            <text:p>104609</text:p>
          </table:table-cell>
          <table:table-cell office:value-type="float" office:value="876.410034" calcext:value-type="float">
            <text:p>876,410034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925.416992" calcext:value-type="float">
            <text:p>925,416992</text:p>
          </table:table-cell>
          <table:table-cell table:style-name="ce4" office:value-type="float" office:value="104609" calcext:value-type="float">
            <text:p>104609</text:p>
          </table:table-cell>
          <table:table-cell office:value-type="float" office:value="778.164001" calcext:value-type="float">
            <text:p>778,16400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737.604004" calcext:value-type="float">
            <text:p>737,604004</text:p>
          </table:table-cell>
          <table:table-cell table:style-name="ce4" office:value-type="float" office:value="104609" calcext:value-type="float">
            <text:p>104609</text:p>
          </table:table-cell>
          <table:table-cell office:value-type="float" office:value="767.019958" calcext:value-type="float">
            <text:p>767,019958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445.537109" calcext:value-type="float">
            <text:p>1445,537109</text:p>
          </table:table-cell>
          <table:table-cell table:number-columns-repeated="4"/>
        </table:table-row>
        <table:table-row table:style-name="ro1">
          <table:table-cell table:style-name="ce4" office:value-type="float" office:value="104749" calcext:value-type="float">
            <text:p>104749</text:p>
          </table:table-cell>
          <table:table-cell office:value-type="float" office:value="1044.20105" calcext:value-type="float">
            <text:p>1044,2010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72.774002" calcext:value-type="float">
            <text:p>72,774002</text:p>
          </table:table-cell>
          <table:table-cell table:style-name="ce4" office:value-type="float" office:value="104749" calcext:value-type="float">
            <text:p>104749</text:p>
          </table:table-cell>
          <table:table-cell office:value-type="float" office:value="1005.153992" calcext:value-type="float">
            <text:p>1005,15399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70.632004" calcext:value-type="float">
            <text:p>70,632004</text:p>
          </table:table-cell>
          <table:table-cell table:style-name="ce4" office:value-type="float" office:value="104749" calcext:value-type="float">
            <text:p>104749</text:p>
          </table:table-cell>
          <table:table-cell office:value-type="float" office:value="961.160034" calcext:value-type="float">
            <text:p>961,16003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72.050003" calcext:value-type="float">
            <text:p>172,050003</text:p>
          </table:table-cell>
          <table:table-cell table:style-name="ce4" office:value-type="float" office:value="104749" calcext:value-type="float">
            <text:p>104749</text:p>
          </table:table-cell>
          <table:table-cell office:value-type="float" office:value="1012.46405" calcext:value-type="float">
            <text:p>1012,4640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7.959" calcext:value-type="float">
            <text:p>97,959</text:p>
          </table:table-cell>
          <table:table-cell table:style-name="ce4" office:value-type="float" office:value="104749" calcext:value-type="float">
            <text:p>104749</text:p>
          </table:table-cell>
          <table:table-cell office:value-type="float" office:value="1006.165955" calcext:value-type="float">
            <text:p>1006,165955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170.738037" calcext:value-type="float">
            <text:p>2170,738037</text:p>
          </table:table-cell>
          <table:table-cell table:style-name="ce4" office:value-type="float" office:value="104749" calcext:value-type="float">
            <text:p>104749</text:p>
          </table:table-cell>
          <table:table-cell office:value-type="float" office:value="966.373962" calcext:value-type="float">
            <text:p>966,37396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26.841003" calcext:value-type="float">
            <text:p>226,841003</text:p>
          </table:table-cell>
          <table:table-cell table:style-name="ce4" office:value-type="float" office:value="104749" calcext:value-type="float">
            <text:p>104749</text:p>
          </table:table-cell>
          <table:table-cell office:value-type="float" office:value="828.541992" calcext:value-type="float">
            <text:p>828,54199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93.199005" calcext:value-type="float">
            <text:p>193,199005</text:p>
          </table:table-cell>
          <table:table-cell table:number-columns-repeated="4"/>
        </table:table-row>
        <table:table-row table:style-name="ro1">
          <table:table-cell table:style-name="ce4" office:value-type="float" office:value="105047" calcext:value-type="float">
            <text:p>105047</text:p>
          </table:table-cell>
          <table:table-cell office:value-type="float" office:value="902.489014" calcext:value-type="float">
            <text:p>902,489014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722.719055" calcext:value-type="float">
            <text:p>722,719055</text:p>
          </table:table-cell>
          <table:table-cell table:style-name="ce4" office:value-type="float" office:value="105047" calcext:value-type="float">
            <text:p>105047</text:p>
          </table:table-cell>
          <table:table-cell office:value-type="float" office:value="1047.780029" calcext:value-type="float">
            <text:p>1047,78002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743.707947" calcext:value-type="float">
            <text:p>743,707947</text:p>
          </table:table-cell>
          <table:table-cell table:style-name="ce4" office:value-type="float" office:value="105047" calcext:value-type="float">
            <text:p>105047</text:p>
          </table:table-cell>
          <table:table-cell office:value-type="float" office:value="981.846985" calcext:value-type="float">
            <text:p>981,84698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85.17099" calcext:value-type="float">
            <text:p>285,17099</text:p>
          </table:table-cell>
          <table:table-cell table:style-name="ce4" office:value-type="float" office:value="105047" calcext:value-type="float">
            <text:p>105047</text:p>
          </table:table-cell>
          <table:table-cell office:value-type="float" office:value="947.116943" calcext:value-type="float">
            <text:p>947,11694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7.992001" calcext:value-type="float">
            <text:p>37,992001</text:p>
          </table:table-cell>
          <table:table-cell table:style-name="ce4" office:value-type="float" office:value="105047" calcext:value-type="float">
            <text:p>105047</text:p>
          </table:table-cell>
          <table:table-cell office:value-type="float" office:value="940.291016" calcext:value-type="float">
            <text:p>940,29101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70.390015" calcext:value-type="float">
            <text:p>570,390015</text:p>
          </table:table-cell>
          <table:table-cell table:style-name="ce4" office:value-type="float" office:value="105047" calcext:value-type="float">
            <text:p>105047</text:p>
          </table:table-cell>
          <table:table-cell office:value-type="float" office:value="1055.542969" calcext:value-type="float">
            <text:p>1055,542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047" calcext:value-type="float">
            <text:p>105047</text:p>
          </table:table-cell>
          <table:table-cell office:value-type="float" office:value="1046.228027" calcext:value-type="float">
            <text:p>1046,22802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603.10199" calcext:value-type="float">
            <text:p>603,10199</text:p>
          </table:table-cell>
          <table:table-cell table:number-columns-repeated="4"/>
        </table:table-row>
        <table:table-row table:style-name="ro1">
          <table:table-cell table:style-name="ce4" office:value-type="float" office:value="105232" calcext:value-type="float">
            <text:p>105232</text:p>
          </table:table-cell>
          <table:table-cell office:value-type="float" office:value="837.96698" calcext:value-type="float">
            <text:p>837,966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232" calcext:value-type="float">
            <text:p>105232</text:p>
          </table:table-cell>
          <table:table-cell office:value-type="float" office:value="1017.205017" calcext:value-type="float">
            <text:p>1017,205017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97.723" calcext:value-type="float">
            <text:p>97,723</text:p>
          </table:table-cell>
          <table:table-cell table:style-name="ce4" office:value-type="float" office:value="105232" calcext:value-type="float">
            <text:p>105232</text:p>
          </table:table-cell>
          <table:table-cell office:value-type="float" office:value="881.573975" calcext:value-type="float">
            <text:p>881,57397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54.435001" calcext:value-type="float">
            <text:p>54,435001</text:p>
          </table:table-cell>
          <table:table-cell table:style-name="ce4" office:value-type="float" office:value="105232" calcext:value-type="float">
            <text:p>105232</text:p>
          </table:table-cell>
          <table:table-cell office:value-type="float" office:value="1016.569031" calcext:value-type="float">
            <text:p>1016,56903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232" calcext:value-type="float">
            <text:p>105232</text:p>
          </table:table-cell>
          <table:table-cell office:value-type="float" office:value="946.203979" calcext:value-type="float">
            <text:p>946,20397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7.787001" calcext:value-type="float">
            <text:p>27,787001</text:p>
          </table:table-cell>
          <table:table-cell table:style-name="ce4" office:value-type="float" office:value="105232" calcext:value-type="float">
            <text:p>105232</text:p>
          </table:table-cell>
          <table:table-cell office:value-type="float" office:value="996.695007" calcext:value-type="float">
            <text:p>996,695007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604.981934" calcext:value-type="float">
            <text:p>2604,981934</text:p>
          </table:table-cell>
          <table:table-cell table:style-name="ce4" office:value-type="float" office:value="105232" calcext:value-type="float">
            <text:p>105232</text:p>
          </table:table-cell>
          <table:table-cell office:value-type="float" office:value="857.682007" calcext:value-type="float">
            <text:p>857,682007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478.335999" calcext:value-type="float">
            <text:p>478,335999</text:p>
          </table:table-cell>
          <table:table-cell table:number-columns-repeated="4"/>
        </table:table-row>
        <table:table-row table:style-name="ro1">
          <table:table-cell table:style-name="ce4" office:value-type="float" office:value="105527" calcext:value-type="float">
            <text:p>105527</text:p>
          </table:table-cell>
          <table:table-cell office:value-type="float" office:value="989.772034" calcext:value-type="float">
            <text:p>989,77203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7.658005" calcext:value-type="float">
            <text:p>87,658005</text:p>
          </table:table-cell>
          <table:table-cell table:style-name="ce4" office:value-type="float" office:value="105527" calcext:value-type="float">
            <text:p>105527</text:p>
          </table:table-cell>
          <table:table-cell office:value-type="float" office:value="808.81897" calcext:value-type="float">
            <text:p>808,8189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519.256958" calcext:value-type="float">
            <text:p>519,256958</text:p>
          </table:table-cell>
          <table:table-cell table:style-name="ce4" office:value-type="float" office:value="105527" calcext:value-type="float">
            <text:p>105527</text:p>
          </table:table-cell>
          <table:table-cell office:value-type="float" office:value="731.355042" calcext:value-type="float">
            <text:p>731,35504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92.96701" calcext:value-type="float">
            <text:p>192,96701</text:p>
          </table:table-cell>
          <table:table-cell table:style-name="ce4" office:value-type="float" office:value="105527" calcext:value-type="float">
            <text:p>105527</text:p>
          </table:table-cell>
          <table:table-cell office:value-type="float" office:value="851.423035" calcext:value-type="float">
            <text:p>851,42303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05527" calcext:value-type="float">
            <text:p>105527</text:p>
          </table:table-cell>
          <table:table-cell office:value-type="float" office:value="795.252014" calcext:value-type="float">
            <text:p>795,252014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996.757996" calcext:value-type="float">
            <text:p>996,757996</text:p>
          </table:table-cell>
          <table:table-cell table:style-name="ce4" office:value-type="float" office:value="105527" calcext:value-type="float">
            <text:p>105527</text:p>
          </table:table-cell>
          <table:table-cell office:value-type="float" office:value="798.34198" calcext:value-type="float">
            <text:p>798,34198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410.619995" calcext:value-type="float">
            <text:p>410,619995</text:p>
          </table:table-cell>
          <table:table-cell table:style-name="ce4" office:value-type="float" office:value="105527" calcext:value-type="float">
            <text:p>105527</text:p>
          </table:table-cell>
          <table:table-cell office:value-type="float" office:value="1137.666992" calcext:value-type="float">
            <text:p>1137,66699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29.021988" calcext:value-type="float">
            <text:p>229,021988</text:p>
          </table:table-cell>
          <table:table-cell table:number-columns-repeated="4"/>
        </table:table-row>
        <table:table-row table:style-name="ro1">
          <table:table-cell table:style-name="ce4" office:value-type="float" office:value="123955" calcext:value-type="float">
            <text:p>123955</text:p>
          </table:table-cell>
          <table:table-cell office:value-type="float" office:value="752.143982" calcext:value-type="float">
            <text:p>752,14398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.335001" calcext:value-type="float">
            <text:p>22,335001</text:p>
          </table:table-cell>
          <table:table-cell table:style-name="ce4" office:value-type="float" office:value="123955" calcext:value-type="float">
            <text:p>123955</text:p>
          </table:table-cell>
          <table:table-cell office:value-type="float" office:value="830.570007" calcext:value-type="float">
            <text:p>830,57000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03.885986" calcext:value-type="float">
            <text:p>303,885986</text:p>
          </table:table-cell>
          <table:table-cell table:style-name="ce4" office:value-type="float" office:value="123955" calcext:value-type="float">
            <text:p>123955</text:p>
          </table:table-cell>
          <table:table-cell office:value-type="float" office:value="966.244995" calcext:value-type="float">
            <text:p>966,24499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7.410004" calcext:value-type="float">
            <text:p>57,410004</text:p>
          </table:table-cell>
          <table:table-cell table:style-name="ce4" office:value-type="float" office:value="123955" calcext:value-type="float">
            <text:p>123955</text:p>
          </table:table-cell>
          <table:table-cell office:value-type="float" office:value="863.022034" calcext:value-type="float">
            <text:p>863,02203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89.613007" calcext:value-type="float">
            <text:p>289,613007</text:p>
          </table:table-cell>
          <table:table-cell table:style-name="ce4" office:value-type="float" office:value="123955" calcext:value-type="float">
            <text:p>123955</text:p>
          </table:table-cell>
          <table:table-cell office:value-type="float" office:value="1061.054932" calcext:value-type="float">
            <text:p>1061,05493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0.200001" calcext:value-type="float">
            <text:p>50,200001</text:p>
          </table:table-cell>
          <table:table-cell table:style-name="ce4" office:value-type="float" office:value="123955" calcext:value-type="float">
            <text:p>123955</text:p>
          </table:table-cell>
          <table:table-cell office:value-type="float" office:value="973.204956" calcext:value-type="float">
            <text:p>973,204956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29.494995" calcext:value-type="float">
            <text:p>129,494995</text:p>
          </table:table-cell>
          <table:table-cell table:style-name="ce4" office:value-type="float" office:value="123955" calcext:value-type="float">
            <text:p>123955</text:p>
          </table:table-cell>
          <table:table-cell office:value-type="float" office:value="1013.968018" calcext:value-type="float">
            <text:p>1013,96801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16.053001" calcext:value-type="float">
            <text:p>116,053001</text:p>
          </table:table-cell>
          <table:table-cell table:number-columns-repeated="4"/>
        </table:table-row>
        <table:table-row table:style-name="ro1">
          <table:table-cell table:style-name="ce4" office:value-type="float" office:value="130244" calcext:value-type="float">
            <text:p>130244</text:p>
          </table:table-cell>
          <table:table-cell office:value-type="float" office:value="704.235046" calcext:value-type="float">
            <text:p>704,23504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0.494999" calcext:value-type="float">
            <text:p>50,494999</text:p>
          </table:table-cell>
          <table:table-cell table:style-name="ce4" office:value-type="float" office:value="130244" calcext:value-type="float">
            <text:p>130244</text:p>
          </table:table-cell>
          <table:table-cell office:value-type="float" office:value="846.096985" calcext:value-type="float">
            <text:p>846,09698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6.716995" calcext:value-type="float">
            <text:p>76,716995</text:p>
          </table:table-cell>
          <table:table-cell table:style-name="ce4" office:value-type="float" office:value="130244" calcext:value-type="float">
            <text:p>130244</text:p>
          </table:table-cell>
          <table:table-cell office:value-type="float" office:value="851.256042" calcext:value-type="float">
            <text:p>851,25604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08.744995" calcext:value-type="float">
            <text:p>108,744995</text:p>
          </table:table-cell>
          <table:table-cell table:style-name="ce4" office:value-type="float" office:value="130244" calcext:value-type="float">
            <text:p>130244</text:p>
          </table:table-cell>
          <table:table-cell office:value-type="float" office:value="916.463013" calcext:value-type="float">
            <text:p>916,46301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0244" calcext:value-type="float">
            <text:p>130244</text:p>
          </table:table-cell>
          <table:table-cell office:value-type="float" office:value="794.260986" calcext:value-type="float">
            <text:p>794,260986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2244.105957" calcext:value-type="float">
            <text:p>2244,105957</text:p>
          </table:table-cell>
          <table:table-cell table:style-name="ce4" office:value-type="float" office:value="130244" calcext:value-type="float">
            <text:p>130244</text:p>
          </table:table-cell>
          <table:table-cell office:value-type="float" office:value="803.264954" calcext:value-type="float">
            <text:p>803,26495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69.953003" calcext:value-type="float">
            <text:p>169,953003</text:p>
          </table:table-cell>
          <table:table-cell table:style-name="ce4" office:value-type="float" office:value="130244" calcext:value-type="float">
            <text:p>130244</text:p>
          </table:table-cell>
          <table:table-cell office:value-type="float" office:value="836.453003" calcext:value-type="float">
            <text:p>836,45300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4.683006" calcext:value-type="float">
            <text:p>74,683006</text:p>
          </table:table-cell>
          <table:table-cell table:number-columns-repeated="4"/>
        </table:table-row>
        <table:table-row table:style-name="ro1">
          <table:table-cell table:style-name="ce4" office:value-type="float" office:value="130423" calcext:value-type="float">
            <text:p>130423</text:p>
          </table:table-cell>
          <table:table-cell office:value-type="float" office:value="799.727051" calcext:value-type="float">
            <text:p>799,727051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63.906982" calcext:value-type="float">
            <text:p>563,906982</text:p>
          </table:table-cell>
          <table:table-cell table:style-name="ce4" office:value-type="float" office:value="130423" calcext:value-type="float">
            <text:p>130423</text:p>
          </table:table-cell>
          <table:table-cell office:value-type="float" office:value="945.146973" calcext:value-type="float">
            <text:p>945,14697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24.264984" calcext:value-type="float">
            <text:p>224,264984</text:p>
          </table:table-cell>
          <table:table-cell table:style-name="ce4" office:value-type="float" office:value="130423" calcext:value-type="float">
            <text:p>130423</text:p>
          </table:table-cell>
          <table:table-cell office:value-type="float" office:value="775.958984" calcext:value-type="float">
            <text:p>775,95898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90.434998" calcext:value-type="float">
            <text:p>290,434998</text:p>
          </table:table-cell>
          <table:table-cell table:style-name="ce4" office:value-type="float" office:value="130423" calcext:value-type="float">
            <text:p>130423</text:p>
          </table:table-cell>
          <table:table-cell office:value-type="float" office:value="797.882019" calcext:value-type="float">
            <text:p>797,88201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71.052002" calcext:value-type="float">
            <text:p>371,052002</text:p>
          </table:table-cell>
          <table:table-cell table:style-name="ce4" office:value-type="float" office:value="130423" calcext:value-type="float">
            <text:p>130423</text:p>
          </table:table-cell>
          <table:table-cell office:value-type="float" office:value="892.213013" calcext:value-type="float">
            <text:p>892,21301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81.917" calcext:value-type="float">
            <text:p>81,917</text:p>
          </table:table-cell>
          <table:table-cell table:style-name="ce4" office:value-type="float" office:value="130423" calcext:value-type="float">
            <text:p>130423</text:p>
          </table:table-cell>
          <table:table-cell office:value-type="float" office:value="743.86499" calcext:value-type="float">
            <text:p>743,86499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695.641968" calcext:value-type="float">
            <text:p>695,641968</text:p>
          </table:table-cell>
          <table:table-cell table:style-name="ce4" office:value-type="float" office:value="130423" calcext:value-type="float">
            <text:p>130423</text:p>
          </table:table-cell>
          <table:table-cell office:value-type="float" office:value="743.857056" calcext:value-type="float">
            <text:p>743,857056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46.85199" calcext:value-type="float">
            <text:p>346,85199</text:p>
          </table:table-cell>
          <table:table-cell table:number-columns-repeated="4"/>
        </table:table-row>
        <table:table-row table:style-name="ro1">
          <table:table-cell table:style-name="ce4" office:value-type="float" office:value="130602" calcext:value-type="float">
            <text:p>130602</text:p>
          </table:table-cell>
          <table:table-cell office:value-type="float" office:value="813.674988" calcext:value-type="float">
            <text:p>813,67498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40.150009" calcext:value-type="float">
            <text:p>140,150009</text:p>
          </table:table-cell>
          <table:table-cell table:style-name="ce4" office:value-type="float" office:value="130602" calcext:value-type="float">
            <text:p>130602</text:p>
          </table:table-cell>
          <table:table-cell office:value-type="float" office:value="731.797974" calcext:value-type="float">
            <text:p>731,79797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.076" calcext:value-type="float">
            <text:p>9,076</text:p>
          </table:table-cell>
          <table:table-cell table:style-name="ce4" office:value-type="float" office:value="130602" calcext:value-type="float">
            <text:p>130602</text:p>
          </table:table-cell>
          <table:table-cell office:value-type="float" office:value="1217.059937" calcext:value-type="float">
            <text:p>1217,059937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65.395996" calcext:value-type="float">
            <text:p>165,395996</text:p>
          </table:table-cell>
          <table:table-cell table:style-name="ce4" office:value-type="float" office:value="130602" calcext:value-type="float">
            <text:p>130602</text:p>
          </table:table-cell>
          <table:table-cell office:value-type="float" office:value="902.324951" calcext:value-type="float">
            <text:p>902,32495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51.803009" calcext:value-type="float">
            <text:p>251,803009</text:p>
          </table:table-cell>
          <table:table-cell table:style-name="ce4" office:value-type="float" office:value="130602" calcext:value-type="float">
            <text:p>130602</text:p>
          </table:table-cell>
          <table:table-cell office:value-type="float" office:value="708.606018" calcext:value-type="float">
            <text:p>708,60601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07.837997" calcext:value-type="float">
            <text:p>207,837997</text:p>
          </table:table-cell>
          <table:table-cell table:style-name="ce4" office:value-type="float" office:value="130602" calcext:value-type="float">
            <text:p>130602</text:p>
          </table:table-cell>
          <table:table-cell office:value-type="float" office:value="1190.641968" calcext:value-type="float">
            <text:p>1190,64196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0602" calcext:value-type="float">
            <text:p>130602</text:p>
          </table:table-cell>
          <table:table-cell office:value-type="float" office:value="970.86499" calcext:value-type="float">
            <text:p>970,8649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6.961975" calcext:value-type="float">
            <text:p>326,961975</text:p>
          </table:table-cell>
          <table:table-cell table:number-columns-repeated="4"/>
        </table:table-row>
        <table:table-row table:style-name="ro1">
          <table:table-cell table:style-name="ce4" office:value-type="float" office:value="130744" calcext:value-type="float">
            <text:p>130744</text:p>
          </table:table-cell>
          <table:table-cell office:value-type="float" office:value="855.083008" calcext:value-type="float">
            <text:p>855,08300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25.343002" calcext:value-type="float">
            <text:p>125,343002</text:p>
          </table:table-cell>
          <table:table-cell table:style-name="ce4" office:value-type="float" office:value="130744" calcext:value-type="float">
            <text:p>130744</text:p>
          </table:table-cell>
          <table:table-cell office:value-type="float" office:value="856.911987" calcext:value-type="float">
            <text:p>856,91198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0744" calcext:value-type="float">
            <text:p>130744</text:p>
          </table:table-cell>
          <table:table-cell office:value-type="float" office:value="964.110046" calcext:value-type="float">
            <text:p>964,11004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0744" calcext:value-type="float">
            <text:p>130744</text:p>
          </table:table-cell>
          <table:table-cell office:value-type="float" office:value="795.997009" calcext:value-type="float">
            <text:p>795,99700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29.624023" calcext:value-type="float">
            <text:p>529,624023</text:p>
          </table:table-cell>
          <table:table-cell table:style-name="ce4" office:value-type="float" office:value="130744" calcext:value-type="float">
            <text:p>130744</text:p>
          </table:table-cell>
          <table:table-cell office:value-type="float" office:value="857.744995" calcext:value-type="float">
            <text:p>857,74499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47.127991" calcext:value-type="float">
            <text:p>547,127991</text:p>
          </table:table-cell>
          <table:table-cell table:style-name="ce4" office:value-type="float" office:value="130744" calcext:value-type="float">
            <text:p>130744</text:p>
          </table:table-cell>
          <table:table-cell office:value-type="float" office:value="917.573975" calcext:value-type="float">
            <text:p>917,57397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64.059998" calcext:value-type="float">
            <text:p>264,059998</text:p>
          </table:table-cell>
          <table:table-cell table:style-name="ce4" office:value-type="float" office:value="130744" calcext:value-type="float">
            <text:p>130744</text:p>
          </table:table-cell>
          <table:table-cell office:value-type="float" office:value="872.401001" calcext:value-type="float">
            <text:p>872,40100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1.195999" calcext:value-type="float">
            <text:p>91,195999</text:p>
          </table:table-cell>
          <table:table-cell table:number-columns-repeated="4"/>
        </table:table-row>
        <table:table-row table:style-name="ro1">
          <table:table-cell table:style-name="ce4" office:value-type="float" office:value="130924" calcext:value-type="float">
            <text:p>130924</text:p>
          </table:table-cell>
          <table:table-cell office:value-type="float" office:value="811.588989" calcext:value-type="float">
            <text:p>811,58898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23.246002" calcext:value-type="float">
            <text:p>223,246002</text:p>
          </table:table-cell>
          <table:table-cell table:style-name="ce4" office:value-type="float" office:value="130924" calcext:value-type="float">
            <text:p>130924</text:p>
          </table:table-cell>
          <table:table-cell office:value-type="float" office:value="834.343018" calcext:value-type="float">
            <text:p>834,34301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58.185013" calcext:value-type="float">
            <text:p>158,185013</text:p>
          </table:table-cell>
          <table:table-cell table:style-name="ce4" office:value-type="float" office:value="130924" calcext:value-type="float">
            <text:p>130924</text:p>
          </table:table-cell>
          <table:table-cell office:value-type="float" office:value="961.742981" calcext:value-type="float">
            <text:p>961,74298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99.768005" calcext:value-type="float">
            <text:p>599,768005</text:p>
          </table:table-cell>
          <table:table-cell table:style-name="ce4" office:value-type="float" office:value="130924" calcext:value-type="float">
            <text:p>130924</text:p>
          </table:table-cell>
          <table:table-cell office:value-type="float" office:value="797.595947" calcext:value-type="float">
            <text:p>797,595947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0.695" calcext:value-type="float">
            <text:p>50,695</text:p>
          </table:table-cell>
          <table:table-cell table:style-name="ce4" office:value-type="float" office:value="130924" calcext:value-type="float">
            <text:p>130924</text:p>
          </table:table-cell>
          <table:table-cell office:value-type="float" office:value="825.083008" calcext:value-type="float">
            <text:p>825,08300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90.205017" calcext:value-type="float">
            <text:p>390,205017</text:p>
          </table:table-cell>
          <table:table-cell table:style-name="ce4" office:value-type="float" office:value="130924" calcext:value-type="float">
            <text:p>130924</text:p>
          </table:table-cell>
          <table:table-cell office:value-type="float" office:value="907.232971" calcext:value-type="float">
            <text:p>907,232971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35.075073" calcext:value-type="float">
            <text:p>735,075073</text:p>
          </table:table-cell>
          <table:table-cell table:style-name="ce4" office:value-type="float" office:value="130924" calcext:value-type="float">
            <text:p>130924</text:p>
          </table:table-cell>
          <table:table-cell office:value-type="float" office:value="765.25" calcext:value-type="float">
            <text:p>765,2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56.687988" calcext:value-type="float">
            <text:p>256,687988</text:p>
          </table:table-cell>
          <table:table-cell table:number-columns-repeated="4"/>
        </table:table-row>
        <table:table-row table:style-name="ro1">
          <table:table-cell table:style-name="ce4" office:value-type="float" office:value="131104" calcext:value-type="float">
            <text:p>131104</text:p>
          </table:table-cell>
          <table:table-cell office:value-type="float" office:value="1004.372925" calcext:value-type="float">
            <text:p>1004,372925</text:p>
          </table:table-cell>
          <table:table-cell office:value-type="float" office:value="63" calcext:value-type="float">
            <text:p>63</text:p>
          </table:table-cell>
          <table:table-cell table:style-name="ce13" office:value-type="float" office:value="1387.740845" calcext:value-type="float">
            <text:p>1387,740845</text:p>
          </table:table-cell>
          <table:table-cell table:style-name="ce4" office:value-type="float" office:value="131104" calcext:value-type="float">
            <text:p>131104</text:p>
          </table:table-cell>
          <table:table-cell office:value-type="float" office:value="901.917969" calcext:value-type="float">
            <text:p>901,917969</text:p>
          </table:table-cell>
          <table:table-cell office:value-type="float" office:value="71" calcext:value-type="float">
            <text:p>71</text:p>
          </table:table-cell>
          <table:table-cell table:style-name="ce13" office:value-type="float" office:value="2825.782959" calcext:value-type="float">
            <text:p>2825,782959</text:p>
          </table:table-cell>
          <table:table-cell table:style-name="ce4" office:value-type="float" office:value="131104" calcext:value-type="float">
            <text:p>131104</text:p>
          </table:table-cell>
          <table:table-cell office:value-type="float" office:value="1008.314941" calcext:value-type="float">
            <text:p>1008,314941</text:p>
          </table:table-cell>
          <table:table-cell office:value-type="float" office:value="68" calcext:value-type="float">
            <text:p>68</text:p>
          </table:table-cell>
          <table:table-cell table:style-name="ce13" office:value-type="float" office:value="1803.702393" calcext:value-type="float">
            <text:p>1803,702393</text:p>
          </table:table-cell>
          <table:table-cell table:style-name="ce4" office:value-type="float" office:value="131104" calcext:value-type="float">
            <text:p>131104</text:p>
          </table:table-cell>
          <table:table-cell office:value-type="float" office:value="949.537964" calcext:value-type="float">
            <text:p>949,537964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333.03302" calcext:value-type="float">
            <text:p>333,03302</text:p>
          </table:table-cell>
          <table:table-cell table:style-name="ce4" office:value-type="float" office:value="131104" calcext:value-type="float">
            <text:p>131104</text:p>
          </table:table-cell>
          <table:table-cell office:value-type="float" office:value="958.583984" calcext:value-type="float">
            <text:p>958,58398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10.783005" calcext:value-type="float">
            <text:p>110,783005</text:p>
          </table:table-cell>
          <table:table-cell table:style-name="ce4" office:value-type="float" office:value="131104" calcext:value-type="float">
            <text:p>131104</text:p>
          </table:table-cell>
          <table:table-cell office:value-type="float" office:value="805.221008" calcext:value-type="float">
            <text:p>805,221008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1525.828003" calcext:value-type="float">
            <text:p>1525,828003</text:p>
          </table:table-cell>
          <table:table-cell table:style-name="ce4" office:value-type="float" office:value="131104" calcext:value-type="float">
            <text:p>131104</text:p>
          </table:table-cell>
          <table:table-cell office:value-type="float" office:value="1026.30603" calcext:value-type="float">
            <text:p>1026,30603</text:p>
          </table:table-cell>
          <table:table-cell office:value-type="float" office:value="62" calcext:value-type="float">
            <text:p>62</text:p>
          </table:table-cell>
          <table:table-cell table:style-name="ce13" office:value-type="float" office:value="1932.086914" calcext:value-type="float">
            <text:p>1932,086914</text:p>
          </table:table-cell>
          <table:table-cell table:number-columns-repeated="4"/>
        </table:table-row>
        <table:table-row table:style-name="ro1">
          <table:table-cell table:style-name="ce4" office:value-type="float" office:value="131245" calcext:value-type="float">
            <text:p>131245</text:p>
          </table:table-cell>
          <table:table-cell office:value-type="float" office:value="1003.972046" calcext:value-type="float">
            <text:p>1003,97204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05.662003" calcext:value-type="float">
            <text:p>105,662003</text:p>
          </table:table-cell>
          <table:table-cell table:style-name="ce4" office:value-type="float" office:value="131245" calcext:value-type="float">
            <text:p>131245</text:p>
          </table:table-cell>
          <table:table-cell office:value-type="float" office:value="1025.208008" calcext:value-type="float">
            <text:p>1025,20800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4.952" calcext:value-type="float">
            <text:p>44,952</text:p>
          </table:table-cell>
          <table:table-cell table:style-name="ce4" office:value-type="float" office:value="131245" calcext:value-type="float">
            <text:p>131245</text:p>
          </table:table-cell>
          <table:table-cell office:value-type="float" office:value="975.638" calcext:value-type="float">
            <text:p>975,63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641.494995" calcext:value-type="float">
            <text:p>641,494995</text:p>
          </table:table-cell>
          <table:table-cell table:style-name="ce4" office:value-type="float" office:value="131245" calcext:value-type="float">
            <text:p>131245</text:p>
          </table:table-cell>
          <table:table-cell office:value-type="float" office:value="970.726013" calcext:value-type="float">
            <text:p>970,72601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75.943008" calcext:value-type="float">
            <text:p>175,943008</text:p>
          </table:table-cell>
          <table:table-cell table:style-name="ce4" office:value-type="float" office:value="131245" calcext:value-type="float">
            <text:p>131245</text:p>
          </table:table-cell>
          <table:table-cell office:value-type="float" office:value="839.994019" calcext:value-type="float">
            <text:p>839,99401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41.606995" calcext:value-type="float">
            <text:p>241,606995</text:p>
          </table:table-cell>
          <table:table-cell table:style-name="ce4" office:value-type="float" office:value="131245" calcext:value-type="float">
            <text:p>131245</text:p>
          </table:table-cell>
          <table:table-cell office:value-type="float" office:value="882.794983" calcext:value-type="float">
            <text:p>882,79498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0.427" calcext:value-type="float">
            <text:p>30,427</text:p>
          </table:table-cell>
          <table:table-cell table:style-name="ce4" office:value-type="float" office:value="131245" calcext:value-type="float">
            <text:p>131245</text:p>
          </table:table-cell>
          <table:table-cell office:value-type="float" office:value="947.994995" calcext:value-type="float">
            <text:p>947,99499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58.05101" calcext:value-type="float">
            <text:p>158,05101</text:p>
          </table:table-cell>
          <table:table-cell table:number-columns-repeated="4"/>
        </table:table-row>
        <table:table-row table:style-name="ro1">
          <table:table-cell table:style-name="ce4" office:value-type="float" office:value="131657" calcext:value-type="float">
            <text:p>131657</text:p>
          </table:table-cell>
          <table:table-cell office:value-type="float" office:value="1100.744019" calcext:value-type="float">
            <text:p>1100,74401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50.167999" calcext:value-type="float">
            <text:p>250,167999</text:p>
          </table:table-cell>
          <table:table-cell table:style-name="ce4" office:value-type="float" office:value="131657" calcext:value-type="float">
            <text:p>131657</text:p>
          </table:table-cell>
          <table:table-cell office:value-type="float" office:value="1068.92395" calcext:value-type="float">
            <text:p>1068,9239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77.19397" calcext:value-type="float">
            <text:p>277,19397</text:p>
          </table:table-cell>
          <table:table-cell table:style-name="ce4" office:value-type="float" office:value="131657" calcext:value-type="float">
            <text:p>131657</text:p>
          </table:table-cell>
          <table:table-cell office:value-type="float" office:value="817.358032" calcext:value-type="float">
            <text:p>817,35803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31657" calcext:value-type="float">
            <text:p>131657</text:p>
          </table:table-cell>
          <table:table-cell office:value-type="float" office:value="909.440979" calcext:value-type="float">
            <text:p>909,44097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78.850006" calcext:value-type="float">
            <text:p>178,850006</text:p>
          </table:table-cell>
          <table:table-cell table:style-name="ce4" office:value-type="float" office:value="131657" calcext:value-type="float">
            <text:p>131657</text:p>
          </table:table-cell>
          <table:table-cell office:value-type="float" office:value="950.31604" calcext:value-type="float">
            <text:p>950,3160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4.411999" calcext:value-type="float">
            <text:p>54,411999</text:p>
          </table:table-cell>
          <table:table-cell table:style-name="ce4" office:value-type="float" office:value="131657" calcext:value-type="float">
            <text:p>131657</text:p>
          </table:table-cell>
          <table:table-cell office:value-type="float" office:value="889.275024" calcext:value-type="float">
            <text:p>889,27502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33.789001" calcext:value-type="float">
            <text:p>333,789001</text:p>
          </table:table-cell>
          <table:table-cell table:style-name="ce4" office:value-type="float" office:value="131657" calcext:value-type="float">
            <text:p>131657</text:p>
          </table:table-cell>
          <table:table-cell office:value-type="float" office:value="870.777039" calcext:value-type="float">
            <text:p>870,77703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68.739014" calcext:value-type="float">
            <text:p>368,73901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915.171134366667" calcext:value-type="float">
            <text:p>915,1711343667</text:p>
          </table:table-cell>
          <table:table-cell table:style-name="ce1" table:formula="of:=AVERAGE([C7.C5:.C34])" office:value-type="float" office:value="7.86666666666667" calcext:value-type="float">
            <text:p>7,8666666667</text:p>
          </table:table-cell>
          <table:table-cell table:style-name="ce15" table:formula="of:=AVERAGE([C7.D5:.D34])" office:value-type="float" office:value="491.087881933333" calcext:value-type="float">
            <text:p>491,087881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923.849361166667" calcext:value-type="float">
            <text:p>923,8493611667</text:p>
          </table:table-cell>
          <table:table-cell table:style-name="ce1" table:formula="of:=AVERAGE([C7.G5:.G34])" office:value-type="float" office:value="6.66666666666667" calcext:value-type="float">
            <text:p>6,6666666667</text:p>
          </table:table-cell>
          <table:table-cell table:style-name="ce15" table:formula="of:=AVERAGE([C7.H5:.H34])" office:value-type="float" office:value="363.4270174" calcext:value-type="float">
            <text:p>363,427017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934.622104866667" calcext:value-type="float">
            <text:p>934,6221048667</text:p>
          </table:table-cell>
          <table:table-cell table:style-name="ce1" table:formula="of:=AVERAGE([C7.K5:.K34])" office:value-type="float" office:value="9.33333333333333" calcext:value-type="float">
            <text:p>9,3333333333</text:p>
          </table:table-cell>
          <table:table-cell table:style-name="ce15" table:formula="of:=AVERAGE([C7.L5:.L34])" office:value-type="float" office:value="441.727812466667" calcext:value-type="float">
            <text:p>441,727812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955.4369263" calcext:value-type="float">
            <text:p>955,4369263</text:p>
          </table:table-cell>
          <table:table-cell table:style-name="ce1" table:formula="of:=AVERAGE([C7.O5:.O34])" office:value-type="float" office:value="3.63333333333333" calcext:value-type="float">
            <text:p>3,6333333333</text:p>
          </table:table-cell>
          <table:table-cell table:style-name="ce15" table:formula="of:=AVERAGE([C7.P5:.P34])" office:value-type="float" office:value="287.932436666667" calcext:value-type="float">
            <text:p>287,932436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911.765466366667" calcext:value-type="float">
            <text:p>911,7654663667</text:p>
          </table:table-cell>
          <table:table-cell table:style-name="ce1" table:formula="of:=AVERAGE([C7.S5:.S34])" office:value-type="float" office:value="8.56666666666667" calcext:value-type="float">
            <text:p>8,5666666667</text:p>
          </table:table-cell>
          <table:table-cell table:style-name="ce15" table:formula="of:=AVERAGE([C7.T5:.T34])" office:value-type="float" office:value="557.829874866667" calcext:value-type="float">
            <text:p>557,829874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936.6013549" calcext:value-type="float">
            <text:p>936,6013549</text:p>
          </table:table-cell>
          <table:table-cell table:style-name="ce1" table:formula="of:=AVERAGE([C7.W5:.W34])" office:value-type="float" office:value="7.8" calcext:value-type="float">
            <text:p>7,8</text:p>
          </table:table-cell>
          <table:table-cell table:style-name="ce15" table:formula="of:=AVERAGE([C7.X5:.X34])" office:value-type="float" office:value="474.830470666667" calcext:value-type="float">
            <text:p>474,830470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929.623999033333" calcext:value-type="float">
            <text:p>929,6239990333</text:p>
          </table:table-cell>
          <table:table-cell table:style-name="ce1" table:formula="of:=AVERAGE([C7.AA5:.AA34])" office:value-type="float" office:value="7.73333333333333" calcext:value-type="float">
            <text:p>7,7333333333</text:p>
          </table:table-cell>
          <table:table-cell table:style-name="ce15" table:formula="of:=AVERAGE([C7.AB5:.AB34])" office:value-type="float" office:value="466.8608017" calcext:value-type="float">
            <text:p>466,860801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910.927002" calcext:value-type="float">
            <text:p>910,927002</text:p>
          </table:table-cell>
          <table:table-cell table:style-name="ce1" table:formula="of:=MEDIAN([C7.C5:.C34])" office:value-type="float" office:value="2.5" calcext:value-type="float">
            <text:p>2,5</text:p>
          </table:table-cell>
          <table:table-cell table:style-name="ce15" table:formula="of:=MEDIAN([C7.D5:.D34])" office:value-type="float" office:value="216.456001" calcext:value-type="float">
            <text:p>216,45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920.2734985" calcext:value-type="float">
            <text:p>920,2734985</text:p>
          </table:table-cell>
          <table:table-cell table:style-name="ce1" table:formula="of:=MEDIAN([C7.G5:.G34])" office:value-type="float" office:value="3" calcext:value-type="float">
            <text:p>3</text:p>
          </table:table-cell>
          <table:table-cell table:style-name="ce15" table:formula="of:=MEDIAN([C7.H5:.H34])" office:value-type="float" office:value="143.590004" calcext:value-type="float">
            <text:p>143,590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935.5565185" calcext:value-type="float">
            <text:p>935,5565185</text:p>
          </table:table-cell>
          <table:table-cell table:style-name="ce1" table:formula="of:=MEDIAN([C7.K5:.K34])" office:value-type="float" office:value="3" calcext:value-type="float">
            <text:p>3</text:p>
          </table:table-cell>
          <table:table-cell table:style-name="ce15" table:formula="of:=MEDIAN([C7.L5:.L34])" office:value-type="float" office:value="211.652008" calcext:value-type="float">
            <text:p>211,65200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929.9375" calcext:value-type="float">
            <text:p>929,9375</text:p>
          </table:table-cell>
          <table:table-cell table:style-name="ce1" table:formula="of:=MEDIAN([C7.O5:.O34])" office:value-type="float" office:value="3" calcext:value-type="float">
            <text:p>3</text:p>
          </table:table-cell>
          <table:table-cell table:style-name="ce15" table:formula="of:=MEDIAN([C7.P5:.P34])" office:value-type="float" office:value="254.278" calcext:value-type="float">
            <text:p>254,27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10.337006" calcext:value-type="float">
            <text:p>910,337006</text:p>
          </table:table-cell>
          <table:table-cell table:style-name="ce1" table:formula="of:=MEDIAN([C7.S5:.S34])" office:value-type="float" office:value="4" calcext:value-type="float">
            <text:p>4</text:p>
          </table:table-cell>
          <table:table-cell table:style-name="ce15" table:formula="of:=MEDIAN([C7.T5:.T34])" office:value-type="float" office:value="333.7859805" calcext:value-type="float">
            <text:p>333,78598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00.827484" calcext:value-type="float">
            <text:p>900,827484</text:p>
          </table:table-cell>
          <table:table-cell table:style-name="ce1" table:formula="of:=MEDIAN([C7.W5:.W34])" office:value-type="float" office:value="3" calcext:value-type="float">
            <text:p>3</text:p>
          </table:table-cell>
          <table:table-cell table:style-name="ce15" table:formula="of:=MEDIAN([C7.X5:.X34])" office:value-type="float" office:value="250.2955015" calcext:value-type="float">
            <text:p>250,2955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41.6579895" calcext:value-type="float">
            <text:p>941,6579895</text:p>
          </table:table-cell>
          <table:table-cell table:style-name="ce1" table:formula="of:=MEDIAN([C7.AA5:.AA34])" office:value-type="float" office:value="3" calcext:value-type="float">
            <text:p>3</text:p>
          </table:table-cell>
          <table:table-cell table:style-name="ce15" table:formula="of:=MEDIAN([C7.AB5:.AB34])" office:value-type="float" office:value="242.854988" calcext:value-type="float">
            <text:p>242,85498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123.667509086695" calcext:value-type="float">
            <text:p>123,6675090867</text:p>
          </table:table-cell>
          <table:table-cell table:style-name="ce11" table:formula="of:=STDEV([C7.C5:.C34])" office:value-type="float" office:value="17.2701323464636" calcext:value-type="float">
            <text:p>17,2701323465</text:p>
          </table:table-cell>
          <table:table-cell table:style-name="ce16" table:formula="of:=STDEV([C7.D5:.D34])" office:value-type="float" office:value="634.339697428131" calcext:value-type="float">
            <text:p>634,33969742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101.570913237518" calcext:value-type="float">
            <text:p>101,5709132375</text:p>
          </table:table-cell>
          <table:table-cell table:style-name="ce11" table:formula="of:=STDEV([C7.G5:.G34])" office:value-type="float" office:value="14.3246431822524" calcext:value-type="float">
            <text:p>14,3246431823</text:p>
          </table:table-cell>
          <table:table-cell table:style-name="ce16" table:formula="of:=STDEV([C7.H5:.H34])" office:value-type="float" office:value="566.092708888736" calcext:value-type="float">
            <text:p>566,092708888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07.702608049218" calcext:value-type="float">
            <text:p>107,7026080492</text:p>
          </table:table-cell>
          <table:table-cell table:style-name="ce11" table:formula="of:=STDEV([C7.K5:.K34])" office:value-type="float" office:value="24.451688233561" calcext:value-type="float">
            <text:p>24,4516882336</text:p>
          </table:table-cell>
          <table:table-cell table:style-name="ce16" table:formula="of:=STDEV([C7.L5:.L34])" office:value-type="float" office:value="633.487557138862" calcext:value-type="float">
            <text:p>633,4875571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16.635151658978" calcext:value-type="float">
            <text:p>116,635151659</text:p>
          </table:table-cell>
          <table:table-cell table:style-name="ce11" table:formula="of:=STDEV([C7.O5:.O34])" office:value-type="float" office:value="4.29501180868943" calcext:value-type="float">
            <text:p>4,2950118087</text:p>
          </table:table-cell>
          <table:table-cell table:style-name="ce16" table:formula="of:=STDEV([C7.P5:.P34])" office:value-type="float" office:value="304.5268993797" calcext:value-type="float">
            <text:p>304,52689937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96.3943704639011" calcext:value-type="float">
            <text:p>96,3943704639</text:p>
          </table:table-cell>
          <table:table-cell table:style-name="ce11" table:formula="of:=STDEV([C7.S5:.S34])" office:value-type="float" office:value="18.7261265640269" calcext:value-type="float">
            <text:p>18,726126564</text:p>
          </table:table-cell>
          <table:table-cell table:style-name="ce16" table:formula="of:=STDEV([C7.T5:.T34])" office:value-type="float" office:value="649.370933890033" calcext:value-type="float">
            <text:p>649,37093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45.787674102111" calcext:value-type="float">
            <text:p>145,7876741021</text:p>
          </table:table-cell>
          <table:table-cell table:style-name="ce11" table:formula="of:=STDEV([C7.W5:.W34])" office:value-type="float" office:value="15.7882540363791" calcext:value-type="float">
            <text:p>15,7882540364</text:p>
          </table:table-cell>
          <table:table-cell table:style-name="ce16" table:formula="of:=STDEV([C7.X5:.X34])" office:value-type="float" office:value="631.006478446589" calcext:value-type="float">
            <text:p>631,006478446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14.452430259653" calcext:value-type="float">
            <text:p>114,4524302597</text:p>
          </table:table-cell>
          <table:table-cell table:style-name="ce11" table:formula="of:=STDEV([C7.AA5:.AA34])" office:value-type="float" office:value="14.7599956390362" calcext:value-type="float">
            <text:p>14,759995639</text:p>
          </table:table-cell>
          <table:table-cell table:style-name="ce16" table:formula="of:=STDEV([C7.AB5:.AB34])" office:value-type="float" office:value="512.231451564578" calcext:value-type="float">
            <text:p>512,2314515646</text:p>
          </table:table-cell>
          <table:table-cell table:number-columns-repeated="4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929.581478142857" calcext:value-type="float">
            <text:p>929,5814781429</text:p>
          </table:table-cell>
          <table:table-cell table:formula="of:=STDEV([.B5:.B34];[.F5:.F34];[.J5:.J34];[.N5:.N34];[.R5:.R34];[.V5:.V34];[.Z5:.Z34])" office:value-type="float" office:value="115.297620650763" calcext:value-type="float">
            <text:p>115,2976206508</text:p>
          </table:table-cell>
          <table:table-cell table:formula="of:=COUNT([.B5:.B34];[.F5:.F34];[.J5:.J34];[.N5:.N34];[.R5:.R34];[.V5:.V34];[.Z5:.Z34])" office:value-type="float" office:value="210" calcext:value-type="float">
            <text:p>210</text:p>
          </table:table-cell>
          <table:table-cell table:formula="of:=2*[.C40]/SQRT([.D40])" office:value-type="float" office:value="15.9125834170423" calcext:value-type="float">
            <text:p>15,912583417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.37142857142857" calcext:value-type="float">
            <text:p>7,3714285714</text:p>
          </table:table-cell>
          <table:table-cell table:formula="of:=STDEV([.C5:.C34];[.G5:.G34];[.K5:.K34];[.O5:.O34];[.S5:.S34];[.W5:.W34];[.AA5:.AA34])" office:value-type="float" office:value="16.4853173140414" calcext:value-type="float">
            <text:p>16,485317314</text:p>
          </table:table-cell>
          <table:table-cell table:formula="of:=COUNT([.C5:.C34];[.G5:.G34];[.K5:.K34];[.O5:.O34];[.S5:.S34];[.W5:.W34];[.AA5:.AA34])" office:value-type="float" office:value="210" calcext:value-type="float">
            <text:p>210</text:p>
          </table:table-cell>
          <table:table-cell table:formula="of:=2*[.C41]/SQRT([.D41])" office:value-type="float" office:value="2.27518994265004" calcext:value-type="float">
            <text:p>2,2751899427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440.528042242857" calcext:value-type="float">
            <text:p>440,5280422429</text:p>
          </table:table-cell>
          <table:table-cell table:formula="of:=STDEV([.D5:.D34];[.H5:.H34];[.L5:.L34];[.P5:.P34];[.T5:.T34];[.X5:.X34];[.AB5:.AB34])" office:value-type="float" office:value="570.809526550074" calcext:value-type="float">
            <text:p>570,8095265501</text:p>
          </table:table-cell>
          <table:table-cell table:formula="of:=COUNT([.D5:.D34];[.H5:.H34];[.L5:.L34];[.P5:.P34];[.T5:.T34];[.X5:.X34];[.AB5:.AB34])" office:value-type="float" office:value="210" calcext:value-type="float">
            <text:p>210</text:p>
          </table:table-cell>
          <table:table-cell table:formula="of:=2*[.C42]/SQRT([.D42])" office:value-type="float" office:value="78.7791990433442" calcext:value-type="float">
            <text:p>78,7791990433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146.375162833333" calcext:value-type="float">
            <text:p>146,3751628333</text:p>
          </table:table-cell>
          <table:table-cell table:number-columns-repeated="3"/>
          <table:table-cell table:formula="of:=IF([.G5]&lt;&gt;0;[.H5]/[.G5];0)" office:value-type="float" office:value="95.5525003333333" calcext:value-type="float">
            <text:p>95,5525003333</text:p>
          </table:table-cell>
          <table:table-cell table:number-columns-repeated="3"/>
          <table:table-cell table:formula="of:=IF([.K5]&lt;&gt;0;[.L5]/[.K5];0)" office:value-type="float" office:value="89.1043362222222" calcext:value-type="float">
            <text:p>89,1043362222</text:p>
          </table:table-cell>
          <table:table-cell table:number-columns-repeated="3"/>
          <table:table-cell table:formula="of:=IF([.O5]&lt;&gt;0;[.P5]/[.O5];0)" office:value-type="float" office:value="98.9450073333333" calcext:value-type="float">
            <text:p>98,9450073333</text:p>
          </table:table-cell>
          <table:table-cell table:number-columns-repeated="3"/>
          <table:table-cell table:formula="of:=IF([.S5]&lt;&gt;0;[.T5]/[.S5];0)" office:value-type="float" office:value="81.5041932" calcext:value-type="float">
            <text:p>81,5041932</text:p>
          </table:table-cell>
          <table:table-cell table:number-columns-repeated="3"/>
          <table:table-cell table:formula="of:=IF([.W5]&lt;&gt;0;[.X5]/[.W5];0)" office:value-type="float" office:value="82.3563333333333" calcext:value-type="float">
            <text:p>82,3563333333</text:p>
          </table:table-cell>
          <table:table-cell table:number-columns-repeated="3"/>
          <table:table-cell table:formula="of:=IF([.AA5]&lt;&gt;0;[.AB5]/[.AA5];0)" office:value-type="float" office:value="94.0343323333333" calcext:value-type="float">
            <text:p>94,034332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67.685997" calcext:value-type="float">
            <text:p>67,685997</text:p>
          </table:table-cell>
          <table:table-cell table:number-columns-repeated="3"/>
          <table:table-cell table:formula="of:=IF([.G6]&lt;&gt;0;[.H6]/[.G6];0)" office:value-type="float" office:value="103.398003" calcext:value-type="float">
            <text:p>103,398003</text:p>
          </table:table-cell>
          <table:table-cell table:number-columns-repeated="3"/>
          <table:table-cell table:formula="of:=IF([.K6]&lt;&gt;0;[.L6]/[.K6];0)" office:value-type="float" office:value="0" calcext:value-type="float">
            <text:p>0</text:p>
          </table:table-cell>
          <table:table-cell table:number-columns-repeated="3"/>
          <table:table-cell table:formula="of:=IF([.O6]&lt;&gt;0;[.P6]/[.O6];0)" office:value-type="float" office:value="124.499664333333" calcext:value-type="float">
            <text:p>124,4996643333</text:p>
          </table:table-cell>
          <table:table-cell table:number-columns-repeated="3"/>
          <table:table-cell table:formula="of:=IF([.S6]&lt;&gt;0;[.T6]/[.S6];0)" office:value-type="float" office:value="61.3135724285714" calcext:value-type="float">
            <text:p>61,3135724286</text:p>
          </table:table-cell>
          <table:table-cell table:number-columns-repeated="3"/>
          <table:table-cell table:formula="of:=IF([.W6]&lt;&gt;0;[.X6]/[.W6];0)" office:value-type="float" office:value="33.387249" calcext:value-type="float">
            <text:p>33,387249</text:p>
          </table:table-cell>
          <table:table-cell table:number-columns-repeated="3"/>
          <table:table-cell table:formula="of:=IF([.AA6]&lt;&gt;0;[.AB6]/[.AA6];0)" office:value-type="float" office:value="213.378998" calcext:value-type="float">
            <text:p>213,3789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40.9199983333333" calcext:value-type="float">
            <text:p>40,9199983333</text:p>
          </table:table-cell>
          <table:table-cell table:number-columns-repeated="3"/>
          <table:table-cell table:formula="of:=IF([.G7]&lt;&gt;0;[.H7]/[.G7];0)" office:value-type="float" office:value="128.994995" calcext:value-type="float">
            <text:p>128,994995</text:p>
          </table:table-cell>
          <table:table-cell table:number-columns-repeated="3"/>
          <table:table-cell table:formula="of:=IF([.K7]&lt;&gt;0;[.L7]/[.K7];0)" office:value-type="float" office:value="100.752594" calcext:value-type="float">
            <text:p>100,752594</text:p>
          </table:table-cell>
          <table:table-cell table:number-columns-repeated="3"/>
          <table:table-cell table:formula="of:=IF([.O7]&lt;&gt;0;[.P7]/[.O7];0)" office:value-type="float" office:value="82.083496" calcext:value-type="float">
            <text:p>82,083496</text:p>
          </table:table-cell>
          <table:table-cell table:number-columns-repeated="3"/>
          <table:table-cell table:formula="of:=IF([.S7]&lt;&gt;0;[.T7]/[.S7];0)" office:value-type="float" office:value="126.463002666667" calcext:value-type="float">
            <text:p>126,4630026667</text:p>
          </table:table-cell>
          <table:table-cell table:number-columns-repeated="3"/>
          <table:table-cell table:formula="of:=IF([.W7]&lt;&gt;0;[.X7]/[.W7];0)" office:value-type="float" office:value="40.9884985" calcext:value-type="float">
            <text:p>40,9884985</text:p>
          </table:table-cell>
          <table:table-cell table:number-columns-repeated="3"/>
          <table:table-cell table:formula="of:=IF([.AA7]&lt;&gt;0;[.AB7]/[.AA7];0)" office:value-type="float" office:value="41.4808014" calcext:value-type="float">
            <text:p>41,4808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24.0486241447368" calcext:value-type="float">
            <text:p>24,0486241447</text:p>
          </table:table-cell>
          <table:table-cell table:number-columns-repeated="3"/>
          <table:table-cell table:formula="of:=IF([.G8]&lt;&gt;0;[.H8]/[.G8];0)" office:value-type="float" office:value="19.9987822142857" calcext:value-type="float">
            <text:p>19,9987822143</text:p>
          </table:table-cell>
          <table:table-cell table:number-columns-repeated="3"/>
          <table:table-cell table:formula="of:=IF([.K8]&lt;&gt;0;[.L8]/[.K8];0)" office:value-type="float" office:value="23.5617455655738" calcext:value-type="float">
            <text:p>23,5617455656</text:p>
          </table:table-cell>
          <table:table-cell table:number-columns-repeated="3"/>
          <table:table-cell table:formula="of:=IF([.O8]&lt;&gt;0;[.P8]/[.O8];0)" office:value-type="float" office:value="25.5088713478261" calcext:value-type="float">
            <text:p>25,5088713478</text:p>
          </table:table-cell>
          <table:table-cell table:number-columns-repeated="3"/>
          <table:table-cell table:formula="of:=IF([.S8]&lt;&gt;0;[.T8]/[.S8];0)" office:value-type="float" office:value="53.948997" calcext:value-type="float">
            <text:p>53,948997</text:p>
          </table:table-cell>
          <table:table-cell table:number-columns-repeated="3"/>
          <table:table-cell table:formula="of:=IF([.W8]&lt;&gt;0;[.X8]/[.W8];0)" office:value-type="float" office:value="16.2365180185185" calcext:value-type="float">
            <text:p>16,2365180185</text:p>
          </table:table-cell>
          <table:table-cell table:number-columns-repeated="3"/>
          <table:table-cell table:formula="of:=IF([.AA8]&lt;&gt;0;[.AB8]/[.AA8];0)" office:value-type="float" office:value="20.7727337941176" calcext:value-type="float">
            <text:p>20,77273379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64.359001" calcext:value-type="float">
            <text:p>64,359001</text:p>
          </table:table-cell>
          <table:table-cell table:number-columns-repeated="3"/>
          <table:table-cell table:formula="of:=IF([.G9]&lt;&gt;0;[.H9]/[.G9];0)" office:value-type="float" office:value="82.945" calcext:value-type="float">
            <text:p>82,945</text:p>
          </table:table-cell>
          <table:table-cell table:number-columns-repeated="3"/>
          <table:table-cell table:formula="of:=IF([.K9]&lt;&gt;0;[.L9]/[.K9];0)" office:value-type="float" office:value="80.487999" calcext:value-type="float">
            <text:p>80,487999</text:p>
          </table:table-cell>
          <table:table-cell table:number-columns-repeated="3"/>
          <table:table-cell table:formula="of:=IF([.O9]&lt;&gt;0;[.P9]/[.O9];0)" office:value-type="float" office:value="45.6679995" calcext:value-type="float">
            <text:p>45,6679995</text:p>
          </table:table-cell>
          <table:table-cell table:number-columns-repeated="3"/>
          <table:table-cell table:formula="of:=IF([.S9]&lt;&gt;0;[.T9]/[.S9];0)" office:value-type="float" office:value="32.9627495" calcext:value-type="float">
            <text:p>32,9627495</text:p>
          </table:table-cell>
          <table:table-cell table:number-columns-repeated="3"/>
          <table:table-cell table:formula="of:=IF([.W9]&lt;&gt;0;[.X9]/[.W9];0)" office:value-type="float" office:value="0" calcext:value-type="float">
            <text:p>0</text:p>
          </table:table-cell>
          <table:table-cell table:number-columns-repeated="3"/>
          <table:table-cell table:formula="of:=IF([.AA9]&lt;&gt;0;[.AB9]/[.AA9];0)" office:value-type="float" office:value="72.612999" calcext:value-type="float">
            <text:p>72,612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69.8886666666667" calcext:value-type="float">
            <text:p>69,8886666667</text:p>
          </table:table-cell>
          <table:table-cell table:number-columns-repeated="3"/>
          <table:table-cell table:formula="of:=IF([.G10]&lt;&gt;0;[.H10]/[.G10];0)" office:value-type="float" office:value="60.3136646666667" calcext:value-type="float">
            <text:p>60,3136646667</text:p>
          </table:table-cell>
          <table:table-cell table:number-columns-repeated="3"/>
          <table:table-cell table:formula="of:=IF([.K10]&lt;&gt;0;[.L10]/[.K10];0)" office:value-type="float" office:value="48.02674875" calcext:value-type="float">
            <text:p>48,02674875</text:p>
          </table:table-cell>
          <table:table-cell table:number-columns-repeated="3"/>
          <table:table-cell table:formula="of:=IF([.O10]&lt;&gt;0;[.P10]/[.O10];0)" office:value-type="float" office:value="85.5843303333333" calcext:value-type="float">
            <text:p>85,5843303333</text:p>
          </table:table-cell>
          <table:table-cell table:number-columns-repeated="3"/>
          <table:table-cell table:formula="of:=IF([.S10]&lt;&gt;0;[.T10]/[.S10];0)" office:value-type="float" office:value="63.2151978" calcext:value-type="float">
            <text:p>63,2151978</text:p>
          </table:table-cell>
          <table:table-cell table:number-columns-repeated="3"/>
          <table:table-cell table:formula="of:=IF([.W10]&lt;&gt;0;[.X10]/[.W10];0)" office:value-type="float" office:value="85.6484985" calcext:value-type="float">
            <text:p>85,6484985</text:p>
          </table:table-cell>
          <table:table-cell table:number-columns-repeated="3"/>
          <table:table-cell table:formula="of:=IF([.AA10]&lt;&gt;0;[.AB10]/[.AA10];0)" office:value-type="float" office:value="50.584999" calcext:value-type="float">
            <text:p>50,5849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0" calcext:value-type="float">
            <text:p>0</text:p>
          </table:table-cell>
          <table:table-cell table:number-columns-repeated="3"/>
          <table:table-cell table:formula="of:=IF([.G11]&lt;&gt;0;[.H11]/[.G11];0)" office:value-type="float" office:value="45.6045" calcext:value-type="float">
            <text:p>45,6045</text:p>
          </table:table-cell>
          <table:table-cell table:number-columns-repeated="3"/>
          <table:table-cell table:formula="of:=IF([.K11]&lt;&gt;0;[.L11]/[.K11];0)" office:value-type="float" office:value="69.543747" calcext:value-type="float">
            <text:p>69,543747</text:p>
          </table:table-cell>
          <table:table-cell table:number-columns-repeated="3"/>
          <table:table-cell table:formula="of:=IF([.O11]&lt;&gt;0;[.P11]/[.O11];0)" office:value-type="float" office:value="149.630005" calcext:value-type="float">
            <text:p>149,630005</text:p>
          </table:table-cell>
          <table:table-cell table:number-columns-repeated="3"/>
          <table:table-cell table:formula="of:=IF([.S11]&lt;&gt;0;[.T11]/[.S11];0)" office:value-type="float" office:value="80.708" calcext:value-type="float">
            <text:p>80,708</text:p>
          </table:table-cell>
          <table:table-cell table:number-columns-repeated="3"/>
          <table:table-cell table:formula="of:=IF([.W11]&lt;&gt;0;[.X11]/[.W11];0)" office:value-type="float" office:value="44.547001" calcext:value-type="float">
            <text:p>44,547001</text:p>
          </table:table-cell>
          <table:table-cell table:number-columns-repeated="3"/>
          <table:table-cell table:formula="of:=IF([.AA11]&lt;&gt;0;[.AB11]/[.AA11];0)" office:value-type="float" office:value="62.6385" calcext:value-type="float">
            <text:p>62,63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45.987" calcext:value-type="float">
            <text:p>45,987</text:p>
          </table:table-cell>
          <table:table-cell table:number-columns-repeated="3"/>
          <table:table-cell table:formula="of:=IF([.G12]&lt;&gt;0;[.H12]/[.G12];0)" office:value-type="float" office:value="7.278" calcext:value-type="float">
            <text:p>7,278</text:p>
          </table:table-cell>
          <table:table-cell table:number-columns-repeated="3"/>
          <table:table-cell table:formula="of:=IF([.K12]&lt;&gt;0;[.L12]/[.K12];0)" office:value-type="float" office:value="80.4286703333333" calcext:value-type="float">
            <text:p>80,4286703333</text:p>
          </table:table-cell>
          <table:table-cell table:number-columns-repeated="3"/>
          <table:table-cell table:formula="of:=IF([.O12]&lt;&gt;0;[.P12]/[.O12];0)" office:value-type="float" office:value="21.098001" calcext:value-type="float">
            <text:p>21,098001</text:p>
          </table:table-cell>
          <table:table-cell table:number-columns-repeated="3"/>
          <table:table-cell table:formula="of:=IF([.S12]&lt;&gt;0;[.T12]/[.S12];0)" office:value-type="float" office:value="87.873993" calcext:value-type="float">
            <text:p>87,873993</text:p>
          </table:table-cell>
          <table:table-cell table:number-columns-repeated="3"/>
          <table:table-cell table:formula="of:=IF([.W12]&lt;&gt;0;[.X12]/[.W12];0)" office:value-type="float" office:value="126.7610015" calcext:value-type="float">
            <text:p>126,7610015</text:p>
          </table:table-cell>
          <table:table-cell table:number-columns-repeated="3"/>
          <table:table-cell table:formula="of:=IF([.AA12]&lt;&gt;0;[.AB12]/[.AA12];0)" office:value-type="float" office:value="46.890335" calcext:value-type="float">
            <text:p>46,8903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74.1054995" calcext:value-type="float">
            <text:p>74,1054995</text:p>
          </table:table-cell>
          <table:table-cell table:number-columns-repeated="3"/>
          <table:table-cell table:formula="of:=IF([.G13]&lt;&gt;0;[.H13]/[.G13];0)" office:value-type="float" office:value="75.367004" calcext:value-type="float">
            <text:p>75,367004</text:p>
          </table:table-cell>
          <table:table-cell table:number-columns-repeated="3"/>
          <table:table-cell table:formula="of:=IF([.K13]&lt;&gt;0;[.L13]/[.K13];0)" office:value-type="float" office:value="23.206499" calcext:value-type="float">
            <text:p>23,206499</text:p>
          </table:table-cell>
          <table:table-cell table:number-columns-repeated="3"/>
          <table:table-cell table:formula="of:=IF([.O13]&lt;&gt;0;[.P13]/[.O13];0)" office:value-type="float" office:value="22.587999" calcext:value-type="float">
            <text:p>22,587999</text:p>
          </table:table-cell>
          <table:table-cell table:number-columns-repeated="3"/>
          <table:table-cell table:formula="of:=IF([.S13]&lt;&gt;0;[.T13]/[.S13];0)" office:value-type="float" office:value="60.271" calcext:value-type="float">
            <text:p>60,271</text:p>
          </table:table-cell>
          <table:table-cell table:number-columns-repeated="3"/>
          <table:table-cell table:formula="of:=IF([.W13]&lt;&gt;0;[.X13]/[.W13];0)" office:value-type="float" office:value="164.363998" calcext:value-type="float">
            <text:p>164,363998</text:p>
          </table:table-cell>
          <table:table-cell table:number-columns-repeated="3"/>
          <table:table-cell table:formula="of:=IF([.AA13]&lt;&gt;0;[.AB13]/[.AA13];0)" office:value-type="float" office:value="25.241001" calcext:value-type="float">
            <text:p>25,241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165.191986" calcext:value-type="float">
            <text:p>165,191986</text:p>
          </table:table-cell>
          <table:table-cell table:number-columns-repeated="3"/>
          <table:table-cell table:formula="of:=IF([.G14]&lt;&gt;0;[.H14]/[.G14];0)" office:value-type="float" office:value="38.9850006666667" calcext:value-type="float">
            <text:p>38,9850006667</text:p>
          </table:table-cell>
          <table:table-cell table:number-columns-repeated="3"/>
          <table:table-cell table:formula="of:=IF([.K14]&lt;&gt;0;[.L14]/[.K14];0)" office:value-type="float" office:value="125.774994" calcext:value-type="float">
            <text:p>125,774994</text:p>
          </table:table-cell>
          <table:table-cell table:number-columns-repeated="3"/>
          <table:table-cell table:formula="of:=IF([.O14]&lt;&gt;0;[.P14]/[.O14];0)" office:value-type="float" office:value="24.2126666666667" calcext:value-type="float">
            <text:p>24,2126666667</text:p>
          </table:table-cell>
          <table:table-cell table:number-columns-repeated="3"/>
          <table:table-cell table:formula="of:=IF([.S14]&lt;&gt;0;[.T14]/[.S14];0)" office:value-type="float" office:value="149.8430025" calcext:value-type="float">
            <text:p>149,8430025</text:p>
          </table:table-cell>
          <table:table-cell table:number-columns-repeated="3"/>
          <table:table-cell table:formula="of:=IF([.W14]&lt;&gt;0;[.X14]/[.W14];0)" office:value-type="float" office:value="63.5686696666667" calcext:value-type="float">
            <text:p>63,5686696667</text:p>
          </table:table-cell>
          <table:table-cell table:number-columns-repeated="3"/>
          <table:table-cell table:formula="of:=IF([.AA14]&lt;&gt;0;[.AB14]/[.AA14];0)" office:value-type="float" office:value="188.130005" calcext:value-type="float">
            <text:p>188,130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112.488332" calcext:value-type="float">
            <text:p>112,488332</text:p>
          </table:table-cell>
          <table:table-cell table:number-columns-repeated="3"/>
          <table:table-cell table:formula="of:=IF([.G15]&lt;&gt;0;[.H15]/[.G15];0)" office:value-type="float" office:value="47.253002" calcext:value-type="float">
            <text:p>47,253002</text:p>
          </table:table-cell>
          <table:table-cell table:number-columns-repeated="3"/>
          <table:table-cell table:formula="of:=IF([.K15]&lt;&gt;0;[.L15]/[.K15];0)" office:value-type="float" office:value="55.496502" calcext:value-type="float">
            <text:p>55,496502</text:p>
          </table:table-cell>
          <table:table-cell table:number-columns-repeated="3"/>
          <table:table-cell table:formula="of:=IF([.O15]&lt;&gt;0;[.P15]/[.O15];0)" office:value-type="float" office:value="43.1708323333333" calcext:value-type="float">
            <text:p>43,1708323333</text:p>
          </table:table-cell>
          <table:table-cell table:number-columns-repeated="3"/>
          <table:table-cell table:formula="of:=IF([.S15]&lt;&gt;0;[.T15]/[.S15];0)" office:value-type="float" office:value="70.0794118333333" calcext:value-type="float">
            <text:p>70,0794118333</text:p>
          </table:table-cell>
          <table:table-cell table:number-columns-repeated="3"/>
          <table:table-cell table:formula="of:=IF([.W15]&lt;&gt;0;[.X15]/[.W15];0)" office:value-type="float" office:value="93.32825475" calcext:value-type="float">
            <text:p>93,32825475</text:p>
          </table:table-cell>
          <table:table-cell table:number-columns-repeated="3"/>
          <table:table-cell table:formula="of:=IF([.AA15]&lt;&gt;0;[.AB15]/[.AA15];0)" office:value-type="float" office:value="81.7080018" calcext:value-type="float">
            <text:p>81,7080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442.399414" calcext:value-type="float">
            <text:p>442,399414</text:p>
          </table:table-cell>
          <table:table-cell table:number-columns-repeated="3"/>
          <table:table-cell table:formula="of:=IF([.G16]&lt;&gt;0;[.H16]/[.G16];0)" office:value-type="float" office:value="138.310333333333" calcext:value-type="float">
            <text:p>138,3103333333</text:p>
          </table:table-cell>
          <table:table-cell table:number-columns-repeated="3"/>
          <table:table-cell table:formula="of:=IF([.K16]&lt;&gt;0;[.L16]/[.K16];0)" office:value-type="float" office:value="90.967326" calcext:value-type="float">
            <text:p>90,967326</text:p>
          </table:table-cell>
          <table:table-cell table:number-columns-repeated="3"/>
          <table:table-cell table:formula="of:=IF([.O16]&lt;&gt;0;[.P16]/[.O16];0)" office:value-type="float" office:value="110.130493" calcext:value-type="float">
            <text:p>110,130493</text:p>
          </table:table-cell>
          <table:table-cell table:number-columns-repeated="3"/>
          <table:table-cell table:formula="of:=IF([.S16]&lt;&gt;0;[.T16]/[.S16];0)" office:value-type="float" office:value="106.1017944" calcext:value-type="float">
            <text:p>106,1017944</text:p>
          </table:table-cell>
          <table:table-cell table:number-columns-repeated="3"/>
          <table:table-cell table:formula="of:=IF([.W16]&lt;&gt;0;[.X16]/[.W16];0)" office:value-type="float" office:value="53.758499" calcext:value-type="float">
            <text:p>53,758499</text:p>
          </table:table-cell>
          <table:table-cell table:number-columns-repeated="3"/>
          <table:table-cell table:formula="of:=IF([.AA16]&lt;&gt;0;[.AB16]/[.AA16];0)" office:value-type="float" office:value="182.760254" calcext:value-type="float">
            <text:p>182,7602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171.575989" calcext:value-type="float">
            <text:p>171,575989</text:p>
          </table:table-cell>
          <table:table-cell table:number-columns-repeated="3"/>
          <table:table-cell table:formula="of:=IF([.G17]&lt;&gt;0;[.H17]/[.G17];0)" office:value-type="float" office:value="92.4402465" calcext:value-type="float">
            <text:p>92,4402465</text:p>
          </table:table-cell>
          <table:table-cell table:number-columns-repeated="3"/>
          <table:table-cell table:formula="of:=IF([.K17]&lt;&gt;0;[.L17]/[.K17];0)" office:value-type="float" office:value="107.26275625" calcext:value-type="float">
            <text:p>107,26275625</text:p>
          </table:table-cell>
          <table:table-cell table:number-columns-repeated="3"/>
          <table:table-cell table:formula="of:=IF([.O17]&lt;&gt;0;[.P17]/[.O17];0)" office:value-type="float" office:value="81.1768341666667" calcext:value-type="float">
            <text:p>81,1768341667</text:p>
          </table:table-cell>
          <table:table-cell table:number-columns-repeated="3"/>
          <table:table-cell table:formula="of:=IF([.S17]&lt;&gt;0;[.T17]/[.S17];0)" office:value-type="float" office:value="47.8660004" calcext:value-type="float">
            <text:p>47,8660004</text:p>
          </table:table-cell>
          <table:table-cell table:number-columns-repeated="3"/>
          <table:table-cell table:formula="of:=IF([.W17]&lt;&gt;0;[.X17]/[.W17];0)" office:value-type="float" office:value="79.871002" calcext:value-type="float">
            <text:p>79,871002</text:p>
          </table:table-cell>
          <table:table-cell table:number-columns-repeated="3"/>
          <table:table-cell table:formula="of:=IF([.AA17]&lt;&gt;0;[.AB17]/[.AA17];0)" office:value-type="float" office:value="102.69700625" calcext:value-type="float">
            <text:p>102,697006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457.907013" calcext:value-type="float">
            <text:p>457,907013</text:p>
          </table:table-cell>
          <table:table-cell table:number-columns-repeated="3"/>
          <table:table-cell table:formula="of:=IF([.G18]&lt;&gt;0;[.H18]/[.G18];0)" office:value-type="float" office:value="94.0368652857143" calcext:value-type="float">
            <text:p>94,0368652857</text:p>
          </table:table-cell>
          <table:table-cell table:number-columns-repeated="3"/>
          <table:table-cell table:formula="of:=IF([.K18]&lt;&gt;0;[.L18]/[.K18];0)" office:value-type="float" office:value="187.9085938" calcext:value-type="float">
            <text:p>187,9085938</text:p>
          </table:table-cell>
          <table:table-cell table:number-columns-repeated="3"/>
          <table:table-cell table:formula="of:=IF([.O18]&lt;&gt;0;[.P18]/[.O18];0)" office:value-type="float" office:value="210.151001" calcext:value-type="float">
            <text:p>210,151001</text:p>
          </table:table-cell>
          <table:table-cell table:number-columns-repeated="3"/>
          <table:table-cell table:formula="of:=IF([.S18]&lt;&gt;0;[.T18]/[.S18];0)" office:value-type="float" office:value="209.58099375" calcext:value-type="float">
            <text:p>209,58099375</text:p>
          </table:table-cell>
          <table:table-cell table:number-columns-repeated="3"/>
          <table:table-cell table:formula="of:=IF([.W18]&lt;&gt;0;[.X18]/[.W18];0)" office:value-type="float" office:value="158.0599976" calcext:value-type="float">
            <text:p>158,0599976</text:p>
          </table:table-cell>
          <table:table-cell table:number-columns-repeated="3"/>
          <table:table-cell table:formula="of:=IF([.AA18]&lt;&gt;0;[.AB18]/[.AA18];0)" office:value-type="float" office:value="333.75299075" calcext:value-type="float">
            <text:p>333,752990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58.3600005" calcext:value-type="float">
            <text:p>58,3600005</text:p>
          </table:table-cell>
          <table:table-cell table:number-columns-repeated="3"/>
          <table:table-cell table:formula="of:=IF([.G19]&lt;&gt;0;[.H19]/[.G19];0)" office:value-type="float" office:value="126.348999" calcext:value-type="float">
            <text:p>126,348999</text:p>
          </table:table-cell>
          <table:table-cell table:number-columns-repeated="3"/>
          <table:table-cell table:formula="of:=IF([.K19]&lt;&gt;0;[.L19]/[.K19];0)" office:value-type="float" office:value="46.1716663333333" calcext:value-type="float">
            <text:p>46,1716663333</text:p>
          </table:table-cell>
          <table:table-cell table:number-columns-repeated="3"/>
          <table:table-cell table:formula="of:=IF([.O19]&lt;&gt;0;[.P19]/[.O19];0)" office:value-type="float" office:value="215.531006" calcext:value-type="float">
            <text:p>215,531006</text:p>
          </table:table-cell>
          <table:table-cell table:number-columns-repeated="3"/>
          <table:table-cell table:formula="of:=IF([.S19]&lt;&gt;0;[.T19]/[.S19];0)" office:value-type="float" office:value="31.7651978" calcext:value-type="float">
            <text:p>31,7651978</text:p>
          </table:table-cell>
          <table:table-cell table:number-columns-repeated="3"/>
          <table:table-cell table:formula="of:=IF([.W19]&lt;&gt;0;[.X19]/[.W19];0)" office:value-type="float" office:value="146.324005" calcext:value-type="float">
            <text:p>146,324005</text:p>
          </table:table-cell>
          <table:table-cell table:number-columns-repeated="3"/>
          <table:table-cell table:formula="of:=IF([.AA19]&lt;&gt;0;[.AB19]/[.AA19];0)" office:value-type="float" office:value="98.845497" calcext:value-type="float">
            <text:p>98,8454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35.6329529" calcext:value-type="float">
            <text:p>35,6329529</text:p>
          </table:table-cell>
          <table:table-cell table:number-columns-repeated="3"/>
          <table:table-cell table:formula="of:=IF([.G20]&lt;&gt;0;[.H20]/[.G20];0)" office:value-type="float" office:value="18.4479229230769" calcext:value-type="float">
            <text:p>18,4479229231</text:p>
          </table:table-cell>
          <table:table-cell table:number-columns-repeated="3"/>
          <table:table-cell table:formula="of:=IF([.K20]&lt;&gt;0;[.L20]/[.K20];0)" office:value-type="float" office:value="23.0337006" calcext:value-type="float">
            <text:p>23,0337006</text:p>
          </table:table-cell>
          <table:table-cell table:number-columns-repeated="3"/>
          <table:table-cell table:formula="of:=IF([.O20]&lt;&gt;0;[.P20]/[.O20];0)" office:value-type="float" office:value="46.2583313333333" calcext:value-type="float">
            <text:p>46,2583313333</text:p>
          </table:table-cell>
          <table:table-cell table:number-columns-repeated="3"/>
          <table:table-cell table:formula="of:=IF([.S20]&lt;&gt;0;[.T20]/[.S20];0)" office:value-type="float" office:value="20.3516223431373" calcext:value-type="float">
            <text:p>20,3516223431</text:p>
          </table:table-cell>
          <table:table-cell table:number-columns-repeated="3"/>
          <table:table-cell table:formula="of:=IF([.W20]&lt;&gt;0;[.X20]/[.W20];0)" office:value-type="float" office:value="33.9915097313433" calcext:value-type="float">
            <text:p>33,9915097313</text:p>
          </table:table-cell>
          <table:table-cell table:number-columns-repeated="3"/>
          <table:table-cell table:formula="of:=IF([.AA20]&lt;&gt;0;[.AB20]/[.AA20];0)" office:value-type="float" office:value="35.0948509433962" calcext:value-type="float">
            <text:p>35,09485094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161.5098022" calcext:value-type="float">
            <text:p>161,5098022</text:p>
          </table:table-cell>
          <table:table-cell table:number-columns-repeated="3"/>
          <table:table-cell table:formula="of:=IF([.G21]&lt;&gt;0;[.H21]/[.G21];0)" office:value-type="float" office:value="213.529401571429" calcext:value-type="float">
            <text:p>213,5294015714</text:p>
          </table:table-cell>
          <table:table-cell table:number-columns-repeated="3"/>
          <table:table-cell table:formula="of:=IF([.K21]&lt;&gt;0;[.L21]/[.K21];0)" office:value-type="float" office:value="230.634294714286" calcext:value-type="float">
            <text:p>230,6342947143</text:p>
          </table:table-cell>
          <table:table-cell table:number-columns-repeated="3"/>
          <table:table-cell table:formula="of:=IF([.O21]&lt;&gt;0;[.P21]/[.O21];0)" office:value-type="float" office:value="224.201852" calcext:value-type="float">
            <text:p>224,201852</text:p>
          </table:table-cell>
          <table:table-cell table:number-columns-repeated="3"/>
          <table:table-cell table:formula="of:=IF([.S21]&lt;&gt;0;[.T21]/[.S21];0)" office:value-type="float" office:value="154.236165333333" calcext:value-type="float">
            <text:p>154,2361653333</text:p>
          </table:table-cell>
          <table:table-cell table:number-columns-repeated="3"/>
          <table:table-cell table:formula="of:=IF([.W21]&lt;&gt;0;[.X21]/[.W21];0)" office:value-type="float" office:value="245.868001333333" calcext:value-type="float">
            <text:p>245,8680013333</text:p>
          </table:table-cell>
          <table:table-cell table:number-columns-repeated="3"/>
          <table:table-cell table:formula="of:=IF([.AA21]&lt;&gt;0;[.AB21]/[.AA21];0)" office:value-type="float" office:value="289.1074218" calcext:value-type="float">
            <text:p>289,10742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36.387001" calcext:value-type="float">
            <text:p>36,387001</text:p>
          </table:table-cell>
          <table:table-cell table:number-columns-repeated="3"/>
          <table:table-cell table:formula="of:=IF([.G22]&lt;&gt;0;[.H22]/[.G22];0)" office:value-type="float" office:value="23.5440013333333" calcext:value-type="float">
            <text:p>23,5440013333</text:p>
          </table:table-cell>
          <table:table-cell table:number-columns-repeated="3"/>
          <table:table-cell table:formula="of:=IF([.K22]&lt;&gt;0;[.L22]/[.K22];0)" office:value-type="float" office:value="86.0250015" calcext:value-type="float">
            <text:p>86,0250015</text:p>
          </table:table-cell>
          <table:table-cell table:number-columns-repeated="3"/>
          <table:table-cell table:formula="of:=IF([.O22]&lt;&gt;0;[.P22]/[.O22];0)" office:value-type="float" office:value="48.9795" calcext:value-type="float">
            <text:p>48,9795</text:p>
          </table:table-cell>
          <table:table-cell table:number-columns-repeated="3"/>
          <table:table-cell table:formula="of:=IF([.S22]&lt;&gt;0;[.T22]/[.S22];0)" office:value-type="float" office:value="180.894836416667" calcext:value-type="float">
            <text:p>180,8948364167</text:p>
          </table:table-cell>
          <table:table-cell table:number-columns-repeated="3"/>
          <table:table-cell table:formula="of:=IF([.W22]&lt;&gt;0;[.X22]/[.W22];0)" office:value-type="float" office:value="113.4205015" calcext:value-type="float">
            <text:p>113,4205015</text:p>
          </table:table-cell>
          <table:table-cell table:number-columns-repeated="3"/>
          <table:table-cell table:formula="of:=IF([.AA22]&lt;&gt;0;[.AB22]/[.AA22];0)" office:value-type="float" office:value="64.3996683333333" calcext:value-type="float">
            <text:p>64,399668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90.339881875" calcext:value-type="float">
            <text:p>90,339881875</text:p>
          </table:table-cell>
          <table:table-cell table:number-columns-repeated="3"/>
          <table:table-cell table:formula="of:=IF([.G23]&lt;&gt;0;[.H23]/[.G23];0)" office:value-type="float" office:value="371.8539735" calcext:value-type="float">
            <text:p>371,8539735</text:p>
          </table:table-cell>
          <table:table-cell table:number-columns-repeated="3"/>
          <table:table-cell table:formula="of:=IF([.K23]&lt;&gt;0;[.L23]/[.K23];0)" office:value-type="float" office:value="95.0569966666667" calcext:value-type="float">
            <text:p>95,0569966667</text:p>
          </table:table-cell>
          <table:table-cell table:number-columns-repeated="3"/>
          <table:table-cell table:formula="of:=IF([.O23]&lt;&gt;0;[.P23]/[.O23];0)" office:value-type="float" office:value="37.992001" calcext:value-type="float">
            <text:p>37,992001</text:p>
          </table:table-cell>
          <table:table-cell table:number-columns-repeated="3"/>
          <table:table-cell table:formula="of:=IF([.S23]&lt;&gt;0;[.T23]/[.S23];0)" office:value-type="float" office:value="142.59750375" calcext:value-type="float">
            <text:p>142,59750375</text:p>
          </table:table-cell>
          <table:table-cell table:number-columns-repeated="3"/>
          <table:table-cell table:formula="of:=IF([.W23]&lt;&gt;0;[.X23]/[.W23];0)" office:value-type="float" office:value="0" calcext:value-type="float">
            <text:p>0</text:p>
          </table:table-cell>
          <table:table-cell table:number-columns-repeated="3"/>
          <table:table-cell table:formula="of:=IF([.AA23]&lt;&gt;0;[.AB23]/[.AA23];0)" office:value-type="float" office:value="150.7754975" calcext:value-type="float">
            <text:p>150,77549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0" calcext:value-type="float">
            <text:p>0</text:p>
          </table:table-cell>
          <table:table-cell table:number-columns-repeated="3"/>
          <table:table-cell table:formula="of:=IF([.G24]&lt;&gt;0;[.H24]/[.G24];0)" office:value-type="float" office:value="32.5743333333333" calcext:value-type="float">
            <text:p>32,5743333333</text:p>
          </table:table-cell>
          <table:table-cell table:number-columns-repeated="3"/>
          <table:table-cell table:formula="of:=IF([.K24]&lt;&gt;0;[.L24]/[.K24];0)" office:value-type="float" office:value="27.2175005" calcext:value-type="float">
            <text:p>27,2175005</text:p>
          </table:table-cell>
          <table:table-cell table:number-columns-repeated="3"/>
          <table:table-cell table:formula="of:=IF([.O24]&lt;&gt;0;[.P24]/[.O24];0)" office:value-type="float" office:value="0" calcext:value-type="float">
            <text:p>0</text:p>
          </table:table-cell>
          <table:table-cell table:number-columns-repeated="3"/>
          <table:table-cell table:formula="of:=IF([.S24]&lt;&gt;0;[.T24]/[.S24];0)" office:value-type="float" office:value="27.787001" calcext:value-type="float">
            <text:p>27,787001</text:p>
          </table:table-cell>
          <table:table-cell table:number-columns-repeated="3"/>
          <table:table-cell table:formula="of:=IF([.W24]&lt;&gt;0;[.X24]/[.W24];0)" office:value-type="float" office:value="434.163655666667" calcext:value-type="float">
            <text:p>434,1636556667</text:p>
          </table:table-cell>
          <table:table-cell table:number-columns-repeated="3"/>
          <table:table-cell table:formula="of:=IF([.AA24]&lt;&gt;0;[.AB24]/[.AA24];0)" office:value-type="float" office:value="159.445333" calcext:value-type="float">
            <text:p>159,445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87.658005" calcext:value-type="float">
            <text:p>87,658005</text:p>
          </table:table-cell>
          <table:table-cell table:number-columns-repeated="3"/>
          <table:table-cell table:formula="of:=IF([.G25]&lt;&gt;0;[.H25]/[.G25];0)" office:value-type="float" office:value="74.1795654285714" calcext:value-type="float">
            <text:p>74,1795654286</text:p>
          </table:table-cell>
          <table:table-cell table:number-columns-repeated="3"/>
          <table:table-cell table:formula="of:=IF([.K25]&lt;&gt;0;[.L25]/[.K25];0)" office:value-type="float" office:value="64.3223366666667" calcext:value-type="float">
            <text:p>64,3223366667</text:p>
          </table:table-cell>
          <table:table-cell table:number-columns-repeated="3"/>
          <table:table-cell table:formula="of:=IF([.O25]&lt;&gt;0;[.P25]/[.O25];0)" office:value-type="float" office:value="0" calcext:value-type="float">
            <text:p>0</text:p>
          </table:table-cell>
          <table:table-cell table:number-columns-repeated="3"/>
          <table:table-cell table:formula="of:=IF([.S25]&lt;&gt;0;[.T25]/[.S25];0)" office:value-type="float" office:value="124.5947495" calcext:value-type="float">
            <text:p>124,5947495</text:p>
          </table:table-cell>
          <table:table-cell table:number-columns-repeated="3"/>
          <table:table-cell table:formula="of:=IF([.W25]&lt;&gt;0;[.X25]/[.W25];0)" office:value-type="float" office:value="82.123999" calcext:value-type="float">
            <text:p>82,123999</text:p>
          </table:table-cell>
          <table:table-cell table:number-columns-repeated="3"/>
          <table:table-cell table:formula="of:=IF([.AA25]&lt;&gt;0;[.AB25]/[.AA25];0)" office:value-type="float" office:value="114.510994" calcext:value-type="float">
            <text:p>114,5109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22.335001" calcext:value-type="float">
            <text:p>22,335001</text:p>
          </table:table-cell>
          <table:table-cell table:number-columns-repeated="3"/>
          <table:table-cell table:formula="of:=IF([.G26]&lt;&gt;0;[.H26]/[.G26];0)" office:value-type="float" office:value="151.942993" calcext:value-type="float">
            <text:p>151,942993</text:p>
          </table:table-cell>
          <table:table-cell table:number-columns-repeated="3"/>
          <table:table-cell table:formula="of:=IF([.K26]&lt;&gt;0;[.L26]/[.K26];0)" office:value-type="float" office:value="57.410004" calcext:value-type="float">
            <text:p>57,410004</text:p>
          </table:table-cell>
          <table:table-cell table:number-columns-repeated="3"/>
          <table:table-cell table:formula="of:=IF([.O26]&lt;&gt;0;[.P26]/[.O26];0)" office:value-type="float" office:value="57.9226014" calcext:value-type="float">
            <text:p>57,9226014</text:p>
          </table:table-cell>
          <table:table-cell table:number-columns-repeated="3"/>
          <table:table-cell table:formula="of:=IF([.S26]&lt;&gt;0;[.T26]/[.S26];0)" office:value-type="float" office:value="50.200001" calcext:value-type="float">
            <text:p>50,200001</text:p>
          </table:table-cell>
          <table:table-cell table:number-columns-repeated="3"/>
          <table:table-cell table:formula="of:=IF([.W26]&lt;&gt;0;[.X26]/[.W26];0)" office:value-type="float" office:value="43.1649983333333" calcext:value-type="float">
            <text:p>43,1649983333</text:p>
          </table:table-cell>
          <table:table-cell table:number-columns-repeated="3"/>
          <table:table-cell table:formula="of:=IF([.AA26]&lt;&gt;0;[.AB26]/[.AA26];0)" office:value-type="float" office:value="58.0265005" calcext:value-type="float">
            <text:p>58,0265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50.494999" calcext:value-type="float">
            <text:p>50,494999</text:p>
          </table:table-cell>
          <table:table-cell table:number-columns-repeated="3"/>
          <table:table-cell table:formula="of:=IF([.G27]&lt;&gt;0;[.H27]/[.G27];0)" office:value-type="float" office:value="76.716995" calcext:value-type="float">
            <text:p>76,716995</text:p>
          </table:table-cell>
          <table:table-cell table:number-columns-repeated="3"/>
          <table:table-cell table:formula="of:=IF([.K27]&lt;&gt;0;[.L27]/[.K27];0)" office:value-type="float" office:value="36.2483316666667" calcext:value-type="float">
            <text:p>36,2483316667</text:p>
          </table:table-cell>
          <table:table-cell table:number-columns-repeated="3"/>
          <table:table-cell table:formula="of:=IF([.O27]&lt;&gt;0;[.P27]/[.O27];0)" office:value-type="float" office:value="0" calcext:value-type="float">
            <text:p>0</text:p>
          </table:table-cell>
          <table:table-cell table:number-columns-repeated="3"/>
          <table:table-cell table:formula="of:=IF([.S27]&lt;&gt;0;[.T27]/[.S27];0)" office:value-type="float" office:value="77.3829640344828" calcext:value-type="float">
            <text:p>77,3829640345</text:p>
          </table:table-cell>
          <table:table-cell table:number-columns-repeated="3"/>
          <table:table-cell table:formula="of:=IF([.W27]&lt;&gt;0;[.X27]/[.W27];0)" office:value-type="float" office:value="56.651001" calcext:value-type="float">
            <text:p>56,651001</text:p>
          </table:table-cell>
          <table:table-cell table:number-columns-repeated="3"/>
          <table:table-cell table:formula="of:=IF([.AA27]&lt;&gt;0;[.AB27]/[.AA27];0)" office:value-type="float" office:value="74.683006" calcext:value-type="float">
            <text:p>74,683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112.7813964" calcext:value-type="float">
            <text:p>112,7813964</text:p>
          </table:table-cell>
          <table:table-cell table:number-columns-repeated="3"/>
          <table:table-cell table:formula="of:=IF([.G28]&lt;&gt;0;[.H28]/[.G28];0)" office:value-type="float" office:value="74.7549946666667" calcext:value-type="float">
            <text:p>74,7549946667</text:p>
          </table:table-cell>
          <table:table-cell table:number-columns-repeated="3"/>
          <table:table-cell table:formula="of:=IF([.K28]&lt;&gt;0;[.L28]/[.K28];0)" office:value-type="float" office:value="96.811666" calcext:value-type="float">
            <text:p>96,811666</text:p>
          </table:table-cell>
          <table:table-cell table:number-columns-repeated="3"/>
          <table:table-cell table:formula="of:=IF([.O28]&lt;&gt;0;[.P28]/[.O28];0)" office:value-type="float" office:value="123.684000666667" calcext:value-type="float">
            <text:p>123,6840006667</text:p>
          </table:table-cell>
          <table:table-cell table:number-columns-repeated="3"/>
          <table:table-cell table:formula="of:=IF([.S28]&lt;&gt;0;[.T28]/[.S28];0)" office:value-type="float" office:value="40.9585" calcext:value-type="float">
            <text:p>40,9585</text:p>
          </table:table-cell>
          <table:table-cell table:number-columns-repeated="3"/>
          <table:table-cell table:formula="of:=IF([.W28]&lt;&gt;0;[.X28]/[.W28];0)" office:value-type="float" office:value="139.1283936" calcext:value-type="float">
            <text:p>139,1283936</text:p>
          </table:table-cell>
          <table:table-cell table:number-columns-repeated="3"/>
          <table:table-cell table:formula="of:=IF([.AA28]&lt;&gt;0;[.AB28]/[.AA28];0)" office:value-type="float" office:value="115.61733" calcext:value-type="float">
            <text:p>115,617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70.0750045" calcext:value-type="float">
            <text:p>70,0750045</text:p>
          </table:table-cell>
          <table:table-cell table:number-columns-repeated="3"/>
          <table:table-cell table:formula="of:=IF([.G29]&lt;&gt;0;[.H29]/[.G29];0)" office:value-type="float" office:value="4.538" calcext:value-type="float">
            <text:p>4,538</text:p>
          </table:table-cell>
          <table:table-cell table:number-columns-repeated="3"/>
          <table:table-cell table:formula="of:=IF([.K29]&lt;&gt;0;[.L29]/[.K29];0)" office:value-type="float" office:value="55.1319986666667" calcext:value-type="float">
            <text:p>55,1319986667</text:p>
          </table:table-cell>
          <table:table-cell table:number-columns-repeated="3"/>
          <table:table-cell table:formula="of:=IF([.O29]&lt;&gt;0;[.P29]/[.O29];0)" office:value-type="float" office:value="251.803009" calcext:value-type="float">
            <text:p>251,803009</text:p>
          </table:table-cell>
          <table:table-cell table:number-columns-repeated="3"/>
          <table:table-cell table:formula="of:=IF([.S29]&lt;&gt;0;[.T29]/[.S29];0)" office:value-type="float" office:value="69.2793323333333" calcext:value-type="float">
            <text:p>69,2793323333</text:p>
          </table:table-cell>
          <table:table-cell table:number-columns-repeated="3"/>
          <table:table-cell table:formula="of:=IF([.W29]&lt;&gt;0;[.X29]/[.W29];0)" office:value-type="float" office:value="0" calcext:value-type="float">
            <text:p>0</text:p>
          </table:table-cell>
          <table:table-cell table:number-columns-repeated="3"/>
          <table:table-cell table:formula="of:=IF([.AA29]&lt;&gt;0;[.AB29]/[.AA29];0)" office:value-type="float" office:value="81.74049375" calcext:value-type="float">
            <text:p>81,740493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62.671501" calcext:value-type="float">
            <text:p>62,671501</text:p>
          </table:table-cell>
          <table:table-cell table:number-columns-repeated="3"/>
          <table:table-cell table:formula="of:=IF([.G30]&lt;&gt;0;[.H30]/[.G30];0)" office:value-type="float" office:value="0" calcext:value-type="float">
            <text:p>0</text:p>
          </table:table-cell>
          <table:table-cell table:number-columns-repeated="3"/>
          <table:table-cell table:formula="of:=IF([.K30]&lt;&gt;0;[.L30]/[.K30];0)" office:value-type="float" office:value="0" calcext:value-type="float">
            <text:p>0</text:p>
          </table:table-cell>
          <table:table-cell table:number-columns-repeated="3"/>
          <table:table-cell table:formula="of:=IF([.O30]&lt;&gt;0;[.P30]/[.O30];0)" office:value-type="float" office:value="176.541341" calcext:value-type="float">
            <text:p>176,541341</text:p>
          </table:table-cell>
          <table:table-cell table:number-columns-repeated="3"/>
          <table:table-cell table:formula="of:=IF([.S30]&lt;&gt;0;[.T30]/[.S30];0)" office:value-type="float" office:value="182.375997" calcext:value-type="float">
            <text:p>182,375997</text:p>
          </table:table-cell>
          <table:table-cell table:number-columns-repeated="3"/>
          <table:table-cell table:formula="of:=IF([.W30]&lt;&gt;0;[.X30]/[.W30];0)" office:value-type="float" office:value="88.0199993333333" calcext:value-type="float">
            <text:p>88,0199993333</text:p>
          </table:table-cell>
          <table:table-cell table:number-columns-repeated="3"/>
          <table:table-cell table:formula="of:=IF([.AA30]&lt;&gt;0;[.AB30]/[.AA30];0)" office:value-type="float" office:value="45.5979995" calcext:value-type="float">
            <text:p>45,5979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74.415334" calcext:value-type="float">
            <text:p>74,415334</text:p>
          </table:table-cell>
          <table:table-cell table:number-columns-repeated="3"/>
          <table:table-cell table:formula="of:=IF([.G31]&lt;&gt;0;[.H31]/[.G31];0)" office:value-type="float" office:value="39.54625325" calcext:value-type="float">
            <text:p>39,54625325</text:p>
          </table:table-cell>
          <table:table-cell table:number-columns-repeated="3"/>
          <table:table-cell table:formula="of:=IF([.K31]&lt;&gt;0;[.L31]/[.K31];0)" office:value-type="float" office:value="149.94200125" calcext:value-type="float">
            <text:p>149,94200125</text:p>
          </table:table-cell>
          <table:table-cell table:number-columns-repeated="3"/>
          <table:table-cell table:formula="of:=IF([.O31]&lt;&gt;0;[.P31]/[.O31];0)" office:value-type="float" office:value="16.8983333333333" calcext:value-type="float">
            <text:p>16,8983333333</text:p>
          </table:table-cell>
          <table:table-cell table:number-columns-repeated="3"/>
          <table:table-cell table:formula="of:=IF([.S31]&lt;&gt;0;[.T31]/[.S31];0)" office:value-type="float" office:value="195.1025085" calcext:value-type="float">
            <text:p>195,1025085</text:p>
          </table:table-cell>
          <table:table-cell table:number-columns-repeated="3"/>
          <table:table-cell table:formula="of:=IF([.W31]&lt;&gt;0;[.X31]/[.W31];0)" office:value-type="float" office:value="147.0150146" calcext:value-type="float">
            <text:p>147,0150146</text:p>
          </table:table-cell>
          <table:table-cell table:number-columns-repeated="3"/>
          <table:table-cell table:formula="of:=IF([.AA31]&lt;&gt;0;[.AB31]/[.AA31];0)" office:value-type="float" office:value="64.171997" calcext:value-type="float">
            <text:p>64,1719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22.0276324603175" calcext:value-type="float">
            <text:p>22,0276324603</text:p>
          </table:table-cell>
          <table:table-cell table:number-columns-repeated="3"/>
          <table:table-cell table:formula="of:=IF([.G32]&lt;&gt;0;[.H32]/[.G32];0)" office:value-type="float" office:value="39.7997599859155" calcext:value-type="float">
            <text:p>39,7997599859</text:p>
          </table:table-cell>
          <table:table-cell table:number-columns-repeated="3"/>
          <table:table-cell table:formula="of:=IF([.K32]&lt;&gt;0;[.L32]/[.K32];0)" office:value-type="float" office:value="26.5250351911765" calcext:value-type="float">
            <text:p>26,5250351912</text:p>
          </table:table-cell>
          <table:table-cell table:number-columns-repeated="3"/>
          <table:table-cell table:formula="of:=IF([.O32]&lt;&gt;0;[.P32]/[.O32];0)" office:value-type="float" office:value="33.303302" calcext:value-type="float">
            <text:p>33,303302</text:p>
          </table:table-cell>
          <table:table-cell table:number-columns-repeated="3"/>
          <table:table-cell table:formula="of:=IF([.S32]&lt;&gt;0;[.T32]/[.S32];0)" office:value-type="float" office:value="55.3915025" calcext:value-type="float">
            <text:p>55,3915025</text:p>
          </table:table-cell>
          <table:table-cell table:number-columns-repeated="3"/>
          <table:table-cell table:formula="of:=IF([.W32]&lt;&gt;0;[.X32]/[.W32];0)" office:value-type="float" office:value="41.2385946756757" calcext:value-type="float">
            <text:p>41,2385946757</text:p>
          </table:table-cell>
          <table:table-cell table:number-columns-repeated="3"/>
          <table:table-cell table:formula="of:=IF([.AA32]&lt;&gt;0;[.AB32]/[.AA32];0)" office:value-type="float" office:value="31.1626921612903" calcext:value-type="float">
            <text:p>31,16269216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52.8310015" calcext:value-type="float">
            <text:p>52,8310015</text:p>
          </table:table-cell>
          <table:table-cell table:number-columns-repeated="3"/>
          <table:table-cell table:formula="of:=IF([.G33]&lt;&gt;0;[.H33]/[.G33];0)" office:value-type="float" office:value="44.952" calcext:value-type="float">
            <text:p>44,952</text:p>
          </table:table-cell>
          <table:table-cell table:number-columns-repeated="3"/>
          <table:table-cell table:formula="of:=IF([.K33]&lt;&gt;0;[.L33]/[.K33];0)" office:value-type="float" office:value="213.831665" calcext:value-type="float">
            <text:p>213,831665</text:p>
          </table:table-cell>
          <table:table-cell table:number-columns-repeated="3"/>
          <table:table-cell table:formula="of:=IF([.O33]&lt;&gt;0;[.P33]/[.O33];0)" office:value-type="float" office:value="87.971504" calcext:value-type="float">
            <text:p>87,971504</text:p>
          </table:table-cell>
          <table:table-cell table:number-columns-repeated="3"/>
          <table:table-cell table:formula="of:=IF([.S33]&lt;&gt;0;[.T33]/[.S33];0)" office:value-type="float" office:value="60.40174875" calcext:value-type="float">
            <text:p>60,40174875</text:p>
          </table:table-cell>
          <table:table-cell table:number-columns-repeated="3"/>
          <table:table-cell table:formula="of:=IF([.W33]&lt;&gt;0;[.X33]/[.W33];0)" office:value-type="float" office:value="15.2135" calcext:value-type="float">
            <text:p>15,2135</text:p>
          </table:table-cell>
          <table:table-cell table:number-columns-repeated="3"/>
          <table:table-cell table:formula="of:=IF([.AA33]&lt;&gt;0;[.AB33]/[.AA33];0)" office:value-type="float" office:value="52.68367" calcext:value-type="float">
            <text:p>52,683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83.389333" calcext:value-type="float">
            <text:p>83,389333</text:p>
          </table:table-cell>
          <table:table-cell table:number-columns-repeated="3"/>
          <table:table-cell table:formula="of:=IF([.G34]&lt;&gt;0;[.H34]/[.G34];0)" office:value-type="float" office:value="69.2984925" calcext:value-type="float">
            <text:p>69,2984925</text:p>
          </table:table-cell>
          <table:table-cell table:number-columns-repeated="3"/>
          <table:table-cell table:formula="of:=IF([.K34]&lt;&gt;0;[.L34]/[.K34];0)" office:value-type="float" office:value="0" calcext:value-type="float">
            <text:p>0</text:p>
          </table:table-cell>
          <table:table-cell table:number-columns-repeated="3"/>
          <table:table-cell table:formula="of:=IF([.O34]&lt;&gt;0;[.P34]/[.O34];0)" office:value-type="float" office:value="89.425003" calcext:value-type="float">
            <text:p>89,425003</text:p>
          </table:table-cell>
          <table:table-cell table:number-columns-repeated="3"/>
          <table:table-cell table:formula="of:=IF([.S34]&lt;&gt;0;[.T34]/[.S34];0)" office:value-type="float" office:value="54.411999" calcext:value-type="float">
            <text:p>54,411999</text:p>
          </table:table-cell>
          <table:table-cell table:number-columns-repeated="3"/>
          <table:table-cell table:formula="of:=IF([.W34]&lt;&gt;0;[.X34]/[.W34];0)" office:value-type="float" office:value="111.263000333333" calcext:value-type="float">
            <text:p>111,2630003333</text:p>
          </table:table-cell>
          <table:table-cell table:number-columns-repeated="3"/>
          <table:table-cell table:formula="of:=IF([.AA34]&lt;&gt;0;[.AB34]/[.AA34];0)" office:value-type="float" office:value="92.1847535" calcext:value-type="float">
            <text:p>92,18475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AVERAGE([.D45:.AB74])" office:value-type="float" office:value="88.6040319226698" calcext:value-type="float">
            <text:p>88,6040319227</text:p>
          </table:table-cell>
          <table:table-cell table:formula="of:=STDEV([.D45:.AB74])" office:value-type="float" office:value="76.3681510919415" calcext:value-type="float">
            <text:p>76,3681510919</text:p>
          </table:table-cell>
          <table:table-cell table:formula="of:=COUNT([.D45:.AB74])" office:value-type="float" office:value="210" calcext:value-type="float">
            <text:p>210</text:p>
          </table:table-cell>
          <table:table-cell table:formula="of:=2*[.E78]/SQRT([.F78])" office:value-type="float" office:value="10.5398061798404" calcext:value-type="float">
            <text:p>10,5398061798</text:p>
          </table:table-cell>
          <table:table-cell table:number-columns-repeated="25"/>
        </table:table-row>
      </table:table>
      <table:table table:name="C8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52" office:value-type="string" calcext:value-type="string" table:number-columns-spanned="4" table:number-rows-spanned="1">
            <text:p>sta1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2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3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4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5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6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7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8</text:p>
          </table:table-cell>
          <table:covered-table-cell table:number-columns-repeated="2" table:style-name="ce38"/>
          <table:covered-table-cell table:style-name="ce42"/>
          <table:table-cell table:number-columns-repeated="4"/>
        </table:table-row>
        <table:table-row table:style-name="ro1"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number-columns-repeated="4"/>
        </table:table-row>
        <table:table-row table:style-name="ro1">
          <table:table-cell table:style-name="ce34"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291.164062" calcext:value-type="float">
            <text:p>2291,164062</text:p>
          </table:table-cell>
          <table:table-cell table:style-name="ce34"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table:style-name="ce43" office:value-type="float" office:value="1887.654907" calcext:value-type="float">
            <text:p>1887,654907</text:p>
          </table:table-cell>
          <table:table-cell table:style-name="ce34"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table:style-name="ce43" office:value-type="float" office:value="2647.584961" calcext:value-type="float">
            <text:p>2647,584961</text:p>
          </table:table-cell>
          <table:table-cell table:style-name="ce34"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18.521" calcext:value-type="float">
            <text:p>18,521</text:p>
          </table:table-cell>
          <table:table-cell table:style-name="ce34"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table:style-name="ce53" office:value-type="float" office:value="113" calcext:value-type="float">
            <text:p>113</text:p>
          </table:table-cell>
          <table:table-cell table:style-name="ce43" office:value-type="float" office:value="2724.151367" calcext:value-type="float">
            <text:p>2724,151367</text:p>
          </table:table-cell>
          <table:table-cell table:style-name="ce34"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table:style-name="ce43" office:value-type="float" office:value="2867.15332" calcext:value-type="float">
            <text:p>2867,15332</text:p>
          </table:table-cell>
          <table:table-cell table:style-name="ce34"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table:style-name="ce43" office:value-type="float" office:value="2721.833496" calcext:value-type="float">
            <text:p>2721,833496</text:p>
          </table:table-cell>
          <table:table-cell table:style-name="ce34"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table:style-name="ce43" office:value-type="float" office:value="1955.467896" calcext:value-type="float">
            <text:p>1955,467896</text:p>
          </table:table-cell>
          <table:table-cell table:number-columns-repeated="4"/>
        </table:table-row>
        <table:table-row table:style-name="ro1">
          <table:table-cell table:style-name="ce34"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845.565979" calcext:value-type="float">
            <text:p>845,565979</text:p>
          </table:table-cell>
          <table:table-cell table:style-name="ce34"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592.932983" calcext:value-type="float">
            <text:p>1592,932983</text:p>
          </table:table-cell>
          <table:table-cell table:style-name="ce34"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492.325073" calcext:value-type="float">
            <text:p>1492,325073</text:p>
          </table:table-cell>
          <table:table-cell table:style-name="ce34"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table:style-name="ce43" office:value-type="float" office:value="9315.458984" calcext:value-type="float">
            <text:p>9315,458984</text:p>
          </table:table-cell>
          <table:table-cell table:style-name="ce34"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table:style-name="ce53" office:value-type="float" office:value="4" calcext:value-type="float">
            <text:p>4</text:p>
          </table:table-cell>
          <table:table-cell table:style-name="ce43" office:value-type="float" office:value="1099.194946" calcext:value-type="float">
            <text:p>1099,194946</text:p>
          </table:table-cell>
          <table:table-cell table:style-name="ce34"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479.123901" calcext:value-type="float">
            <text:p>1479,123901</text:p>
          </table:table-cell>
          <table:table-cell table:style-name="ce34"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1263.254028" calcext:value-type="float">
            <text:p>1263,254028</text:p>
          </table:table-cell>
          <table:table-cell table:style-name="ce34"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201.250122" calcext:value-type="float">
            <text:p>1201,250122</text:p>
          </table:table-cell>
          <table:table-cell table:number-columns-repeated="4"/>
        </table:table-row>
        <table:table-row table:style-name="ro1">
          <table:table-cell table:style-name="ce34"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481.264008" calcext:value-type="float">
            <text:p>481,264008</text:p>
          </table:table-cell>
          <table:table-cell table:style-name="ce34"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table:style-name="ce43" office:value-type="float" office:value="10508.166016" calcext:value-type="float">
            <text:p>10508,166016</text:p>
          </table:table-cell>
          <table:table-cell table:style-name="ce34"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table:style-name="ce43" office:value-type="float" office:value="960.807068" calcext:value-type="float">
            <text:p>960,807068</text:p>
          </table:table-cell>
          <table:table-cell table:style-name="ce34"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table:style-name="ce43" office:value-type="float" office:value="1684.189087" calcext:value-type="float">
            <text:p>1684,189087</text:p>
          </table:table-cell>
          <table:table-cell table:style-name="ce34"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table:style-name="ce53" office:value-type="float" office:value="6" calcext:value-type="float">
            <text:p>6</text:p>
          </table:table-cell>
          <table:table-cell table:style-name="ce43" office:value-type="float" office:value="471.639984" calcext:value-type="float">
            <text:p>471,639984</text:p>
          </table:table-cell>
          <table:table-cell table:style-name="ce34"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556.353027" calcext:value-type="float">
            <text:p>556,353027</text:p>
          </table:table-cell>
          <table:table-cell table:style-name="ce34"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115.774002" calcext:value-type="float">
            <text:p>115,774002</text:p>
          </table:table-cell>
          <table:table-cell table:style-name="ce34"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72.326019" calcext:value-type="float">
            <text:p>172,326019</text:p>
          </table:table-cell>
          <table:table-cell table:number-columns-repeated="4"/>
        </table:table-row>
        <table:table-row table:style-name="ro1">
          <table:table-cell table:style-name="ce34"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table:style-name="ce43" office:value-type="float" office:value="3776.479736" calcext:value-type="float">
            <text:p>3776,479736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table:style-name="ce43" office:value-type="float" office:value="3552.015381" calcext:value-type="float">
            <text:p>3552,015381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table:style-name="ce43" office:value-type="float" office:value="3835.894531" calcext:value-type="float">
            <text:p>3835,894531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table:style-name="ce43" office:value-type="float" office:value="2768.19873" calcext:value-type="float">
            <text:p>2768,19873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table:style-name="ce53" office:value-type="float" office:value="14" calcext:value-type="float">
            <text:p>14</text:p>
          </table:table-cell>
          <table:table-cell table:style-name="ce43" office:value-type="float" office:value="557.687012" calcext:value-type="float">
            <text:p>557,687012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table:style-name="ce43" office:value-type="float" office:value="1839.558716" calcext:value-type="float">
            <text:p>1839,558716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table:style-name="ce43" office:value-type="float" office:value="1247.364868" calcext:value-type="float">
            <text:p>1247,364868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table:style-name="ce43" office:value-type="float" office:value="3243.301025" calcext:value-type="float">
            <text:p>3243,301025</text:p>
          </table:table-cell>
          <table:table-cell table:number-columns-repeated="4"/>
        </table:table-row>
        <table:table-row table:style-name="ro1">
          <table:table-cell table:style-name="ce34"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131.331055" calcext:value-type="float">
            <text:p>1131,331055</text:p>
          </table:table-cell>
          <table:table-cell table:style-name="ce34"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416.039917" calcext:value-type="float">
            <text:p>1416,039917</text:p>
          </table:table-cell>
          <table:table-cell table:style-name="ce34"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table:style-name="ce43" office:value-type="float" office:value="8720.269531" calcext:value-type="float">
            <text:p>8720,269531</text:p>
          </table:table-cell>
          <table:table-cell table:style-name="ce34"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268.342041" calcext:value-type="float">
            <text:p>1268,342041</text:p>
          </table:table-cell>
          <table:table-cell table:style-name="ce34"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table:style-name="ce53" office:value-type="float" office:value="20" calcext:value-type="float">
            <text:p>20</text:p>
          </table:table-cell>
          <table:table-cell table:style-name="ce43" office:value-type="float" office:value="10550.080078" calcext:value-type="float">
            <text:p>10550,080078</text:p>
          </table:table-cell>
          <table:table-cell table:style-name="ce34"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62.485992" calcext:value-type="float">
            <text:p>262,485992</text:p>
          </table:table-cell>
          <table:table-cell table:style-name="ce34"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167.039062" calcext:value-type="float">
            <text:p>1167,039062</text:p>
          </table:table-cell>
          <table:table-cell table:style-name="ce34"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1215.571045" calcext:value-type="float">
            <text:p>1215,571045</text:p>
          </table:table-cell>
          <table:table-cell table:number-columns-repeated="4"/>
        </table:table-row>
        <table:table-row table:style-name="ro1">
          <table:table-cell table:style-name="ce34"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68.449982" calcext:value-type="float">
            <text:p>368,449982</text:p>
          </table:table-cell>
          <table:table-cell table:style-name="ce34"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980.651978" calcext:value-type="float">
            <text:p>980,651978</text:p>
          </table:table-cell>
          <table:table-cell table:style-name="ce34"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453.390015" calcext:value-type="float">
            <text:p>453,390015</text:p>
          </table:table-cell>
          <table:table-cell table:style-name="ce34"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996.708008" calcext:value-type="float">
            <text:p>996,708008</text:p>
          </table:table-cell>
          <table:table-cell table:style-name="ce34"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table:style-name="ce53" office:value-type="float" office:value="3" calcext:value-type="float">
            <text:p>3</text:p>
          </table:table-cell>
          <table:table-cell table:style-name="ce43" office:value-type="float" office:value="465.046997" calcext:value-type="float">
            <text:p>465,046997</text:p>
          </table:table-cell>
          <table:table-cell table:style-name="ce34"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679.69397" calcext:value-type="float">
            <text:p>1679,69397</text:p>
          </table:table-cell>
          <table:table-cell table:style-name="ce34"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380.028076" calcext:value-type="float">
            <text:p>1380,028076</text:p>
          </table:table-cell>
          <table:table-cell table:style-name="ce34"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275.588013" calcext:value-type="float">
            <text:p>1275,588013</text:p>
          </table:table-cell>
          <table:table-cell table:number-columns-repeated="4"/>
        </table:table-row>
        <table:table-row table:style-name="ro1">
          <table:table-cell table:style-name="ce34"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116.282005" calcext:value-type="float">
            <text:p>116,282005</text:p>
          </table:table-cell>
          <table:table-cell table:style-name="ce34"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758.508972" calcext:value-type="float">
            <text:p>758,508972</text:p>
          </table:table-cell>
          <table:table-cell table:style-name="ce34"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43.179993" calcext:value-type="float">
            <text:p>343,179993</text:p>
          </table:table-cell>
          <table:table-cell table:style-name="ce34"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table:style-name="ce53" office:value-type="float" office:value="3" calcext:value-type="float">
            <text:p>3</text:p>
          </table:table-cell>
          <table:table-cell table:style-name="ce43" office:value-type="float" office:value="332.117004" calcext:value-type="float">
            <text:p>332,117004</text:p>
          </table:table-cell>
          <table:table-cell table:style-name="ce34"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09.278992" calcext:value-type="float">
            <text:p>209,278992</text:p>
          </table:table-cell>
          <table:table-cell table:style-name="ce34"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77.575989" calcext:value-type="float">
            <text:p>277,575989</text:p>
          </table:table-cell>
          <table:table-cell table:style-name="ce34"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30.860992" calcext:value-type="float">
            <text:p>230,860992</text:p>
          </table:table-cell>
          <table:table-cell table:number-columns-repeated="4"/>
        </table:table-row>
        <table:table-row table:style-name="ro1">
          <table:table-cell table:style-name="ce34"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1808.773804" calcext:value-type="float">
            <text:p>1808,773804</text:p>
          </table:table-cell>
          <table:table-cell table:style-name="ce34"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table:style-name="ce43" office:value-type="float" office:value="1388.245117" calcext:value-type="float">
            <text:p>1388,245117</text:p>
          </table:table-cell>
          <table:table-cell table:style-name="ce34"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table:style-name="ce43" office:value-type="float" office:value="3099.641113" calcext:value-type="float">
            <text:p>3099,641113</text:p>
          </table:table-cell>
          <table:table-cell table:style-name="ce34"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359.953003" calcext:value-type="float">
            <text:p>359,953003</text:p>
          </table:table-cell>
          <table:table-cell table:style-name="ce34"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table:style-name="ce53" office:value-type="float" office:value="155" calcext:value-type="float">
            <text:p>155</text:p>
          </table:table-cell>
          <table:table-cell table:style-name="ce43" office:value-type="float" office:value="3448.45166" calcext:value-type="float">
            <text:p>3448,45166</text:p>
          </table:table-cell>
          <table:table-cell table:style-name="ce34"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table:style-name="ce43" office:value-type="float" office:value="3457.77124" calcext:value-type="float">
            <text:p>3457,77124</text:p>
          </table:table-cell>
          <table:table-cell table:style-name="ce34"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table:style-name="ce43" office:value-type="float" office:value="2776.445557" calcext:value-type="float">
            <text:p>2776,445557</text:p>
          </table:table-cell>
          <table:table-cell table:style-name="ce34"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table:style-name="ce43" office:value-type="float" office:value="3253.613037" calcext:value-type="float">
            <text:p>3253,613037</text:p>
          </table:table-cell>
          <table:table-cell table:number-columns-repeated="4"/>
        </table:table-row>
        <table:table-row table:style-name="ro1">
          <table:table-cell table:style-name="ce34"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2085.098145" calcext:value-type="float">
            <text:p>2085,098145</text:p>
          </table:table-cell>
          <table:table-cell table:style-name="ce34"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table:style-name="ce43" office:value-type="float" office:value="7672.211426" calcext:value-type="float">
            <text:p>7672,211426</text:p>
          </table:table-cell>
          <table:table-cell table:style-name="ce34"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2334.022949" calcext:value-type="float">
            <text:p>2334,022949</text:p>
          </table:table-cell>
          <table:table-cell table:style-name="ce34"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2157.517822" calcext:value-type="float">
            <text:p>2157,517822</text:p>
          </table:table-cell>
          <table:table-cell table:style-name="ce34"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table:style-name="ce53" office:value-type="float" office:value="11" calcext:value-type="float">
            <text:p>11</text:p>
          </table:table-cell>
          <table:table-cell table:style-name="ce43" office:value-type="float" office:value="2324.577637" calcext:value-type="float">
            <text:p>2324,577637</text:p>
          </table:table-cell>
          <table:table-cell table:style-name="ce34"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965.888184" calcext:value-type="float">
            <text:p>1965,888184</text:p>
          </table:table-cell>
          <table:table-cell table:style-name="ce34"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3024.908203" calcext:value-type="float">
            <text:p>3024,908203</text:p>
          </table:table-cell>
          <table:table-cell table:style-name="ce34"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297.98999" calcext:value-type="float">
            <text:p>1297,98999</text:p>
          </table:table-cell>
          <table:table-cell table:number-columns-repeated="4"/>
        </table:table-row>
        <table:table-row table:style-name="ro1">
          <table:table-cell table:style-name="ce34"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555.618042" calcext:value-type="float">
            <text:p>555,618042</text:p>
          </table:table-cell>
          <table:table-cell table:style-name="ce34"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table:style-name="ce43" office:value-type="float" office:value="1449.711182" calcext:value-type="float">
            <text:p>1449,711182</text:p>
          </table:table-cell>
          <table:table-cell table:style-name="ce34"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727.911987" calcext:value-type="float">
            <text:p>727,911987</text:p>
          </table:table-cell>
          <table:table-cell table:style-name="ce34"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59.268982" calcext:value-type="float">
            <text:p>259,268982</text:p>
          </table:table-cell>
          <table:table-cell table:style-name="ce34"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table:style-name="ce53" office:value-type="float" office:value="10" calcext:value-type="float">
            <text:p>10</text:p>
          </table:table-cell>
          <table:table-cell table:style-name="ce43" office:value-type="float" office:value="1182.720947" calcext:value-type="float">
            <text:p>1182,720947</text:p>
          </table:table-cell>
          <table:table-cell table:style-name="ce34"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897.690002" calcext:value-type="float">
            <text:p>897,690002</text:p>
          </table:table-cell>
          <table:table-cell table:style-name="ce34"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840.049072" calcext:value-type="float">
            <text:p>840,049072</text:p>
          </table:table-cell>
          <table:table-cell table:style-name="ce34"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185.341064" calcext:value-type="float">
            <text:p>1185,341064</text:p>
          </table:table-cell>
          <table:table-cell table:number-columns-repeated="4"/>
        </table:table-row>
        <table:table-row table:style-name="ro1">
          <table:table-cell table:style-name="ce34" office:value-type="float" office:value="154045" calcext:value-type="float">
            <text:p>154045</text:p>
          </table:table-cell>
          <table:table-cell office:value-type="float" office:value="932.282959" calcext:value-type="float">
            <text:p>932,282959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54045" calcext:value-type="float">
            <text:p>154045</text:p>
          </table:table-cell>
          <table:table-cell office:value-type="float" office:value="940.640991" calcext:value-type="float">
            <text:p>940,64099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82.901978" calcext:value-type="float">
            <text:p>582,901978</text:p>
          </table:table-cell>
          <table:table-cell table:style-name="ce34" office:value-type="float" office:value="154045" calcext:value-type="float">
            <text:p>154045</text:p>
          </table:table-cell>
          <table:table-cell office:value-type="float" office:value="839.981995" calcext:value-type="float">
            <text:p>839,981995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558.825012" calcext:value-type="float">
            <text:p>558,825012</text:p>
          </table:table-cell>
          <table:table-cell table:style-name="ce34" office:value-type="float" office:value="154045" calcext:value-type="float">
            <text:p>154045</text:p>
          </table:table-cell>
          <table:table-cell office:value-type="float" office:value="927.448975" calcext:value-type="float">
            <text:p>927,448975</text:p>
          </table:table-cell>
          <table:table-cell office:value-type="float" office:value="30" calcext:value-type="float">
            <text:p>30</text:p>
          </table:table-cell>
          <table:table-cell table:style-name="ce43" office:value-type="float" office:value="2842.943848" calcext:value-type="float">
            <text:p>2842,943848</text:p>
          </table:table-cell>
          <table:table-cell table:style-name="ce34" office:value-type="float" office:value="154045" calcext:value-type="float">
            <text:p>154045</text:p>
          </table:table-cell>
          <table:table-cell office:value-type="float" office:value="886.291992" calcext:value-type="float">
            <text:p>886,291992</text:p>
          </table:table-cell>
          <table:table-cell table:style-name="ce53" office:value-type="float" office:value="3" calcext:value-type="float">
            <text:p>3</text:p>
          </table:table-cell>
          <table:table-cell table:style-name="ce43" office:value-type="float" office:value="115.100006" calcext:value-type="float">
            <text:p>115,100006</text:p>
          </table:table-cell>
          <table:table-cell table:style-name="ce34" office:value-type="float" office:value="154045" calcext:value-type="float">
            <text:p>154045</text:p>
          </table:table-cell>
          <table:table-cell office:value-type="float" office:value="934.818054" calcext:value-type="float">
            <text:p>934,818054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67.108032" calcext:value-type="float">
            <text:p>467,108032</text:p>
          </table:table-cell>
          <table:table-cell table:style-name="ce34" office:value-type="float" office:value="154045" calcext:value-type="float">
            <text:p>154045</text:p>
          </table:table-cell>
          <table:table-cell office:value-type="float" office:value="789.27301" calcext:value-type="float">
            <text:p>789,27301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33.895996" calcext:value-type="float">
            <text:p>133,895996</text:p>
          </table:table-cell>
          <table:table-cell table:style-name="ce34" office:value-type="float" office:value="154045" calcext:value-type="float">
            <text:p>154045</text:p>
          </table:table-cell>
          <table:table-cell office:value-type="float" office:value="879.531982" calcext:value-type="float">
            <text:p>879,53198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219.576004" calcext:value-type="float">
            <text:p>219,576004</text:p>
          </table:table-cell>
          <table:table-cell table:number-columns-repeated="4"/>
        </table:table-row>
        <table:table-row table:style-name="ro1">
          <table:table-cell table:style-name="ce34" office:value-type="float" office:value="154227" calcext:value-type="float">
            <text:p>154227</text:p>
          </table:table-cell>
          <table:table-cell office:value-type="float" office:value="892.510986" calcext:value-type="float">
            <text:p>892,510986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573.593994" calcext:value-type="float">
            <text:p>573,593994</text:p>
          </table:table-cell>
          <table:table-cell table:style-name="ce34" office:value-type="float" office:value="154227" calcext:value-type="float">
            <text:p>154227</text:p>
          </table:table-cell>
          <table:table-cell office:value-type="float" office:value="895.34198" calcext:value-type="float">
            <text:p>895,34198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374.760986" calcext:value-type="float">
            <text:p>374,760986</text:p>
          </table:table-cell>
          <table:table-cell table:style-name="ce34" office:value-type="float" office:value="154227" calcext:value-type="float">
            <text:p>154227</text:p>
          </table:table-cell>
          <table:table-cell office:value-type="float" office:value="968.087036" calcext:value-type="float">
            <text:p>968,087036</text:p>
          </table:table-cell>
          <table:table-cell office:value-type="float" office:value="17" calcext:value-type="float">
            <text:p>17</text:p>
          </table:table-cell>
          <table:table-cell table:style-name="ce43" office:value-type="float" office:value="5529.458008" calcext:value-type="float">
            <text:p>5529,458008</text:p>
          </table:table-cell>
          <table:table-cell table:style-name="ce34" office:value-type="float" office:value="154227" calcext:value-type="float">
            <text:p>154227</text:p>
          </table:table-cell>
          <table:table-cell office:value-type="float" office:value="820.044006" calcext:value-type="float">
            <text:p>820,044006</text:p>
          </table:table-cell>
          <table:table-cell office:value-type="float" office:value="23" calcext:value-type="float">
            <text:p>23</text:p>
          </table:table-cell>
          <table:table-cell table:style-name="ce43" office:value-type="float" office:value="6332.474121" calcext:value-type="float">
            <text:p>6332,474121</text:p>
          </table:table-cell>
          <table:table-cell table:style-name="ce34" office:value-type="float" office:value="154227" calcext:value-type="float">
            <text:p>154227</text:p>
          </table:table-cell>
          <table:table-cell office:value-type="float" office:value="752.496033" calcext:value-type="float">
            <text:p>752,496033</text:p>
          </table:table-cell>
          <table:table-cell table:style-name="ce53" office:value-type="float" office:value="8" calcext:value-type="float">
            <text:p>8</text:p>
          </table:table-cell>
          <table:table-cell table:style-name="ce43" office:value-type="float" office:value="547.89801" calcext:value-type="float">
            <text:p>547,89801</text:p>
          </table:table-cell>
          <table:table-cell table:style-name="ce34" office:value-type="float" office:value="154227" calcext:value-type="float">
            <text:p>154227</text:p>
          </table:table-cell>
          <table:table-cell office:value-type="float" office:value="887.325989" calcext:value-type="float">
            <text:p>887,325989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04.241997" calcext:value-type="float">
            <text:p>104,241997</text:p>
          </table:table-cell>
          <table:table-cell table:style-name="ce34" office:value-type="float" office:value="154227" calcext:value-type="float">
            <text:p>154227</text:p>
          </table:table-cell>
          <table:table-cell office:value-type="float" office:value="886.084961" calcext:value-type="float">
            <text:p>886,084961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95.684998" calcext:value-type="float">
            <text:p>195,684998</text:p>
          </table:table-cell>
          <table:table-cell table:style-name="ce34" office:value-type="float" office:value="154227" calcext:value-type="float">
            <text:p>154227</text:p>
          </table:table-cell>
          <table:table-cell office:value-type="float" office:value="867.059021" calcext:value-type="float">
            <text:p>867,05902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049.171997" calcext:value-type="float">
            <text:p>1049,171997</text:p>
          </table:table-cell>
          <table:table-cell table:number-columns-repeated="4"/>
        </table:table-row>
        <table:table-row table:style-name="ro1">
          <table:table-cell table:style-name="ce34" office:value-type="float" office:value="154407" calcext:value-type="float">
            <text:p>154407</text:p>
          </table:table-cell>
          <table:table-cell office:value-type="float" office:value="1072.451904" calcext:value-type="float">
            <text:p>1072,451904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339.75" calcext:value-type="float">
            <text:p>1339,75</text:p>
          </table:table-cell>
          <table:table-cell table:style-name="ce34" office:value-type="float" office:value="154407" calcext:value-type="float">
            <text:p>154407</text:p>
          </table:table-cell>
          <table:table-cell office:value-type="float" office:value="967.851013" calcext:value-type="float">
            <text:p>967,851013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387.993988" calcext:value-type="float">
            <text:p>387,993988</text:p>
          </table:table-cell>
          <table:table-cell table:style-name="ce34" office:value-type="float" office:value="154407" calcext:value-type="float">
            <text:p>154407</text:p>
          </table:table-cell>
          <table:table-cell office:value-type="float" office:value="881.244019" calcext:value-type="float">
            <text:p>881,244019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771.354004" calcext:value-type="float">
            <text:p>1771,354004</text:p>
          </table:table-cell>
          <table:table-cell table:style-name="ce34" office:value-type="float" office:value="154407" calcext:value-type="float">
            <text:p>154407</text:p>
          </table:table-cell>
          <table:table-cell office:value-type="float" office:value="990.781006" calcext:value-type="float">
            <text:p>990,781006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281.465088" calcext:value-type="float">
            <text:p>1281,465088</text:p>
          </table:table-cell>
          <table:table-cell table:style-name="ce34" office:value-type="float" office:value="154407" calcext:value-type="float">
            <text:p>154407</text:p>
          </table:table-cell>
          <table:table-cell office:value-type="float" office:value="937.96698" calcext:value-type="float">
            <text:p>937,96698</text:p>
          </table:table-cell>
          <table:table-cell table:style-name="ce53" office:value-type="float" office:value="11" calcext:value-type="float">
            <text:p>11</text:p>
          </table:table-cell>
          <table:table-cell table:style-name="ce43" office:value-type="float" office:value="1891.121094" calcext:value-type="float">
            <text:p>1891,121094</text:p>
          </table:table-cell>
          <table:table-cell table:style-name="ce34" office:value-type="float" office:value="154407" calcext:value-type="float">
            <text:p>154407</text:p>
          </table:table-cell>
          <table:table-cell office:value-type="float" office:value="968.161987" calcext:value-type="float">
            <text:p>968,161987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051.195068" calcext:value-type="float">
            <text:p>1051,195068</text:p>
          </table:table-cell>
          <table:table-cell table:style-name="ce34" office:value-type="float" office:value="154407" calcext:value-type="float">
            <text:p>154407</text:p>
          </table:table-cell>
          <table:table-cell office:value-type="float" office:value="878.322998" calcext:value-type="float">
            <text:p>878,322998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436.601013" calcext:value-type="float">
            <text:p>436,601013</text:p>
          </table:table-cell>
          <table:table-cell table:style-name="ce34" office:value-type="float" office:value="154407" calcext:value-type="float">
            <text:p>154407</text:p>
          </table:table-cell>
          <table:table-cell office:value-type="float" office:value="703.075012" calcext:value-type="float">
            <text:p>703,075012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878.419922" calcext:value-type="float">
            <text:p>878,419922</text:p>
          </table:table-cell>
          <table:table-cell table:number-columns-repeated="4"/>
        </table:table-row>
        <table:table-row table:style-name="ro1">
          <table:table-cell table:style-name="ce34" office:value-type="float" office:value="154644" calcext:value-type="float">
            <text:p>154644</text:p>
          </table:table-cell>
          <table:table-cell office:value-type="float" office:value="991.122009" calcext:value-type="float">
            <text:p>991,122009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543.623047" calcext:value-type="float">
            <text:p>543,623047</text:p>
          </table:table-cell>
          <table:table-cell table:style-name="ce34" office:value-type="float" office:value="154644" calcext:value-type="float">
            <text:p>154644</text:p>
          </table:table-cell>
          <table:table-cell office:value-type="float" office:value="1058.087036" calcext:value-type="float">
            <text:p>1058,087036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028.073975" calcext:value-type="float">
            <text:p>1028,073975</text:p>
          </table:table-cell>
          <table:table-cell table:style-name="ce34" office:value-type="float" office:value="154644" calcext:value-type="float">
            <text:p>154644</text:p>
          </table:table-cell>
          <table:table-cell office:value-type="float" office:value="891.031006" calcext:value-type="float">
            <text:p>891,031006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640.681946" calcext:value-type="float">
            <text:p>640,681946</text:p>
          </table:table-cell>
          <table:table-cell table:style-name="ce34" office:value-type="float" office:value="154644" calcext:value-type="float">
            <text:p>154644</text:p>
          </table:table-cell>
          <table:table-cell office:value-type="float" office:value="894.779968" calcext:value-type="float">
            <text:p>894,779968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79.984985" calcext:value-type="float">
            <text:p>379,984985</text:p>
          </table:table-cell>
          <table:table-cell table:style-name="ce34" office:value-type="float" office:value="154644" calcext:value-type="float">
            <text:p>154644</text:p>
          </table:table-cell>
          <table:table-cell office:value-type="float" office:value="1144.029053" calcext:value-type="float">
            <text:p>1144,029053</text:p>
          </table:table-cell>
          <table:table-cell table:style-name="ce53" office:value-type="float" office:value="7" calcext:value-type="float">
            <text:p>7</text:p>
          </table:table-cell>
          <table:table-cell table:style-name="ce43" office:value-type="float" office:value="525.755981" calcext:value-type="float">
            <text:p>525,755981</text:p>
          </table:table-cell>
          <table:table-cell table:style-name="ce34" office:value-type="float" office:value="154644" calcext:value-type="float">
            <text:p>154644</text:p>
          </table:table-cell>
          <table:table-cell office:value-type="float" office:value="1100.400024" calcext:value-type="float">
            <text:p>1100,400024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885.442017" calcext:value-type="float">
            <text:p>885,442017</text:p>
          </table:table-cell>
          <table:table-cell table:style-name="ce34" office:value-type="float" office:value="154644" calcext:value-type="float">
            <text:p>154644</text:p>
          </table:table-cell>
          <table:table-cell office:value-type="float" office:value="949.192017" calcext:value-type="float">
            <text:p>949,192017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805.591003" calcext:value-type="float">
            <text:p>805,591003</text:p>
          </table:table-cell>
          <table:table-cell table:style-name="ce34" office:value-type="float" office:value="154644" calcext:value-type="float">
            <text:p>154644</text:p>
          </table:table-cell>
          <table:table-cell office:value-type="float" office:value="1135.841919" calcext:value-type="float">
            <text:p>1135,841919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489.471985" calcext:value-type="float">
            <text:p>489,471985</text:p>
          </table:table-cell>
          <table:table-cell table:number-columns-repeated="4"/>
        </table:table-row>
        <table:table-row table:style-name="ro1">
          <table:table-cell table:style-name="ce34" office:value-type="float" office:value="155200" calcext:value-type="float">
            <text:p>155200</text:p>
          </table:table-cell>
          <table:table-cell office:value-type="float" office:value="968.539001" calcext:value-type="float">
            <text:p>968,539001</text:p>
          </table:table-cell>
          <table:table-cell office:value-type="float" office:value="22" calcext:value-type="float">
            <text:p>22</text:p>
          </table:table-cell>
          <table:table-cell table:style-name="ce43" office:value-type="float" office:value="3409.948486" calcext:value-type="float">
            <text:p>3409,948486</text:p>
          </table:table-cell>
          <table:table-cell table:style-name="ce34" office:value-type="float" office:value="155200" calcext:value-type="float">
            <text:p>155200</text:p>
          </table:table-cell>
          <table:table-cell office:value-type="float" office:value="852.942993" calcext:value-type="float">
            <text:p>852,942993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123.723022" calcext:value-type="float">
            <text:p>1123,723022</text:p>
          </table:table-cell>
          <table:table-cell table:style-name="ce34" office:value-type="float" office:value="155200" calcext:value-type="float">
            <text:p>155200</text:p>
          </table:table-cell>
          <table:table-cell office:value-type="float" office:value="972.614014" calcext:value-type="float">
            <text:p>972,614014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687.260925" calcext:value-type="float">
            <text:p>687,260925</text:p>
          </table:table-cell>
          <table:table-cell table:style-name="ce34" office:value-type="float" office:value="155200" calcext:value-type="float">
            <text:p>155200</text:p>
          </table:table-cell>
          <table:table-cell office:value-type="float" office:value="1001.356018" calcext:value-type="float">
            <text:p>1001,356018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606.291016" calcext:value-type="float">
            <text:p>606,291016</text:p>
          </table:table-cell>
          <table:table-cell table:style-name="ce34" office:value-type="float" office:value="155200" calcext:value-type="float">
            <text:p>155200</text:p>
          </table:table-cell>
          <table:table-cell office:value-type="float" office:value="867.109009" calcext:value-type="float">
            <text:p>867,109009</text:p>
          </table:table-cell>
          <table:table-cell table:style-name="ce53" office:value-type="float" office:value="4" calcext:value-type="float">
            <text:p>4</text:p>
          </table:table-cell>
          <table:table-cell table:style-name="ce43" office:value-type="float" office:value="108.406998" calcext:value-type="float">
            <text:p>108,406998</text:p>
          </table:table-cell>
          <table:table-cell table:style-name="ce34" office:value-type="float" office:value="155200" calcext:value-type="float">
            <text:p>155200</text:p>
          </table:table-cell>
          <table:table-cell office:value-type="float" office:value="859.848022" calcext:value-type="float">
            <text:p>859,84802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341.678986" calcext:value-type="float">
            <text:p>341,678986</text:p>
          </table:table-cell>
          <table:table-cell table:style-name="ce34" office:value-type="float" office:value="155200" calcext:value-type="float">
            <text:p>155200</text:p>
          </table:table-cell>
          <table:table-cell office:value-type="float" office:value="804.503967" calcext:value-type="float">
            <text:p>804,503967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57.852051" calcext:value-type="float">
            <text:p>557,852051</text:p>
          </table:table-cell>
          <table:table-cell table:style-name="ce34" office:value-type="float" office:value="155200" calcext:value-type="float">
            <text:p>155200</text:p>
          </table:table-cell>
          <table:table-cell office:value-type="float" office:value="829.682983" calcext:value-type="float">
            <text:p>829,682983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368.637024" calcext:value-type="float">
            <text:p>368,637024</text:p>
          </table:table-cell>
          <table:table-cell table:number-columns-repeated="4"/>
        </table:table-row>
        <table:table-row table:style-name="ro1">
          <table:table-cell table:style-name="ce34" office:value-type="float" office:value="155340" calcext:value-type="float">
            <text:p>155340</text:p>
          </table:table-cell>
          <table:table-cell office:value-type="float" office:value="810.459961" calcext:value-type="float">
            <text:p>810,45996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057.515991" calcext:value-type="float">
            <text:p>1057,515991</text:p>
          </table:table-cell>
          <table:table-cell table:style-name="ce34" office:value-type="float" office:value="155340" calcext:value-type="float">
            <text:p>155340</text:p>
          </table:table-cell>
          <table:table-cell office:value-type="float" office:value="951.61499" calcext:value-type="float">
            <text:p>951,61499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806.414062" calcext:value-type="float">
            <text:p>806,414062</text:p>
          </table:table-cell>
          <table:table-cell table:style-name="ce34" office:value-type="float" office:value="155340" calcext:value-type="float">
            <text:p>155340</text:p>
          </table:table-cell>
          <table:table-cell office:value-type="float" office:value="829.929016" calcext:value-type="float">
            <text:p>829,929016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740.98999" calcext:value-type="float">
            <text:p>1740,98999</text:p>
          </table:table-cell>
          <table:table-cell table:style-name="ce34" office:value-type="float" office:value="155340" calcext:value-type="float">
            <text:p>155340</text:p>
          </table:table-cell>
          <table:table-cell office:value-type="float" office:value="833.013" calcext:value-type="float">
            <text:p>833,013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227.760986" calcext:value-type="float">
            <text:p>1227,760986</text:p>
          </table:table-cell>
          <table:table-cell table:style-name="ce34" office:value-type="float" office:value="155340" calcext:value-type="float">
            <text:p>155340</text:p>
          </table:table-cell>
          <table:table-cell office:value-type="float" office:value="861.886963" calcext:value-type="float">
            <text:p>861,886963</text:p>
          </table:table-cell>
          <table:table-cell table:style-name="ce53" office:value-type="float" office:value="5" calcext:value-type="float">
            <text:p>5</text:p>
          </table:table-cell>
          <table:table-cell table:style-name="ce43" office:value-type="float" office:value="456.693024" calcext:value-type="float">
            <text:p>456,693024</text:p>
          </table:table-cell>
          <table:table-cell table:style-name="ce34" office:value-type="float" office:value="155340" calcext:value-type="float">
            <text:p>155340</text:p>
          </table:table-cell>
          <table:table-cell office:value-type="float" office:value="848.307007" calcext:value-type="float">
            <text:p>848,307007</text:p>
          </table:table-cell>
          <table:table-cell office:value-type="float" office:value="14" calcext:value-type="float">
            <text:p>14</text:p>
          </table:table-cell>
          <table:table-cell table:style-name="ce43" office:value-type="float" office:value="3799.503174" calcext:value-type="float">
            <text:p>3799,503174</text:p>
          </table:table-cell>
          <table:table-cell table:style-name="ce34" office:value-type="float" office:value="155340" calcext:value-type="float">
            <text:p>155340</text:p>
          </table:table-cell>
          <table:table-cell office:value-type="float" office:value="890.254028" calcext:value-type="float">
            <text:p>890,254028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480.551025" calcext:value-type="float">
            <text:p>1480,551025</text:p>
          </table:table-cell>
          <table:table-cell table:style-name="ce34" office:value-type="float" office:value="155340" calcext:value-type="float">
            <text:p>155340</text:p>
          </table:table-cell>
          <table:table-cell office:value-type="float" office:value="864.426941" calcext:value-type="float">
            <text:p>864,426941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808.213928" calcext:value-type="float">
            <text:p>808,213928</text:p>
          </table:table-cell>
          <table:table-cell table:number-columns-repeated="4"/>
        </table:table-row>
        <table:table-row table:style-name="ro1">
          <table:table-cell table:style-name="ce34" office:value-type="float" office:value="155520" calcext:value-type="float">
            <text:p>155520</text:p>
          </table:table-cell>
          <table:table-cell office:value-type="float" office:value="802.786987" calcext:value-type="float">
            <text:p>802,786987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795.077026" calcext:value-type="float">
            <text:p>795,077026</text:p>
          </table:table-cell>
          <table:table-cell table:style-name="ce34" office:value-type="float" office:value="155520" calcext:value-type="float">
            <text:p>155520</text:p>
          </table:table-cell>
          <table:table-cell office:value-type="float" office:value="1096.084961" calcext:value-type="float">
            <text:p>1096,08496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474.475006" calcext:value-type="float">
            <text:p>474,475006</text:p>
          </table:table-cell>
          <table:table-cell table:style-name="ce34" office:value-type="float" office:value="155520" calcext:value-type="float">
            <text:p>155520</text:p>
          </table:table-cell>
          <table:table-cell office:value-type="float" office:value="998.794006" calcext:value-type="float">
            <text:p>998,794006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56.921997" calcext:value-type="float">
            <text:p>256,921997</text:p>
          </table:table-cell>
          <table:table-cell table:style-name="ce34" office:value-type="float" office:value="155520" calcext:value-type="float">
            <text:p>155520</text:p>
          </table:table-cell>
          <table:table-cell office:value-type="float" office:value="805.38501" calcext:value-type="float">
            <text:p>805,38501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912.873047" calcext:value-type="float">
            <text:p>912,873047</text:p>
          </table:table-cell>
          <table:table-cell table:style-name="ce34" office:value-type="float" office:value="155520" calcext:value-type="float">
            <text:p>155520</text:p>
          </table:table-cell>
          <table:table-cell office:value-type="float" office:value="850.999023" calcext:value-type="float">
            <text:p>850,999023</text:p>
          </table:table-cell>
          <table:table-cell table:style-name="ce53" office:value-type="float" office:value="4" calcext:value-type="float">
            <text:p>4</text:p>
          </table:table-cell>
          <table:table-cell table:style-name="ce43" office:value-type="float" office:value="607.299011" calcext:value-type="float">
            <text:p>607,299011</text:p>
          </table:table-cell>
          <table:table-cell table:style-name="ce34" office:value-type="float" office:value="155520" calcext:value-type="float">
            <text:p>155520</text:p>
          </table:table-cell>
          <table:table-cell office:value-type="float" office:value="871.72699" calcext:value-type="float">
            <text:p>871,72699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95.289001" calcext:value-type="float">
            <text:p>495,289001</text:p>
          </table:table-cell>
          <table:table-cell table:style-name="ce34" office:value-type="float" office:value="155520" calcext:value-type="float">
            <text:p>155520</text:p>
          </table:table-cell>
          <table:table-cell office:value-type="float" office:value="832.572998" calcext:value-type="float">
            <text:p>832,572998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37.277008" calcext:value-type="float">
            <text:p>137,277008</text:p>
          </table:table-cell>
          <table:table-cell table:style-name="ce34" office:value-type="float" office:value="155520" calcext:value-type="float">
            <text:p>155520</text:p>
          </table:table-cell>
          <table:table-cell office:value-type="float" office:value="842.266052" calcext:value-type="float">
            <text:p>842,266052</text:p>
          </table:table-cell>
          <table:table-cell office:value-type="float" office:value="14" calcext:value-type="float">
            <text:p>14</text:p>
          </table:table-cell>
          <table:table-cell table:style-name="ce43" office:value-type="float" office:value="3033.289062" calcext:value-type="float">
            <text:p>3033,289062</text:p>
          </table:table-cell>
          <table:table-cell table:number-columns-repeated="4"/>
        </table:table-row>
        <table:table-row table:style-name="ro1">
          <table:table-cell table:style-name="ce34" office:value-type="float" office:value="160226" calcext:value-type="float">
            <text:p>160226</text:p>
          </table:table-cell>
          <table:table-cell office:value-type="float" office:value="980.567993" calcext:value-type="float">
            <text:p>980,567993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33.282001" calcext:value-type="float">
            <text:p>33,282001</text:p>
          </table:table-cell>
          <table:table-cell table:style-name="ce34" office:value-type="float" office:value="160226" calcext:value-type="float">
            <text:p>160226</text:p>
          </table:table-cell>
          <table:table-cell office:value-type="float" office:value="1048.271973" calcext:value-type="float">
            <text:p>1048,271973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590.151978" calcext:value-type="float">
            <text:p>590,151978</text:p>
          </table:table-cell>
          <table:table-cell table:style-name="ce34" office:value-type="float" office:value="160226" calcext:value-type="float">
            <text:p>160226</text:p>
          </table:table-cell>
          <table:table-cell office:value-type="float" office:value="899.911987" calcext:value-type="float">
            <text:p>899,911987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45.145" calcext:value-type="float">
            <text:p>45,145</text:p>
          </table:table-cell>
          <table:table-cell table:style-name="ce34" office:value-type="float" office:value="160226" calcext:value-type="float">
            <text:p>160226</text:p>
          </table:table-cell>
          <table:table-cell office:value-type="float" office:value="1082.852051" calcext:value-type="float">
            <text:p>1082,852051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630.185974" calcext:value-type="float">
            <text:p>630,185974</text:p>
          </table:table-cell>
          <table:table-cell table:style-name="ce34" office:value-type="float" office:value="160226" calcext:value-type="float">
            <text:p>160226</text:p>
          </table:table-cell>
          <table:table-cell office:value-type="float" office:value="1176.344971" calcext:value-type="float">
            <text:p>1176,344971</text:p>
          </table:table-cell>
          <table:table-cell table:style-name="ce53" office:value-type="float" office:value="5" calcext:value-type="float">
            <text:p>5</text:p>
          </table:table-cell>
          <table:table-cell table:style-name="ce43" office:value-type="float" office:value="608.106018" calcext:value-type="float">
            <text:p>608,106018</text:p>
          </table:table-cell>
          <table:table-cell table:style-name="ce34" office:value-type="float" office:value="160226" calcext:value-type="float">
            <text:p>160226</text:p>
          </table:table-cell>
          <table:table-cell office:value-type="float" office:value="865.919983" calcext:value-type="float">
            <text:p>865,919983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03.563004" calcext:value-type="float">
            <text:p>203,563004</text:p>
          </table:table-cell>
          <table:table-cell table:style-name="ce34" office:value-type="float" office:value="160226" calcext:value-type="float">
            <text:p>160226</text:p>
          </table:table-cell>
          <table:table-cell office:value-type="float" office:value="1050.956909" calcext:value-type="float">
            <text:p>1050,956909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90.22699" calcext:value-type="float">
            <text:p>290,22699</text:p>
          </table:table-cell>
          <table:table-cell table:style-name="ce34" office:value-type="float" office:value="160226" calcext:value-type="float">
            <text:p>160226</text:p>
          </table:table-cell>
          <table:table-cell office:value-type="float" office:value="900.958984" calcext:value-type="float">
            <text:p>900,958984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25.981995" calcext:value-type="float">
            <text:p>225,981995</text:p>
          </table:table-cell>
          <table:table-cell table:number-columns-repeated="4"/>
        </table:table-row>
        <table:table-row table:style-name="ro1">
          <table:table-cell table:style-name="ce34" office:value-type="float" office:value="160407" calcext:value-type="float">
            <text:p>160407</text:p>
          </table:table-cell>
          <table:table-cell office:value-type="float" office:value="863.91095" calcext:value-type="float">
            <text:p>863,91095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093.150024" calcext:value-type="float">
            <text:p>1093,150024</text:p>
          </table:table-cell>
          <table:table-cell table:style-name="ce34" office:value-type="float" office:value="160407" calcext:value-type="float">
            <text:p>160407</text:p>
          </table:table-cell>
          <table:table-cell office:value-type="float" office:value="901.314026" calcext:value-type="float">
            <text:p>901,314026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693.101013" calcext:value-type="float">
            <text:p>693,101013</text:p>
          </table:table-cell>
          <table:table-cell table:style-name="ce34" office:value-type="float" office:value="160407" calcext:value-type="float">
            <text:p>160407</text:p>
          </table:table-cell>
          <table:table-cell office:value-type="float" office:value="981.917053" calcext:value-type="float">
            <text:p>981,917053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587.404968" calcext:value-type="float">
            <text:p>587,404968</text:p>
          </table:table-cell>
          <table:table-cell table:style-name="ce34" office:value-type="float" office:value="160407" calcext:value-type="float">
            <text:p>160407</text:p>
          </table:table-cell>
          <table:table-cell office:value-type="float" office:value="903.823975" calcext:value-type="float">
            <text:p>903,823975</text:p>
          </table:table-cell>
          <table:table-cell office:value-type="float" office:value="11" calcext:value-type="float">
            <text:p>11</text:p>
          </table:table-cell>
          <table:table-cell table:style-name="ce43" office:value-type="float" office:value="2887.896973" calcext:value-type="float">
            <text:p>2887,896973</text:p>
          </table:table-cell>
          <table:table-cell table:style-name="ce34" office:value-type="float" office:value="160407" calcext:value-type="float">
            <text:p>160407</text:p>
          </table:table-cell>
          <table:table-cell office:value-type="float" office:value="937.734009" calcext:value-type="float">
            <text:p>937,734009</text:p>
          </table:table-cell>
          <table:table-cell table:style-name="ce53" office:value-type="float" office:value="2" calcext:value-type="float">
            <text:p>2</text:p>
          </table:table-cell>
          <table:table-cell table:style-name="ce43" office:value-type="float" office:value="642.146973" calcext:value-type="float">
            <text:p>642,146973</text:p>
          </table:table-cell>
          <table:table-cell table:style-name="ce34" office:value-type="float" office:value="160407" calcext:value-type="float">
            <text:p>160407</text:p>
          </table:table-cell>
          <table:table-cell office:value-type="float" office:value="894.58197" calcext:value-type="float">
            <text:p>894,5819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406.257996" calcext:value-type="float">
            <text:p>406,257996</text:p>
          </table:table-cell>
          <table:table-cell table:style-name="ce34" office:value-type="float" office:value="160407" calcext:value-type="float">
            <text:p>160407</text:p>
          </table:table-cell>
          <table:table-cell office:value-type="float" office:value="926.049011" calcext:value-type="float">
            <text:p>926,049011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00.973022" calcext:value-type="float">
            <text:p>400,973022</text:p>
          </table:table-cell>
          <table:table-cell table:style-name="ce34" office:value-type="float" office:value="160407" calcext:value-type="float">
            <text:p>160407</text:p>
          </table:table-cell>
          <table:table-cell office:value-type="float" office:value="692.394043" calcext:value-type="float">
            <text:p>692,394043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55.555008" calcext:value-type="float">
            <text:p>155,555008</text:p>
          </table:table-cell>
          <table:table-cell table:number-columns-repeated="4"/>
        </table:table-row>
        <table:table-row table:style-name="ro1">
          <table:table-cell table:style-name="ce34" office:value-type="float" office:value="160546" calcext:value-type="float">
            <text:p>160546</text:p>
          </table:table-cell>
          <table:table-cell office:value-type="float" office:value="1130.750977" calcext:value-type="float">
            <text:p>1130,750977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470.717163" calcext:value-type="float">
            <text:p>1470,717163</text:p>
          </table:table-cell>
          <table:table-cell table:style-name="ce34" office:value-type="float" office:value="160546" calcext:value-type="float">
            <text:p>160546</text:p>
          </table:table-cell>
          <table:table-cell office:value-type="float" office:value="893.461975" calcext:value-type="float">
            <text:p>893,461975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994.999023" calcext:value-type="float">
            <text:p>994,999023</text:p>
          </table:table-cell>
          <table:table-cell table:style-name="ce34" office:value-type="float" office:value="160546" calcext:value-type="float">
            <text:p>160546</text:p>
          </table:table-cell>
          <table:table-cell office:value-type="float" office:value="906.762024" calcext:value-type="float">
            <text:p>906,762024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489.244995" calcext:value-type="float">
            <text:p>1489,244995</text:p>
          </table:table-cell>
          <table:table-cell table:style-name="ce34" office:value-type="float" office:value="160546" calcext:value-type="float">
            <text:p>160546</text:p>
          </table:table-cell>
          <table:table-cell office:value-type="float" office:value="969.132996" calcext:value-type="float">
            <text:p>969,132996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779.325989" calcext:value-type="float">
            <text:p>779,325989</text:p>
          </table:table-cell>
          <table:table-cell table:style-name="ce34" office:value-type="float" office:value="160546" calcext:value-type="float">
            <text:p>160546</text:p>
          </table:table-cell>
          <table:table-cell office:value-type="float" office:value="957.195984" calcext:value-type="float">
            <text:p>957,195984</text:p>
          </table:table-cell>
          <table:table-cell table:style-name="ce53" office:value-type="float" office:value="17" calcext:value-type="float">
            <text:p>17</text:p>
          </table:table-cell>
          <table:table-cell table:style-name="ce43" office:value-type="float" office:value="5390.560547" calcext:value-type="float">
            <text:p>5390,560547</text:p>
          </table:table-cell>
          <table:table-cell table:style-name="ce34" office:value-type="float" office:value="160546" calcext:value-type="float">
            <text:p>160546</text:p>
          </table:table-cell>
          <table:table-cell office:value-type="float" office:value="918.529968" calcext:value-type="float">
            <text:p>918,529968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38.296997" calcext:value-type="float">
            <text:p>538,296997</text:p>
          </table:table-cell>
          <table:table-cell table:style-name="ce34" office:value-type="float" office:value="160546" calcext:value-type="float">
            <text:p>160546</text:p>
          </table:table-cell>
          <table:table-cell office:value-type="float" office:value="1026.986938" calcext:value-type="float">
            <text:p>1026,986938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2184.605957" calcext:value-type="float">
            <text:p>2184,605957</text:p>
          </table:table-cell>
          <table:table-cell table:style-name="ce34" office:value-type="float" office:value="160546" calcext:value-type="float">
            <text:p>160546</text:p>
          </table:table-cell>
          <table:table-cell office:value-type="float" office:value="894.52301" calcext:value-type="float">
            <text:p>894,52301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565.041992" calcext:value-type="float">
            <text:p>565,041992</text:p>
          </table:table-cell>
          <table:table-cell table:number-columns-repeated="4"/>
        </table:table-row>
        <table:table-row table:style-name="ro1">
          <table:table-cell table:style-name="ce34" office:value-type="float" office:value="160727" calcext:value-type="float">
            <text:p>160727</text:p>
          </table:table-cell>
          <table:table-cell office:value-type="float" office:value="934.973999" calcext:value-type="float">
            <text:p>934,973999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757.108032" calcext:value-type="float">
            <text:p>1757,108032</text:p>
          </table:table-cell>
          <table:table-cell table:style-name="ce34" office:value-type="float" office:value="160727" calcext:value-type="float">
            <text:p>160727</text:p>
          </table:table-cell>
          <table:table-cell office:value-type="float" office:value="933.857971" calcext:value-type="float">
            <text:p>933,857971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621.397949" calcext:value-type="float">
            <text:p>1621,397949</text:p>
          </table:table-cell>
          <table:table-cell table:style-name="ce34" office:value-type="float" office:value="160727" calcext:value-type="float">
            <text:p>160727</text:p>
          </table:table-cell>
          <table:table-cell office:value-type="float" office:value="1008.632996" calcext:value-type="float">
            <text:p>1008,632996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2317.809082" calcext:value-type="float">
            <text:p>2317,809082</text:p>
          </table:table-cell>
          <table:table-cell table:style-name="ce34" office:value-type="float" office:value="160727" calcext:value-type="float">
            <text:p>160727</text:p>
          </table:table-cell>
          <table:table-cell office:value-type="float" office:value="1202.875977" calcext:value-type="float">
            <text:p>1202,875977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4779.769043" calcext:value-type="float">
            <text:p>4779,769043</text:p>
          </table:table-cell>
          <table:table-cell table:style-name="ce34" office:value-type="float" office:value="160727" calcext:value-type="float">
            <text:p>160727</text:p>
          </table:table-cell>
          <table:table-cell office:value-type="float" office:value="969.870972" calcext:value-type="float">
            <text:p>969,870972</text:p>
          </table:table-cell>
          <table:table-cell table:style-name="ce53" office:value-type="float" office:value="6" calcext:value-type="float">
            <text:p>6</text:p>
          </table:table-cell>
          <table:table-cell table:style-name="ce43" office:value-type="float" office:value="1628.87207" calcext:value-type="float">
            <text:p>1628,87207</text:p>
          </table:table-cell>
          <table:table-cell table:style-name="ce34" office:value-type="float" office:value="160727" calcext:value-type="float">
            <text:p>160727</text:p>
          </table:table-cell>
          <table:table-cell office:value-type="float" office:value="932.425964" calcext:value-type="float">
            <text:p>932,425964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2317.789795" calcext:value-type="float">
            <text:p>2317,789795</text:p>
          </table:table-cell>
          <table:table-cell table:style-name="ce34" office:value-type="float" office:value="160727" calcext:value-type="float">
            <text:p>160727</text:p>
          </table:table-cell>
          <table:table-cell office:value-type="float" office:value="979.130005" calcext:value-type="float">
            <text:p>979,130005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651.094971" calcext:value-type="float">
            <text:p>1651,094971</text:p>
          </table:table-cell>
          <table:table-cell table:style-name="ce34" office:value-type="float" office:value="160727" calcext:value-type="float">
            <text:p>160727</text:p>
          </table:table-cell>
          <table:table-cell office:value-type="float" office:value="946.591003" calcext:value-type="float">
            <text:p>946,591003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577.447021" calcext:value-type="float">
            <text:p>2577,447021</text:p>
          </table:table-cell>
          <table:table-cell table:number-columns-repeated="4"/>
        </table:table-row>
        <table:table-row table:style-name="ro1">
          <table:table-cell table:style-name="ce34" office:value-type="float" office:value="162856" calcext:value-type="float">
            <text:p>162856</text:p>
          </table:table-cell>
          <table:table-cell office:value-type="float" office:value="1231.138916" calcext:value-type="float">
            <text:p>1231,138916</text:p>
          </table:table-cell>
          <table:table-cell office:value-type="float" office:value="128" calcext:value-type="float">
            <text:p>128</text:p>
          </table:table-cell>
          <table:table-cell table:style-name="ce43" office:value-type="float" office:value="2832.304932" calcext:value-type="float">
            <text:p>2832,304932</text:p>
          </table:table-cell>
          <table:table-cell table:style-name="ce34" office:value-type="float" office:value="162856" calcext:value-type="float">
            <text:p>162856</text:p>
          </table:table-cell>
          <table:table-cell office:value-type="float" office:value="986.190979" calcext:value-type="float">
            <text:p>986,190979</text:p>
          </table:table-cell>
          <table:table-cell office:value-type="float" office:value="110" calcext:value-type="float">
            <text:p>110</text:p>
          </table:table-cell>
          <table:table-cell table:style-name="ce43" office:value-type="float" office:value="2560.147461" calcext:value-type="float">
            <text:p>2560,147461</text:p>
          </table:table-cell>
          <table:table-cell table:style-name="ce34" office:value-type="float" office:value="162856" calcext:value-type="float">
            <text:p>162856</text:p>
          </table:table-cell>
          <table:table-cell office:value-type="float" office:value="1182.927979" calcext:value-type="float">
            <text:p>1182,927979</text:p>
          </table:table-cell>
          <table:table-cell office:value-type="float" office:value="101" calcext:value-type="float">
            <text:p>101</text:p>
          </table:table-cell>
          <table:table-cell table:style-name="ce43" office:value-type="float" office:value="2265.989258" calcext:value-type="float">
            <text:p>2265,989258</text:p>
          </table:table-cell>
          <table:table-cell table:style-name="ce34" office:value-type="float" office:value="162856" calcext:value-type="float">
            <text:p>162856</text:p>
          </table:table-cell>
          <table:table-cell office:value-type="float" office:value="1043.495972" calcext:value-type="float">
            <text:p>1043,495972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976.166016" calcext:value-type="float">
            <text:p>2976,166016</text:p>
          </table:table-cell>
          <table:table-cell table:style-name="ce34" office:value-type="float" office:value="162856" calcext:value-type="float">
            <text:p>162856</text:p>
          </table:table-cell>
          <table:table-cell office:value-type="float" office:value="1112.866089" calcext:value-type="float">
            <text:p>1112,866089</text:p>
          </table:table-cell>
          <table:table-cell table:style-name="ce53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62856" calcext:value-type="float">
            <text:p>162856</text:p>
          </table:table-cell>
          <table:table-cell office:value-type="float" office:value="1178.405029" calcext:value-type="float">
            <text:p>1178,405029</text:p>
          </table:table-cell>
          <table:table-cell office:value-type="float" office:value="101" calcext:value-type="float">
            <text:p>101</text:p>
          </table:table-cell>
          <table:table-cell table:style-name="ce43" office:value-type="float" office:value="2308.205322" calcext:value-type="float">
            <text:p>2308,205322</text:p>
          </table:table-cell>
          <table:table-cell table:style-name="ce34" office:value-type="float" office:value="162856" calcext:value-type="float">
            <text:p>162856</text:p>
          </table:table-cell>
          <table:table-cell office:value-type="float" office:value="953.154968" calcext:value-type="float">
            <text:p>953,154968</text:p>
          </table:table-cell>
          <table:table-cell office:value-type="float" office:value="107" calcext:value-type="float">
            <text:p>107</text:p>
          </table:table-cell>
          <table:table-cell table:style-name="ce43" office:value-type="float" office:value="2401.519775" calcext:value-type="float">
            <text:p>2401,519775</text:p>
          </table:table-cell>
          <table:table-cell table:style-name="ce34" office:value-type="float" office:value="162856" calcext:value-type="float">
            <text:p>162856</text:p>
          </table:table-cell>
          <table:table-cell office:value-type="float" office:value="953.050964" calcext:value-type="float">
            <text:p>953,050964</text:p>
          </table:table-cell>
          <table:table-cell office:value-type="float" office:value="150" calcext:value-type="float">
            <text:p>150</text:p>
          </table:table-cell>
          <table:table-cell table:style-name="ce43" office:value-type="float" office:value="3571.464355" calcext:value-type="float">
            <text:p>3571,464355</text:p>
          </table:table-cell>
          <table:table-cell table:number-columns-repeated="4"/>
        </table:table-row>
        <table:table-row table:style-name="ro1">
          <table:table-cell table:style-name="ce34" office:value-type="float" office:value="163059" calcext:value-type="float">
            <text:p>163059</text:p>
          </table:table-cell>
          <table:table-cell office:value-type="float" office:value="935.953979" calcext:value-type="float">
            <text:p>935,953979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470.437988" calcext:value-type="float">
            <text:p>1470,437988</text:p>
          </table:table-cell>
          <table:table-cell table:style-name="ce34" office:value-type="float" office:value="163059" calcext:value-type="float">
            <text:p>163059</text:p>
          </table:table-cell>
          <table:table-cell office:value-type="float" office:value="1039.50293" calcext:value-type="float">
            <text:p>1039,50293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845.046021" calcext:value-type="float">
            <text:p>845,046021</text:p>
          </table:table-cell>
          <table:table-cell table:style-name="ce34" office:value-type="float" office:value="163059" calcext:value-type="float">
            <text:p>163059</text:p>
          </table:table-cell>
          <table:table-cell office:value-type="float" office:value="1002.607971" calcext:value-type="float">
            <text:p>1002,607971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189.321991" calcext:value-type="float">
            <text:p>189,321991</text:p>
          </table:table-cell>
          <table:table-cell table:style-name="ce34" office:value-type="float" office:value="163059" calcext:value-type="float">
            <text:p>163059</text:p>
          </table:table-cell>
          <table:table-cell office:value-type="float" office:value="933.440979" calcext:value-type="float">
            <text:p>933,440979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649.375977" calcext:value-type="float">
            <text:p>649,375977</text:p>
          </table:table-cell>
          <table:table-cell table:style-name="ce34" office:value-type="float" office:value="163059" calcext:value-type="float">
            <text:p>163059</text:p>
          </table:table-cell>
          <table:table-cell office:value-type="float" office:value="1147.317017" calcext:value-type="float">
            <text:p>1147,317017</text:p>
          </table:table-cell>
          <table:table-cell table:style-name="ce53" office:value-type="float" office:value="34" calcext:value-type="float">
            <text:p>34</text:p>
          </table:table-cell>
          <table:table-cell table:style-name="ce43" office:value-type="float" office:value="10493.149414" calcext:value-type="float">
            <text:p>10493,149414</text:p>
          </table:table-cell>
          <table:table-cell table:style-name="ce34" office:value-type="float" office:value="163059" calcext:value-type="float">
            <text:p>163059</text:p>
          </table:table-cell>
          <table:table-cell office:value-type="float" office:value="984.080017" calcext:value-type="float">
            <text:p>984,080017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96.533966" calcext:value-type="float">
            <text:p>296,533966</text:p>
          </table:table-cell>
          <table:table-cell table:style-name="ce34" office:value-type="float" office:value="163059" calcext:value-type="float">
            <text:p>163059</text:p>
          </table:table-cell>
          <table:table-cell office:value-type="float" office:value="753.714966" calcext:value-type="float">
            <text:p>753,714966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828.03302" calcext:value-type="float">
            <text:p>828,03302</text:p>
          </table:table-cell>
          <table:table-cell table:style-name="ce34" office:value-type="float" office:value="163059" calcext:value-type="float">
            <text:p>163059</text:p>
          </table:table-cell>
          <table:table-cell office:value-type="float" office:value="957.494995" calcext:value-type="float">
            <text:p>957,494995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34.477005" calcext:value-type="float">
            <text:p>134,477005</text:p>
          </table:table-cell>
          <table:table-cell table:number-columns-repeated="4"/>
        </table:table-row>
        <table:table-row table:style-name="ro1">
          <table:table-cell table:style-name="ce34" office:value-type="float" office:value="163243" calcext:value-type="float">
            <text:p>163243</text:p>
          </table:table-cell>
          <table:table-cell office:value-type="float" office:value="807.375" calcext:value-type="float">
            <text:p>807,375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20.705994" calcext:value-type="float">
            <text:p>520,705994</text:p>
          </table:table-cell>
          <table:table-cell table:style-name="ce34" office:value-type="float" office:value="163243" calcext:value-type="float">
            <text:p>163243</text:p>
          </table:table-cell>
          <table:table-cell office:value-type="float" office:value="816.394958" calcext:value-type="float">
            <text:p>816,394958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666.771973" calcext:value-type="float">
            <text:p>666,771973</text:p>
          </table:table-cell>
          <table:table-cell table:style-name="ce34" office:value-type="float" office:value="163243" calcext:value-type="float">
            <text:p>163243</text:p>
          </table:table-cell>
          <table:table-cell office:value-type="float" office:value="964.964966" calcext:value-type="float">
            <text:p>964,964966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702.968994" calcext:value-type="float">
            <text:p>702,968994</text:p>
          </table:table-cell>
          <table:table-cell table:style-name="ce34" office:value-type="float" office:value="163243" calcext:value-type="float">
            <text:p>163243</text:p>
          </table:table-cell>
          <table:table-cell office:value-type="float" office:value="992.570007" calcext:value-type="float">
            <text:p>992,570007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35.060013" calcext:value-type="float">
            <text:p>235,060013</text:p>
          </table:table-cell>
          <table:table-cell table:style-name="ce34" office:value-type="float" office:value="163243" calcext:value-type="float">
            <text:p>163243</text:p>
          </table:table-cell>
          <table:table-cell office:value-type="float" office:value="821.237976" calcext:value-type="float">
            <text:p>821,237976</text:p>
          </table:table-cell>
          <table:table-cell table:style-name="ce53" office:value-type="float" office:value="4" calcext:value-type="float">
            <text:p>4</text:p>
          </table:table-cell>
          <table:table-cell table:style-name="ce43" office:value-type="float" office:value="967.859009" calcext:value-type="float">
            <text:p>967,859009</text:p>
          </table:table-cell>
          <table:table-cell table:style-name="ce34" office:value-type="float" office:value="163243" calcext:value-type="float">
            <text:p>163243</text:p>
          </table:table-cell>
          <table:table-cell office:value-type="float" office:value="742.083008" calcext:value-type="float">
            <text:p>742,083008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938.362061" calcext:value-type="float">
            <text:p>938,362061</text:p>
          </table:table-cell>
          <table:table-cell table:style-name="ce34" office:value-type="float" office:value="163243" calcext:value-type="float">
            <text:p>163243</text:p>
          </table:table-cell>
          <table:table-cell office:value-type="float" office:value="749.244995" calcext:value-type="float">
            <text:p>749,244995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663.357056" calcext:value-type="float">
            <text:p>663,357056</text:p>
          </table:table-cell>
          <table:table-cell table:style-name="ce34" office:value-type="float" office:value="163243" calcext:value-type="float">
            <text:p>163243</text:p>
          </table:table-cell>
          <table:table-cell office:value-type="float" office:value="852.578003" calcext:value-type="float">
            <text:p>852,578003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702.280029" calcext:value-type="float">
            <text:p>702,280029</text:p>
          </table:table-cell>
          <table:table-cell table:number-columns-repeated="4"/>
        </table:table-row>
        <table:table-row table:style-name="ro1">
          <table:table-cell table:style-name="ce34" office:value-type="float" office:value="165317" calcext:value-type="float">
            <text:p>165317</text:p>
          </table:table-cell>
          <table:table-cell office:value-type="float" office:value="920.113037" calcext:value-type="float">
            <text:p>920,113037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89.465996" calcext:value-type="float">
            <text:p>89,465996</text:p>
          </table:table-cell>
          <table:table-cell table:style-name="ce34" office:value-type="float" office:value="165317" calcext:value-type="float">
            <text:p>165317</text:p>
          </table:table-cell>
          <table:table-cell office:value-type="float" office:value="1012.262939" calcext:value-type="float">
            <text:p>1012,262939</text:p>
          </table:table-cell>
          <table:table-cell office:value-type="float" office:value="36" calcext:value-type="float">
            <text:p>36</text:p>
          </table:table-cell>
          <table:table-cell table:style-name="ce43" office:value-type="float" office:value="8735.237305" calcext:value-type="float">
            <text:p>8735,237305</text:p>
          </table:table-cell>
          <table:table-cell table:style-name="ce34" office:value-type="float" office:value="165317" calcext:value-type="float">
            <text:p>165317</text:p>
          </table:table-cell>
          <table:table-cell office:value-type="float" office:value="962.767029" calcext:value-type="float">
            <text:p>962,767029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80.846985" calcext:value-type="float">
            <text:p>580,846985</text:p>
          </table:table-cell>
          <table:table-cell table:style-name="ce34" office:value-type="float" office:value="165317" calcext:value-type="float">
            <text:p>165317</text:p>
          </table:table-cell>
          <table:table-cell office:value-type="float" office:value="1020.85498" calcext:value-type="float">
            <text:p>1020,85498</text:p>
          </table:table-cell>
          <table:table-cell office:value-type="float" office:value="15" calcext:value-type="float">
            <text:p>15</text:p>
          </table:table-cell>
          <table:table-cell table:style-name="ce43" office:value-type="float" office:value="3669.439453" calcext:value-type="float">
            <text:p>3669,439453</text:p>
          </table:table-cell>
          <table:table-cell table:style-name="ce34" office:value-type="float" office:value="165317" calcext:value-type="float">
            <text:p>165317</text:p>
          </table:table-cell>
          <table:table-cell office:value-type="float" office:value="1005.092041" calcext:value-type="float">
            <text:p>1005,092041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float" office:value="11.118999" calcext:value-type="float">
            <text:p>11,118999</text:p>
          </table:table-cell>
          <table:table-cell table:style-name="ce34" office:value-type="float" office:value="165317" calcext:value-type="float">
            <text:p>165317</text:p>
          </table:table-cell>
          <table:table-cell office:value-type="float" office:value="951.277954" calcext:value-type="float">
            <text:p>951,277954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13.505981" calcext:value-type="float">
            <text:p>213,505981</text:p>
          </table:table-cell>
          <table:table-cell table:style-name="ce34" office:value-type="float" office:value="165317" calcext:value-type="float">
            <text:p>165317</text:p>
          </table:table-cell>
          <table:table-cell office:value-type="float" office:value="924.495972" calcext:value-type="float">
            <text:p>924,49597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522.432007" calcext:value-type="float">
            <text:p>522,432007</text:p>
          </table:table-cell>
          <table:table-cell table:style-name="ce34" office:value-type="float" office:value="165317" calcext:value-type="float">
            <text:p>165317</text:p>
          </table:table-cell>
          <table:table-cell office:value-type="float" office:value="888.833008" calcext:value-type="float">
            <text:p>888,833008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227.545013" calcext:value-type="float">
            <text:p>227,545013</text:p>
          </table:table-cell>
          <table:table-cell table:number-columns-repeated="4"/>
        </table:table-row>
        <table:table-row table:style-name="ro1">
          <table:table-cell table:style-name="ce34" office:value-type="float" office:value="165535" calcext:value-type="float">
            <text:p>165535</text:p>
          </table:table-cell>
          <table:table-cell office:value-type="float" office:value="968.891968" calcext:value-type="float">
            <text:p>968,891968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982.76001" calcext:value-type="float">
            <text:p>982,76001</text:p>
          </table:table-cell>
          <table:table-cell table:style-name="ce34" office:value-type="float" office:value="165535" calcext:value-type="float">
            <text:p>165535</text:p>
          </table:table-cell>
          <table:table-cell office:value-type="float" office:value="1100.767944" calcext:value-type="float">
            <text:p>1100,767944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2285.545898" calcext:value-type="float">
            <text:p>2285,545898</text:p>
          </table:table-cell>
          <table:table-cell table:style-name="ce34" office:value-type="float" office:value="165535" calcext:value-type="float">
            <text:p>165535</text:p>
          </table:table-cell>
          <table:table-cell office:value-type="float" office:value="965.781982" calcext:value-type="float">
            <text:p>965,78198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737.119141" calcext:value-type="float">
            <text:p>2737,119141</text:p>
          </table:table-cell>
          <table:table-cell table:style-name="ce34" office:value-type="float" office:value="165535" calcext:value-type="float">
            <text:p>165535</text:p>
          </table:table-cell>
          <table:table-cell office:value-type="float" office:value="1092.499023" calcext:value-type="float">
            <text:p>1092,499023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319.692017" calcext:value-type="float">
            <text:p>1319,692017</text:p>
          </table:table-cell>
          <table:table-cell table:style-name="ce34" office:value-type="float" office:value="165535" calcext:value-type="float">
            <text:p>165535</text:p>
          </table:table-cell>
          <table:table-cell office:value-type="float" office:value="993.994995" calcext:value-type="float">
            <text:p>993,994995</text:p>
          </table:table-cell>
          <table:table-cell table:style-name="ce53" office:value-type="float" office:value="4" calcext:value-type="float">
            <text:p>4</text:p>
          </table:table-cell>
          <table:table-cell table:style-name="ce43" office:value-type="float" office:value="1636.213013" calcext:value-type="float">
            <text:p>1636,213013</text:p>
          </table:table-cell>
          <table:table-cell table:style-name="ce34" office:value-type="float" office:value="165535" calcext:value-type="float">
            <text:p>165535</text:p>
          </table:table-cell>
          <table:table-cell office:value-type="float" office:value="1105.901978" calcext:value-type="float">
            <text:p>1105,901978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2613.832764" calcext:value-type="float">
            <text:p>2613,832764</text:p>
          </table:table-cell>
          <table:table-cell table:style-name="ce34" office:value-type="float" office:value="165535" calcext:value-type="float">
            <text:p>165535</text:p>
          </table:table-cell>
          <table:table-cell office:value-type="float" office:value="870.937988" calcext:value-type="float">
            <text:p>870,937988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735.583984" calcext:value-type="float">
            <text:p>735,583984</text:p>
          </table:table-cell>
          <table:table-cell table:style-name="ce34" office:value-type="float" office:value="165535" calcext:value-type="float">
            <text:p>165535</text:p>
          </table:table-cell>
          <table:table-cell office:value-type="float" office:value="1268.587891" calcext:value-type="float">
            <text:p>1268,587891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2420.38916" calcext:value-type="float">
            <text:p>2420,38916</text:p>
          </table:table-cell>
          <table:table-cell table:number-columns-repeated="4"/>
        </table:table-row>
        <table:table-row table:style-name="ro1">
          <table:table-cell table:style-name="ce34" office:value-type="float" office:value="165715" calcext:value-type="float">
            <text:p>165715</text:p>
          </table:table-cell>
          <table:table-cell office:value-type="float" office:value="789.829041" calcext:value-type="float">
            <text:p>789,829041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845.525024" calcext:value-type="float">
            <text:p>845,525024</text:p>
          </table:table-cell>
          <table:table-cell table:style-name="ce34" office:value-type="float" office:value="165715" calcext:value-type="float">
            <text:p>165715</text:p>
          </table:table-cell>
          <table:table-cell office:value-type="float" office:value="907.369019" calcext:value-type="float">
            <text:p>907,369019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49.865002" calcext:value-type="float">
            <text:p>49,865002</text:p>
          </table:table-cell>
          <table:table-cell table:style-name="ce34" office:value-type="float" office:value="165715" calcext:value-type="float">
            <text:p>165715</text:p>
          </table:table-cell>
          <table:table-cell office:value-type="float" office:value="983.628967" calcext:value-type="float">
            <text:p>983,62896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937.164001" calcext:value-type="float">
            <text:p>937,164001</text:p>
          </table:table-cell>
          <table:table-cell table:style-name="ce34" office:value-type="float" office:value="165715" calcext:value-type="float">
            <text:p>165715</text:p>
          </table:table-cell>
          <table:table-cell office:value-type="float" office:value="836.661011" calcext:value-type="float">
            <text:p>836,66101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855.065979" calcext:value-type="float">
            <text:p>855,065979</text:p>
          </table:table-cell>
          <table:table-cell table:style-name="ce34" office:value-type="float" office:value="165715" calcext:value-type="float">
            <text:p>165715</text:p>
          </table:table-cell>
          <table:table-cell office:value-type="float" office:value="948.70697" calcext:value-type="float">
            <text:p>948,70697</text:p>
          </table:table-cell>
          <table:table-cell table:style-name="ce53" office:value-type="float" office:value="14" calcext:value-type="float">
            <text:p>14</text:p>
          </table:table-cell>
          <table:table-cell table:style-name="ce43" office:value-type="float" office:value="2874.112061" calcext:value-type="float">
            <text:p>2874,112061</text:p>
          </table:table-cell>
          <table:table-cell table:style-name="ce34" office:value-type="float" office:value="165715" calcext:value-type="float">
            <text:p>165715</text:p>
          </table:table-cell>
          <table:table-cell office:value-type="float" office:value="876.315002" calcext:value-type="float">
            <text:p>876,315002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323.307983" calcext:value-type="float">
            <text:p>323,307983</text:p>
          </table:table-cell>
          <table:table-cell table:style-name="ce34" office:value-type="float" office:value="165715" calcext:value-type="float">
            <text:p>165715</text:p>
          </table:table-cell>
          <table:table-cell office:value-type="float" office:value="942.206055" calcext:value-type="float">
            <text:p>942,206055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427.432983" calcext:value-type="float">
            <text:p>427,432983</text:p>
          </table:table-cell>
          <table:table-cell table:style-name="ce34" office:value-type="float" office:value="165715" calcext:value-type="float">
            <text:p>165715</text:p>
          </table:table-cell>
          <table:table-cell office:value-type="float" office:value="946.575012" calcext:value-type="float">
            <text:p>946,57501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62.557983" calcext:value-type="float">
            <text:p>262,557983</text:p>
          </table:table-cell>
          <table:table-cell table:number-columns-repeated="4"/>
        </table:table-row>
        <table:table-row table:style-name="ro1">
          <table:table-cell table:style-name="ce34" office:value-type="float" office:value="165953" calcext:value-type="float">
            <text:p>165953</text:p>
          </table:table-cell>
          <table:table-cell office:value-type="float" office:value="1037.471069" calcext:value-type="float">
            <text:p>1037,471069</text:p>
          </table:table-cell>
          <table:table-cell office:value-type="float" office:value="36" calcext:value-type="float">
            <text:p>36</text:p>
          </table:table-cell>
          <table:table-cell table:style-name="ce43" office:value-type="float" office:value="5404.816895" calcext:value-type="float">
            <text:p>5404,816895</text:p>
          </table:table-cell>
          <table:table-cell table:style-name="ce34" office:value-type="float" office:value="165953" calcext:value-type="float">
            <text:p>165953</text:p>
          </table:table-cell>
          <table:table-cell office:value-type="float" office:value="1048.917969" calcext:value-type="float">
            <text:p>1048,917969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54.571991" calcext:value-type="float">
            <text:p>154,571991</text:p>
          </table:table-cell>
          <table:table-cell table:style-name="ce34" office:value-type="float" office:value="165953" calcext:value-type="float">
            <text:p>165953</text:p>
          </table:table-cell>
          <table:table-cell office:value-type="float" office:value="917.471985" calcext:value-type="float">
            <text:p>917,47198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243.766998" calcext:value-type="float">
            <text:p>243,766998</text:p>
          </table:table-cell>
          <table:table-cell table:style-name="ce34" office:value-type="float" office:value="165953" calcext:value-type="float">
            <text:p>165953</text:p>
          </table:table-cell>
          <table:table-cell office:value-type="float" office:value="991.164978" calcext:value-type="float">
            <text:p>991,164978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78.519012" calcext:value-type="float">
            <text:p>378,519012</text:p>
          </table:table-cell>
          <table:table-cell table:style-name="ce34" office:value-type="float" office:value="165953" calcext:value-type="float">
            <text:p>165953</text:p>
          </table:table-cell>
          <table:table-cell office:value-type="float" office:value="1037.717041" calcext:value-type="float">
            <text:p>1037,717041</text:p>
          </table:table-cell>
          <table:table-cell table:style-name="ce53" office:value-type="float" office:value="18" calcext:value-type="float">
            <text:p>18</text:p>
          </table:table-cell>
          <table:table-cell table:style-name="ce43" office:value-type="float" office:value="7210.96582" calcext:value-type="float">
            <text:p>7210,96582</text:p>
          </table:table-cell>
          <table:table-cell table:style-name="ce34" office:value-type="float" office:value="165953" calcext:value-type="float">
            <text:p>165953</text:p>
          </table:table-cell>
          <table:table-cell office:value-type="float" office:value="831.947998" calcext:value-type="float">
            <text:p>831,947998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36.207001" calcext:value-type="float">
            <text:p>36,207001</text:p>
          </table:table-cell>
          <table:table-cell table:style-name="ce34" office:value-type="float" office:value="165953" calcext:value-type="float">
            <text:p>165953</text:p>
          </table:table-cell>
          <table:table-cell office:value-type="float" office:value="782.505981" calcext:value-type="float">
            <text:p>782,505981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00.313995" calcext:value-type="float">
            <text:p>200,313995</text:p>
          </table:table-cell>
          <table:table-cell table:style-name="ce34" office:value-type="float" office:value="165953" calcext:value-type="float">
            <text:p>165953</text:p>
          </table:table-cell>
          <table:table-cell office:value-type="float" office:value="891.439026" calcext:value-type="float">
            <text:p>891,439026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505.684967" calcext:value-type="float">
            <text:p>505,684967</text:p>
          </table:table-cell>
          <table:table-cell table:number-columns-repeated="4"/>
        </table:table-row>
        <table:table-row table:style-name="ro1">
          <table:table-cell table:style-name="ce34" office:value-type="float" office:value="170257" calcext:value-type="float">
            <text:p>170257</text:p>
          </table:table-cell>
          <table:table-cell office:value-type="float" office:value="1077.536011" calcext:value-type="float">
            <text:p>1077,536011</text:p>
          </table:table-cell>
          <table:table-cell office:value-type="float" office:value="25" calcext:value-type="float">
            <text:p>25</text:p>
          </table:table-cell>
          <table:table-cell table:style-name="ce43" office:value-type="float" office:value="10316.719727" calcext:value-type="float">
            <text:p>10316,719727</text:p>
          </table:table-cell>
          <table:table-cell table:style-name="ce34" office:value-type="float" office:value="170257" calcext:value-type="float">
            <text:p>170257</text:p>
          </table:table-cell>
          <table:table-cell office:value-type="float" office:value="1027.788086" calcext:value-type="float">
            <text:p>1027,788086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2485.39502" calcext:value-type="float">
            <text:p>2485,39502</text:p>
          </table:table-cell>
          <table:table-cell table:style-name="ce34" office:value-type="float" office:value="170257" calcext:value-type="float">
            <text:p>170257</text:p>
          </table:table-cell>
          <table:table-cell office:value-type="float" office:value="897.141968" calcext:value-type="float">
            <text:p>897,141968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041.580933" calcext:value-type="float">
            <text:p>1041,580933</text:p>
          </table:table-cell>
          <table:table-cell table:style-name="ce34" office:value-type="float" office:value="170257" calcext:value-type="float">
            <text:p>170257</text:p>
          </table:table-cell>
          <table:table-cell office:value-type="float" office:value="962.43103" calcext:value-type="float">
            <text:p>962,43103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770.036987" calcext:value-type="float">
            <text:p>770,036987</text:p>
          </table:table-cell>
          <table:table-cell table:style-name="ce34" office:value-type="float" office:value="170257" calcext:value-type="float">
            <text:p>170257</text:p>
          </table:table-cell>
          <table:table-cell office:value-type="float" office:value="941.492981" calcext:value-type="float">
            <text:p>941,492981</text:p>
          </table:table-cell>
          <table:table-cell table:style-name="ce53" office:value-type="float" office:value="13" calcext:value-type="float">
            <text:p>13</text:p>
          </table:table-cell>
          <table:table-cell table:style-name="ce43" office:value-type="float" office:value="2728.612305" calcext:value-type="float">
            <text:p>2728,612305</text:p>
          </table:table-cell>
          <table:table-cell table:style-name="ce34" office:value-type="float" office:value="170257" calcext:value-type="float">
            <text:p>170257</text:p>
          </table:table-cell>
          <table:table-cell office:value-type="float" office:value="958.095032" calcext:value-type="float">
            <text:p>958,095032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373.12793" calcext:value-type="float">
            <text:p>1373,12793</text:p>
          </table:table-cell>
          <table:table-cell table:style-name="ce34" office:value-type="float" office:value="170257" calcext:value-type="float">
            <text:p>170257</text:p>
          </table:table-cell>
          <table:table-cell office:value-type="float" office:value="1080.309937" calcext:value-type="float">
            <text:p>1080,309937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368.016113" calcext:value-type="float">
            <text:p>1368,016113</text:p>
          </table:table-cell>
          <table:table-cell table:style-name="ce34" office:value-type="float" office:value="170257" calcext:value-type="float">
            <text:p>170257</text:p>
          </table:table-cell>
          <table:table-cell office:value-type="float" office:value="889.258972" calcext:value-type="float">
            <text:p>889,258972</text:p>
          </table:table-cell>
          <table:table-cell office:value-type="float" office:value="12" calcext:value-type="float">
            <text:p>12</text:p>
          </table:table-cell>
          <table:table-cell table:style-name="ce43" office:value-type="float" office:value="1736.06189" calcext:value-type="float">
            <text:p>1736,06189</text:p>
          </table:table-cell>
          <table:table-cell table:number-columns-repeated="4"/>
        </table:table-row>
        <table:table-row table:style-name="ro1">
          <table:table-cell table:style-name="ce34" office:value-type="float" office:value="170529" calcext:value-type="float">
            <text:p>170529</text:p>
          </table:table-cell>
          <table:table-cell office:value-type="float" office:value="1220.967041" calcext:value-type="float">
            <text:p>1220,967041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90.296997" calcext:value-type="float">
            <text:p>90,296997</text:p>
          </table:table-cell>
          <table:table-cell table:style-name="ce34" office:value-type="float" office:value="170529" calcext:value-type="float">
            <text:p>170529</text:p>
          </table:table-cell>
          <table:table-cell office:value-type="float" office:value="1003.151062" calcext:value-type="float">
            <text:p>1003,151062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648.22699" calcext:value-type="float">
            <text:p>648,22699</text:p>
          </table:table-cell>
          <table:table-cell table:style-name="ce34" office:value-type="float" office:value="170529" calcext:value-type="float">
            <text:p>170529</text:p>
          </table:table-cell>
          <table:table-cell office:value-type="float" office:value="1043.531982" calcext:value-type="float">
            <text:p>1043,53198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331.740997" calcext:value-type="float">
            <text:p>331,740997</text:p>
          </table:table-cell>
          <table:table-cell table:style-name="ce34" office:value-type="float" office:value="170529" calcext:value-type="float">
            <text:p>170529</text:p>
          </table:table-cell>
          <table:table-cell office:value-type="float" office:value="1057.046997" calcext:value-type="float">
            <text:p>1057,046997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12.243988" calcext:value-type="float">
            <text:p>412,243988</text:p>
          </table:table-cell>
          <table:table-cell table:style-name="ce34" office:value-type="float" office:value="170529" calcext:value-type="float">
            <text:p>170529</text:p>
          </table:table-cell>
          <table:table-cell office:value-type="float" office:value="1193.258057" calcext:value-type="float">
            <text:p>1193,258057</text:p>
          </table:table-cell>
          <table:table-cell table:style-name="ce53" office:value-type="float" office:value="8" calcext:value-type="float">
            <text:p>8</text:p>
          </table:table-cell>
          <table:table-cell table:style-name="ce43" office:value-type="float" office:value="1088.765015" calcext:value-type="float">
            <text:p>1088,765015</text:p>
          </table:table-cell>
          <table:table-cell table:style-name="ce34" office:value-type="float" office:value="170529" calcext:value-type="float">
            <text:p>170529</text:p>
          </table:table-cell>
          <table:table-cell office:value-type="float" office:value="993.630005" calcext:value-type="float">
            <text:p>993,630005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07.449997" calcext:value-type="float">
            <text:p>207,449997</text:p>
          </table:table-cell>
          <table:table-cell table:style-name="ce34" office:value-type="float" office:value="170529" calcext:value-type="float">
            <text:p>170529</text:p>
          </table:table-cell>
          <table:table-cell office:value-type="float" office:value="1091.661011" calcext:value-type="float">
            <text:p>1091,66101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781.31604" calcext:value-type="float">
            <text:p>781,31604</text:p>
          </table:table-cell>
          <table:table-cell table:style-name="ce34" office:value-type="float" office:value="170529" calcext:value-type="float">
            <text:p>170529</text:p>
          </table:table-cell>
          <table:table-cell office:value-type="float" office:value="970.289001" calcext:value-type="float">
            <text:p>970,289001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386.196014" calcext:value-type="float">
            <text:p>386,196014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Average</text:p>
          </table:table-cell>
          <table:table-cell table:style-name="ce31" table:formula="of:=AVERAGE([C8.B5:.B34])" office:value-type="float" office:value="964.315624966667" calcext:value-type="float">
            <text:p>964,3156249667</text:p>
          </table:table-cell>
          <table:table-cell table:style-name="ce31" table:formula="of:=AVERAGE([C8.C5:.C34])" office:value-type="float" office:value="22.4333333333333" calcext:value-type="float">
            <text:p>22,4333333333</text:p>
          </table:table-cell>
          <table:table-cell table:style-name="ce45" table:formula="of:=AVERAGE([C8.D5:.D34])" office:value-type="float" office:value="1602.89420483333" calcext:value-type="float">
            <text:p>1602,8942048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8.F5:.F34])" office:value-type="float" office:value="981.171061166667" calcext:value-type="float">
            <text:p>981,1710611667</text:p>
          </table:table-cell>
          <table:table-cell table:style-name="ce31" table:formula="of:=AVERAGE([C8.G5:.G34])" office:value-type="float" office:value="19.4333333333333" calcext:value-type="float">
            <text:p>19,4333333333</text:p>
          </table:table-cell>
          <table:table-cell table:style-name="ce45" table:formula="of:=AVERAGE([C8.H5:.H34])" office:value-type="float" office:value="1943.831284" calcext:value-type="float">
            <text:p>1943,831284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8.J5:.J34])" office:value-type="float" office:value="964.398960333333" calcext:value-type="float">
            <text:p>964,3989603333</text:p>
          </table:table-cell>
          <table:table-cell table:style-name="ce31" table:formula="of:=AVERAGE([C8.K5:.K34])" office:value-type="float" office:value="22.7666666666667" calcext:value-type="float">
            <text:p>22,7666666667</text:p>
          </table:table-cell>
          <table:table-cell table:style-name="ce45" table:formula="of:=AVERAGE([C8.L5:.L34])" office:value-type="float" office:value="1630.91474843333" calcext:value-type="float">
            <text:p>1630,9147484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8.N5:.N34])" office:value-type="float" office:value="985.707067866667" calcext:value-type="float">
            <text:p>985,7070678667</text:p>
          </table:table-cell>
          <table:table-cell table:style-name="ce31" table:formula="of:=AVERAGE([C8.O5:.O34])" office:value-type="float" office:value="14.4333333333333" calcext:value-type="float">
            <text:p>14,4333333333</text:p>
          </table:table-cell>
          <table:table-cell table:style-name="ce45" table:formula="of:=AVERAGE([C8.P5:.P34])" office:value-type="float" office:value="1769.93027206667" calcext:value-type="float">
            <text:p>1769,9302720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8.R5:.R34])" office:value-type="float" office:value="969.516097" calcext:value-type="float">
            <text:p>969,516097</text:p>
          </table:table-cell>
          <table:table-cell table:style-name="ce31" table:formula="of:=AVERAGE([C8.S5:.S34])" office:value-type="float" office:value="16.9" calcext:value-type="float">
            <text:p>16,9</text:p>
          </table:table-cell>
          <table:table-cell table:style-name="ce45" table:formula="of:=AVERAGE([C8.T5:.T34])" office:value-type="float" office:value="2089.6141" calcext:value-type="float">
            <text:p>2089,6141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8.V5:.V34])" office:value-type="float" office:value="967.832737166667" calcext:value-type="float">
            <text:p>967,8327371667</text:p>
          </table:table-cell>
          <table:table-cell table:style-name="ce31" table:formula="of:=AVERAGE([C8.W5:.W34])" office:value-type="float" office:value="20.1333333333333" calcext:value-type="float">
            <text:p>20,1333333333</text:p>
          </table:table-cell>
          <table:table-cell table:style-name="ce45" table:formula="of:=AVERAGE([C8.X5:.X34])" office:value-type="float" office:value="1137.86321386667" calcext:value-type="float">
            <text:p>1137,8632138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8.Z5:.Z34])" office:value-type="float" office:value="950.118420366667" calcext:value-type="float">
            <text:p>950,1184203667</text:p>
          </table:table-cell>
          <table:table-cell table:style-name="ce31" table:formula="of:=AVERAGE([C8.AA5:.AA34])" office:value-type="float" office:value="16.1333333333333" calcext:value-type="float">
            <text:p>16,1333333333</text:p>
          </table:table-cell>
          <table:table-cell table:style-name="ce45" table:formula="of:=AVERAGE([C8.AB5:.AB34])" office:value-type="float" office:value="1033.887712" calcext:value-type="float">
            <text:p>1033,887712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8.AD5:.AD34])" office:value-type="float" office:value="949.6039957" calcext:value-type="float">
            <text:p>949,6039957</text:p>
          </table:table-cell>
          <table:table-cell table:style-name="ce31" table:formula="of:=AVERAGE([C8.AE5:.AE34])" office:value-type="float" office:value="21.5666666666667" calcext:value-type="float">
            <text:p>21,5666666667</text:p>
          </table:table-cell>
          <table:table-cell table:style-name="ce45" table:formula="of:=AVERAGE([C8.AF5:.AF34])" office:value-type="float" office:value="1178.29238523333" calcext:value-type="float">
            <text:p>1178,2923852333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Median</text:p>
          </table:table-cell>
          <table:table-cell table:style-name="ce31" table:formula="of:=MEDIAN([C8.B5:.B34])" office:value-type="float" office:value="952.6569825" calcext:value-type="float">
            <text:p>952,6569825</text:p>
          </table:table-cell>
          <table:table-cell table:style-name="ce31" table:formula="of:=MEDIAN([C8.C5:.C34])" office:value-type="float" office:value="5.5" calcext:value-type="float">
            <text:p>5,5</text:p>
          </table:table-cell>
          <table:table-cell table:style-name="ce45" table:formula="of:=MEDIAN([C8.D5:.D34])" office:value-type="float" office:value="1020.1380005" calcext:value-type="float">
            <text:p>1020,138000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8.F5:.F34])" office:value-type="float" office:value="966.9120175" calcext:value-type="float">
            <text:p>966,9120175</text:p>
          </table:table-cell>
          <table:table-cell table:style-name="ce31" table:formula="of:=MEDIAN([C8.G5:.G34])" office:value-type="float" office:value="6" calcext:value-type="float">
            <text:p>6</text:p>
          </table:table-cell>
          <table:table-cell table:style-name="ce45" table:formula="of:=MEDIAN([C8.H5:.H34])" office:value-type="float" office:value="1011.536499" calcext:value-type="float">
            <text:p>1011,536499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8.J5:.J34])" office:value-type="float" office:value="965.7509765" calcext:value-type="float">
            <text:p>965,7509765</text:p>
          </table:table-cell>
          <table:table-cell table:style-name="ce31" table:formula="of:=MEDIAN([C8.K5:.K34])" office:value-type="float" office:value="6" calcext:value-type="float">
            <text:p>6</text:p>
          </table:table-cell>
          <table:table-cell table:style-name="ce45" table:formula="of:=MEDIAN([C8.L5:.L34])" office:value-type="float" office:value="948.9855345" calcext:value-type="float">
            <text:p>948,985534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8.N5:.N34])" office:value-type="float" office:value="990.972992" calcext:value-type="float">
            <text:p>990,972992</text:p>
          </table:table-cell>
          <table:table-cell table:style-name="ce31" table:formula="of:=MEDIAN([C8.O5:.O34])" office:value-type="float" office:value="5" calcext:value-type="float">
            <text:p>5</text:p>
          </table:table-cell>
          <table:table-cell table:style-name="ce45" table:formula="of:=MEDIAN([C8.P5:.P34])" office:value-type="float" office:value="954.7905275" calcext:value-type="float">
            <text:p>954,790527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8.R5:.R34])" office:value-type="float" office:value="950.8304745" calcext:value-type="float">
            <text:p>950,8304745</text:p>
          </table:table-cell>
          <table:table-cell table:style-name="ce31" table:formula="of:=MEDIAN([C8.S5:.S34])" office:value-type="float" office:value="6.5" calcext:value-type="float">
            <text:p>6,5</text:p>
          </table:table-cell>
          <table:table-cell table:style-name="ce45" table:formula="of:=MEDIAN([C8.T5:.T34])" office:value-type="float" office:value="1028.312012" calcext:value-type="float">
            <text:p>1028,312012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8.V5:.V34])" office:value-type="float" office:value="948.238495" calcext:value-type="float">
            <text:p>948,238495</text:p>
          </table:table-cell>
          <table:table-cell table:style-name="ce31" table:formula="of:=MEDIAN([C8.W5:.W34])" office:value-type="float" office:value="5" calcext:value-type="float">
            <text:p>5</text:p>
          </table:table-cell>
          <table:table-cell table:style-name="ce45" table:formula="of:=MEDIAN([C8.X5:.X34])" office:value-type="float" office:value="720.897522" calcext:value-type="float">
            <text:p>720,897522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8.Z5:.Z34])" office:value-type="float" office:value="932.1565245" calcext:value-type="float">
            <text:p>932,1565245</text:p>
          </table:table-cell>
          <table:table-cell table:style-name="ce31" table:formula="of:=MEDIAN([C8.AA5:.AA34])" office:value-type="float" office:value="4.5" calcext:value-type="float">
            <text:p>4,5</text:p>
          </table:table-cell>
          <table:table-cell table:style-name="ce45" table:formula="of:=MEDIAN([C8.AB5:.AB34])" office:value-type="float" office:value="793.4535215" calcext:value-type="float">
            <text:p>793,453521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8.AD5:.AD34])" office:value-type="float" office:value="923.766998" calcext:value-type="float">
            <text:p>923,766998</text:p>
          </table:table-cell>
          <table:table-cell table:style-name="ce31" table:formula="of:=MEDIAN([C8.AE5:.AE34])" office:value-type="float" office:value="5.5" calcext:value-type="float">
            <text:p>5,5</text:p>
          </table:table-cell>
          <table:table-cell table:style-name="ce45" table:formula="of:=MEDIAN([C8.AF5:.AF34])" office:value-type="float" office:value="843.316925" calcext:value-type="float">
            <text:p>843,316925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Standard dev.</text:p>
          </table:table-cell>
          <table:table-cell table:style-name="ce41" table:formula="of:=STDEV([C8.B5:.B34])" office:value-type="float" office:value="116.494799765656" calcext:value-type="float">
            <text:p>116,4947997657</text:p>
          </table:table-cell>
          <table:table-cell table:style-name="ce41" table:formula="of:=STDEV([C8.C5:.C34])" office:value-type="float" office:value="42.3122085042337" calcext:value-type="float">
            <text:p>42,3122085042</text:p>
          </table:table-cell>
          <table:table-cell table:style-name="ce46" table:formula="of:=STDEV([C8.D5:.D34])" office:value-type="float" office:value="2057.6188671703" calcext:value-type="float">
            <text:p>2057,6188671703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8.F5:.F34])" office:value-type="float" office:value="115.148280625444" calcext:value-type="float">
            <text:p>115,1482806254</text:p>
          </table:table-cell>
          <table:table-cell table:style-name="ce41" table:formula="of:=STDEV([C8.G5:.G34])" office:value-type="float" office:value="31.4945899386275" calcext:value-type="float">
            <text:p>31,4945899386</text:p>
          </table:table-cell>
          <table:table-cell table:style-name="ce46" table:formula="of:=STDEV([C8.H5:.H34])" office:value-type="float" office:value="2534.97562268816" calcext:value-type="float">
            <text:p>2534,9756226882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8.J5:.J34])" office:value-type="float" office:value="82.4717810094148" calcext:value-type="float">
            <text:p>82,4717810094</text:p>
          </table:table-cell>
          <table:table-cell table:style-name="ce41" table:formula="of:=STDEV([C8.K5:.K34])" office:value-type="float" office:value="44.4930706215399" calcext:value-type="float">
            <text:p>44,4930706215</text:p>
          </table:table-cell>
          <table:table-cell table:style-name="ce46" table:formula="of:=STDEV([C8.L5:.L34])" office:value-type="float" office:value="1842.78577679069" calcext:value-type="float">
            <text:p>1842,7857767907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8.N5:.N34])" office:value-type="float" office:value="118.317829955537" calcext:value-type="float">
            <text:p>118,3178299555</text:p>
          </table:table-cell>
          <table:table-cell table:style-name="ce41" table:formula="of:=STDEV([C8.O5:.O34])" office:value-type="float" office:value="27.0066190269046" calcext:value-type="float">
            <text:p>27,0066190269</text:p>
          </table:table-cell>
          <table:table-cell table:style-name="ce46" table:formula="of:=STDEV([C8.P5:.P34])" office:value-type="float" office:value="2050.36367470475" calcext:value-type="float">
            <text:p>2050,3636747048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8.R5:.R34])" office:value-type="float" office:value="116.945891561186" calcext:value-type="float">
            <text:p>116,9458915612</text:p>
          </table:table-cell>
          <table:table-cell table:style-name="ce41" table:formula="of:=STDEV([C8.S5:.S34])" office:value-type="float" office:value="33.0666516036302" calcext:value-type="float">
            <text:p>33,0666516036</text:p>
          </table:table-cell>
          <table:table-cell table:style-name="ce46" table:formula="of:=STDEV([C8.T5:.T34])" office:value-type="float" office:value="2806.09880554114" calcext:value-type="float">
            <text:p>2806,0988055411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8.V5:.V34])" office:value-type="float" office:value="109.261817450324" calcext:value-type="float">
            <text:p>109,2618174503</text:p>
          </table:table-cell>
          <table:table-cell table:style-name="ce41" table:formula="of:=STDEV([C8.W5:.W34])" office:value-type="float" office:value="40.1872628074372" calcext:value-type="float">
            <text:p>40,1872628074</text:p>
          </table:table-cell>
          <table:table-cell table:style-name="ce46" table:formula="of:=STDEV([C8.X5:.X34])" office:value-type="float" office:value="1063.72466092274" calcext:value-type="float">
            <text:p>1063,7246609227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8.Z5:.Z34])" office:value-type="float" office:value="146.406375830596" calcext:value-type="float">
            <text:p>146,4063758306</text:p>
          </table:table-cell>
          <table:table-cell table:style-name="ce41" table:formula="of:=STDEV([C8.AA5:.AA34])" office:value-type="float" office:value="31.6246666421938" calcext:value-type="float">
            <text:p>31,6246666422</text:p>
          </table:table-cell>
          <table:table-cell table:style-name="ce46" table:formula="of:=STDEV([C8.AB5:.AB34])" office:value-type="float" office:value="850.698947168708" calcext:value-type="float">
            <text:p>850,6989471687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8.AD5:.AD34])" office:value-type="float" office:value="143.752383711759" calcext:value-type="float">
            <text:p>143,7523837118</text:p>
          </table:table-cell>
          <table:table-cell table:style-name="ce41" table:formula="of:=STDEV([C8.AE5:.AE34])" office:value-type="float" office:value="43.3960774751577" calcext:value-type="float">
            <text:p>43,3960774752</text:p>
          </table:table-cell>
          <table:table-cell table:style-name="ce46" table:formula="of:=STDEV([C8.AF5:.AF34])" office:value-type="float" office:value="1064.31972148326" calcext:value-type="float">
            <text:p>1064,3197214833</text:p>
          </table:table-cell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36" office:value-type="string" calcext:value-type="string">
            <text:p>Initialization time</text:p>
          </table:table-cell>
          <table:table-cell table:style-name="ce42" table:formula="of:=AVERAGE([.B35];[.F35];[.J35];[.N35];[.R35];[.V35];[.Z35];[.AD35])" office:value-type="float" office:value="966.582995570833" calcext:value-type="float">
            <text:p>966,5829955708</text:p>
          </table:table-cell>
          <table:table-cell table:formula="of:=STDEV([.B5:.B34];[.F5:.F34];[.J5:.J34];[.N5:.N34];[.R5:.R34];[.V5:.V34];[.Z5:.Z34];[.AD5:.AD34])" office:value-type="float" office:value="118.916702785791" calcext:value-type="float">
            <text:p>118,9167027858</text:p>
          </table:table-cell>
          <table:table-cell table:formula="of:=COUNT([.B5:.B34];[.F5:.F34];[.J5:.J34];[.N5:.N34];[.R5:.R34];[.V5:.V34];[.Z5:.Z34];[.AD5:.AD34];[.AH5:.AH34])" office:value-type="float" office:value="240" calcext:value-type="float">
            <text:p>240</text:p>
          </table:table-cell>
          <table:table-cell table:formula="of:=2*[.C40]/SQRT([.D40])" office:value-type="float" office:value="15.3520803158422" calcext:value-type="float">
            <text:p>15,3520803158</text:p>
          </table:table-cell>
          <table:table-cell table:number-columns-repeated="31"/>
        </table:table-row>
        <table:table-row table:style-name="ro1">
          <table:table-cell table:style-name="ce33" office:value-type="string" calcext:value-type="string">
            <text:p>Number of stalls</text:p>
          </table:table-cell>
          <table:table-cell table:style-name="ce43" table:formula="of:=AVERAGE([.C35];[.G35];[.K35];[.O35];[.S35];[.W35];[.AA35];[.AE35])" office:value-type="float" office:value="19.225" calcext:value-type="float">
            <text:p>19,225</text:p>
          </table:table-cell>
          <table:table-cell table:formula="of:=STDEV([.C5:.C34];[.G5:.G34];[.K5:.K34];[.O5:.O34];[.S5:.S34];[.W5:.W34];[.AA5:.AA34];[.AE5:.AE34])" office:value-type="float" office:value="36.7861540488689" calcext:value-type="float">
            <text:p>36,7861540489</text:p>
          </table:table-cell>
          <table:table-cell table:style-name="ce47" table:formula="of:=COUNT([.C5:.C34];[.G5:.G34];[.K5:.K34];[.O5:.O34];[.S5:.S34];[.W5:.W34];[.AA5:.AA34];[.AE5:.AE34];[.AI5:.AI34])" office:value-type="float" office:value="240" calcext:value-type="float">
            <text:p>240</text:p>
          </table:table-cell>
          <table:table-cell table:formula="of:=2*[.C41]/SQRT([.D41])" office:value-type="float" office:value="4.74907206674299" calcext:value-type="float">
            <text:p>4,7490720667</text:p>
          </table:table-cell>
          <table:table-cell table:number-columns-repeated="31"/>
        </table:table-row>
        <table:table-row table:style-name="ro1">
          <table:table-cell table:style-name="ce35" office:value-type="string" calcext:value-type="string">
            <text:p>Total stall time</text:p>
          </table:table-cell>
          <table:table-cell table:style-name="ce44" table:formula="of:=AVERAGE([.D35];[.H35];[.L35];[.P35];[.T35];[.X35];[.AB35];[.AF35])" office:value-type="float" office:value="1548.40349005417" calcext:value-type="float">
            <text:p>1548,4034900542</text:p>
          </table:table-cell>
          <table:table-cell table:formula="of:=STDEV([.D5:.D34];[.H5:.H34];[.L5:.L34];[.P5:.P34];[.T5:.T34];[.X5:.X34];[.AB5:.AB34];[.AF5:.AF34])" office:value-type="float" office:value="1915.45874994561" calcext:value-type="float">
            <text:p>1915,4587499456</text:p>
          </table:table-cell>
          <table:table-cell table:formula="of:=COUNT([.D5:.D34];[.H5:.H34];[.L5:.L34];[.P5:.P34];[.T5:.T34];[.X5:.X34];[.AB5:.AB34];[.AF5:.AF34];[.AJ5:.AJ34])" office:value-type="float" office:value="240" calcext:value-type="float">
            <text:p>240</text:p>
          </table:table-cell>
          <table:table-cell table:formula="of:=2*[.C42]/SQRT([.D42])" office:value-type="float" office:value="247.28466129622" calcext:value-type="float">
            <text:p>247,2846612962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21.8206101142857" calcext:value-type="float">
            <text:p>21,8206101143</text:p>
          </table:table-cell>
          <table:table-cell table:number-columns-repeated="3"/>
          <table:table-cell table:formula="of:=IF([.G5]&lt;&gt;0;[.H5]/[.G5];0)" office:value-type="float" office:value="25.8582863972603" calcext:value-type="float">
            <text:p>25,8582863973</text:p>
          </table:table-cell>
          <table:table-cell table:number-columns-repeated="3"/>
          <table:table-cell table:formula="of:=IF([.K5]&lt;&gt;0;[.L5]/[.K5];0)" office:value-type="float" office:value="26.7432824343434" calcext:value-type="float">
            <text:p>26,7432824343</text:p>
          </table:table-cell>
          <table:table-cell table:number-columns-repeated="3"/>
          <table:table-cell table:formula="of:=IF([.O5]&lt;&gt;0;[.P5]/[.O5];0)" office:value-type="float" office:value="9.2605" calcext:value-type="float">
            <text:p>9,2605</text:p>
          </table:table-cell>
          <table:table-cell table:number-columns-repeated="3"/>
          <table:table-cell table:formula="of:=IF([.S5]&lt;&gt;0;[.T5]/[.S5];0)" office:value-type="float" office:value="24.1075342212389" calcext:value-type="float">
            <text:p>24,1075342212</text:p>
          </table:table-cell>
          <table:table-cell table:number-columns-repeated="3"/>
          <table:table-cell table:formula="of:=IF([.W5]&lt;&gt;0;[.X5]/[.W5];0)" office:value-type="float" office:value="22.0550255384615" calcext:value-type="float">
            <text:p>22,0550255385</text:p>
          </table:table-cell>
          <table:table-cell table:number-columns-repeated="3"/>
          <table:table-cell table:formula="of:=IF([.AA5]&lt;&gt;0;[.AB5]/[.AA5];0)" office:value-type="float" office:value="27.21833496" calcext:value-type="float">
            <text:p>27,21833496</text:p>
          </table:table-cell>
          <table:table-cell table:number-columns-repeated="3"/>
          <table:table-cell table:formula="of:=IF([.AE5]&lt;&gt;0;[.AF5]/[.AE5];0)" office:value-type="float" office:value="25.0701012307692" calcext:value-type="float">
            <text:p>25,07010123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281.855326333333" calcext:value-type="float">
            <text:p>281,8553263333</text:p>
          </table:table-cell>
          <table:table-cell table:number-columns-repeated="3"/>
          <table:table-cell table:formula="of:=IF([.G6]&lt;&gt;0;[.H6]/[.G6];0)" office:value-type="float" office:value="265.4888305" calcext:value-type="float">
            <text:p>265,4888305</text:p>
          </table:table-cell>
          <table:table-cell table:number-columns-repeated="3"/>
          <table:table-cell table:formula="of:=IF([.K6]&lt;&gt;0;[.L6]/[.K6];0)" office:value-type="float" office:value="373.08126825" calcext:value-type="float">
            <text:p>373,08126825</text:p>
          </table:table-cell>
          <table:table-cell table:number-columns-repeated="3"/>
          <table:table-cell table:formula="of:=IF([.O6]&lt;&gt;0;[.P6]/[.O6];0)" office:value-type="float" office:value="665.389927428572" calcext:value-type="float">
            <text:p>665,3899274286</text:p>
          </table:table-cell>
          <table:table-cell table:number-columns-repeated="3"/>
          <table:table-cell table:formula="of:=IF([.S6]&lt;&gt;0;[.T6]/[.S6];0)" office:value-type="float" office:value="274.7987365" calcext:value-type="float">
            <text:p>274,7987365</text:p>
          </table:table-cell>
          <table:table-cell table:number-columns-repeated="3"/>
          <table:table-cell table:formula="of:=IF([.W6]&lt;&gt;0;[.X6]/[.W6];0)" office:value-type="float" office:value="493.041300333333" calcext:value-type="float">
            <text:p>493,0413003333</text:p>
          </table:table-cell>
          <table:table-cell table:number-columns-repeated="3"/>
          <table:table-cell table:formula="of:=IF([.AA6]&lt;&gt;0;[.AB6]/[.AA6];0)" office:value-type="float" office:value="631.627014" calcext:value-type="float">
            <text:p>631,627014</text:p>
          </table:table-cell>
          <table:table-cell table:number-columns-repeated="3"/>
          <table:table-cell table:formula="of:=IF([.AE6]&lt;&gt;0;[.AF6]/[.AE6];0)" office:value-type="float" office:value="400.416707333333" calcext:value-type="float">
            <text:p>400,416707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120.316002" calcext:value-type="float">
            <text:p>120,316002</text:p>
          </table:table-cell>
          <table:table-cell table:number-columns-repeated="3"/>
          <table:table-cell table:formula="of:=IF([.G7]&lt;&gt;0;[.H7]/[.G7];0)" office:value-type="float" office:value="328.380188" calcext:value-type="float">
            <text:p>328,380188</text:p>
          </table:table-cell>
          <table:table-cell table:number-columns-repeated="3"/>
          <table:table-cell table:formula="of:=IF([.K7]&lt;&gt;0;[.L7]/[.K7];0)" office:value-type="float" office:value="50.5687930526316" calcext:value-type="float">
            <text:p>50,5687930526</text:p>
          </table:table-cell>
          <table:table-cell table:number-columns-repeated="3"/>
          <table:table-cell table:formula="of:=IF([.O7]&lt;&gt;0;[.P7]/[.O7];0)" office:value-type="float" office:value="153.108098818182" calcext:value-type="float">
            <text:p>153,1080988182</text:p>
          </table:table-cell>
          <table:table-cell table:number-columns-repeated="3"/>
          <table:table-cell table:formula="of:=IF([.S7]&lt;&gt;0;[.T7]/[.S7];0)" office:value-type="float" office:value="78.606664" calcext:value-type="float">
            <text:p>78,606664</text:p>
          </table:table-cell>
          <table:table-cell table:number-columns-repeated="3"/>
          <table:table-cell table:formula="of:=IF([.W7]&lt;&gt;0;[.X7]/[.W7];0)" office:value-type="float" office:value="111.2706054" calcext:value-type="float">
            <text:p>111,2706054</text:p>
          </table:table-cell>
          <table:table-cell table:number-columns-repeated="3"/>
          <table:table-cell table:formula="of:=IF([.AA7]&lt;&gt;0;[.AB7]/[.AA7];0)" office:value-type="float" office:value="57.887001" calcext:value-type="float">
            <text:p>57,887001</text:p>
          </table:table-cell>
          <table:table-cell table:number-columns-repeated="3"/>
          <table:table-cell table:formula="of:=IF([.AE7]&lt;&gt;0;[.AF7]/[.AE7];0)" office:value-type="float" office:value="43.08150475" calcext:value-type="float">
            <text:p>43,081504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22.3460339408284" calcext:value-type="float">
            <text:p>22,3460339408</text:p>
          </table:table-cell>
          <table:table-cell table:number-columns-repeated="3"/>
          <table:table-cell table:formula="of:=IF([.G8]&lt;&gt;0;[.H8]/[.G8];0)" office:value-type="float" office:value="28.8781738292683" calcext:value-type="float">
            <text:p>28,8781738293</text:p>
          </table:table-cell>
          <table:table-cell table:number-columns-repeated="3"/>
          <table:table-cell table:formula="of:=IF([.K8]&lt;&gt;0;[.L8]/[.K8];0)" office:value-type="float" office:value="21.91939732" calcext:value-type="float">
            <text:p>21,91939732</text:p>
          </table:table-cell>
          <table:table-cell table:number-columns-repeated="3"/>
          <table:table-cell table:formula="of:=IF([.O8]&lt;&gt;0;[.P8]/[.O8];0)" office:value-type="float" office:value="21.626552578125" calcext:value-type="float">
            <text:p>21,6265525781</text:p>
          </table:table-cell>
          <table:table-cell table:number-columns-repeated="3"/>
          <table:table-cell table:formula="of:=IF([.S8]&lt;&gt;0;[.T8]/[.S8];0)" office:value-type="float" office:value="39.8347865714286" calcext:value-type="float">
            <text:p>39,8347865714</text:p>
          </table:table-cell>
          <table:table-cell table:number-columns-repeated="3"/>
          <table:table-cell table:formula="of:=IF([.W8]&lt;&gt;0;[.X8]/[.W8];0)" office:value-type="float" office:value="19.5697735744681" calcext:value-type="float">
            <text:p>19,5697735745</text:p>
          </table:table-cell>
          <table:table-cell table:number-columns-repeated="3"/>
          <table:table-cell table:formula="of:=IF([.AA8]&lt;&gt;0;[.AB8]/[.AA8];0)" office:value-type="float" office:value="27.1166275652174" calcext:value-type="float">
            <text:p>27,1166275652</text:p>
          </table:table-cell>
          <table:table-cell table:number-columns-repeated="3"/>
          <table:table-cell table:formula="of:=IF([.AE8]&lt;&gt;0;[.AF8]/[.AE8];0)" office:value-type="float" office:value="22.5229237847222" calcext:value-type="float">
            <text:p>22,52292378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188.555175833333" calcext:value-type="float">
            <text:p>188,5551758333</text:p>
          </table:table-cell>
          <table:table-cell table:number-columns-repeated="3"/>
          <table:table-cell table:formula="of:=IF([.G9]&lt;&gt;0;[.H9]/[.G9];0)" office:value-type="float" office:value="177.004989625" calcext:value-type="float">
            <text:p>177,004989625</text:p>
          </table:table-cell>
          <table:table-cell table:number-columns-repeated="3"/>
          <table:table-cell table:formula="of:=IF([.K9]&lt;&gt;0;[.L9]/[.K9];0)" office:value-type="float" office:value="512.957031235294" calcext:value-type="float">
            <text:p>512,9570312353</text:p>
          </table:table-cell>
          <table:table-cell table:number-columns-repeated="3"/>
          <table:table-cell table:formula="of:=IF([.O9]&lt;&gt;0;[.P9]/[.O9];0)" office:value-type="float" office:value="317.08551025" calcext:value-type="float">
            <text:p>317,08551025</text:p>
          </table:table-cell>
          <table:table-cell table:number-columns-repeated="3"/>
          <table:table-cell table:formula="of:=IF([.S9]&lt;&gt;0;[.T9]/[.S9];0)" office:value-type="float" office:value="527.5040039" calcext:value-type="float">
            <text:p>527,5040039</text:p>
          </table:table-cell>
          <table:table-cell table:number-columns-repeated="3"/>
          <table:table-cell table:formula="of:=IF([.W9]&lt;&gt;0;[.X9]/[.W9];0)" office:value-type="float" office:value="87.4953306666667" calcext:value-type="float">
            <text:p>87,4953306667</text:p>
          </table:table-cell>
          <table:table-cell table:number-columns-repeated="3"/>
          <table:table-cell table:formula="of:=IF([.AA9]&lt;&gt;0;[.AB9]/[.AA9];0)" office:value-type="float" office:value="145.87988275" calcext:value-type="float">
            <text:p>145,87988275</text:p>
          </table:table-cell>
          <table:table-cell table:number-columns-repeated="3"/>
          <table:table-cell table:formula="of:=IF([.AE9]&lt;&gt;0;[.AF9]/[.AE9];0)" office:value-type="float" office:value="135.063449444444" calcext:value-type="float">
            <text:p>135,06344944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73.6899964" calcext:value-type="float">
            <text:p>73,6899964</text:p>
          </table:table-cell>
          <table:table-cell table:number-columns-repeated="3"/>
          <table:table-cell table:formula="of:=IF([.G10]&lt;&gt;0;[.H10]/[.G10];0)" office:value-type="float" office:value="163.441996333333" calcext:value-type="float">
            <text:p>163,4419963333</text:p>
          </table:table-cell>
          <table:table-cell table:number-columns-repeated="3"/>
          <table:table-cell table:formula="of:=IF([.K10]&lt;&gt;0;[.L10]/[.K10];0)" office:value-type="float" office:value="226.6950075" calcext:value-type="float">
            <text:p>226,6950075</text:p>
          </table:table-cell>
          <table:table-cell table:number-columns-repeated="3"/>
          <table:table-cell table:formula="of:=IF([.O10]&lt;&gt;0;[.P10]/[.O10];0)" office:value-type="float" office:value="199.3416016" calcext:value-type="float">
            <text:p>199,3416016</text:p>
          </table:table-cell>
          <table:table-cell table:number-columns-repeated="3"/>
          <table:table-cell table:formula="of:=IF([.S10]&lt;&gt;0;[.T10]/[.S10];0)" office:value-type="float" office:value="155.015665666667" calcext:value-type="float">
            <text:p>155,0156656667</text:p>
          </table:table-cell>
          <table:table-cell table:number-columns-repeated="3"/>
          <table:table-cell table:formula="of:=IF([.W10]&lt;&gt;0;[.X10]/[.W10];0)" office:value-type="float" office:value="167.969397" calcext:value-type="float">
            <text:p>167,969397</text:p>
          </table:table-cell>
          <table:table-cell table:number-columns-repeated="3"/>
          <table:table-cell table:formula="of:=IF([.AA10]&lt;&gt;0;[.AB10]/[.AA10];0)" office:value-type="float" office:value="276.0056152" calcext:value-type="float">
            <text:p>276,0056152</text:p>
          </table:table-cell>
          <table:table-cell table:number-columns-repeated="3"/>
          <table:table-cell table:formula="of:=IF([.AE10]&lt;&gt;0;[.AF10]/[.AE10];0)" office:value-type="float" office:value="159.448501625" calcext:value-type="float">
            <text:p>159,4485016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58.1410025" calcext:value-type="float">
            <text:p>58,1410025</text:p>
          </table:table-cell>
          <table:table-cell table:number-columns-repeated="3"/>
          <table:table-cell table:formula="of:=IF([.G11]&lt;&gt;0;[.H11]/[.G11];0)" office:value-type="float" office:value="108.358424571429" calcext:value-type="float">
            <text:p>108,3584245714</text:p>
          </table:table-cell>
          <table:table-cell table:number-columns-repeated="3"/>
          <table:table-cell table:formula="of:=IF([.K11]&lt;&gt;0;[.L11]/[.K11];0)" office:value-type="float" office:value="0" calcext:value-type="float">
            <text:p>0</text:p>
          </table:table-cell>
          <table:table-cell table:number-columns-repeated="3"/>
          <table:table-cell table:formula="of:=IF([.O11]&lt;&gt;0;[.P11]/[.O11];0)" office:value-type="float" office:value="68.6359986" calcext:value-type="float">
            <text:p>68,6359986</text:p>
          </table:table-cell>
          <table:table-cell table:number-columns-repeated="3"/>
          <table:table-cell table:formula="of:=IF([.S11]&lt;&gt;0;[.T11]/[.S11];0)" office:value-type="float" office:value="110.705668" calcext:value-type="float">
            <text:p>110,705668</text:p>
          </table:table-cell>
          <table:table-cell table:number-columns-repeated="3"/>
          <table:table-cell table:formula="of:=IF([.W11]&lt;&gt;0;[.X11]/[.W11];0)" office:value-type="float" office:value="69.759664" calcext:value-type="float">
            <text:p>69,759664</text:p>
          </table:table-cell>
          <table:table-cell table:number-columns-repeated="3"/>
          <table:table-cell table:formula="of:=IF([.AA11]&lt;&gt;0;[.AB11]/[.AA11];0)" office:value-type="float" office:value="69.39399725" calcext:value-type="float">
            <text:p>69,39399725</text:p>
          </table:table-cell>
          <table:table-cell table:number-columns-repeated="3"/>
          <table:table-cell table:formula="of:=IF([.AE11]&lt;&gt;0;[.AF11]/[.AE11];0)" office:value-type="float" office:value="57.715248" calcext:value-type="float">
            <text:p>57,7152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20.0974867111111" calcext:value-type="float">
            <text:p>20,0974867111</text:p>
          </table:table-cell>
          <table:table-cell table:number-columns-repeated="3"/>
          <table:table-cell table:formula="of:=IF([.G12]&lt;&gt;0;[.H12]/[.G12];0)" office:value-type="float" office:value="22.7581166721311" calcext:value-type="float">
            <text:p>22,7581166721</text:p>
          </table:table-cell>
          <table:table-cell table:number-columns-repeated="3"/>
          <table:table-cell table:formula="of:=IF([.K12]&lt;&gt;0;[.L12]/[.K12];0)" office:value-type="float" office:value="21.5252855069444" calcext:value-type="float">
            <text:p>21,5252855069</text:p>
          </table:table-cell>
          <table:table-cell table:number-columns-repeated="3"/>
          <table:table-cell table:formula="of:=IF([.O12]&lt;&gt;0;[.P12]/[.O12];0)" office:value-type="float" office:value="179.9765015" calcext:value-type="float">
            <text:p>179,9765015</text:p>
          </table:table-cell>
          <table:table-cell table:number-columns-repeated="3"/>
          <table:table-cell table:formula="of:=IF([.S12]&lt;&gt;0;[.T12]/[.S12];0)" office:value-type="float" office:value="22.2480752258065" calcext:value-type="float">
            <text:p>22,2480752258</text:p>
          </table:table-cell>
          <table:table-cell table:number-columns-repeated="3"/>
          <table:table-cell table:formula="of:=IF([.W12]&lt;&gt;0;[.X12]/[.W12];0)" office:value-type="float" office:value="23.2065183892617" calcext:value-type="float">
            <text:p>23,2065183893</text:p>
          </table:table-cell>
          <table:table-cell table:number-columns-repeated="3"/>
          <table:table-cell table:formula="of:=IF([.AA12]&lt;&gt;0;[.AB12]/[.AA12];0)" office:value-type="float" office:value="24.7896924732143" calcext:value-type="float">
            <text:p>24,7896924732</text:p>
          </table:table-cell>
          <table:table-cell table:number-columns-repeated="3"/>
          <table:table-cell table:formula="of:=IF([.AE12]&lt;&gt;0;[.AF12]/[.AE12];0)" office:value-type="float" office:value="24.1008373111111" calcext:value-type="float">
            <text:p>24,10083731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297.871163571429" calcext:value-type="float">
            <text:p>297,8711635714</text:p>
          </table:table-cell>
          <table:table-cell table:number-columns-repeated="3"/>
          <table:table-cell table:formula="of:=IF([.G13]&lt;&gt;0;[.H13]/[.G13];0)" office:value-type="float" office:value="306.88845704" calcext:value-type="float">
            <text:p>306,88845704</text:p>
          </table:table-cell>
          <table:table-cell table:number-columns-repeated="3"/>
          <table:table-cell table:formula="of:=IF([.K13]&lt;&gt;0;[.L13]/[.K13];0)" office:value-type="float" office:value="291.752868625" calcext:value-type="float">
            <text:p>291,752868625</text:p>
          </table:table-cell>
          <table:table-cell table:number-columns-repeated="3"/>
          <table:table-cell table:formula="of:=IF([.O13]&lt;&gt;0;[.P13]/[.O13];0)" office:value-type="float" office:value="359.586303666667" calcext:value-type="float">
            <text:p>359,5863036667</text:p>
          </table:table-cell>
          <table:table-cell table:number-columns-repeated="3"/>
          <table:table-cell table:formula="of:=IF([.S13]&lt;&gt;0;[.T13]/[.S13];0)" office:value-type="float" office:value="211.325239727273" calcext:value-type="float">
            <text:p>211,3252397273</text:p>
          </table:table-cell>
          <table:table-cell table:number-columns-repeated="3"/>
          <table:table-cell table:formula="of:=IF([.W13]&lt;&gt;0;[.X13]/[.W13];0)" office:value-type="float" office:value="280.841169142857" calcext:value-type="float">
            <text:p>280,8411691429</text:p>
          </table:table-cell>
          <table:table-cell table:number-columns-repeated="3"/>
          <table:table-cell table:formula="of:=IF([.AA13]&lt;&gt;0;[.AB13]/[.AA13];0)" office:value-type="float" office:value="232.685246384615" calcext:value-type="float">
            <text:p>232,6852463846</text:p>
          </table:table-cell>
          <table:table-cell table:number-columns-repeated="3"/>
          <table:table-cell table:formula="of:=IF([.AE13]&lt;&gt;0;[.AF13]/[.AE13];0)" office:value-type="float" office:value="216.331665" calcext:value-type="float">
            <text:p>216,3316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79.374006" calcext:value-type="float">
            <text:p>79,374006</text:p>
          </table:table-cell>
          <table:table-cell table:number-columns-repeated="3"/>
          <table:table-cell table:formula="of:=IF([.G14]&lt;&gt;0;[.H14]/[.G14];0)" office:value-type="float" office:value="103.550798714286" calcext:value-type="float">
            <text:p>103,5507987143</text:p>
          </table:table-cell>
          <table:table-cell table:number-columns-repeated="3"/>
          <table:table-cell table:formula="of:=IF([.K14]&lt;&gt;0;[.L14]/[.K14];0)" office:value-type="float" office:value="242.637329" calcext:value-type="float">
            <text:p>242,637329</text:p>
          </table:table-cell>
          <table:table-cell table:number-columns-repeated="3"/>
          <table:table-cell table:formula="of:=IF([.O14]&lt;&gt;0;[.P14]/[.O14];0)" office:value-type="float" office:value="51.8537964" calcext:value-type="float">
            <text:p>51,8537964</text:p>
          </table:table-cell>
          <table:table-cell table:number-columns-repeated="3"/>
          <table:table-cell table:formula="of:=IF([.S14]&lt;&gt;0;[.T14]/[.S14];0)" office:value-type="float" office:value="118.2720947" calcext:value-type="float">
            <text:p>118,2720947</text:p>
          </table:table-cell>
          <table:table-cell table:number-columns-repeated="3"/>
          <table:table-cell table:formula="of:=IF([.W14]&lt;&gt;0;[.X14]/[.W14];0)" office:value-type="float" office:value="112.21125025" calcext:value-type="float">
            <text:p>112,21125025</text:p>
          </table:table-cell>
          <table:table-cell table:number-columns-repeated="3"/>
          <table:table-cell table:formula="of:=IF([.AA14]&lt;&gt;0;[.AB14]/[.AA14];0)" office:value-type="float" office:value="168.0098144" calcext:value-type="float">
            <text:p>168,0098144</text:p>
          </table:table-cell>
          <table:table-cell table:number-columns-repeated="3"/>
          <table:table-cell table:formula="of:=IF([.AE14]&lt;&gt;0;[.AF14]/[.AE14];0)" office:value-type="float" office:value="237.0682128" calcext:value-type="float">
            <text:p>237,06821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0" calcext:value-type="float">
            <text:p>0</text:p>
          </table:table-cell>
          <table:table-cell table:number-columns-repeated="3"/>
          <table:table-cell table:formula="of:=IF([.G15]&lt;&gt;0;[.H15]/[.G15];0)" office:value-type="float" office:value="145.7254945" calcext:value-type="float">
            <text:p>145,7254945</text:p>
          </table:table-cell>
          <table:table-cell table:number-columns-repeated="3"/>
          <table:table-cell table:formula="of:=IF([.K15]&lt;&gt;0;[.L15]/[.K15];0)" office:value-type="float" office:value="111.7650024" calcext:value-type="float">
            <text:p>111,7650024</text:p>
          </table:table-cell>
          <table:table-cell table:number-columns-repeated="3"/>
          <table:table-cell table:formula="of:=IF([.O15]&lt;&gt;0;[.P15]/[.O15];0)" office:value-type="float" office:value="94.7647949333333" calcext:value-type="float">
            <text:p>94,7647949333</text:p>
          </table:table-cell>
          <table:table-cell table:number-columns-repeated="3"/>
          <table:table-cell table:formula="of:=IF([.S15]&lt;&gt;0;[.T15]/[.S15];0)" office:value-type="float" office:value="38.3666686666667" calcext:value-type="float">
            <text:p>38,3666686667</text:p>
          </table:table-cell>
          <table:table-cell table:number-columns-repeated="3"/>
          <table:table-cell table:formula="of:=IF([.W15]&lt;&gt;0;[.X15]/[.W15];0)" office:value-type="float" office:value="155.702677333333" calcext:value-type="float">
            <text:p>155,7026773333</text:p>
          </table:table-cell>
          <table:table-cell table:number-columns-repeated="3"/>
          <table:table-cell table:formula="of:=IF([.AA15]&lt;&gt;0;[.AB15]/[.AA15];0)" office:value-type="float" office:value="133.895996" calcext:value-type="float">
            <text:p>133,895996</text:p>
          </table:table-cell>
          <table:table-cell table:number-columns-repeated="3"/>
          <table:table-cell table:formula="of:=IF([.AE15]&lt;&gt;0;[.AF15]/[.AE15];0)" office:value-type="float" office:value="219.576004" calcext:value-type="float">
            <text:p>219,5760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71.69924925" calcext:value-type="float">
            <text:p>71,69924925</text:p>
          </table:table-cell>
          <table:table-cell table:number-columns-repeated="3"/>
          <table:table-cell table:formula="of:=IF([.G16]&lt;&gt;0;[.H16]/[.G16];0)" office:value-type="float" office:value="124.920328666667" calcext:value-type="float">
            <text:p>124,9203286667</text:p>
          </table:table-cell>
          <table:table-cell table:number-columns-repeated="3"/>
          <table:table-cell table:formula="of:=IF([.K16]&lt;&gt;0;[.L16]/[.K16];0)" office:value-type="float" office:value="325.262235764706" calcext:value-type="float">
            <text:p>325,2622357647</text:p>
          </table:table-cell>
          <table:table-cell table:number-columns-repeated="3"/>
          <table:table-cell table:formula="of:=IF([.O16]&lt;&gt;0;[.P16]/[.O16];0)" office:value-type="float" office:value="275.324961782609" calcext:value-type="float">
            <text:p>275,3249617826</text:p>
          </table:table-cell>
          <table:table-cell table:number-columns-repeated="3"/>
          <table:table-cell table:formula="of:=IF([.S16]&lt;&gt;0;[.T16]/[.S16];0)" office:value-type="float" office:value="68.48725125" calcext:value-type="float">
            <text:p>68,48725125</text:p>
          </table:table-cell>
          <table:table-cell table:number-columns-repeated="3"/>
          <table:table-cell table:formula="of:=IF([.W16]&lt;&gt;0;[.X16]/[.W16];0)" office:value-type="float" office:value="104.241997" calcext:value-type="float">
            <text:p>104,241997</text:p>
          </table:table-cell>
          <table:table-cell table:number-columns-repeated="3"/>
          <table:table-cell table:formula="of:=IF([.AA16]&lt;&gt;0;[.AB16]/[.AA16];0)" office:value-type="float" office:value="65.2283326666667" calcext:value-type="float">
            <text:p>65,2283326667</text:p>
          </table:table-cell>
          <table:table-cell table:number-columns-repeated="3"/>
          <table:table-cell table:formula="of:=IF([.AE16]&lt;&gt;0;[.AF16]/[.AE16];0)" office:value-type="float" office:value="262.29299925" calcext:value-type="float">
            <text:p>262,29299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334.9375" calcext:value-type="float">
            <text:p>334,9375</text:p>
          </table:table-cell>
          <table:table-cell table:number-columns-repeated="3"/>
          <table:table-cell table:formula="of:=IF([.G17]&lt;&gt;0;[.H17]/[.G17];0)" office:value-type="float" office:value="129.331329333333" calcext:value-type="float">
            <text:p>129,3313293333</text:p>
          </table:table-cell>
          <table:table-cell table:number-columns-repeated="3"/>
          <table:table-cell table:formula="of:=IF([.K17]&lt;&gt;0;[.L17]/[.K17];0)" office:value-type="float" office:value="221.4192505" calcext:value-type="float">
            <text:p>221,4192505</text:p>
          </table:table-cell>
          <table:table-cell table:number-columns-repeated="3"/>
          <table:table-cell table:formula="of:=IF([.O17]&lt;&gt;0;[.P17]/[.O17];0)" office:value-type="float" office:value="183.066441142857" calcext:value-type="float">
            <text:p>183,0664411429</text:p>
          </table:table-cell>
          <table:table-cell table:number-columns-repeated="3"/>
          <table:table-cell table:formula="of:=IF([.S17]&lt;&gt;0;[.T17]/[.S17];0)" office:value-type="float" office:value="171.920099454545" calcext:value-type="float">
            <text:p>171,9200994545</text:p>
          </table:table-cell>
          <table:table-cell table:number-columns-repeated="3"/>
          <table:table-cell table:formula="of:=IF([.W17]&lt;&gt;0;[.X17]/[.W17];0)" office:value-type="float" office:value="210.2390136" calcext:value-type="float">
            <text:p>210,2390136</text:p>
          </table:table-cell>
          <table:table-cell table:number-columns-repeated="3"/>
          <table:table-cell table:formula="of:=IF([.AA17]&lt;&gt;0;[.AB17]/[.AA17];0)" office:value-type="float" office:value="87.3202026" calcext:value-type="float">
            <text:p>87,3202026</text:p>
          </table:table-cell>
          <table:table-cell table:number-columns-repeated="3"/>
          <table:table-cell table:formula="of:=IF([.AE17]&lt;&gt;0;[.AF17]/[.AE17];0)" office:value-type="float" office:value="125.488560285714" calcext:value-type="float">
            <text:p>125,48856028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77.6604352857143" calcext:value-type="float">
            <text:p>77,6604352857</text:p>
          </table:table-cell>
          <table:table-cell table:number-columns-repeated="3"/>
          <table:table-cell table:formula="of:=IF([.G18]&lt;&gt;0;[.H18]/[.G18];0)" office:value-type="float" office:value="146.867710714286" calcext:value-type="float">
            <text:p>146,8677107143</text:p>
          </table:table-cell>
          <table:table-cell table:number-columns-repeated="3"/>
          <table:table-cell table:formula="of:=IF([.K18]&lt;&gt;0;[.L18]/[.K18];0)" office:value-type="float" office:value="106.780324333333" calcext:value-type="float">
            <text:p>106,7803243333</text:p>
          </table:table-cell>
          <table:table-cell table:number-columns-repeated="3"/>
          <table:table-cell table:formula="of:=IF([.O18]&lt;&gt;0;[.P18]/[.O18];0)" office:value-type="float" office:value="75.996997" calcext:value-type="float">
            <text:p>75,996997</text:p>
          </table:table-cell>
          <table:table-cell table:number-columns-repeated="3"/>
          <table:table-cell table:formula="of:=IF([.S18]&lt;&gt;0;[.T18]/[.S18];0)" office:value-type="float" office:value="75.1079972857143" calcext:value-type="float">
            <text:p>75,1079972857</text:p>
          </table:table-cell>
          <table:table-cell table:number-columns-repeated="3"/>
          <table:table-cell table:formula="of:=IF([.W18]&lt;&gt;0;[.X18]/[.W18];0)" office:value-type="float" office:value="221.36050425" calcext:value-type="float">
            <text:p>221,36050425</text:p>
          </table:table-cell>
          <table:table-cell table:number-columns-repeated="3"/>
          <table:table-cell table:formula="of:=IF([.AA18]&lt;&gt;0;[.AB18]/[.AA18];0)" office:value-type="float" office:value="161.1182006" calcext:value-type="float">
            <text:p>161,1182006</text:p>
          </table:table-cell>
          <table:table-cell table:number-columns-repeated="3"/>
          <table:table-cell table:formula="of:=IF([.AE18]&lt;&gt;0;[.AF18]/[.AE18];0)" office:value-type="float" office:value="81.5786641666667" calcext:value-type="float">
            <text:p>81,5786641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154.997658454545" calcext:value-type="float">
            <text:p>154,9976584545</text:p>
          </table:table-cell>
          <table:table-cell table:number-columns-repeated="3"/>
          <table:table-cell table:formula="of:=IF([.G19]&lt;&gt;0;[.H19]/[.G19];0)" office:value-type="float" office:value="280.9307555" calcext:value-type="float">
            <text:p>280,9307555</text:p>
          </table:table-cell>
          <table:table-cell table:number-columns-repeated="3"/>
          <table:table-cell table:formula="of:=IF([.K19]&lt;&gt;0;[.L19]/[.K19];0)" office:value-type="float" office:value="114.5434875" calcext:value-type="float">
            <text:p>114,5434875</text:p>
          </table:table-cell>
          <table:table-cell table:number-columns-repeated="3"/>
          <table:table-cell table:formula="of:=IF([.O19]&lt;&gt;0;[.P19]/[.O19];0)" office:value-type="float" office:value="151.572754" calcext:value-type="float">
            <text:p>151,572754</text:p>
          </table:table-cell>
          <table:table-cell table:number-columns-repeated="3"/>
          <table:table-cell table:formula="of:=IF([.S19]&lt;&gt;0;[.T19]/[.S19];0)" office:value-type="float" office:value="27.1017495" calcext:value-type="float">
            <text:p>27,1017495</text:p>
          </table:table-cell>
          <table:table-cell table:number-columns-repeated="3"/>
          <table:table-cell table:formula="of:=IF([.W19]&lt;&gt;0;[.X19]/[.W19];0)" office:value-type="float" office:value="85.4197465" calcext:value-type="float">
            <text:p>85,4197465</text:p>
          </table:table-cell>
          <table:table-cell table:number-columns-repeated="3"/>
          <table:table-cell table:formula="of:=IF([.AA19]&lt;&gt;0;[.AB19]/[.AA19];0)" office:value-type="float" office:value="139.46301275" calcext:value-type="float">
            <text:p>139,46301275</text:p>
          </table:table-cell>
          <table:table-cell table:number-columns-repeated="3"/>
          <table:table-cell table:formula="of:=IF([.AE19]&lt;&gt;0;[.AF19]/[.AE19];0)" office:value-type="float" office:value="184.318512" calcext:value-type="float">
            <text:p>184,3185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264.37899775" calcext:value-type="float">
            <text:p>264,37899775</text:p>
          </table:table-cell>
          <table:table-cell table:number-columns-repeated="3"/>
          <table:table-cell table:formula="of:=IF([.G20]&lt;&gt;0;[.H20]/[.G20];0)" office:value-type="float" office:value="201.6035155" calcext:value-type="float">
            <text:p>201,6035155</text:p>
          </table:table-cell>
          <table:table-cell table:number-columns-repeated="3"/>
          <table:table-cell table:formula="of:=IF([.K20]&lt;&gt;0;[.L20]/[.K20];0)" office:value-type="float" office:value="435.2474975" calcext:value-type="float">
            <text:p>435,2474975</text:p>
          </table:table-cell>
          <table:table-cell table:number-columns-repeated="3"/>
          <table:table-cell table:formula="of:=IF([.O20]&lt;&gt;0;[.P20]/[.O20];0)" office:value-type="float" office:value="245.5521972" calcext:value-type="float">
            <text:p>245,5521972</text:p>
          </table:table-cell>
          <table:table-cell table:number-columns-repeated="3"/>
          <table:table-cell table:formula="of:=IF([.S20]&lt;&gt;0;[.T20]/[.S20];0)" office:value-type="float" office:value="91.3386048" calcext:value-type="float">
            <text:p>91,3386048</text:p>
          </table:table-cell>
          <table:table-cell table:number-columns-repeated="3"/>
          <table:table-cell table:formula="of:=IF([.W20]&lt;&gt;0;[.X20]/[.W20];0)" office:value-type="float" office:value="271.393083857143" calcext:value-type="float">
            <text:p>271,3930838571</text:p>
          </table:table-cell>
          <table:table-cell table:number-columns-repeated="3"/>
          <table:table-cell table:formula="of:=IF([.AA20]&lt;&gt;0;[.AB20]/[.AA20];0)" office:value-type="float" office:value="246.758504166667" calcext:value-type="float">
            <text:p>246,7585041667</text:p>
          </table:table-cell>
          <table:table-cell table:number-columns-repeated="3"/>
          <table:table-cell table:formula="of:=IF([.AE20]&lt;&gt;0;[.AF20]/[.AE20];0)" office:value-type="float" office:value="161.6427856" calcext:value-type="float">
            <text:p>161,64278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397.538513" calcext:value-type="float">
            <text:p>397,538513</text:p>
          </table:table-cell>
          <table:table-cell table:number-columns-repeated="3"/>
          <table:table-cell table:formula="of:=IF([.G21]&lt;&gt;0;[.H21]/[.G21];0)" office:value-type="float" office:value="118.6187515" calcext:value-type="float">
            <text:p>118,6187515</text:p>
          </table:table-cell>
          <table:table-cell table:number-columns-repeated="3"/>
          <table:table-cell table:formula="of:=IF([.K21]&lt;&gt;0;[.L21]/[.K21];0)" office:value-type="float" office:value="64.23049925" calcext:value-type="float">
            <text:p>64,23049925</text:p>
          </table:table-cell>
          <table:table-cell table:number-columns-repeated="3"/>
          <table:table-cell table:formula="of:=IF([.O21]&lt;&gt;0;[.P21]/[.O21];0)" office:value-type="float" office:value="182.5746094" calcext:value-type="float">
            <text:p>182,5746094</text:p>
          </table:table-cell>
          <table:table-cell table:number-columns-repeated="3"/>
          <table:table-cell table:formula="of:=IF([.S21]&lt;&gt;0;[.T21]/[.S21];0)" office:value-type="float" office:value="151.82475275" calcext:value-type="float">
            <text:p>151,82475275</text:p>
          </table:table-cell>
          <table:table-cell table:number-columns-repeated="3"/>
          <table:table-cell table:formula="of:=IF([.W21]&lt;&gt;0;[.X21]/[.W21];0)" office:value-type="float" office:value="165.096333666667" calcext:value-type="float">
            <text:p>165,0963336667</text:p>
          </table:table-cell>
          <table:table-cell table:number-columns-repeated="3"/>
          <table:table-cell table:formula="of:=IF([.AA21]&lt;&gt;0;[.AB21]/[.AA21];0)" office:value-type="float" office:value="137.277008" calcext:value-type="float">
            <text:p>137,277008</text:p>
          </table:table-cell>
          <table:table-cell table:number-columns-repeated="3"/>
          <table:table-cell table:formula="of:=IF([.AE21]&lt;&gt;0;[.AF21]/[.AE21];0)" office:value-type="float" office:value="216.663504428571" calcext:value-type="float">
            <text:p>216,66350442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33.282001" calcext:value-type="float">
            <text:p>33,282001</text:p>
          </table:table-cell>
          <table:table-cell table:number-columns-repeated="3"/>
          <table:table-cell table:formula="of:=IF([.G22]&lt;&gt;0;[.H22]/[.G22];0)" office:value-type="float" office:value="196.717326" calcext:value-type="float">
            <text:p>196,717326</text:p>
          </table:table-cell>
          <table:table-cell table:number-columns-repeated="3"/>
          <table:table-cell table:formula="of:=IF([.K22]&lt;&gt;0;[.L22]/[.K22];0)" office:value-type="float" office:value="45.145" calcext:value-type="float">
            <text:p>45,145</text:p>
          </table:table-cell>
          <table:table-cell table:number-columns-repeated="3"/>
          <table:table-cell table:formula="of:=IF([.O22]&lt;&gt;0;[.P22]/[.O22];0)" office:value-type="float" office:value="210.061991333333" calcext:value-type="float">
            <text:p>210,0619913333</text:p>
          </table:table-cell>
          <table:table-cell table:number-columns-repeated="3"/>
          <table:table-cell table:formula="of:=IF([.S22]&lt;&gt;0;[.T22]/[.S22];0)" office:value-type="float" office:value="121.6212036" calcext:value-type="float">
            <text:p>121,6212036</text:p>
          </table:table-cell>
          <table:table-cell table:number-columns-repeated="3"/>
          <table:table-cell table:formula="of:=IF([.W22]&lt;&gt;0;[.X22]/[.W22];0)" office:value-type="float" office:value="40.7126008" calcext:value-type="float">
            <text:p>40,7126008</text:p>
          </table:table-cell>
          <table:table-cell table:number-columns-repeated="3"/>
          <table:table-cell table:formula="of:=IF([.AA22]&lt;&gt;0;[.AB22]/[.AA22];0)" office:value-type="float" office:value="96.74233" calcext:value-type="float">
            <text:p>96,74233</text:p>
          </table:table-cell>
          <table:table-cell table:number-columns-repeated="3"/>
          <table:table-cell table:formula="of:=IF([.AE22]&lt;&gt;0;[.AF22]/[.AE22];0)" office:value-type="float" office:value="75.3273316666667" calcext:value-type="float">
            <text:p>75,3273316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273.287506" calcext:value-type="float">
            <text:p>273,287506</text:p>
          </table:table-cell>
          <table:table-cell table:number-columns-repeated="3"/>
          <table:table-cell table:formula="of:=IF([.G23]&lt;&gt;0;[.H23]/[.G23];0)" office:value-type="float" office:value="173.27525325" calcext:value-type="float">
            <text:p>173,27525325</text:p>
          </table:table-cell>
          <table:table-cell table:number-columns-repeated="3"/>
          <table:table-cell table:formula="of:=IF([.K23]&lt;&gt;0;[.L23]/[.K23];0)" office:value-type="float" office:value="117.4809936" calcext:value-type="float">
            <text:p>117,4809936</text:p>
          </table:table-cell>
          <table:table-cell table:number-columns-repeated="3"/>
          <table:table-cell table:formula="of:=IF([.O23]&lt;&gt;0;[.P23]/[.O23];0)" office:value-type="float" office:value="262.536088454545" calcext:value-type="float">
            <text:p>262,5360884545</text:p>
          </table:table-cell>
          <table:table-cell table:number-columns-repeated="3"/>
          <table:table-cell table:formula="of:=IF([.S23]&lt;&gt;0;[.T23]/[.S23];0)" office:value-type="float" office:value="321.0734865" calcext:value-type="float">
            <text:p>321,0734865</text:p>
          </table:table-cell>
          <table:table-cell table:number-columns-repeated="3"/>
          <table:table-cell table:formula="of:=IF([.W23]&lt;&gt;0;[.X23]/[.W23];0)" office:value-type="float" office:value="67.709666" calcext:value-type="float">
            <text:p>67,709666</text:p>
          </table:table-cell>
          <table:table-cell table:number-columns-repeated="3"/>
          <table:table-cell table:formula="of:=IF([.AA23]&lt;&gt;0;[.AB23]/[.AA23];0)" office:value-type="float" office:value="133.657674" calcext:value-type="float">
            <text:p>133,657674</text:p>
          </table:table-cell>
          <table:table-cell table:number-columns-repeated="3"/>
          <table:table-cell table:formula="of:=IF([.AE23]&lt;&gt;0;[.AF23]/[.AE23];0)" office:value-type="float" office:value="51.8516693333333" calcext:value-type="float">
            <text:p>51,851669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183.839645375" calcext:value-type="float">
            <text:p>183,839645375</text:p>
          </table:table-cell>
          <table:table-cell table:number-columns-repeated="3"/>
          <table:table-cell table:formula="of:=IF([.G24]&lt;&gt;0;[.H24]/[.G24];0)" office:value-type="float" office:value="198.9998046" calcext:value-type="float">
            <text:p>198,9998046</text:p>
          </table:table-cell>
          <table:table-cell table:number-columns-repeated="3"/>
          <table:table-cell table:formula="of:=IF([.K24]&lt;&gt;0;[.L24]/[.K24];0)" office:value-type="float" office:value="248.207499166667" calcext:value-type="float">
            <text:p>248,2074991667</text:p>
          </table:table-cell>
          <table:table-cell table:number-columns-repeated="3"/>
          <table:table-cell table:formula="of:=IF([.O24]&lt;&gt;0;[.P24]/[.O24];0)" office:value-type="float" office:value="194.83149725" calcext:value-type="float">
            <text:p>194,83149725</text:p>
          </table:table-cell>
          <table:table-cell table:number-columns-repeated="3"/>
          <table:table-cell table:formula="of:=IF([.S24]&lt;&gt;0;[.T24]/[.S24];0)" office:value-type="float" office:value="317.091796882353" calcext:value-type="float">
            <text:p>317,0917968824</text:p>
          </table:table-cell>
          <table:table-cell table:number-columns-repeated="3"/>
          <table:table-cell table:formula="of:=IF([.W24]&lt;&gt;0;[.X24]/[.W24];0)" office:value-type="float" office:value="134.57424925" calcext:value-type="float">
            <text:p>134,57424925</text:p>
          </table:table-cell>
          <table:table-cell table:number-columns-repeated="3"/>
          <table:table-cell table:formula="of:=IF([.AA24]&lt;&gt;0;[.AB24]/[.AA24];0)" office:value-type="float" office:value="312.086565285714" calcext:value-type="float">
            <text:p>312,0865652857</text:p>
          </table:table-cell>
          <table:table-cell table:number-columns-repeated="3"/>
          <table:table-cell table:formula="of:=IF([.AE24]&lt;&gt;0;[.AF24]/[.AE24];0)" office:value-type="float" office:value="80.7202845714286" calcext:value-type="float">
            <text:p>80,72028457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251.015433142857" calcext:value-type="float">
            <text:p>251,0154331429</text:p>
          </table:table-cell>
          <table:table-cell table:number-columns-repeated="3"/>
          <table:table-cell table:formula="of:=IF([.G25]&lt;&gt;0;[.H25]/[.G25];0)" office:value-type="float" office:value="231.628278428571" calcext:value-type="float">
            <text:p>231,6282784286</text:p>
          </table:table-cell>
          <table:table-cell table:number-columns-repeated="3"/>
          <table:table-cell table:formula="of:=IF([.K25]&lt;&gt;0;[.L25]/[.K25];0)" office:value-type="float" office:value="231.7809082" calcext:value-type="float">
            <text:p>231,7809082</text:p>
          </table:table-cell>
          <table:table-cell table:number-columns-repeated="3"/>
          <table:table-cell table:formula="of:=IF([.O25]&lt;&gt;0;[.P25]/[.O25];0)" office:value-type="float" office:value="238.98845215" calcext:value-type="float">
            <text:p>238,98845215</text:p>
          </table:table-cell>
          <table:table-cell table:number-columns-repeated="3"/>
          <table:table-cell table:formula="of:=IF([.S25]&lt;&gt;0;[.T25]/[.S25];0)" office:value-type="float" office:value="271.478678333333" calcext:value-type="float">
            <text:p>271,4786783333</text:p>
          </table:table-cell>
          <table:table-cell table:number-columns-repeated="3"/>
          <table:table-cell table:formula="of:=IF([.W25]&lt;&gt;0;[.X25]/[.W25];0)" office:value-type="float" office:value="331.112827857143" calcext:value-type="float">
            <text:p>331,1128278571</text:p>
          </table:table-cell>
          <table:table-cell table:number-columns-repeated="3"/>
          <table:table-cell table:formula="of:=IF([.AA25]&lt;&gt;0;[.AB25]/[.AA25];0)" office:value-type="float" office:value="235.870710142857" calcext:value-type="float">
            <text:p>235,8707101429</text:p>
          </table:table-cell>
          <table:table-cell table:number-columns-repeated="3"/>
          <table:table-cell table:formula="of:=IF([.AE25]&lt;&gt;0;[.AF25]/[.AE25];0)" office:value-type="float" office:value="286.383002333333" calcext:value-type="float">
            <text:p>286,383002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22.12738228125" calcext:value-type="float">
            <text:p>22,1273822813</text:p>
          </table:table-cell>
          <table:table-cell table:number-columns-repeated="3"/>
          <table:table-cell table:formula="of:=IF([.G26]&lt;&gt;0;[.H26]/[.G26];0)" office:value-type="float" office:value="23.2740678272727" calcext:value-type="float">
            <text:p>23,2740678273</text:p>
          </table:table-cell>
          <table:table-cell table:number-columns-repeated="3"/>
          <table:table-cell table:formula="of:=IF([.K26]&lt;&gt;0;[.L26]/[.K26];0)" office:value-type="float" office:value="22.4355372079208" calcext:value-type="float">
            <text:p>22,4355372079</text:p>
          </table:table-cell>
          <table:table-cell table:number-columns-repeated="3"/>
          <table:table-cell table:formula="of:=IF([.O26]&lt;&gt;0;[.P26]/[.O26];0)" office:value-type="float" office:value="33.0685112888889" calcext:value-type="float">
            <text:p>33,0685112889</text:p>
          </table:table-cell>
          <table:table-cell table:number-columns-repeated="3"/>
          <table:table-cell table:formula="of:=IF([.S26]&lt;&gt;0;[.T26]/[.S26];0)" office:value-type="float" office:value="0" calcext:value-type="float">
            <text:p>0</text:p>
          </table:table-cell>
          <table:table-cell table:number-columns-repeated="3"/>
          <table:table-cell table:formula="of:=IF([.W26]&lt;&gt;0;[.X26]/[.W26];0)" office:value-type="float" office:value="22.853518039604" calcext:value-type="float">
            <text:p>22,8535180396</text:p>
          </table:table-cell>
          <table:table-cell table:number-columns-repeated="3"/>
          <table:table-cell table:formula="of:=IF([.AA26]&lt;&gt;0;[.AB26]/[.AA26];0)" office:value-type="float" office:value="22.444110046729" calcext:value-type="float">
            <text:p>22,4441100467</text:p>
          </table:table-cell>
          <table:table-cell table:number-columns-repeated="3"/>
          <table:table-cell table:formula="of:=IF([.AE26]&lt;&gt;0;[.AF26]/[.AE26];0)" office:value-type="float" office:value="23.8097623666667" calcext:value-type="float">
            <text:p>23,8097623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490.145996" calcext:value-type="float">
            <text:p>490,145996</text:p>
          </table:table-cell>
          <table:table-cell table:number-columns-repeated="3"/>
          <table:table-cell table:formula="of:=IF([.G27]&lt;&gt;0;[.H27]/[.G27];0)" office:value-type="float" office:value="169.0092042" calcext:value-type="float">
            <text:p>169,0092042</text:p>
          </table:table-cell>
          <table:table-cell table:number-columns-repeated="3"/>
          <table:table-cell table:formula="of:=IF([.K27]&lt;&gt;0;[.L27]/[.K27];0)" office:value-type="float" office:value="94.6609955" calcext:value-type="float">
            <text:p>94,6609955</text:p>
          </table:table-cell>
          <table:table-cell table:number-columns-repeated="3"/>
          <table:table-cell table:formula="of:=IF([.O27]&lt;&gt;0;[.P27]/[.O27];0)" office:value-type="float" office:value="216.458659" calcext:value-type="float">
            <text:p>216,458659</text:p>
          </table:table-cell>
          <table:table-cell table:number-columns-repeated="3"/>
          <table:table-cell table:formula="of:=IF([.S27]&lt;&gt;0;[.T27]/[.S27];0)" office:value-type="float" office:value="308.622041588235" calcext:value-type="float">
            <text:p>308,6220415882</text:p>
          </table:table-cell>
          <table:table-cell table:number-columns-repeated="3"/>
          <table:table-cell table:formula="of:=IF([.W27]&lt;&gt;0;[.X27]/[.W27];0)" office:value-type="float" office:value="74.1334915" calcext:value-type="float">
            <text:p>74,1334915</text:p>
          </table:table-cell>
          <table:table-cell table:number-columns-repeated="3"/>
          <table:table-cell table:formula="of:=IF([.AA27]&lt;&gt;0;[.AB27]/[.AA27];0)" office:value-type="float" office:value="207.008255" calcext:value-type="float">
            <text:p>207,008255</text:p>
          </table:table-cell>
          <table:table-cell table:number-columns-repeated="3"/>
          <table:table-cell table:formula="of:=IF([.AE27]&lt;&gt;0;[.AF27]/[.AE27];0)" office:value-type="float" office:value="134.477005" calcext:value-type="float">
            <text:p>134,477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130.1764985" calcext:value-type="float">
            <text:p>130,1764985</text:p>
          </table:table-cell>
          <table:table-cell table:number-columns-repeated="3"/>
          <table:table-cell table:formula="of:=IF([.G28]&lt;&gt;0;[.H28]/[.G28];0)" office:value-type="float" office:value="166.69299325" calcext:value-type="float">
            <text:p>166,69299325</text:p>
          </table:table-cell>
          <table:table-cell table:number-columns-repeated="3"/>
          <table:table-cell table:formula="of:=IF([.K28]&lt;&gt;0;[.L28]/[.K28];0)" office:value-type="float" office:value="100.424142" calcext:value-type="float">
            <text:p>100,424142</text:p>
          </table:table-cell>
          <table:table-cell table:number-columns-repeated="3"/>
          <table:table-cell table:formula="of:=IF([.O28]&lt;&gt;0;[.P28]/[.O28];0)" office:value-type="float" office:value="58.76500325" calcext:value-type="float">
            <text:p>58,76500325</text:p>
          </table:table-cell>
          <table:table-cell table:number-columns-repeated="3"/>
          <table:table-cell table:formula="of:=IF([.S28]&lt;&gt;0;[.T28]/[.S28];0)" office:value-type="float" office:value="241.96475225" calcext:value-type="float">
            <text:p>241,96475225</text:p>
          </table:table-cell>
          <table:table-cell table:number-columns-repeated="3"/>
          <table:table-cell table:formula="of:=IF([.W28]&lt;&gt;0;[.X28]/[.W28];0)" office:value-type="float" office:value="156.393676833333" calcext:value-type="float">
            <text:p>156,3936768333</text:p>
          </table:table-cell>
          <table:table-cell table:number-columns-repeated="3"/>
          <table:table-cell table:formula="of:=IF([.AA28]&lt;&gt;0;[.AB28]/[.AA28];0)" office:value-type="float" office:value="94.7652937142857" calcext:value-type="float">
            <text:p>94,7652937143</text:p>
          </table:table-cell>
          <table:table-cell table:number-columns-repeated="3"/>
          <table:table-cell table:formula="of:=IF([.AE28]&lt;&gt;0;[.AF28]/[.AE28];0)" office:value-type="float" office:value="140.4560058" calcext:value-type="float">
            <text:p>140,45600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89.465996" calcext:value-type="float">
            <text:p>89,465996</text:p>
          </table:table-cell>
          <table:table-cell table:number-columns-repeated="3"/>
          <table:table-cell table:formula="of:=IF([.G29]&lt;&gt;0;[.H29]/[.G29];0)" office:value-type="float" office:value="242.645480694444" calcext:value-type="float">
            <text:p>242,6454806944</text:p>
          </table:table-cell>
          <table:table-cell table:number-columns-repeated="3"/>
          <table:table-cell table:formula="of:=IF([.K29]&lt;&gt;0;[.L29]/[.K29];0)" office:value-type="float" office:value="145.21174625" calcext:value-type="float">
            <text:p>145,21174625</text:p>
          </table:table-cell>
          <table:table-cell table:number-columns-repeated="3"/>
          <table:table-cell table:formula="of:=IF([.O29]&lt;&gt;0;[.P29]/[.O29];0)" office:value-type="float" office:value="244.629296866667" calcext:value-type="float">
            <text:p>244,6292968667</text:p>
          </table:table-cell>
          <table:table-cell table:number-columns-repeated="3"/>
          <table:table-cell table:formula="of:=IF([.S29]&lt;&gt;0;[.T29]/[.S29];0)" office:value-type="float" office:value="11.118999" calcext:value-type="float">
            <text:p>11,118999</text:p>
          </table:table-cell>
          <table:table-cell table:number-columns-repeated="3"/>
          <table:table-cell table:formula="of:=IF([.W29]&lt;&gt;0;[.X29]/[.W29];0)" office:value-type="float" office:value="53.37649525" calcext:value-type="float">
            <text:p>53,37649525</text:p>
          </table:table-cell>
          <table:table-cell table:number-columns-repeated="3"/>
          <table:table-cell table:formula="of:=IF([.AA29]&lt;&gt;0;[.AB29]/[.AA29];0)" office:value-type="float" office:value="174.144002333333" calcext:value-type="float">
            <text:p>174,1440023333</text:p>
          </table:table-cell>
          <table:table-cell table:number-columns-repeated="3"/>
          <table:table-cell table:formula="of:=IF([.AE29]&lt;&gt;0;[.AF29]/[.AE29];0)" office:value-type="float" office:value="113.7725065" calcext:value-type="float">
            <text:p>113,77250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327.58667" calcext:value-type="float">
            <text:p>327,58667</text:p>
          </table:table-cell>
          <table:table-cell table:number-columns-repeated="3"/>
          <table:table-cell table:formula="of:=IF([.G30]&lt;&gt;0;[.H30]/[.G30];0)" office:value-type="float" office:value="175.811222923077" calcext:value-type="float">
            <text:p>175,8112229231</text:p>
          </table:table-cell>
          <table:table-cell table:number-columns-repeated="3"/>
          <table:table-cell table:formula="of:=IF([.K30]&lt;&gt;0;[.L30]/[.K30];0)" office:value-type="float" office:value="684.27978525" calcext:value-type="float">
            <text:p>684,27978525</text:p>
          </table:table-cell>
          <table:table-cell table:number-columns-repeated="3"/>
          <table:table-cell table:formula="of:=IF([.O30]&lt;&gt;0;[.P30]/[.O30];0)" office:value-type="float" office:value="263.9384034" calcext:value-type="float">
            <text:p>263,9384034</text:p>
          </table:table-cell>
          <table:table-cell table:number-columns-repeated="3"/>
          <table:table-cell table:formula="of:=IF([.S30]&lt;&gt;0;[.T30]/[.S30];0)" office:value-type="float" office:value="409.05325325" calcext:value-type="float">
            <text:p>409,05325325</text:p>
          </table:table-cell>
          <table:table-cell table:number-columns-repeated="3"/>
          <table:table-cell table:formula="of:=IF([.W30]&lt;&gt;0;[.X30]/[.W30];0)" office:value-type="float" office:value="326.7290955" calcext:value-type="float">
            <text:p>326,7290955</text:p>
          </table:table-cell>
          <table:table-cell table:number-columns-repeated="3"/>
          <table:table-cell table:formula="of:=IF([.AA30]&lt;&gt;0;[.AB30]/[.AA30];0)" office:value-type="float" office:value="122.597330666667" calcext:value-type="float">
            <text:p>122,5973306667</text:p>
          </table:table-cell>
          <table:table-cell table:number-columns-repeated="3"/>
          <table:table-cell table:formula="of:=IF([.AE30]&lt;&gt;0;[.AF30]/[.AE30];0)" office:value-type="float" office:value="302.548645" calcext:value-type="float">
            <text:p>302,5486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140.920837333333" calcext:value-type="float">
            <text:p>140,9208373333</text:p>
          </table:table-cell>
          <table:table-cell table:number-columns-repeated="3"/>
          <table:table-cell table:formula="of:=IF([.G31]&lt;&gt;0;[.H31]/[.G31];0)" office:value-type="float" office:value="49.865002" calcext:value-type="float">
            <text:p>49,865002</text:p>
          </table:table-cell>
          <table:table-cell table:number-columns-repeated="3"/>
          <table:table-cell table:formula="of:=IF([.K31]&lt;&gt;0;[.L31]/[.K31];0)" office:value-type="float" office:value="156.194000166667" calcext:value-type="float">
            <text:p>156,1940001667</text:p>
          </table:table-cell>
          <table:table-cell table:number-columns-repeated="3"/>
          <table:table-cell table:formula="of:=IF([.O31]&lt;&gt;0;[.P31]/[.O31];0)" office:value-type="float" office:value="213.76649475" calcext:value-type="float">
            <text:p>213,76649475</text:p>
          </table:table-cell>
          <table:table-cell table:number-columns-repeated="3"/>
          <table:table-cell table:formula="of:=IF([.S31]&lt;&gt;0;[.T31]/[.S31];0)" office:value-type="float" office:value="205.293718642857" calcext:value-type="float">
            <text:p>205,2937186429</text:p>
          </table:table-cell>
          <table:table-cell table:number-columns-repeated="3"/>
          <table:table-cell table:formula="of:=IF([.W31]&lt;&gt;0;[.X31]/[.W31];0)" office:value-type="float" office:value="161.6539915" calcext:value-type="float">
            <text:p>161,6539915</text:p>
          </table:table-cell>
          <table:table-cell table:number-columns-repeated="3"/>
          <table:table-cell table:formula="of:=IF([.AA31]&lt;&gt;0;[.AB31]/[.AA31];0)" office:value-type="float" office:value="106.85824575" calcext:value-type="float">
            <text:p>106,85824575</text:p>
          </table:table-cell>
          <table:table-cell table:number-columns-repeated="3"/>
          <table:table-cell table:formula="of:=IF([.AE31]&lt;&gt;0;[.AF31]/[.AE31];0)" office:value-type="float" office:value="87.5193276666667" calcext:value-type="float">
            <text:p>87,5193276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150.133802638889" calcext:value-type="float">
            <text:p>150,1338026389</text:p>
          </table:table-cell>
          <table:table-cell table:number-columns-repeated="3"/>
          <table:table-cell table:formula="of:=IF([.G32]&lt;&gt;0;[.H32]/[.G32];0)" office:value-type="float" office:value="51.523997" calcext:value-type="float">
            <text:p>51,523997</text:p>
          </table:table-cell>
          <table:table-cell table:number-columns-repeated="3"/>
          <table:table-cell table:formula="of:=IF([.K32]&lt;&gt;0;[.L32]/[.K32];0)" office:value-type="float" office:value="40.627833" calcext:value-type="float">
            <text:p>40,627833</text:p>
          </table:table-cell>
          <table:table-cell table:number-columns-repeated="3"/>
          <table:table-cell table:formula="of:=IF([.O32]&lt;&gt;0;[.P32]/[.O32];0)" office:value-type="float" office:value="75.7038024" calcext:value-type="float">
            <text:p>75,7038024</text:p>
          </table:table-cell>
          <table:table-cell table:number-columns-repeated="3"/>
          <table:table-cell table:formula="of:=IF([.S32]&lt;&gt;0;[.T32]/[.S32];0)" office:value-type="float" office:value="400.609212222222" calcext:value-type="float">
            <text:p>400,6092122222</text:p>
          </table:table-cell>
          <table:table-cell table:number-columns-repeated="3"/>
          <table:table-cell table:formula="of:=IF([.W32]&lt;&gt;0;[.X32]/[.W32];0)" office:value-type="float" office:value="36.207001" calcext:value-type="float">
            <text:p>36,207001</text:p>
          </table:table-cell>
          <table:table-cell table:number-columns-repeated="3"/>
          <table:table-cell table:formula="of:=IF([.AA32]&lt;&gt;0;[.AB32]/[.AA32];0)" office:value-type="float" office:value="66.7713316666667" calcext:value-type="float">
            <text:p>66,7713316667</text:p>
          </table:table-cell>
          <table:table-cell table:number-columns-repeated="3"/>
          <table:table-cell table:formula="of:=IF([.AE32]&lt;&gt;0;[.AF32]/[.AE32];0)" office:value-type="float" office:value="72.2407095714286" calcext:value-type="float">
            <text:p>72,24070957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412.66878908" calcext:value-type="float">
            <text:p>412,66878908</text:p>
          </table:table-cell>
          <table:table-cell table:number-columns-repeated="3"/>
          <table:table-cell table:formula="of:=IF([.G33]&lt;&gt;0;[.H33]/[.G33];0)" office:value-type="float" office:value="414.232503333333" calcext:value-type="float">
            <text:p>414,2325033333</text:p>
          </table:table-cell>
          <table:table-cell table:number-columns-repeated="3"/>
          <table:table-cell table:formula="of:=IF([.K33]&lt;&gt;0;[.L33]/[.K33];0)" office:value-type="float" office:value="173.596822166667" calcext:value-type="float">
            <text:p>173,5968221667</text:p>
          </table:table-cell>
          <table:table-cell table:number-columns-repeated="3"/>
          <table:table-cell table:formula="of:=IF([.O33]&lt;&gt;0;[.P33]/[.O33];0)" office:value-type="float" office:value="154.0073974" calcext:value-type="float">
            <text:p>154,0073974</text:p>
          </table:table-cell>
          <table:table-cell table:number-columns-repeated="3"/>
          <table:table-cell table:formula="of:=IF([.S33]&lt;&gt;0;[.T33]/[.S33];0)" office:value-type="float" office:value="209.893254230769" calcext:value-type="float">
            <text:p>209,8932542308</text:p>
          </table:table-cell>
          <table:table-cell table:number-columns-repeated="3"/>
          <table:table-cell table:formula="of:=IF([.W33]&lt;&gt;0;[.X33]/[.W33];0)" office:value-type="float" office:value="196.161132857143" calcext:value-type="float">
            <text:p>196,1611328571</text:p>
          </table:table-cell>
          <table:table-cell table:number-columns-repeated="3"/>
          <table:table-cell table:formula="of:=IF([.AA33]&lt;&gt;0;[.AB33]/[.AA33];0)" office:value-type="float" office:value="342.00402825" calcext:value-type="float">
            <text:p>342,00402825</text:p>
          </table:table-cell>
          <table:table-cell table:number-columns-repeated="3"/>
          <table:table-cell table:formula="of:=IF([.AE33]&lt;&gt;0;[.AF33]/[.AE33];0)" office:value-type="float" office:value="144.671824166667" calcext:value-type="float">
            <text:p>144,6718241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45.1484985" calcext:value-type="float">
            <text:p>45,1484985</text:p>
          </table:table-cell>
          <table:table-cell table:number-columns-repeated="3"/>
          <table:table-cell table:formula="of:=IF([.G34]&lt;&gt;0;[.H34]/[.G34];0)" office:value-type="float" office:value="324.113495" calcext:value-type="float">
            <text:p>324,113495</text:p>
          </table:table-cell>
          <table:table-cell table:number-columns-repeated="3"/>
          <table:table-cell table:formula="of:=IF([.K34]&lt;&gt;0;[.L34]/[.K34];0)" office:value-type="float" office:value="82.93524925" calcext:value-type="float">
            <text:p>82,93524925</text:p>
          </table:table-cell>
          <table:table-cell table:number-columns-repeated="3"/>
          <table:table-cell table:formula="of:=IF([.O34]&lt;&gt;0;[.P34]/[.O34];0)" office:value-type="float" office:value="137.414662666667" calcext:value-type="float">
            <text:p>137,4146626667</text:p>
          </table:table-cell>
          <table:table-cell table:number-columns-repeated="3"/>
          <table:table-cell table:formula="of:=IF([.S34]&lt;&gt;0;[.T34]/[.S34];0)" office:value-type="float" office:value="136.095626875" calcext:value-type="float">
            <text:p>136,095626875</text:p>
          </table:table-cell>
          <table:table-cell table:number-columns-repeated="3"/>
          <table:table-cell table:formula="of:=IF([.W34]&lt;&gt;0;[.X34]/[.W34];0)" office:value-type="float" office:value="69.149999" calcext:value-type="float">
            <text:p>69,149999</text:p>
          </table:table-cell>
          <table:table-cell table:number-columns-repeated="3"/>
          <table:table-cell table:formula="of:=IF([.AA34]&lt;&gt;0;[.AB34]/[.AA34];0)" office:value-type="float" office:value="195.32901" calcext:value-type="float">
            <text:p>195,32901</text:p>
          </table:table-cell>
          <table:table-cell table:number-columns-repeated="3"/>
          <table:table-cell table:formula="of:=IF([.AE34]&lt;&gt;0;[.AF34]/[.AE34];0)" office:value-type="float" office:value="193.098007" calcext:value-type="float">
            <text:p>193,0980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1"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3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AF74])" office:value-type="float" office:value="164.057509376804" calcext:value-type="float">
            <text:p>164,0575093768</text:p>
          </table:table-cell>
          <table:table-cell table:formula="of:=STDEV([.D45:.AF74])" office:value-type="float" office:value="124.413266622724" calcext:value-type="float">
            <text:p>124,4132666227</text:p>
          </table:table-cell>
          <table:table-cell table:formula="of:=COUNT([.D45:.AF74])" office:value-type="float" office:value="240" calcext:value-type="float">
            <text:p>240</text:p>
          </table:table-cell>
          <table:table-cell table:formula="of:=2*[.E78]/SQRT([.F78])" office:value-type="float" office:value="16.0616836559024" calcext:value-type="float">
            <text:p>16,0616836559</text:p>
          </table:table-cell>
          <table:table-cell table:number-columns-repeated="29"/>
        </table:table-row>
      </table:table>
      <table:table table:name="C9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number-columns-repeated="98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52" office:value-type="string" calcext:value-type="string" table:number-columns-spanned="4" table:number-rows-spanned="1">
            <text:p>sta1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2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3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4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5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6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7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8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9</text:p>
          </table:table-cell>
          <table:covered-table-cell table:number-columns-repeated="2" table:style-name="ce38"/>
          <table:covered-table-cell table:style-name="ce42"/>
          <table:table-cell table:number-columns-repeated="988"/>
        </table:table-row>
        <table:table-row table:style-name="ro1"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number-columns-repeated="988"/>
        </table:table-row>
        <table:table-row table:style-name="ro1">
          <table:table-cell table:style-name="ce34"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table:style-name="ce43" office:value-type="float" office:value="2826.430664" calcext:value-type="float">
            <text:p>2826,430664</text:p>
          </table:table-cell>
          <table:table-cell table:style-name="ce34"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table:style-name="ce43" office:value-type="float" office:value="2114.660156" calcext:value-type="float">
            <text:p>2114,660156</text:p>
          </table:table-cell>
          <table:table-cell table:style-name="ce34"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table:style-name="ce43" office:value-type="float" office:value="2633.998291" calcext:value-type="float">
            <text:p>2633,998291</text:p>
          </table:table-cell>
          <table:table-cell table:style-name="ce34"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table:style-name="ce43" office:value-type="float" office:value="3648.788574" calcext:value-type="float">
            <text:p>3648,788574</text:p>
          </table:table-cell>
          <table:table-cell table:style-name="ce34"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table:style-name="ce43" office:value-type="float" office:value="3611.43457" calcext:value-type="float">
            <text:p>3611,43457</text:p>
          </table:table-cell>
          <table:table-cell table:style-name="ce34"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table:style-name="ce43" office:value-type="float" office:value="2162.948975" calcext:value-type="float">
            <text:p>2162,948975</text:p>
          </table:table-cell>
          <table:table-cell table:style-name="ce34"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table:style-name="ce43" office:value-type="float" office:value="3814.840332" calcext:value-type="float">
            <text:p>3814,840332</text:p>
          </table:table-cell>
          <table:table-cell table:style-name="ce34"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table:style-name="ce43" office:value-type="float" office:value="3549.305908" calcext:value-type="float">
            <text:p>3549,305908</text:p>
          </table:table-cell>
          <table:table-cell table:number-columns-repeated="988"/>
        </table:table-row>
        <table:table-row table:style-name="ro1">
          <table:table-cell table:style-name="ce34"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table:style-name="ce43" office:value-type="float" office:value="2656.790039" calcext:value-type="float">
            <text:p>2656,790039</text:p>
          </table:table-cell>
          <table:table-cell table:style-name="ce34"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2579.59375" calcext:value-type="float">
            <text:p>2579,59375</text:p>
          </table:table-cell>
          <table:table-cell table:style-name="ce34"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table:style-name="ce43" office:value-type="float" office:value="9063.302734" calcext:value-type="float">
            <text:p>9063,302734</text:p>
          </table:table-cell>
          <table:table-cell table:style-name="ce34"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2196.246094" calcext:value-type="float">
            <text:p>2196,246094</text:p>
          </table:table-cell>
          <table:table-cell table:style-name="ce34"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988.458008" calcext:value-type="float">
            <text:p>1988,458008</text:p>
          </table:table-cell>
          <table:table-cell table:style-name="ce34"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410.915039" calcext:value-type="float">
            <text:p>2410,915039</text:p>
          </table:table-cell>
          <table:table-cell table:style-name="ce34"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2789.252197" calcext:value-type="float">
            <text:p>2789,252197</text:p>
          </table:table-cell>
          <table:table-cell table:style-name="ce34"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284.476807" calcext:value-type="float">
            <text:p>2284,476807</text:p>
          </table:table-cell>
          <table:table-cell table:style-name="ce34"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049.849121" calcext:value-type="float">
            <text:p>2049,849121</text:p>
          </table:table-cell>
          <table:table-cell table:number-columns-repeated="988"/>
        </table:table-row>
        <table:table-row table:style-name="ro1">
          <table:table-cell table:style-name="ce34"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643.14502" calcext:value-type="float">
            <text:p>643,14502</text:p>
          </table:table-cell>
          <table:table-cell table:style-name="ce34"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table:style-name="ce43" office:value-type="float" office:value="5511.072266" calcext:value-type="float">
            <text:p>5511,072266</text:p>
          </table:table-cell>
          <table:table-cell table:style-name="ce34"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552.435974" calcext:value-type="float">
            <text:p>552,435974</text:p>
          </table:table-cell>
          <table:table-cell table:style-name="ce34"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763.115967" calcext:value-type="float">
            <text:p>1763,115967</text:p>
          </table:table-cell>
          <table:table-cell table:style-name="ce34"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819.000977" calcext:value-type="float">
            <text:p>819,000977</text:p>
          </table:table-cell>
          <table:table-cell table:style-name="ce34"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929.483032" calcext:value-type="float">
            <text:p>1929,483032</text:p>
          </table:table-cell>
          <table:table-cell table:style-name="ce34"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565.89502" calcext:value-type="float">
            <text:p>1565,89502</text:p>
          </table:table-cell>
          <table:table-cell table:style-name="ce34"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629.691895" calcext:value-type="float">
            <text:p>1629,691895</text:p>
          </table:table-cell>
          <table:table-cell table:style-name="ce34"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984.341003" calcext:value-type="float">
            <text:p>984,341003</text:p>
          </table:table-cell>
          <table:table-cell table:number-columns-repeated="988"/>
        </table:table-row>
        <table:table-row table:style-name="ro1">
          <table:table-cell table:style-name="ce34"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547.868042" calcext:value-type="float">
            <text:p>547,868042</text:p>
          </table:table-cell>
          <table:table-cell table:style-name="ce34"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967.074036" calcext:value-type="float">
            <text:p>967,074036</text:p>
          </table:table-cell>
          <table:table-cell table:style-name="ce34"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61.049988" calcext:value-type="float">
            <text:p>561,049988</text:p>
          </table:table-cell>
          <table:table-cell table:style-name="ce34"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505.449005" calcext:value-type="float">
            <text:p>505,449005</text:p>
          </table:table-cell>
          <table:table-cell table:style-name="ce34"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051.401001" calcext:value-type="float">
            <text:p>1051,401001</text:p>
          </table:table-cell>
          <table:table-cell table:style-name="ce34"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599.48999" calcext:value-type="float">
            <text:p>599,48999</text:p>
          </table:table-cell>
          <table:table-cell table:style-name="ce34"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620.827026" calcext:value-type="float">
            <text:p>620,827026</text:p>
          </table:table-cell>
          <table:table-cell table:style-name="ce34"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3062.49585" calcext:value-type="float">
            <text:p>3062,49585</text:p>
          </table:table-cell>
          <table:table-cell table:style-name="ce34"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299.069" calcext:value-type="float">
            <text:p>299,069</text:p>
          </table:table-cell>
          <table:table-cell table:number-columns-repeated="988"/>
        </table:table-row>
        <table:table-row table:style-name="ro1">
          <table:table-cell table:style-name="ce34"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table:style-name="ce43" office:value-type="float" office:value="6321.946777" calcext:value-type="float">
            <text:p>6321,946777</text:p>
          </table:table-cell>
          <table:table-cell table:style-name="ce34"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2337.761963" calcext:value-type="float">
            <text:p>2337,761963</text:p>
          </table:table-cell>
          <table:table-cell table:style-name="ce34"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778.583984" calcext:value-type="float">
            <text:p>1778,583984</text:p>
          </table:table-cell>
          <table:table-cell table:style-name="ce34"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806.274048" calcext:value-type="float">
            <text:p>1806,274048</text:p>
          </table:table-cell>
          <table:table-cell table:style-name="ce34"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790.10791" calcext:value-type="float">
            <text:p>1790,10791</text:p>
          </table:table-cell>
          <table:table-cell table:style-name="ce34"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table:style-name="ce43" office:value-type="float" office:value="4435.079102" calcext:value-type="float">
            <text:p>4435,079102</text:p>
          </table:table-cell>
          <table:table-cell table:style-name="ce34"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395.324951" calcext:value-type="float">
            <text:p>2395,324951</text:p>
          </table:table-cell>
          <table:table-cell table:style-name="ce34"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054.904785" calcext:value-type="float">
            <text:p>2054,904785</text:p>
          </table:table-cell>
          <table:table-cell table:style-name="ce34"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454.161987" calcext:value-type="float">
            <text:p>1454,161987</text:p>
          </table:table-cell>
          <table:table-cell table:number-columns-repeated="988"/>
        </table:table-row>
        <table:table-row table:style-name="ro1">
          <table:table-cell table:style-name="ce34"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609.012939" calcext:value-type="float">
            <text:p>1609,012939</text:p>
          </table:table-cell>
          <table:table-cell table:style-name="ce34"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584.838013" calcext:value-type="float">
            <text:p>584,838013</text:p>
          </table:table-cell>
          <table:table-cell table:style-name="ce34"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305.584991" calcext:value-type="float">
            <text:p>305,584991</text:p>
          </table:table-cell>
          <table:table-cell table:style-name="ce34"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929.045166" calcext:value-type="float">
            <text:p>1929,045166</text:p>
          </table:table-cell>
          <table:table-cell table:style-name="ce34"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table:style-name="ce43" office:value-type="float" office:value="5673.212402" calcext:value-type="float">
            <text:p>5673,212402</text:p>
          </table:table-cell>
          <table:table-cell table:style-name="ce34"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table:style-name="ce43" office:value-type="float" office:value="2859.704102" calcext:value-type="float">
            <text:p>2859,704102</text:p>
          </table:table-cell>
          <table:table-cell table:style-name="ce34"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355.321991" calcext:value-type="float">
            <text:p>355,321991</text:p>
          </table:table-cell>
          <table:table-cell table:style-name="ce34"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566.85498" calcext:value-type="float">
            <text:p>566,85498</text:p>
          </table:table-cell>
          <table:table-cell table:style-name="ce34"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69.582031" calcext:value-type="float">
            <text:p>569,582031</text:p>
          </table:table-cell>
          <table:table-cell table:number-columns-repeated="988"/>
        </table:table-row>
        <table:table-row table:style-name="ro1">
          <table:table-cell table:style-name="ce34"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542.317871" calcext:value-type="float">
            <text:p>1542,317871</text:p>
          </table:table-cell>
          <table:table-cell table:style-name="ce34"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table:style-name="ce43" office:value-type="float" office:value="1237.119751" calcext:value-type="float">
            <text:p>1237,119751</text:p>
          </table:table-cell>
          <table:table-cell table:style-name="ce34"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344.192139" calcext:value-type="float">
            <text:p>1344,192139</text:p>
          </table:table-cell>
          <table:table-cell table:style-name="ce34"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table:style-name="ce43" office:value-type="float" office:value="3120.697998" calcext:value-type="float">
            <text:p>3120,697998</text:p>
          </table:table-cell>
          <table:table-cell table:style-name="ce34"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2327.695801" calcext:value-type="float">
            <text:p>2327,695801</text:p>
          </table:table-cell>
          <table:table-cell table:style-name="ce34"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table:style-name="ce43" office:value-type="float" office:value="7986.24707" calcext:value-type="float">
            <text:p>7986,24707</text:p>
          </table:table-cell>
          <table:table-cell table:style-name="ce34"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889.979126" calcext:value-type="float">
            <text:p>1889,979126</text:p>
          </table:table-cell>
          <table:table-cell table:style-name="ce34"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305.797974" calcext:value-type="float">
            <text:p>1305,797974</text:p>
          </table:table-cell>
          <table:table-cell table:style-name="ce34"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3045.526123" calcext:value-type="float">
            <text:p>3045,526123</text:p>
          </table:table-cell>
          <table:table-cell table:number-columns-repeated="988"/>
        </table:table-row>
        <table:table-row table:style-name="ro1">
          <table:table-cell table:style-name="ce34"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107.758911" calcext:value-type="float">
            <text:p>1107,758911</text:p>
          </table:table-cell>
          <table:table-cell table:style-name="ce34"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97.761017" calcext:value-type="float">
            <text:p>297,761017</text:p>
          </table:table-cell>
          <table:table-cell table:style-name="ce34"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472.872986" calcext:value-type="float">
            <text:p>472,872986</text:p>
          </table:table-cell>
          <table:table-cell table:style-name="ce34"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642" calcext:value-type="float">
            <text:p>642</text:p>
          </table:table-cell>
          <table:table-cell table:style-name="ce34"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table:style-name="ce43" office:value-type="float" office:value="3299.024902" calcext:value-type="float">
            <text:p>3299,024902</text:p>
          </table:table-cell>
          <table:table-cell table:style-name="ce34"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300.686005" calcext:value-type="float">
            <text:p>300,686005</text:p>
          </table:table-cell>
          <table:table-cell table:style-name="ce34"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123.867996" calcext:value-type="float">
            <text:p>123,867996</text:p>
          </table:table-cell>
          <table:table-cell table:style-name="ce34"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608.474976" calcext:value-type="float">
            <text:p>608,474976</text:p>
          </table:table-cell>
          <table:table-cell table:style-name="ce34"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531.227966" calcext:value-type="float">
            <text:p>531,227966</text:p>
          </table:table-cell>
          <table:table-cell table:number-columns-repeated="988"/>
        </table:table-row>
        <table:table-row table:style-name="ro1">
          <table:table-cell table:style-name="ce34"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table:style-name="ce43" office:value-type="float" office:value="5023.785156" calcext:value-type="float">
            <text:p>5023,785156</text:p>
          </table:table-cell>
          <table:table-cell table:style-name="ce34"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972.589966" calcext:value-type="float">
            <text:p>1972,589966</text:p>
          </table:table-cell>
          <table:table-cell table:style-name="ce34"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650.427002" calcext:value-type="float">
            <text:p>2650,427002</text:p>
          </table:table-cell>
          <table:table-cell table:style-name="ce34"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625.395142" calcext:value-type="float">
            <text:p>1625,395142</text:p>
          </table:table-cell>
          <table:table-cell table:style-name="ce34"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table:style-name="ce43" office:value-type="float" office:value="3249.966064" calcext:value-type="float">
            <text:p>3249,966064</text:p>
          </table:table-cell>
          <table:table-cell table:style-name="ce34"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table:style-name="ce43" office:value-type="float" office:value="9409.552734" calcext:value-type="float">
            <text:p>9409,552734</text:p>
          </table:table-cell>
          <table:table-cell table:style-name="ce34"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790.078125" calcext:value-type="float">
            <text:p>1790,078125</text:p>
          </table:table-cell>
          <table:table-cell table:style-name="ce34"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table:style-name="ce43" office:value-type="float" office:value="2304.047852" calcext:value-type="float">
            <text:p>2304,047852</text:p>
          </table:table-cell>
          <table:table-cell table:style-name="ce34"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810.509033" calcext:value-type="float">
            <text:p>1810,509033</text:p>
          </table:table-cell>
          <table:table-cell table:number-columns-repeated="988"/>
        </table:table-row>
        <table:table-row table:style-name="ro1">
          <table:table-cell table:style-name="ce34"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055.733032" calcext:value-type="float">
            <text:p>1055,733032</text:p>
          </table:table-cell>
          <table:table-cell table:style-name="ce34"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table:style-name="ce43" office:value-type="float" office:value="6434.561035" calcext:value-type="float">
            <text:p>6434,561035</text:p>
          </table:table-cell>
          <table:table-cell table:style-name="ce34"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958.696045" calcext:value-type="float">
            <text:p>958,696045</text:p>
          </table:table-cell>
          <table:table-cell table:style-name="ce34"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3093.060791" calcext:value-type="float">
            <text:p>3093,060791</text:p>
          </table:table-cell>
          <table:table-cell table:style-name="ce34"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1449.68811" calcext:value-type="float">
            <text:p>1449,68811</text:p>
          </table:table-cell>
          <table:table-cell table:style-name="ce34"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167.134033" calcext:value-type="float">
            <text:p>1167,134033</text:p>
          </table:table-cell>
          <table:table-cell table:style-name="ce34"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156.694824" calcext:value-type="float">
            <text:p>2156,694824</text:p>
          </table:table-cell>
          <table:table-cell table:style-name="ce34"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935.776978" calcext:value-type="float">
            <text:p>935,776978</text:p>
          </table:table-cell>
          <table:table-cell table:style-name="ce34"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6509.668457" calcext:value-type="float">
            <text:p>6509,668457</text:p>
          </table:table-cell>
          <table:table-cell table:number-columns-repeated="988"/>
        </table:table-row>
        <table:table-row table:style-name="ro1">
          <table:table-cell table:style-name="ce34" office:value-type="float" office:value="143340" calcext:value-type="float">
            <text:p>143340</text:p>
          </table:table-cell>
          <table:table-cell office:value-type="float" office:value="1018.278015" calcext:value-type="float">
            <text:p>1018,278015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9476.714844" calcext:value-type="float">
            <text:p>9476,714844</text:p>
          </table:table-cell>
          <table:table-cell table:style-name="ce34" office:value-type="float" office:value="143340" calcext:value-type="float">
            <text:p>143340</text:p>
          </table:table-cell>
          <table:table-cell office:value-type="float" office:value="861.415039" calcext:value-type="float">
            <text:p>861,415039</text:p>
          </table:table-cell>
          <table:table-cell office:value-type="float" office:value="11" calcext:value-type="float">
            <text:p>11</text:p>
          </table:table-cell>
          <table:table-cell table:style-name="ce43" office:value-type="float" office:value="6406.940918" calcext:value-type="float">
            <text:p>6406,940918</text:p>
          </table:table-cell>
          <table:table-cell table:style-name="ce34" office:value-type="float" office:value="143340" calcext:value-type="float">
            <text:p>143340</text:p>
          </table:table-cell>
          <table:table-cell office:value-type="float" office:value="1016.607056" calcext:value-type="float">
            <text:p>1016,607056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5238.123535" calcext:value-type="float">
            <text:p>5238,123535</text:p>
          </table:table-cell>
          <table:table-cell table:style-name="ce34" office:value-type="float" office:value="143340" calcext:value-type="float">
            <text:p>143340</text:p>
          </table:table-cell>
          <table:table-cell office:value-type="float" office:value="900.463013" calcext:value-type="float">
            <text:p>900,463013</text:p>
          </table:table-cell>
          <table:table-cell office:value-type="float" office:value="16" calcext:value-type="float">
            <text:p>16</text:p>
          </table:table-cell>
          <table:table-cell table:style-name="ce43" office:value-type="float" office:value="4868.16748" calcext:value-type="float">
            <text:p>4868,16748</text:p>
          </table:table-cell>
          <table:table-cell table:style-name="ce34" office:value-type="float" office:value="143340" calcext:value-type="float">
            <text:p>143340</text:p>
          </table:table-cell>
          <table:table-cell office:value-type="float" office:value="1012.143982" calcext:value-type="float">
            <text:p>1012,143982</text:p>
          </table:table-cell>
          <table:table-cell office:value-type="float" office:value="25" calcext:value-type="float">
            <text:p>25</text:p>
          </table:table-cell>
          <table:table-cell table:style-name="ce43" office:value-type="float" office:value="7609.136719" calcext:value-type="float">
            <text:p>7609,136719</text:p>
          </table:table-cell>
          <table:table-cell table:style-name="ce34" office:value-type="float" office:value="143340" calcext:value-type="float">
            <text:p>143340</text:p>
          </table:table-cell>
          <table:table-cell office:value-type="float" office:value="842.039978" calcext:value-type="float">
            <text:p>842,039978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3772.559082" calcext:value-type="float">
            <text:p>3772,559082</text:p>
          </table:table-cell>
          <table:table-cell table:style-name="ce34" office:value-type="float" office:value="143340" calcext:value-type="float">
            <text:p>143340</text:p>
          </table:table-cell>
          <table:table-cell office:value-type="float" office:value="930.703979" calcext:value-type="float">
            <text:p>930,703979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4731.535645" calcext:value-type="float">
            <text:p>4731,535645</text:p>
          </table:table-cell>
          <table:table-cell table:style-name="ce34" office:value-type="float" office:value="143340" calcext:value-type="float">
            <text:p>143340</text:p>
          </table:table-cell>
          <table:table-cell office:value-type="float" office:value="928.071045" calcext:value-type="float">
            <text:p>928,071045</text:p>
          </table:table-cell>
          <table:table-cell office:value-type="float" office:value="16" calcext:value-type="float">
            <text:p>16</text:p>
          </table:table-cell>
          <table:table-cell table:style-name="ce43" office:value-type="float" office:value="6905.363281" calcext:value-type="float">
            <text:p>6905,363281</text:p>
          </table:table-cell>
          <table:table-cell table:style-name="ce34" office:value-type="float" office:value="143340" calcext:value-type="float">
            <text:p>143340</text:p>
          </table:table-cell>
          <table:table-cell office:value-type="float" office:value="1097.623047" calcext:value-type="float">
            <text:p>1097,623047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6518.12207" calcext:value-type="float">
            <text:p>6518,12207</text:p>
          </table:table-cell>
          <table:table-cell table:number-columns-repeated="988"/>
        </table:table-row>
        <table:table-row table:style-name="ro1">
          <table:table-cell table:style-name="ce34" office:value-type="float" office:value="143850" calcext:value-type="float">
            <text:p>143850</text:p>
          </table:table-cell>
          <table:table-cell office:value-type="float" office:value="764.275024" calcext:value-type="float">
            <text:p>764,27502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580.138" calcext:value-type="float">
            <text:p>580,138</text:p>
          </table:table-cell>
          <table:table-cell table:style-name="ce34" office:value-type="float" office:value="143850" calcext:value-type="float">
            <text:p>143850</text:p>
          </table:table-cell>
          <table:table-cell office:value-type="float" office:value="1002.048035" calcext:value-type="float">
            <text:p>1002,048035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158.19397" calcext:value-type="float">
            <text:p>1158,19397</text:p>
          </table:table-cell>
          <table:table-cell table:style-name="ce34" office:value-type="float" office:value="143850" calcext:value-type="float">
            <text:p>143850</text:p>
          </table:table-cell>
          <table:table-cell office:value-type="float" office:value="805.352966" calcext:value-type="float">
            <text:p>805,352966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441.359009" calcext:value-type="float">
            <text:p>1441,359009</text:p>
          </table:table-cell>
          <table:table-cell table:style-name="ce34" office:value-type="float" office:value="143850" calcext:value-type="float">
            <text:p>143850</text:p>
          </table:table-cell>
          <table:table-cell office:value-type="float" office:value="992.875" calcext:value-type="float">
            <text:p>992,875</text:p>
          </table:table-cell>
          <table:table-cell office:value-type="float" office:value="30" calcext:value-type="float">
            <text:p>30</text:p>
          </table:table-cell>
          <table:table-cell table:style-name="ce43" office:value-type="float" office:value="8658.842773" calcext:value-type="float">
            <text:p>8658,842773</text:p>
          </table:table-cell>
          <table:table-cell table:style-name="ce34" office:value-type="float" office:value="143850" calcext:value-type="float">
            <text:p>143850</text:p>
          </table:table-cell>
          <table:table-cell office:value-type="float" office:value="808.322021" calcext:value-type="float">
            <text:p>808,322021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334.949982" calcext:value-type="float">
            <text:p>334,949982</text:p>
          </table:table-cell>
          <table:table-cell table:style-name="ce34" office:value-type="float" office:value="143850" calcext:value-type="float">
            <text:p>143850</text:p>
          </table:table-cell>
          <table:table-cell office:value-type="float" office:value="988.807983" calcext:value-type="float">
            <text:p>988,807983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745.244995" calcext:value-type="float">
            <text:p>745,244995</text:p>
          </table:table-cell>
          <table:table-cell table:style-name="ce34" office:value-type="float" office:value="143850" calcext:value-type="float">
            <text:p>143850</text:p>
          </table:table-cell>
          <table:table-cell office:value-type="float" office:value="930.76001" calcext:value-type="float">
            <text:p>930,7600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970.253052" calcext:value-type="float">
            <text:p>970,253052</text:p>
          </table:table-cell>
          <table:table-cell table:style-name="ce34" office:value-type="float" office:value="143850" calcext:value-type="float">
            <text:p>143850</text:p>
          </table:table-cell>
          <table:table-cell office:value-type="float" office:value="809.126953" calcext:value-type="float">
            <text:p>809,126953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302.557007" calcext:value-type="float">
            <text:p>1302,557007</text:p>
          </table:table-cell>
          <table:table-cell table:style-name="ce34" office:value-type="float" office:value="143850" calcext:value-type="float">
            <text:p>143850</text:p>
          </table:table-cell>
          <table:table-cell office:value-type="float" office:value="900.834961" calcext:value-type="float">
            <text:p>900,834961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771.712036" calcext:value-type="float">
            <text:p>1771,712036</text:p>
          </table:table-cell>
          <table:table-cell table:number-columns-repeated="988"/>
        </table:table-row>
        <table:table-row table:style-name="ro1">
          <table:table-cell table:style-name="ce34" office:value-type="float" office:value="144034" calcext:value-type="float">
            <text:p>144034</text:p>
          </table:table-cell>
          <table:table-cell office:value-type="float" office:value="1001.324036" calcext:value-type="float">
            <text:p>1001,324036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187.825073" calcext:value-type="float">
            <text:p>1187,825073</text:p>
          </table:table-cell>
          <table:table-cell table:style-name="ce34" office:value-type="float" office:value="144034" calcext:value-type="float">
            <text:p>144034</text:p>
          </table:table-cell>
          <table:table-cell office:value-type="float" office:value="1051.859985" calcext:value-type="float">
            <text:p>1051,85998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328.895996" calcext:value-type="float">
            <text:p>328,895996</text:p>
          </table:table-cell>
          <table:table-cell table:style-name="ce34" office:value-type="float" office:value="144034" calcext:value-type="float">
            <text:p>144034</text:p>
          </table:table-cell>
          <table:table-cell office:value-type="float" office:value="1076.289062" calcext:value-type="float">
            <text:p>1076,28906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073.848022" calcext:value-type="float">
            <text:p>1073,848022</text:p>
          </table:table-cell>
          <table:table-cell table:style-name="ce34" office:value-type="float" office:value="144034" calcext:value-type="float">
            <text:p>144034</text:p>
          </table:table-cell>
          <table:table-cell office:value-type="float" office:value="1015.504028" calcext:value-type="float">
            <text:p>1015,504028</text:p>
          </table:table-cell>
          <table:table-cell office:value-type="float" office:value="33" calcext:value-type="float">
            <text:p>33</text:p>
          </table:table-cell>
          <table:table-cell table:style-name="ce43" office:value-type="float" office:value="3149.028076" calcext:value-type="float">
            <text:p>3149,028076</text:p>
          </table:table-cell>
          <table:table-cell table:style-name="ce34" office:value-type="float" office:value="144034" calcext:value-type="float">
            <text:p>144034</text:p>
          </table:table-cell>
          <table:table-cell office:value-type="float" office:value="1047.557983" calcext:value-type="float">
            <text:p>1047,557983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68.036987" calcext:value-type="float">
            <text:p>568,036987</text:p>
          </table:table-cell>
          <table:table-cell table:style-name="ce34" office:value-type="float" office:value="144034" calcext:value-type="float">
            <text:p>144034</text:p>
          </table:table-cell>
          <table:table-cell office:value-type="float" office:value="957.401001" calcext:value-type="float">
            <text:p>957,401001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482.067993" calcext:value-type="float">
            <text:p>482,067993</text:p>
          </table:table-cell>
          <table:table-cell table:style-name="ce34" office:value-type="float" office:value="144034" calcext:value-type="float">
            <text:p>144034</text:p>
          </table:table-cell>
          <table:table-cell office:value-type="float" office:value="959.658997" calcext:value-type="float">
            <text:p>959,658997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072.734985" calcext:value-type="float">
            <text:p>1072,734985</text:p>
          </table:table-cell>
          <table:table-cell table:style-name="ce34" office:value-type="float" office:value="144034" calcext:value-type="float">
            <text:p>144034</text:p>
          </table:table-cell>
          <table:table-cell office:value-type="float" office:value="998.836975" calcext:value-type="float">
            <text:p>998,836975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519.76001" calcext:value-type="float">
            <text:p>519,76001</text:p>
          </table:table-cell>
          <table:table-cell table:style-name="ce34" office:value-type="float" office:value="144034" calcext:value-type="float">
            <text:p>144034</text:p>
          </table:table-cell>
          <table:table-cell office:value-type="float" office:value="991.692993" calcext:value-type="float">
            <text:p>991,692993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471.633026" calcext:value-type="float">
            <text:p>471,633026</text:p>
          </table:table-cell>
          <table:table-cell table:number-columns-repeated="988"/>
        </table:table-row>
        <table:table-row table:style-name="ro1">
          <table:table-cell table:style-name="ce34" office:value-type="float" office:value="144227" calcext:value-type="float">
            <text:p>144227</text:p>
          </table:table-cell>
          <table:table-cell office:value-type="float" office:value="888.343994" calcext:value-type="float">
            <text:p>888,343994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232.313004" calcext:value-type="float">
            <text:p>232,313004</text:p>
          </table:table-cell>
          <table:table-cell table:style-name="ce34" office:value-type="float" office:value="144227" calcext:value-type="float">
            <text:p>144227</text:p>
          </table:table-cell>
          <table:table-cell office:value-type="float" office:value="1007.779968" calcext:value-type="float">
            <text:p>1007,779968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44227" calcext:value-type="float">
            <text:p>144227</text:p>
          </table:table-cell>
          <table:table-cell office:value-type="float" office:value="894.387024" calcext:value-type="float">
            <text:p>894,387024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44.362991" calcext:value-type="float">
            <text:p>244,362991</text:p>
          </table:table-cell>
          <table:table-cell table:style-name="ce34" office:value-type="float" office:value="144227" calcext:value-type="float">
            <text:p>144227</text:p>
          </table:table-cell>
          <table:table-cell office:value-type="float" office:value="1228.014893" calcext:value-type="float">
            <text:p>1228,014893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82.427002" calcext:value-type="float">
            <text:p>282,427002</text:p>
          </table:table-cell>
          <table:table-cell table:style-name="ce34" office:value-type="float" office:value="144227" calcext:value-type="float">
            <text:p>144227</text:p>
          </table:table-cell>
          <table:table-cell office:value-type="float" office:value="1208.630005" calcext:value-type="float">
            <text:p>1208,630005</text:p>
          </table:table-cell>
          <table:table-cell office:value-type="float" office:value="33" calcext:value-type="float">
            <text:p>33</text:p>
          </table:table-cell>
          <table:table-cell table:style-name="ce43" office:value-type="float" office:value="9014.581055" calcext:value-type="float">
            <text:p>9014,581055</text:p>
          </table:table-cell>
          <table:table-cell table:style-name="ce34" office:value-type="float" office:value="144227" calcext:value-type="float">
            <text:p>144227</text:p>
          </table:table-cell>
          <table:table-cell office:value-type="float" office:value="1023.581055" calcext:value-type="float">
            <text:p>1023,581055</text:p>
          </table:table-cell>
          <table:table-cell office:value-type="float" office:value="26" calcext:value-type="float">
            <text:p>26</text:p>
          </table:table-cell>
          <table:table-cell table:style-name="ce43" office:value-type="float" office:value="6986.095215" calcext:value-type="float">
            <text:p>6986,095215</text:p>
          </table:table-cell>
          <table:table-cell table:style-name="ce34" office:value-type="float" office:value="144227" calcext:value-type="float">
            <text:p>144227</text:p>
          </table:table-cell>
          <table:table-cell office:value-type="float" office:value="993.256958" calcext:value-type="float">
            <text:p>993,256958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26.961" calcext:value-type="float">
            <text:p>26,961</text:p>
          </table:table-cell>
          <table:table-cell table:style-name="ce34" office:value-type="float" office:value="144227" calcext:value-type="float">
            <text:p>144227</text:p>
          </table:table-cell>
          <table:table-cell office:value-type="float" office:value="951.040955" calcext:value-type="float">
            <text:p>951,040955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2.005001" calcext:value-type="float">
            <text:p>52,005001</text:p>
          </table:table-cell>
          <table:table-cell table:style-name="ce34" office:value-type="float" office:value="144227" calcext:value-type="float">
            <text:p>144227</text:p>
          </table:table-cell>
          <table:table-cell office:value-type="float" office:value="1166.162964" calcext:value-type="float">
            <text:p>1166,16296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927.28302" calcext:value-type="float">
            <text:p>927,28302</text:p>
          </table:table-cell>
          <table:table-cell table:number-columns-repeated="988"/>
        </table:table-row>
        <table:table-row table:style-name="ro1">
          <table:table-cell table:style-name="ce34" office:value-type="float" office:value="144554" calcext:value-type="float">
            <text:p>144554</text:p>
          </table:table-cell>
          <table:table-cell office:value-type="float" office:value="828.362" calcext:value-type="float">
            <text:p>828,362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843.631104" calcext:value-type="float">
            <text:p>1843,631104</text:p>
          </table:table-cell>
          <table:table-cell table:style-name="ce34" office:value-type="float" office:value="144554" calcext:value-type="float">
            <text:p>144554</text:p>
          </table:table-cell>
          <table:table-cell office:value-type="float" office:value="1055.508911" calcext:value-type="float">
            <text:p>1055,508911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2506.211914" calcext:value-type="float">
            <text:p>2506,211914</text:p>
          </table:table-cell>
          <table:table-cell table:style-name="ce34" office:value-type="float" office:value="144554" calcext:value-type="float">
            <text:p>144554</text:p>
          </table:table-cell>
          <table:table-cell office:value-type="float" office:value="856.396973" calcext:value-type="float">
            <text:p>856,396973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664.430054" calcext:value-type="float">
            <text:p>1664,430054</text:p>
          </table:table-cell>
          <table:table-cell table:style-name="ce34" office:value-type="float" office:value="144554" calcext:value-type="float">
            <text:p>144554</text:p>
          </table:table-cell>
          <table:table-cell office:value-type="float" office:value="1036.833984" calcext:value-type="float">
            <text:p>1036,833984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922.059937" calcext:value-type="float">
            <text:p>1922,059937</text:p>
          </table:table-cell>
          <table:table-cell table:style-name="ce34" office:value-type="float" office:value="144554" calcext:value-type="float">
            <text:p>144554</text:p>
          </table:table-cell>
          <table:table-cell office:value-type="float" office:value="1211.390991" calcext:value-type="float">
            <text:p>1211,390991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592.427979" calcext:value-type="float">
            <text:p>1592,427979</text:p>
          </table:table-cell>
          <table:table-cell table:style-name="ce34" office:value-type="float" office:value="144554" calcext:value-type="float">
            <text:p>144554</text:p>
          </table:table-cell>
          <table:table-cell office:value-type="float" office:value="989.676025" calcext:value-type="float">
            <text:p>989,676025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934.005005" calcext:value-type="float">
            <text:p>1934,005005</text:p>
          </table:table-cell>
          <table:table-cell table:style-name="ce34" office:value-type="float" office:value="144554" calcext:value-type="float">
            <text:p>144554</text:p>
          </table:table-cell>
          <table:table-cell office:value-type="float" office:value="894.932983" calcext:value-type="float">
            <text:p>894,932983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925.085083" calcext:value-type="float">
            <text:p>1925,085083</text:p>
          </table:table-cell>
          <table:table-cell table:style-name="ce34" office:value-type="float" office:value="144554" calcext:value-type="float">
            <text:p>144554</text:p>
          </table:table-cell>
          <table:table-cell office:value-type="float" office:value="1002.57196" calcext:value-type="float">
            <text:p>1002,57196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6388.75293" calcext:value-type="float">
            <text:p>6388,75293</text:p>
          </table:table-cell>
          <table:table-cell table:style-name="ce34" office:value-type="float" office:value="144554" calcext:value-type="float">
            <text:p>144554</text:p>
          </table:table-cell>
          <table:table-cell office:value-type="float" office:value="1126.086914" calcext:value-type="float">
            <text:p>1126,086914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534.075928" calcext:value-type="float">
            <text:p>1534,075928</text:p>
          </table:table-cell>
          <table:table-cell table:number-columns-repeated="988"/>
        </table:table-row>
        <table:table-row table:style-name="ro1">
          <table:table-cell table:style-name="ce34" office:value-type="float" office:value="144934" calcext:value-type="float">
            <text:p>144934</text:p>
          </table:table-cell>
          <table:table-cell office:value-type="float" office:value="805.841003" calcext:value-type="float">
            <text:p>805,841003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952.47998" calcext:value-type="float">
            <text:p>952,47998</text:p>
          </table:table-cell>
          <table:table-cell table:style-name="ce34" office:value-type="float" office:value="144934" calcext:value-type="float">
            <text:p>144934</text:p>
          </table:table-cell>
          <table:table-cell office:value-type="float" office:value="805.294983" calcext:value-type="float">
            <text:p>805,294983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483.284058" calcext:value-type="float">
            <text:p>1483,284058</text:p>
          </table:table-cell>
          <table:table-cell table:style-name="ce34" office:value-type="float" office:value="144934" calcext:value-type="float">
            <text:p>144934</text:p>
          </table:table-cell>
          <table:table-cell office:value-type="float" office:value="840.112976" calcext:value-type="float">
            <text:p>840,112976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580.053101" calcext:value-type="float">
            <text:p>1580,053101</text:p>
          </table:table-cell>
          <table:table-cell table:style-name="ce34" office:value-type="float" office:value="144934" calcext:value-type="float">
            <text:p>144934</text:p>
          </table:table-cell>
          <table:table-cell office:value-type="float" office:value="795.373047" calcext:value-type="float">
            <text:p>795,373047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783.700989" calcext:value-type="float">
            <text:p>783,700989</text:p>
          </table:table-cell>
          <table:table-cell table:style-name="ce34" office:value-type="float" office:value="144934" calcext:value-type="float">
            <text:p>144934</text:p>
          </table:table-cell>
          <table:table-cell office:value-type="float" office:value="913.447021" calcext:value-type="float">
            <text:p>913,447021</text:p>
          </table:table-cell>
          <table:table-cell office:value-type="float" office:value="12" calcext:value-type="float">
            <text:p>12</text:p>
          </table:table-cell>
          <table:table-cell table:style-name="ce43" office:value-type="float" office:value="2675.336182" calcext:value-type="float">
            <text:p>2675,336182</text:p>
          </table:table-cell>
          <table:table-cell table:style-name="ce34" office:value-type="float" office:value="144934" calcext:value-type="float">
            <text:p>144934</text:p>
          </table:table-cell>
          <table:table-cell office:value-type="float" office:value="918.182007" calcext:value-type="float">
            <text:p>918,182007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768.157043" calcext:value-type="float">
            <text:p>768,157043</text:p>
          </table:table-cell>
          <table:table-cell table:style-name="ce34" office:value-type="float" office:value="144934" calcext:value-type="float">
            <text:p>144934</text:p>
          </table:table-cell>
          <table:table-cell office:value-type="float" office:value="850.215027" calcext:value-type="float">
            <text:p>850,21502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268.876953" calcext:value-type="float">
            <text:p>1268,876953</text:p>
          </table:table-cell>
          <table:table-cell table:style-name="ce34" office:value-type="float" office:value="144934" calcext:value-type="float">
            <text:p>144934</text:p>
          </table:table-cell>
          <table:table-cell office:value-type="float" office:value="1001.75" calcext:value-type="float">
            <text:p>1001,7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120.989014" calcext:value-type="float">
            <text:p>1120,989014</text:p>
          </table:table-cell>
          <table:table-cell table:style-name="ce34" office:value-type="float" office:value="144934" calcext:value-type="float">
            <text:p>144934</text:p>
          </table:table-cell>
          <table:table-cell office:value-type="float" office:value="812.93396" calcext:value-type="float">
            <text:p>812,93396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478.158936" calcext:value-type="float">
            <text:p>1478,158936</text:p>
          </table:table-cell>
          <table:table-cell table:number-columns-repeated="988"/>
        </table:table-row>
        <table:table-row table:style-name="ro1">
          <table:table-cell table:style-name="ce34" office:value-type="float" office:value="145123" calcext:value-type="float">
            <text:p>145123</text:p>
          </table:table-cell>
          <table:table-cell office:value-type="float" office:value="984.736023" calcext:value-type="float">
            <text:p>984,736023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801.61499" calcext:value-type="float">
            <text:p>801,61499</text:p>
          </table:table-cell>
          <table:table-cell table:style-name="ce34" office:value-type="float" office:value="145123" calcext:value-type="float">
            <text:p>145123</text:p>
          </table:table-cell>
          <table:table-cell office:value-type="float" office:value="850.648987" calcext:value-type="float">
            <text:p>850,64898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987.481934" calcext:value-type="float">
            <text:p>987,481934</text:p>
          </table:table-cell>
          <table:table-cell table:style-name="ce34" office:value-type="float" office:value="145123" calcext:value-type="float">
            <text:p>145123</text:p>
          </table:table-cell>
          <table:table-cell office:value-type="float" office:value="1019.067993" calcext:value-type="float">
            <text:p>1019,067993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721.973938" calcext:value-type="float">
            <text:p>721,973938</text:p>
          </table:table-cell>
          <table:table-cell table:style-name="ce34" office:value-type="float" office:value="145123" calcext:value-type="float">
            <text:p>145123</text:p>
          </table:table-cell>
          <table:table-cell office:value-type="float" office:value="1154.562012" calcext:value-type="float">
            <text:p>1154,56201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268.207001" calcext:value-type="float">
            <text:p>268,207001</text:p>
          </table:table-cell>
          <table:table-cell table:style-name="ce34" office:value-type="float" office:value="145123" calcext:value-type="float">
            <text:p>145123</text:p>
          </table:table-cell>
          <table:table-cell office:value-type="float" office:value="1003.888" calcext:value-type="float">
            <text:p>1003,888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07.798004" calcext:value-type="float">
            <text:p>507,798004</text:p>
          </table:table-cell>
          <table:table-cell table:style-name="ce34" office:value-type="float" office:value="145123" calcext:value-type="float">
            <text:p>145123</text:p>
          </table:table-cell>
          <table:table-cell office:value-type="float" office:value="901.033997" calcext:value-type="float">
            <text:p>901,033997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430.118988" calcext:value-type="float">
            <text:p>430,118988</text:p>
          </table:table-cell>
          <table:table-cell table:style-name="ce34" office:value-type="float" office:value="145123" calcext:value-type="float">
            <text:p>145123</text:p>
          </table:table-cell>
          <table:table-cell office:value-type="float" office:value="995.55896" calcext:value-type="float">
            <text:p>995,55896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442.80899" calcext:value-type="float">
            <text:p>442,80899</text:p>
          </table:table-cell>
          <table:table-cell table:style-name="ce34" office:value-type="float" office:value="145123" calcext:value-type="float">
            <text:p>145123</text:p>
          </table:table-cell>
          <table:table-cell office:value-type="float" office:value="958.576965" calcext:value-type="float">
            <text:p>958,57696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117.151978" calcext:value-type="float">
            <text:p>1117,151978</text:p>
          </table:table-cell>
          <table:table-cell table:style-name="ce34" office:value-type="float" office:value="145123" calcext:value-type="float">
            <text:p>145123</text:p>
          </table:table-cell>
          <table:table-cell office:value-type="float" office:value="823.782959" calcext:value-type="float">
            <text:p>823,782959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172.651123" calcext:value-type="float">
            <text:p>1172,651123</text:p>
          </table:table-cell>
          <table:table-cell table:number-columns-repeated="988"/>
        </table:table-row>
        <table:table-row table:style-name="ro1">
          <table:table-cell table:style-name="ce34" office:value-type="float" office:value="145326" calcext:value-type="float">
            <text:p>145326</text:p>
          </table:table-cell>
          <table:table-cell office:value-type="float" office:value="959.153992" calcext:value-type="float">
            <text:p>959,153992</text:p>
          </table:table-cell>
          <table:table-cell office:value-type="float" office:value="128" calcext:value-type="float">
            <text:p>128</text:p>
          </table:table-cell>
          <table:table-cell table:style-name="ce43" office:value-type="float" office:value="2301.105225" calcext:value-type="float">
            <text:p>2301,105225</text:p>
          </table:table-cell>
          <table:table-cell table:style-name="ce34" office:value-type="float" office:value="145326" calcext:value-type="float">
            <text:p>145326</text:p>
          </table:table-cell>
          <table:table-cell office:value-type="float" office:value="1238.793945" calcext:value-type="float">
            <text:p>1238,793945</text:p>
          </table:table-cell>
          <table:table-cell office:value-type="float" office:value="182" calcext:value-type="float">
            <text:p>182</text:p>
          </table:table-cell>
          <table:table-cell table:style-name="ce43" office:value-type="float" office:value="3293.759766" calcext:value-type="float">
            <text:p>3293,759766</text:p>
          </table:table-cell>
          <table:table-cell table:style-name="ce34" office:value-type="float" office:value="145326" calcext:value-type="float">
            <text:p>145326</text:p>
          </table:table-cell>
          <table:table-cell office:value-type="float" office:value="927.738037" calcext:value-type="float">
            <text:p>927,738037</text:p>
          </table:table-cell>
          <table:table-cell office:value-type="float" office:value="142" calcext:value-type="float">
            <text:p>142</text:p>
          </table:table-cell>
          <table:table-cell table:style-name="ce43" office:value-type="float" office:value="2728.922363" calcext:value-type="float">
            <text:p>2728,922363</text:p>
          </table:table-cell>
          <table:table-cell table:style-name="ce34" office:value-type="float" office:value="145326" calcext:value-type="float">
            <text:p>145326</text:p>
          </table:table-cell>
          <table:table-cell office:value-type="float" office:value="1317.026001" calcext:value-type="float">
            <text:p>1317,026001</text:p>
          </table:table-cell>
          <table:table-cell office:value-type="float" office:value="137" calcext:value-type="float">
            <text:p>137</text:p>
          </table:table-cell>
          <table:table-cell table:style-name="ce43" office:value-type="float" office:value="2484.780762" calcext:value-type="float">
            <text:p>2484,780762</text:p>
          </table:table-cell>
          <table:table-cell table:style-name="ce34" office:value-type="float" office:value="145326" calcext:value-type="float">
            <text:p>145326</text:p>
          </table:table-cell>
          <table:table-cell office:value-type="float" office:value="1028.833008" calcext:value-type="float">
            <text:p>1028,833008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45326" calcext:value-type="float">
            <text:p>145326</text:p>
          </table:table-cell>
          <table:table-cell office:value-type="float" office:value="1089.99707" calcext:value-type="float">
            <text:p>1089,99707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314.31958" calcext:value-type="float">
            <text:p>2314,31958</text:p>
          </table:table-cell>
          <table:table-cell table:style-name="ce34" office:value-type="float" office:value="145326" calcext:value-type="float">
            <text:p>145326</text:p>
          </table:table-cell>
          <table:table-cell office:value-type="float" office:value="1049.744019" calcext:value-type="float">
            <text:p>1049,744019</text:p>
          </table:table-cell>
          <table:table-cell office:value-type="float" office:value="122" calcext:value-type="float">
            <text:p>122</text:p>
          </table:table-cell>
          <table:table-cell table:style-name="ce43" office:value-type="float" office:value="2234.360352" calcext:value-type="float">
            <text:p>2234,360352</text:p>
          </table:table-cell>
          <table:table-cell table:style-name="ce34" office:value-type="float" office:value="145326" calcext:value-type="float">
            <text:p>145326</text:p>
          </table:table-cell>
          <table:table-cell office:value-type="float" office:value="1139.336914" calcext:value-type="float">
            <text:p>1139,336914</text:p>
          </table:table-cell>
          <table:table-cell office:value-type="float" office:value="119" calcext:value-type="float">
            <text:p>119</text:p>
          </table:table-cell>
          <table:table-cell table:style-name="ce43" office:value-type="float" office:value="2546.692627" calcext:value-type="float">
            <text:p>2546,692627</text:p>
          </table:table-cell>
          <table:table-cell table:style-name="ce34" office:value-type="float" office:value="145326" calcext:value-type="float">
            <text:p>145326</text:p>
          </table:table-cell>
          <table:table-cell office:value-type="float" office:value="1112.526001" calcext:value-type="float">
            <text:p>1112,526001</text:p>
          </table:table-cell>
          <table:table-cell office:value-type="float" office:value="182" calcext:value-type="float">
            <text:p>182</text:p>
          </table:table-cell>
          <table:table-cell table:style-name="ce43" office:value-type="float" office:value="3349.693604" calcext:value-type="float">
            <text:p>3349,693604</text:p>
          </table:table-cell>
          <table:table-cell table:number-columns-repeated="988"/>
        </table:table-row>
        <table:table-row table:style-name="ro1">
          <table:table-cell table:style-name="ce34" office:value-type="float" office:value="145537" calcext:value-type="float">
            <text:p>145537</text:p>
          </table:table-cell>
          <table:table-cell office:value-type="float" office:value="1037.942993" calcext:value-type="float">
            <text:p>1037,942993</text:p>
          </table:table-cell>
          <table:table-cell office:value-type="float" office:value="180" calcext:value-type="float">
            <text:p>180</text:p>
          </table:table-cell>
          <table:table-cell table:style-name="ce43" office:value-type="float" office:value="3465.296387" calcext:value-type="float">
            <text:p>3465,296387</text:p>
          </table:table-cell>
          <table:table-cell table:style-name="ce34" office:value-type="float" office:value="145537" calcext:value-type="float">
            <text:p>145537</text:p>
          </table:table-cell>
          <table:table-cell office:value-type="float" office:value="1244.421997" calcext:value-type="float">
            <text:p>1244,421997</text:p>
          </table:table-cell>
          <table:table-cell office:value-type="float" office:value="178" calcext:value-type="float">
            <text:p>178</text:p>
          </table:table-cell>
          <table:table-cell table:style-name="ce43" office:value-type="float" office:value="3512.606934" calcext:value-type="float">
            <text:p>3512,606934</text:p>
          </table:table-cell>
          <table:table-cell table:style-name="ce34" office:value-type="float" office:value="145537" calcext:value-type="float">
            <text:p>145537</text:p>
          </table:table-cell>
          <table:table-cell office:value-type="float" office:value="1057.090088" calcext:value-type="float">
            <text:p>1057,090088</text:p>
          </table:table-cell>
          <table:table-cell office:value-type="float" office:value="163" calcext:value-type="float">
            <text:p>163</text:p>
          </table:table-cell>
          <table:table-cell table:style-name="ce43" office:value-type="float" office:value="3791.519775" calcext:value-type="float">
            <text:p>3791,519775</text:p>
          </table:table-cell>
          <table:table-cell table:style-name="ce34" office:value-type="float" office:value="145537" calcext:value-type="float">
            <text:p>145537</text:p>
          </table:table-cell>
          <table:table-cell office:value-type="float" office:value="1363.23999" calcext:value-type="float">
            <text:p>1363,23999</text:p>
          </table:table-cell>
          <table:table-cell office:value-type="float" office:value="196" calcext:value-type="float">
            <text:p>196</text:p>
          </table:table-cell>
          <table:table-cell table:style-name="ce43" office:value-type="float" office:value="3987.310059" calcext:value-type="float">
            <text:p>3987,310059</text:p>
          </table:table-cell>
          <table:table-cell table:style-name="ce34" office:value-type="float" office:value="145537" calcext:value-type="float">
            <text:p>145537</text:p>
          </table:table-cell>
          <table:table-cell office:value-type="float" office:value="951.218994" calcext:value-type="float">
            <text:p>951,218994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45537" calcext:value-type="float">
            <text:p>145537</text:p>
          </table:table-cell>
          <table:table-cell office:value-type="float" office:value="1043.450928" calcext:value-type="float">
            <text:p>1043,450928</text:p>
          </table:table-cell>
          <table:table-cell office:value-type="float" office:value="247" calcext:value-type="float">
            <text:p>247</text:p>
          </table:table-cell>
          <table:table-cell table:style-name="ce43" office:value-type="float" office:value="4277.337891" calcext:value-type="float">
            <text:p>4277,337891</text:p>
          </table:table-cell>
          <table:table-cell table:style-name="ce34" office:value-type="float" office:value="145537" calcext:value-type="float">
            <text:p>145537</text:p>
          </table:table-cell>
          <table:table-cell office:value-type="float" office:value="891.155029" calcext:value-type="float">
            <text:p>891,155029</text:p>
          </table:table-cell>
          <table:table-cell office:value-type="float" office:value="202" calcext:value-type="float">
            <text:p>202</text:p>
          </table:table-cell>
          <table:table-cell table:style-name="ce43" office:value-type="float" office:value="3539.191406" calcext:value-type="float">
            <text:p>3539,191406</text:p>
          </table:table-cell>
          <table:table-cell table:style-name="ce34" office:value-type="float" office:value="145537" calcext:value-type="float">
            <text:p>145537</text:p>
          </table:table-cell>
          <table:table-cell office:value-type="float" office:value="1121.52002" calcext:value-type="float">
            <text:p>1121,52002</text:p>
          </table:table-cell>
          <table:table-cell office:value-type="float" office:value="167" calcext:value-type="float">
            <text:p>167</text:p>
          </table:table-cell>
          <table:table-cell table:style-name="ce43" office:value-type="float" office:value="3616.420166" calcext:value-type="float">
            <text:p>3616,420166</text:p>
          </table:table-cell>
          <table:table-cell table:style-name="ce34" office:value-type="float" office:value="145537" calcext:value-type="float">
            <text:p>145537</text:p>
          </table:table-cell>
          <table:table-cell office:value-type="float" office:value="1028.963013" calcext:value-type="float">
            <text:p>1028,963013</text:p>
          </table:table-cell>
          <table:table-cell office:value-type="float" office:value="225" calcext:value-type="float">
            <text:p>225</text:p>
          </table:table-cell>
          <table:table-cell table:style-name="ce43" office:value-type="float" office:value="4456.384277" calcext:value-type="float">
            <text:p>4456,384277</text:p>
          </table:table-cell>
          <table:table-cell table:number-columns-repeated="988"/>
        </table:table-row>
        <table:table-row table:style-name="ro1">
          <table:table-cell table:style-name="ce34" office:value-type="float" office:value="145815" calcext:value-type="float">
            <text:p>145815</text:p>
          </table:table-cell>
          <table:table-cell office:value-type="float" office:value="1094.23999" calcext:value-type="float">
            <text:p>1094,23999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2190.360107" calcext:value-type="float">
            <text:p>2190,360107</text:p>
          </table:table-cell>
          <table:table-cell table:style-name="ce34" office:value-type="float" office:value="145815" calcext:value-type="float">
            <text:p>145815</text:p>
          </table:table-cell>
          <table:table-cell office:value-type="float" office:value="899.294983" calcext:value-type="float">
            <text:p>899,294983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87.510986" calcext:value-type="float">
            <text:p>287,510986</text:p>
          </table:table-cell>
          <table:table-cell table:style-name="ce34" office:value-type="float" office:value="145815" calcext:value-type="float">
            <text:p>145815</text:p>
          </table:table-cell>
          <table:table-cell office:value-type="float" office:value="1030.509033" calcext:value-type="float">
            <text:p>1030,509033</text:p>
          </table:table-cell>
          <table:table-cell office:value-type="float" office:value="16" calcext:value-type="float">
            <text:p>16</text:p>
          </table:table-cell>
          <table:table-cell table:style-name="ce43" office:value-type="float" office:value="7953.912109" calcext:value-type="float">
            <text:p>7953,912109</text:p>
          </table:table-cell>
          <table:table-cell table:style-name="ce34" office:value-type="float" office:value="145815" calcext:value-type="float">
            <text:p>145815</text:p>
          </table:table-cell>
          <table:table-cell office:value-type="float" office:value="1067.963013" calcext:value-type="float">
            <text:p>1067,963013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1294.984985" calcext:value-type="float">
            <text:p>1294,984985</text:p>
          </table:table-cell>
          <table:table-cell table:style-name="ce34" office:value-type="float" office:value="145815" calcext:value-type="float">
            <text:p>145815</text:p>
          </table:table-cell>
          <table:table-cell office:value-type="float" office:value="1022.770996" calcext:value-type="float">
            <text:p>1022,770996</text:p>
          </table:table-cell>
          <table:table-cell office:value-type="float" office:value="12" calcext:value-type="float">
            <text:p>12</text:p>
          </table:table-cell>
          <table:table-cell table:style-name="ce43" office:value-type="float" office:value="5357.203125" calcext:value-type="float">
            <text:p>5357,203125</text:p>
          </table:table-cell>
          <table:table-cell table:style-name="ce34" office:value-type="float" office:value="145815" calcext:value-type="float">
            <text:p>145815</text:p>
          </table:table-cell>
          <table:table-cell office:value-type="float" office:value="1069.118042" calcext:value-type="float">
            <text:p>1069,118042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784.815796" calcext:value-type="float">
            <text:p>1784,815796</text:p>
          </table:table-cell>
          <table:table-cell table:style-name="ce34" office:value-type="float" office:value="145815" calcext:value-type="float">
            <text:p>145815</text:p>
          </table:table-cell>
          <table:table-cell office:value-type="float" office:value="794.226013" calcext:value-type="float">
            <text:p>794,226013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920.858032" calcext:value-type="float">
            <text:p>920,858032</text:p>
          </table:table-cell>
          <table:table-cell table:style-name="ce34" office:value-type="float" office:value="145815" calcext:value-type="float">
            <text:p>145815</text:p>
          </table:table-cell>
          <table:table-cell office:value-type="float" office:value="970.247986" calcext:value-type="float">
            <text:p>970,247986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691.215942" calcext:value-type="float">
            <text:p>691,215942</text:p>
          </table:table-cell>
          <table:table-cell table:style-name="ce34" office:value-type="float" office:value="145815" calcext:value-type="float">
            <text:p>145815</text:p>
          </table:table-cell>
          <table:table-cell office:value-type="float" office:value="947.188965" calcext:value-type="float">
            <text:p>947,188965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566.921997" calcext:value-type="float">
            <text:p>566,921997</text:p>
          </table:table-cell>
          <table:table-cell table:number-columns-repeated="988"/>
        </table:table-row>
        <table:table-row table:style-name="ro1">
          <table:table-cell table:style-name="ce34" office:value-type="float" office:value="150132" calcext:value-type="float">
            <text:p>150132</text:p>
          </table:table-cell>
          <table:table-cell office:value-type="float" office:value="983.389038" calcext:value-type="float">
            <text:p>983,389038</text:p>
          </table:table-cell>
          <table:table-cell office:value-type="float" office:value="247" calcext:value-type="float">
            <text:p>247</text:p>
          </table:table-cell>
          <table:table-cell table:style-name="ce43" office:value-type="float" office:value="4699.107422" calcext:value-type="float">
            <text:p>4699,107422</text:p>
          </table:table-cell>
          <table:table-cell table:style-name="ce34" office:value-type="float" office:value="150132" calcext:value-type="float">
            <text:p>150132</text:p>
          </table:table-cell>
          <table:table-cell office:value-type="float" office:value="984.399963" calcext:value-type="float">
            <text:p>984,399963</text:p>
          </table:table-cell>
          <table:table-cell office:value-type="float" office:value="210" calcext:value-type="float">
            <text:p>210</text:p>
          </table:table-cell>
          <table:table-cell table:style-name="ce43" office:value-type="float" office:value="3948.881592" calcext:value-type="float">
            <text:p>3948,881592</text:p>
          </table:table-cell>
          <table:table-cell table:style-name="ce34" office:value-type="float" office:value="150132" calcext:value-type="float">
            <text:p>150132</text:p>
          </table:table-cell>
          <table:table-cell office:value-type="float" office:value="1066.287964" calcext:value-type="float">
            <text:p>1066,287964</text:p>
          </table:table-cell>
          <table:table-cell office:value-type="float" office:value="210" calcext:value-type="float">
            <text:p>210</text:p>
          </table:table-cell>
          <table:table-cell table:style-name="ce43" office:value-type="float" office:value="4218.125" calcext:value-type="float">
            <text:p>4218,125</text:p>
          </table:table-cell>
          <table:table-cell table:style-name="ce34" office:value-type="float" office:value="150132" calcext:value-type="float">
            <text:p>150132</text:p>
          </table:table-cell>
          <table:table-cell office:value-type="float" office:value="1075.536011" calcext:value-type="float">
            <text:p>1075,536011</text:p>
          </table:table-cell>
          <table:table-cell office:value-type="float" office:value="215" calcext:value-type="float">
            <text:p>215</text:p>
          </table:table-cell>
          <table:table-cell table:style-name="ce43" office:value-type="float" office:value="3669.27124" calcext:value-type="float">
            <text:p>3669,27124</text:p>
          </table:table-cell>
          <table:table-cell table:style-name="ce34" office:value-type="float" office:value="150132" calcext:value-type="float">
            <text:p>150132</text:p>
          </table:table-cell>
          <table:table-cell office:value-type="float" office:value="1171.684937" calcext:value-type="float">
            <text:p>1171,684937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312.479004" calcext:value-type="float">
            <text:p>312,479004</text:p>
          </table:table-cell>
          <table:table-cell table:style-name="ce34" office:value-type="float" office:value="150132" calcext:value-type="float">
            <text:p>150132</text:p>
          </table:table-cell>
          <table:table-cell office:value-type="float" office:value="1093.350952" calcext:value-type="float">
            <text:p>1093,350952</text:p>
          </table:table-cell>
          <table:table-cell office:value-type="float" office:value="237" calcext:value-type="float">
            <text:p>237</text:p>
          </table:table-cell>
          <table:table-cell table:style-name="ce43" office:value-type="float" office:value="4578.410645" calcext:value-type="float">
            <text:p>4578,410645</text:p>
          </table:table-cell>
          <table:table-cell table:style-name="ce34" office:value-type="float" office:value="150132" calcext:value-type="float">
            <text:p>150132</text:p>
          </table:table-cell>
          <table:table-cell office:value-type="float" office:value="1102.307983" calcext:value-type="float">
            <text:p>1102,307983</text:p>
          </table:table-cell>
          <table:table-cell office:value-type="float" office:value="240" calcext:value-type="float">
            <text:p>240</text:p>
          </table:table-cell>
          <table:table-cell table:style-name="ce43" office:value-type="float" office:value="5060.007812" calcext:value-type="float">
            <text:p>5060,007812</text:p>
          </table:table-cell>
          <table:table-cell table:style-name="ce34" office:value-type="float" office:value="150132" calcext:value-type="float">
            <text:p>150132</text:p>
          </table:table-cell>
          <table:table-cell office:value-type="float" office:value="982.052002" calcext:value-type="float">
            <text:p>982,052002</text:p>
          </table:table-cell>
          <table:table-cell office:value-type="float" office:value="246" calcext:value-type="float">
            <text:p>246</text:p>
          </table:table-cell>
          <table:table-cell table:style-name="ce43" office:value-type="float" office:value="4756.205078" calcext:value-type="float">
            <text:p>4756,205078</text:p>
          </table:table-cell>
          <table:table-cell table:style-name="ce34" office:value-type="float" office:value="150132" calcext:value-type="float">
            <text:p>150132</text:p>
          </table:table-cell>
          <table:table-cell office:value-type="float" office:value="1242.279053" calcext:value-type="float">
            <text:p>1242,279053</text:p>
          </table:table-cell>
          <table:table-cell office:value-type="float" office:value="271" calcext:value-type="float">
            <text:p>271</text:p>
          </table:table-cell>
          <table:table-cell table:style-name="ce43" office:value-type="float" office:value="5133.111816" calcext:value-type="float">
            <text:p>5133,111816</text:p>
          </table:table-cell>
          <table:table-cell table:number-columns-repeated="988"/>
        </table:table-row>
        <table:table-row table:style-name="ro1">
          <table:table-cell table:style-name="ce34" office:value-type="float" office:value="150358" calcext:value-type="float">
            <text:p>150358</text:p>
          </table:table-cell>
          <table:table-cell office:value-type="float" office:value="872.174988" calcext:value-type="float">
            <text:p>872,174988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192.841919" calcext:value-type="float">
            <text:p>1192,841919</text:p>
          </table:table-cell>
          <table:table-cell table:style-name="ce34" office:value-type="float" office:value="150358" calcext:value-type="float">
            <text:p>150358</text:p>
          </table:table-cell>
          <table:table-cell office:value-type="float" office:value="834.662048" calcext:value-type="float">
            <text:p>834,662048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2268.928223" calcext:value-type="float">
            <text:p>2268,928223</text:p>
          </table:table-cell>
          <table:table-cell table:style-name="ce34" office:value-type="float" office:value="150358" calcext:value-type="float">
            <text:p>150358</text:p>
          </table:table-cell>
          <table:table-cell office:value-type="float" office:value="965.618042" calcext:value-type="float">
            <text:p>965,618042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327.493896" calcext:value-type="float">
            <text:p>1327,493896</text:p>
          </table:table-cell>
          <table:table-cell table:style-name="ce34" office:value-type="float" office:value="150358" calcext:value-type="float">
            <text:p>150358</text:p>
          </table:table-cell>
          <table:table-cell office:value-type="float" office:value="947.218018" calcext:value-type="float">
            <text:p>947,218018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656.64801" calcext:value-type="float">
            <text:p>656,64801</text:p>
          </table:table-cell>
          <table:table-cell table:style-name="ce34" office:value-type="float" office:value="150358" calcext:value-type="float">
            <text:p>150358</text:p>
          </table:table-cell>
          <table:table-cell office:value-type="float" office:value="1014.979004" calcext:value-type="float">
            <text:p>1014,979004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761.419983" calcext:value-type="float">
            <text:p>761,419983</text:p>
          </table:table-cell>
          <table:table-cell table:style-name="ce34" office:value-type="float" office:value="150358" calcext:value-type="float">
            <text:p>150358</text:p>
          </table:table-cell>
          <table:table-cell office:value-type="float" office:value="908.60498" calcext:value-type="float">
            <text:p>908,60498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929.379028" calcext:value-type="float">
            <text:p>929,379028</text:p>
          </table:table-cell>
          <table:table-cell table:style-name="ce34" office:value-type="float" office:value="150358" calcext:value-type="float">
            <text:p>150358</text:p>
          </table:table-cell>
          <table:table-cell office:value-type="float" office:value="810.799988" calcext:value-type="float">
            <text:p>810,799988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768.473877" calcext:value-type="float">
            <text:p>1768,473877</text:p>
          </table:table-cell>
          <table:table-cell table:style-name="ce34" office:value-type="float" office:value="150358" calcext:value-type="float">
            <text:p>150358</text:p>
          </table:table-cell>
          <table:table-cell office:value-type="float" office:value="1009.443054" calcext:value-type="float">
            <text:p>1009,443054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10440.470703" calcext:value-type="float">
            <text:p>10440,470703</text:p>
          </table:table-cell>
          <table:table-cell table:style-name="ce34" office:value-type="float" office:value="150358" calcext:value-type="float">
            <text:p>150358</text:p>
          </table:table-cell>
          <table:table-cell office:value-type="float" office:value="850.942017" calcext:value-type="float">
            <text:p>850,942017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446.515015" calcext:value-type="float">
            <text:p>1446,515015</text:p>
          </table:table-cell>
          <table:table-cell table:number-columns-repeated="988"/>
        </table:table-row>
        <table:table-row table:style-name="ro1">
          <table:table-cell table:style-name="ce34" office:value-type="float" office:value="150541" calcext:value-type="float">
            <text:p>150541</text:p>
          </table:table-cell>
          <table:table-cell office:value-type="float" office:value="1088.984985" calcext:value-type="float">
            <text:p>1088,984985</text:p>
          </table:table-cell>
          <table:table-cell office:value-type="float" office:value="177" calcext:value-type="float">
            <text:p>177</text:p>
          </table:table-cell>
          <table:table-cell table:style-name="ce43" office:value-type="float" office:value="3875.702637" calcext:value-type="float">
            <text:p>3875,702637</text:p>
          </table:table-cell>
          <table:table-cell table:style-name="ce34" office:value-type="float" office:value="150541" calcext:value-type="float">
            <text:p>150541</text:p>
          </table:table-cell>
          <table:table-cell office:value-type="float" office:value="1034.222046" calcext:value-type="float">
            <text:p>1034,222046</text:p>
          </table:table-cell>
          <table:table-cell office:value-type="float" office:value="203" calcext:value-type="float">
            <text:p>203</text:p>
          </table:table-cell>
          <table:table-cell table:style-name="ce43" office:value-type="float" office:value="4583.976074" calcext:value-type="float">
            <text:p>4583,976074</text:p>
          </table:table-cell>
          <table:table-cell table:style-name="ce34" office:value-type="float" office:value="150541" calcext:value-type="float">
            <text:p>150541</text:p>
          </table:table-cell>
          <table:table-cell office:value-type="float" office:value="1115.753052" calcext:value-type="float">
            <text:p>1115,753052</text:p>
          </table:table-cell>
          <table:table-cell office:value-type="float" office:value="189" calcext:value-type="float">
            <text:p>189</text:p>
          </table:table-cell>
          <table:table-cell table:style-name="ce43" office:value-type="float" office:value="4532.878906" calcext:value-type="float">
            <text:p>4532,878906</text:p>
          </table:table-cell>
          <table:table-cell table:style-name="ce34" office:value-type="float" office:value="150541" calcext:value-type="float">
            <text:p>150541</text:p>
          </table:table-cell>
          <table:table-cell office:value-type="float" office:value="1135.39502" calcext:value-type="float">
            <text:p>1135,39502</text:p>
          </table:table-cell>
          <table:table-cell office:value-type="float" office:value="167" calcext:value-type="float">
            <text:p>167</text:p>
          </table:table-cell>
          <table:table-cell table:style-name="ce43" office:value-type="float" office:value="3539.398682" calcext:value-type="float">
            <text:p>3539,398682</text:p>
          </table:table-cell>
          <table:table-cell table:style-name="ce34" office:value-type="float" office:value="150541" calcext:value-type="float">
            <text:p>150541</text:p>
          </table:table-cell>
          <table:table-cell office:value-type="float" office:value="1171.020996" calcext:value-type="float">
            <text:p>1171,020996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235.630005" calcext:value-type="float">
            <text:p>235,630005</text:p>
          </table:table-cell>
          <table:table-cell table:style-name="ce34" office:value-type="float" office:value="150541" calcext:value-type="float">
            <text:p>150541</text:p>
          </table:table-cell>
          <table:table-cell office:value-type="float" office:value="1128.924927" calcext:value-type="float">
            <text:p>1128,924927</text:p>
          </table:table-cell>
          <table:table-cell office:value-type="float" office:value="207" calcext:value-type="float">
            <text:p>207</text:p>
          </table:table-cell>
          <table:table-cell table:style-name="ce43" office:value-type="float" office:value="4581.302734" calcext:value-type="float">
            <text:p>4581,302734</text:p>
          </table:table-cell>
          <table:table-cell table:style-name="ce34" office:value-type="float" office:value="150541" calcext:value-type="float">
            <text:p>150541</text:p>
          </table:table-cell>
          <table:table-cell office:value-type="float" office:value="1069.000977" calcext:value-type="float">
            <text:p>1069,000977</text:p>
          </table:table-cell>
          <table:table-cell office:value-type="float" office:value="163" calcext:value-type="float">
            <text:p>163</text:p>
          </table:table-cell>
          <table:table-cell table:style-name="ce43" office:value-type="float" office:value="3870.617432" calcext:value-type="float">
            <text:p>3870,617432</text:p>
          </table:table-cell>
          <table:table-cell table:style-name="ce34" office:value-type="float" office:value="150541" calcext:value-type="float">
            <text:p>150541</text:p>
          </table:table-cell>
          <table:table-cell office:value-type="float" office:value="986.39801" calcext:value-type="float">
            <text:p>986,39801</text:p>
          </table:table-cell>
          <table:table-cell office:value-type="float" office:value="203" calcext:value-type="float">
            <text:p>203</text:p>
          </table:table-cell>
          <table:table-cell table:style-name="ce43" office:value-type="float" office:value="4979.890137" calcext:value-type="float">
            <text:p>4979,890137</text:p>
          </table:table-cell>
          <table:table-cell table:style-name="ce34" office:value-type="float" office:value="150541" calcext:value-type="float">
            <text:p>150541</text:p>
          </table:table-cell>
          <table:table-cell office:value-type="float" office:value="1065.119995" calcext:value-type="float">
            <text:p>1065,119995</text:p>
          </table:table-cell>
          <table:table-cell office:value-type="float" office:value="206" calcext:value-type="float">
            <text:p>206</text:p>
          </table:table-cell>
          <table:table-cell table:style-name="ce43" office:value-type="float" office:value="4368.474121" calcext:value-type="float">
            <text:p>4368,474121</text:p>
          </table:table-cell>
          <table:table-cell table:number-columns-repeated="988"/>
        </table:table-row>
        <table:table-row table:style-name="ro1">
          <table:table-cell table:style-name="ce34" office:value-type="float" office:value="150804" calcext:value-type="float">
            <text:p>150804</text:p>
          </table:table-cell>
          <table:table-cell office:value-type="float" office:value="967.807983" calcext:value-type="float">
            <text:p>967,807983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767.421021" calcext:value-type="float">
            <text:p>767,421021</text:p>
          </table:table-cell>
          <table:table-cell table:style-name="ce34" office:value-type="float" office:value="150804" calcext:value-type="float">
            <text:p>150804</text:p>
          </table:table-cell>
          <table:table-cell office:value-type="float" office:value="969.781982" calcext:value-type="float">
            <text:p>969,78198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534.436035" calcext:value-type="float">
            <text:p>534,436035</text:p>
          </table:table-cell>
          <table:table-cell table:style-name="ce34" office:value-type="float" office:value="150804" calcext:value-type="float">
            <text:p>150804</text:p>
          </table:table-cell>
          <table:table-cell office:value-type="float" office:value="815.572998" calcext:value-type="float">
            <text:p>815,572998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1527.508911" calcext:value-type="float">
            <text:p>1527,508911</text:p>
          </table:table-cell>
          <table:table-cell table:style-name="ce34" office:value-type="float" office:value="150804" calcext:value-type="float">
            <text:p>150804</text:p>
          </table:table-cell>
          <table:table-cell office:value-type="float" office:value="851.948975" calcext:value-type="float">
            <text:p>851,94897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515.297119" calcext:value-type="float">
            <text:p>1515,297119</text:p>
          </table:table-cell>
          <table:table-cell table:style-name="ce34" office:value-type="float" office:value="150804" calcext:value-type="float">
            <text:p>150804</text:p>
          </table:table-cell>
          <table:table-cell office:value-type="float" office:value="952.497009" calcext:value-type="float">
            <text:p>952,497009</text:p>
          </table:table-cell>
          <table:table-cell office:value-type="float" office:value="32" calcext:value-type="float">
            <text:p>32</text:p>
          </table:table-cell>
          <table:table-cell table:style-name="ce43" office:value-type="float" office:value="4108.855957" calcext:value-type="float">
            <text:p>4108,855957</text:p>
          </table:table-cell>
          <table:table-cell table:style-name="ce34" office:value-type="float" office:value="150804" calcext:value-type="float">
            <text:p>150804</text:p>
          </table:table-cell>
          <table:table-cell office:value-type="float" office:value="963.177979" calcext:value-type="float">
            <text:p>963,177979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184.547119" calcext:value-type="float">
            <text:p>1184,547119</text:p>
          </table:table-cell>
          <table:table-cell table:style-name="ce34" office:value-type="float" office:value="150804" calcext:value-type="float">
            <text:p>150804</text:p>
          </table:table-cell>
          <table:table-cell office:value-type="float" office:value="864.910034" calcext:value-type="float">
            <text:p>864,910034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522.484985" calcext:value-type="float">
            <text:p>1522,484985</text:p>
          </table:table-cell>
          <table:table-cell table:style-name="ce34" office:value-type="float" office:value="150804" calcext:value-type="float">
            <text:p>150804</text:p>
          </table:table-cell>
          <table:table-cell office:value-type="float" office:value="1058.869995" calcext:value-type="float">
            <text:p>1058,86999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643.912964" calcext:value-type="float">
            <text:p>643,912964</text:p>
          </table:table-cell>
          <table:table-cell table:style-name="ce34" office:value-type="float" office:value="150804" calcext:value-type="float">
            <text:p>150804</text:p>
          </table:table-cell>
          <table:table-cell office:value-type="float" office:value="984.570007" calcext:value-type="float">
            <text:p>984,57000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185.123047" calcext:value-type="float">
            <text:p>1185,123047</text:p>
          </table:table-cell>
          <table:table-cell table:number-columns-repeated="988"/>
        </table:table-row>
        <table:table-row table:style-name="ro1">
          <table:table-cell table:style-name="ce34" office:value-type="float" office:value="151114" calcext:value-type="float">
            <text:p>151114</text:p>
          </table:table-cell>
          <table:table-cell office:value-type="float" office:value="987.450012" calcext:value-type="float">
            <text:p>987,45001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376.389038" calcext:value-type="float">
            <text:p>376,389038</text:p>
          </table:table-cell>
          <table:table-cell table:style-name="ce34" office:value-type="float" office:value="151114" calcext:value-type="float">
            <text:p>151114</text:p>
          </table:table-cell>
          <table:table-cell office:value-type="float" office:value="931.922974" calcext:value-type="float">
            <text:p>931,922974</text:p>
          </table:table-cell>
          <table:table-cell office:value-type="float" office:value="14" calcext:value-type="float">
            <text:p>14</text:p>
          </table:table-cell>
          <table:table-cell table:style-name="ce43" office:value-type="float" office:value="1806.000977" calcext:value-type="float">
            <text:p>1806,000977</text:p>
          </table:table-cell>
          <table:table-cell table:style-name="ce34" office:value-type="float" office:value="151114" calcext:value-type="float">
            <text:p>151114</text:p>
          </table:table-cell>
          <table:table-cell office:value-type="float" office:value="956.617981" calcext:value-type="float">
            <text:p>956,617981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831.810059" calcext:value-type="float">
            <text:p>831,810059</text:p>
          </table:table-cell>
          <table:table-cell table:style-name="ce34" office:value-type="float" office:value="151114" calcext:value-type="float">
            <text:p>151114</text:p>
          </table:table-cell>
          <table:table-cell office:value-type="float" office:value="814.088013" calcext:value-type="float">
            <text:p>814,088013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671.555054" calcext:value-type="float">
            <text:p>1671,555054</text:p>
          </table:table-cell>
          <table:table-cell table:style-name="ce34" office:value-type="float" office:value="151114" calcext:value-type="float">
            <text:p>151114</text:p>
          </table:table-cell>
          <table:table-cell office:value-type="float" office:value="1102.728027" calcext:value-type="float">
            <text:p>1102,728027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713.055969" calcext:value-type="float">
            <text:p>713,055969</text:p>
          </table:table-cell>
          <table:table-cell table:style-name="ce34" office:value-type="float" office:value="151114" calcext:value-type="float">
            <text:p>151114</text:p>
          </table:table-cell>
          <table:table-cell office:value-type="float" office:value="792.078003" calcext:value-type="float">
            <text:p>792,078003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128.810059" calcext:value-type="float">
            <text:p>1128,810059</text:p>
          </table:table-cell>
          <table:table-cell table:style-name="ce34" office:value-type="float" office:value="151114" calcext:value-type="float">
            <text:p>151114</text:p>
          </table:table-cell>
          <table:table-cell office:value-type="float" office:value="1229.271973" calcext:value-type="float">
            <text:p>1229,271973</text:p>
          </table:table-cell>
          <table:table-cell office:value-type="float" office:value="22" calcext:value-type="float">
            <text:p>22</text:p>
          </table:table-cell>
          <table:table-cell table:style-name="ce43" office:value-type="float" office:value="5992.307617" calcext:value-type="float">
            <text:p>5992,307617</text:p>
          </table:table-cell>
          <table:table-cell table:style-name="ce34" office:value-type="float" office:value="151114" calcext:value-type="float">
            <text:p>151114</text:p>
          </table:table-cell>
          <table:table-cell office:value-type="float" office:value="846.625" calcext:value-type="float">
            <text:p>846,625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027.037964" calcext:value-type="float">
            <text:p>1027,037964</text:p>
          </table:table-cell>
          <table:table-cell table:style-name="ce34" office:value-type="float" office:value="151114" calcext:value-type="float">
            <text:p>151114</text:p>
          </table:table-cell>
          <table:table-cell office:value-type="float" office:value="852.541992" calcext:value-type="float">
            <text:p>852,54199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699.346008" calcext:value-type="float">
            <text:p>699,346008</text:p>
          </table:table-cell>
          <table:table-cell table:number-columns-repeated="988"/>
        </table:table-row>
        <table:table-row table:style-name="ro1">
          <table:table-cell table:style-name="ce34" office:value-type="float" office:value="151522" calcext:value-type="float">
            <text:p>151522</text:p>
          </table:table-cell>
          <table:table-cell office:value-type="float" office:value="955.708984" calcext:value-type="float">
            <text:p>955,708984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344.923096" calcext:value-type="float">
            <text:p>2344,923096</text:p>
          </table:table-cell>
          <table:table-cell table:style-name="ce34" office:value-type="float" office:value="151522" calcext:value-type="float">
            <text:p>151522</text:p>
          </table:table-cell>
          <table:table-cell office:value-type="float" office:value="999.894958" calcext:value-type="float">
            <text:p>999,894958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287.900879" calcext:value-type="float">
            <text:p>2287,900879</text:p>
          </table:table-cell>
          <table:table-cell table:style-name="ce34" office:value-type="float" office:value="151522" calcext:value-type="float">
            <text:p>151522</text:p>
          </table:table-cell>
          <table:table-cell office:value-type="float" office:value="923.511047" calcext:value-type="float">
            <text:p>923,511047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786.280029" calcext:value-type="float">
            <text:p>786,280029</text:p>
          </table:table-cell>
          <table:table-cell table:style-name="ce34" office:value-type="float" office:value="151522" calcext:value-type="float">
            <text:p>151522</text:p>
          </table:table-cell>
          <table:table-cell office:value-type="float" office:value="992.455994" calcext:value-type="float">
            <text:p>992,455994</text:p>
          </table:table-cell>
          <table:table-cell office:value-type="float" office:value="27" calcext:value-type="float">
            <text:p>27</text:p>
          </table:table-cell>
          <table:table-cell table:style-name="ce43" office:value-type="float" office:value="8964.791992" calcext:value-type="float">
            <text:p>8964,791992</text:p>
          </table:table-cell>
          <table:table-cell table:style-name="ce34" office:value-type="float" office:value="151522" calcext:value-type="float">
            <text:p>151522</text:p>
          </table:table-cell>
          <table:table-cell office:value-type="float" office:value="867.946045" calcext:value-type="float">
            <text:p>867,94604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187.75" calcext:value-type="float">
            <text:p>1187,75</text:p>
          </table:table-cell>
          <table:table-cell table:style-name="ce34" office:value-type="float" office:value="151522" calcext:value-type="float">
            <text:p>151522</text:p>
          </table:table-cell>
          <table:table-cell office:value-type="float" office:value="792.522034" calcext:value-type="float">
            <text:p>792,522034</text:p>
          </table:table-cell>
          <table:table-cell office:value-type="float" office:value="16" calcext:value-type="float">
            <text:p>16</text:p>
          </table:table-cell>
          <table:table-cell table:style-name="ce43" office:value-type="float" office:value="4584.139648" calcext:value-type="float">
            <text:p>4584,139648</text:p>
          </table:table-cell>
          <table:table-cell table:style-name="ce34" office:value-type="float" office:value="151522" calcext:value-type="float">
            <text:p>151522</text:p>
          </table:table-cell>
          <table:table-cell office:value-type="float" office:value="898.220032" calcext:value-type="float">
            <text:p>898,22003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763.260986" calcext:value-type="float">
            <text:p>1763,260986</text:p>
          </table:table-cell>
          <table:table-cell table:style-name="ce34" office:value-type="float" office:value="151522" calcext:value-type="float">
            <text:p>151522</text:p>
          </table:table-cell>
          <table:table-cell office:value-type="float" office:value="771.994019" calcext:value-type="float">
            <text:p>771,994019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346.949097" calcext:value-type="float">
            <text:p>1346,949097</text:p>
          </table:table-cell>
          <table:table-cell table:style-name="ce34" office:value-type="float" office:value="151522" calcext:value-type="float">
            <text:p>151522</text:p>
          </table:table-cell>
          <table:table-cell office:value-type="float" office:value="777.741028" calcext:value-type="float">
            <text:p>777,741028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427.776001" calcext:value-type="float">
            <text:p>1427,776001</text:p>
          </table:table-cell>
          <table:table-cell table:number-columns-repeated="988"/>
        </table:table-row>
        <table:table-row table:style-name="ro1">
          <table:table-cell table:style-name="ce34" office:value-type="float" office:value="151718" calcext:value-type="float">
            <text:p>151718</text:p>
          </table:table-cell>
          <table:table-cell office:value-type="float" office:value="896.112" calcext:value-type="float">
            <text:p>896,11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667.118896" calcext:value-type="float">
            <text:p>1667,118896</text:p>
          </table:table-cell>
          <table:table-cell table:style-name="ce34" office:value-type="float" office:value="151718" calcext:value-type="float">
            <text:p>151718</text:p>
          </table:table-cell>
          <table:table-cell office:value-type="float" office:value="838.674011" calcext:value-type="float">
            <text:p>838,674011</text:p>
          </table:table-cell>
          <table:table-cell office:value-type="float" office:value="11" calcext:value-type="float">
            <text:p>11</text:p>
          </table:table-cell>
          <table:table-cell table:style-name="ce43" office:value-type="float" office:value="1606.052002" calcext:value-type="float">
            <text:p>1606,052002</text:p>
          </table:table-cell>
          <table:table-cell table:style-name="ce34" office:value-type="float" office:value="151718" calcext:value-type="float">
            <text:p>151718</text:p>
          </table:table-cell>
          <table:table-cell office:value-type="float" office:value="753.991028" calcext:value-type="float">
            <text:p>753,991028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254.043945" calcext:value-type="float">
            <text:p>1254,043945</text:p>
          </table:table-cell>
          <table:table-cell table:style-name="ce34" office:value-type="float" office:value="151718" calcext:value-type="float">
            <text:p>151718</text:p>
          </table:table-cell>
          <table:table-cell office:value-type="float" office:value="1157.18103" calcext:value-type="float">
            <text:p>1157,18103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997.738037" calcext:value-type="float">
            <text:p>997,738037</text:p>
          </table:table-cell>
          <table:table-cell table:style-name="ce34" office:value-type="float" office:value="151718" calcext:value-type="float">
            <text:p>151718</text:p>
          </table:table-cell>
          <table:table-cell office:value-type="float" office:value="1017.132019" calcext:value-type="float">
            <text:p>1017,132019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527.888" calcext:value-type="float">
            <text:p>527,888</text:p>
          </table:table-cell>
          <table:table-cell table:style-name="ce34" office:value-type="float" office:value="151718" calcext:value-type="float">
            <text:p>151718</text:p>
          </table:table-cell>
          <table:table-cell office:value-type="float" office:value="888.843018" calcext:value-type="float">
            <text:p>888,843018</text:p>
          </table:table-cell>
          <table:table-cell office:value-type="float" office:value="31" calcext:value-type="float">
            <text:p>31</text:p>
          </table:table-cell>
          <table:table-cell table:style-name="ce43" office:value-type="float" office:value="7346.102539" calcext:value-type="float">
            <text:p>7346,102539</text:p>
          </table:table-cell>
          <table:table-cell table:style-name="ce34" office:value-type="float" office:value="151718" calcext:value-type="float">
            <text:p>151718</text:p>
          </table:table-cell>
          <table:table-cell office:value-type="float" office:value="937.247986" calcext:value-type="float">
            <text:p>937,247986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432.761841" calcext:value-type="float">
            <text:p>1432,761841</text:p>
          </table:table-cell>
          <table:table-cell table:style-name="ce34" office:value-type="float" office:value="151718" calcext:value-type="float">
            <text:p>151718</text:p>
          </table:table-cell>
          <table:table-cell office:value-type="float" office:value="848.242981" calcext:value-type="float">
            <text:p>848,242981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1205.375122" calcext:value-type="float">
            <text:p>1205,375122</text:p>
          </table:table-cell>
          <table:table-cell table:style-name="ce34" office:value-type="float" office:value="151718" calcext:value-type="float">
            <text:p>151718</text:p>
          </table:table-cell>
          <table:table-cell office:value-type="float" office:value="820.606995" calcext:value-type="float">
            <text:p>820,606995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540.385071" calcext:value-type="float">
            <text:p>540,385071</text:p>
          </table:table-cell>
          <table:table-cell table:number-columns-repeated="988"/>
        </table:table-row>
        <table:table-row table:style-name="ro1">
          <table:table-cell table:style-name="ce34" office:value-type="float" office:value="153209" calcext:value-type="float">
            <text:p>153209</text:p>
          </table:table-cell>
          <table:table-cell office:value-type="float" office:value="1551.333984" calcext:value-type="float">
            <text:p>1551,333984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97.539978" calcext:value-type="float">
            <text:p>297,539978</text:p>
          </table:table-cell>
          <table:table-cell table:style-name="ce34" office:value-type="float" office:value="153209" calcext:value-type="float">
            <text:p>153209</text:p>
          </table:table-cell>
          <table:table-cell office:value-type="float" office:value="1086.001099" calcext:value-type="float">
            <text:p>1086,001099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349.518982" calcext:value-type="float">
            <text:p>349,518982</text:p>
          </table:table-cell>
          <table:table-cell table:style-name="ce34" office:value-type="float" office:value="153209" calcext:value-type="float">
            <text:p>153209</text:p>
          </table:table-cell>
          <table:table-cell office:value-type="float" office:value="817.630981" calcext:value-type="float">
            <text:p>817,630981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898.601013" calcext:value-type="float">
            <text:p>898,601013</text:p>
          </table:table-cell>
          <table:table-cell table:style-name="ce34" office:value-type="float" office:value="153209" calcext:value-type="float">
            <text:p>153209</text:p>
          </table:table-cell>
          <table:table-cell office:value-type="float" office:value="913.565002" calcext:value-type="float">
            <text:p>913,56500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70.226013" calcext:value-type="float">
            <text:p>270,226013</text:p>
          </table:table-cell>
          <table:table-cell table:style-name="ce34" office:value-type="float" office:value="153209" calcext:value-type="float">
            <text:p>153209</text:p>
          </table:table-cell>
          <table:table-cell office:value-type="float" office:value="912.766968" calcext:value-type="float">
            <text:p>912,766968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217.164917" calcext:value-type="float">
            <text:p>1217,164917</text:p>
          </table:table-cell>
          <table:table-cell table:style-name="ce34" office:value-type="float" office:value="153209" calcext:value-type="float">
            <text:p>153209</text:p>
          </table:table-cell>
          <table:table-cell office:value-type="float" office:value="1170.176025" calcext:value-type="float">
            <text:p>1170,176025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504.624023" calcext:value-type="float">
            <text:p>504,624023</text:p>
          </table:table-cell>
          <table:table-cell table:style-name="ce34" office:value-type="float" office:value="153209" calcext:value-type="float">
            <text:p>153209</text:p>
          </table:table-cell>
          <table:table-cell office:value-type="float" office:value="1402.922974" calcext:value-type="float">
            <text:p>1402,92297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698.10498" calcext:value-type="float">
            <text:p>698,10498</text:p>
          </table:table-cell>
          <table:table-cell table:style-name="ce34" office:value-type="float" office:value="153209" calcext:value-type="float">
            <text:p>153209</text:p>
          </table:table-cell>
          <table:table-cell office:value-type="float" office:value="878.709961" calcext:value-type="float">
            <text:p>878,709961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302.950012" calcext:value-type="float">
            <text:p>302,950012</text:p>
          </table:table-cell>
          <table:table-cell table:style-name="ce34" office:value-type="float" office:value="153209" calcext:value-type="float">
            <text:p>153209</text:p>
          </table:table-cell>
          <table:table-cell office:value-type="float" office:value="844.382996" calcext:value-type="float">
            <text:p>844,382996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817.227966" calcext:value-type="float">
            <text:p>817,227966</text:p>
          </table:table-cell>
          <table:table-cell table:number-columns-repeated="988"/>
        </table:table-row>
        <table:table-row table:style-name="ro1">
          <table:table-cell table:style-name="ce34" office:value-type="float" office:value="153710" calcext:value-type="float">
            <text:p>153710</text:p>
          </table:table-cell>
          <table:table-cell office:value-type="float" office:value="1068.178101" calcext:value-type="float">
            <text:p>1068,178101</text:p>
          </table:table-cell>
          <table:table-cell office:value-type="float" office:value="12" calcext:value-type="float">
            <text:p>12</text:p>
          </table:table-cell>
          <table:table-cell table:style-name="ce43" office:value-type="float" office:value="2751.945801" calcext:value-type="float">
            <text:p>2751,945801</text:p>
          </table:table-cell>
          <table:table-cell table:style-name="ce34" office:value-type="float" office:value="153710" calcext:value-type="float">
            <text:p>153710</text:p>
          </table:table-cell>
          <table:table-cell office:value-type="float" office:value="905.502014" calcext:value-type="float">
            <text:p>905,502014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686.779785" calcext:value-type="float">
            <text:p>1686,779785</text:p>
          </table:table-cell>
          <table:table-cell table:style-name="ce34" office:value-type="float" office:value="153710" calcext:value-type="float">
            <text:p>153710</text:p>
          </table:table-cell>
          <table:table-cell office:value-type="float" office:value="1018.939026" calcext:value-type="float">
            <text:p>1018,939026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546.89801" calcext:value-type="float">
            <text:p>546,89801</text:p>
          </table:table-cell>
          <table:table-cell table:style-name="ce34" office:value-type="float" office:value="153710" calcext:value-type="float">
            <text:p>153710</text:p>
          </table:table-cell>
          <table:table-cell office:value-type="float" office:value="920.162964" calcext:value-type="float">
            <text:p>920,162964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1428.403076" calcext:value-type="float">
            <text:p>1428,403076</text:p>
          </table:table-cell>
          <table:table-cell table:style-name="ce34" office:value-type="float" office:value="153710" calcext:value-type="float">
            <text:p>153710</text:p>
          </table:table-cell>
          <table:table-cell office:value-type="float" office:value="926.247986" calcext:value-type="float">
            <text:p>926,247986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696.275146" calcext:value-type="float">
            <text:p>1696,275146</text:p>
          </table:table-cell>
          <table:table-cell table:style-name="ce34" office:value-type="float" office:value="153710" calcext:value-type="float">
            <text:p>153710</text:p>
          </table:table-cell>
          <table:table-cell office:value-type="float" office:value="940.479004" calcext:value-type="float">
            <text:p>940,479004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2104.272949" calcext:value-type="float">
            <text:p>2104,272949</text:p>
          </table:table-cell>
          <table:table-cell table:style-name="ce34" office:value-type="float" office:value="153710" calcext:value-type="float">
            <text:p>153710</text:p>
          </table:table-cell>
          <table:table-cell office:value-type="float" office:value="968.204041" calcext:value-type="float">
            <text:p>968,204041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984.648926" calcext:value-type="float">
            <text:p>1984,648926</text:p>
          </table:table-cell>
          <table:table-cell table:style-name="ce34" office:value-type="float" office:value="153710" calcext:value-type="float">
            <text:p>153710</text:p>
          </table:table-cell>
          <table:table-cell office:value-type="float" office:value="935.365051" calcext:value-type="float">
            <text:p>935,365051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558.279968" calcext:value-type="float">
            <text:p>558,279968</text:p>
          </table:table-cell>
          <table:table-cell table:style-name="ce34" office:value-type="float" office:value="153710" calcext:value-type="float">
            <text:p>153710</text:p>
          </table:table-cell>
          <table:table-cell office:value-type="float" office:value="764.481018" calcext:value-type="float">
            <text:p>764,481018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1447.267944" calcext:value-type="float">
            <text:p>1447,267944</text:p>
          </table:table-cell>
          <table:table-cell table:number-columns-repeated="988"/>
        </table:table-row>
        <table:table-row table:style-name="ro1">
          <table:table-cell table:style-name="ce34" office:value-type="float" office:value="153859" calcext:value-type="float">
            <text:p>153859</text:p>
          </table:table-cell>
          <table:table-cell office:value-type="float" office:value="827.234009" calcext:value-type="float">
            <text:p>827,234009</text:p>
          </table:table-cell>
          <table:table-cell office:value-type="float" office:value="23" calcext:value-type="float">
            <text:p>23</text:p>
          </table:table-cell>
          <table:table-cell table:style-name="ce43" office:value-type="float" office:value="9554.685547" calcext:value-type="float">
            <text:p>9554,685547</text:p>
          </table:table-cell>
          <table:table-cell table:style-name="ce34" office:value-type="float" office:value="153859" calcext:value-type="float">
            <text:p>153859</text:p>
          </table:table-cell>
          <table:table-cell office:value-type="float" office:value="815.557007" calcext:value-type="float">
            <text:p>815,557007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1545.895264" calcext:value-type="float">
            <text:p>1545,895264</text:p>
          </table:table-cell>
          <table:table-cell table:style-name="ce34" office:value-type="float" office:value="153859" calcext:value-type="float">
            <text:p>153859</text:p>
          </table:table-cell>
          <table:table-cell office:value-type="float" office:value="848.89801" calcext:value-type="float">
            <text:p>848,89801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2012.058838" calcext:value-type="float">
            <text:p>2012,058838</text:p>
          </table:table-cell>
          <table:table-cell table:style-name="ce34" office:value-type="float" office:value="153859" calcext:value-type="float">
            <text:p>153859</text:p>
          </table:table-cell>
          <table:table-cell office:value-type="float" office:value="841.988037" calcext:value-type="float">
            <text:p>841,988037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1698.91394" calcext:value-type="float">
            <text:p>1698,91394</text:p>
          </table:table-cell>
          <table:table-cell table:style-name="ce34" office:value-type="float" office:value="153859" calcext:value-type="float">
            <text:p>153859</text:p>
          </table:table-cell>
          <table:table-cell office:value-type="float" office:value="880.747986" calcext:value-type="float">
            <text:p>880,747986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375.574951" calcext:value-type="float">
            <text:p>2375,574951</text:p>
          </table:table-cell>
          <table:table-cell table:style-name="ce34" office:value-type="float" office:value="153859" calcext:value-type="float">
            <text:p>153859</text:p>
          </table:table-cell>
          <table:table-cell office:value-type="float" office:value="874.744995" calcext:value-type="float">
            <text:p>874,744995</text:p>
          </table:table-cell>
          <table:table-cell office:value-type="float" office:value="14" calcext:value-type="float">
            <text:p>14</text:p>
          </table:table-cell>
          <table:table-cell table:style-name="ce43" office:value-type="float" office:value="5599.652832" calcext:value-type="float">
            <text:p>5599,652832</text:p>
          </table:table-cell>
          <table:table-cell table:style-name="ce34" office:value-type="float" office:value="153859" calcext:value-type="float">
            <text:p>153859</text:p>
          </table:table-cell>
          <table:table-cell office:value-type="float" office:value="827.910034" calcext:value-type="float">
            <text:p>827,910034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2043.139893" calcext:value-type="float">
            <text:p>2043,139893</text:p>
          </table:table-cell>
          <table:table-cell table:style-name="ce34" office:value-type="float" office:value="153859" calcext:value-type="float">
            <text:p>153859</text:p>
          </table:table-cell>
          <table:table-cell office:value-type="float" office:value="1465.458008" calcext:value-type="float">
            <text:p>1465,458008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2363.012207" calcext:value-type="float">
            <text:p>2363,012207</text:p>
          </table:table-cell>
          <table:table-cell table:style-name="ce34" office:value-type="float" office:value="153859" calcext:value-type="float">
            <text:p>153859</text:p>
          </table:table-cell>
          <table:table-cell office:value-type="float" office:value="1026.965942" calcext:value-type="float">
            <text:p>1026,965942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2046.070923" calcext:value-type="float">
            <text:p>2046,070923</text:p>
          </table:table-cell>
          <table:table-cell table:number-columns-repeated="988"/>
        </table:table-row>
        <table:table-row table:style-name="ro1">
          <table:table-cell table:style-name="ce33" office:value-type="string" calcext:value-type="string">
            <text:p>Average</text:p>
          </table:table-cell>
          <table:table-cell table:style-name="ce31" table:formula="of:=AVERAGE([C9.B5:.B34])" office:value-type="float" office:value="965.1940674" calcext:value-type="float">
            <text:p>965,1940674</text:p>
          </table:table-cell>
          <table:table-cell table:style-name="ce31" table:formula="of:=AVERAGE([C9.C5:.C34])" office:value-type="float" office:value="35.6333333333333" calcext:value-type="float">
            <text:p>35,6333333333</text:p>
          </table:table-cell>
          <table:table-cell table:style-name="ce45" table:formula="of:=AVERAGE([C9.D5:.D34])" office:value-type="float" office:value="2463.13141733333" calcext:value-type="float">
            <text:p>2463,1314173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9.F5:.F34])" office:value-type="float" office:value="941.1343017" calcext:value-type="float">
            <text:p>941,1343017</text:p>
          </table:table-cell>
          <table:table-cell table:style-name="ce31" table:formula="of:=AVERAGE([C9.G5:.G34])" office:value-type="float" office:value="35.6333333333333" calcext:value-type="float">
            <text:p>35,6333333333</text:p>
          </table:table-cell>
          <table:table-cell table:style-name="ce45" table:formula="of:=AVERAGE([C9.H5:.H34])" office:value-type="float" office:value="2154.00960806667" calcext:value-type="float">
            <text:p>2154,0096080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9.J5:.J34])" office:value-type="float" office:value="945.2228068" calcext:value-type="float">
            <text:p>945,2228068</text:p>
          </table:table-cell>
          <table:table-cell table:style-name="ce31" table:formula="of:=AVERAGE([C9.K5:.K34])" office:value-type="float" office:value="33.8666666666667" calcext:value-type="float">
            <text:p>33,8666666667</text:p>
          </table:table-cell>
          <table:table-cell table:style-name="ce45" table:formula="of:=AVERAGE([C9.L5:.L34])" office:value-type="float" office:value="2156.51158793333" calcext:value-type="float">
            <text:p>2156,5115879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9.N5:.N34])" office:value-type="float" office:value="984.655672233333" calcext:value-type="float">
            <text:p>984,6556722333</text:p>
          </table:table-cell>
          <table:table-cell table:style-name="ce31" table:formula="of:=AVERAGE([C9.O5:.O34])" office:value-type="float" office:value="36.6" calcext:value-type="float">
            <text:p>36,6</text:p>
          </table:table-cell>
          <table:table-cell table:style-name="ce45" table:formula="of:=AVERAGE([C9.P5:.P34])" office:value-type="float" office:value="2414.7275004" calcext:value-type="float">
            <text:p>2414,7275004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9.R5:.R34])" office:value-type="float" office:value="992.481306866667" calcext:value-type="float">
            <text:p>992,4813068667</text:p>
          </table:table-cell>
          <table:table-cell table:style-name="ce31" table:formula="of:=AVERAGE([C9.S5:.S34])" office:value-type="float" office:value="10.2666666666667" calcext:value-type="float">
            <text:p>10,2666666667</text:p>
          </table:table-cell>
          <table:table-cell table:style-name="ce45" table:formula="of:=AVERAGE([C9.T5:.T34])" office:value-type="float" office:value="2081.470638" calcext:value-type="float">
            <text:p>2081,470638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9.V5:.V34])" office:value-type="float" office:value="954.3646362" calcext:value-type="float">
            <text:p>954,3646362</text:p>
          </table:table-cell>
          <table:table-cell table:style-name="ce31" table:formula="of:=AVERAGE([C9.W5:.W34])" office:value-type="float" office:value="39.7333333333333" calcext:value-type="float">
            <text:p>39,7333333333</text:p>
          </table:table-cell>
          <table:table-cell table:style-name="ce45" table:formula="of:=AVERAGE([C9.X5:.X34])" office:value-type="float" office:value="3024.8562947" calcext:value-type="float">
            <text:p>3024,856294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9.Z5:.Z34])" office:value-type="float" office:value="934.724469" calcext:value-type="float">
            <text:p>934,724469</text:p>
          </table:table-cell>
          <table:table-cell table:style-name="ce31" table:formula="of:=AVERAGE([C9.AA5:.AA34])" office:value-type="float" office:value="32.8333333333333" calcext:value-type="float">
            <text:p>32,8333333333</text:p>
          </table:table-cell>
          <table:table-cell table:style-name="ce45" table:formula="of:=AVERAGE([C9.AB5:.AB34])" office:value-type="float" office:value="1970.62213593333" calcext:value-type="float">
            <text:p>1970,6221359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9.AD5:.AD34])" office:value-type="float" office:value="955.8629619" calcext:value-type="float">
            <text:p>955,8629619</text:p>
          </table:table-cell>
          <table:table-cell table:style-name="ce31" table:formula="of:=AVERAGE([C9.AE5:.AE34])" office:value-type="float" office:value="36.5666666666667" calcext:value-type="float">
            <text:p>36,5666666667</text:p>
          </table:table-cell>
          <table:table-cell table:style-name="ce45" table:formula="of:=AVERAGE([C9.AF5:.AF34])" office:value-type="float" office:value="2348.4117879" calcext:value-type="float">
            <text:p>2348,4117879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9.AH5:.AH34])" office:value-type="float" office:value="943.586261033333" calcext:value-type="float">
            <text:p>943,5862610333</text:p>
          </table:table-cell>
          <table:table-cell table:style-name="ce31" table:formula="of:=AVERAGE([C9.AI5:.AI34])" office:value-type="float" office:value="39.3" calcext:value-type="float">
            <text:p>39,3</text:p>
          </table:table-cell>
          <table:table-cell table:style-name="ce45" table:formula="of:=AVERAGE([C9.AJ5:.AJ34])" office:value-type="float" office:value="2072.03915193333" calcext:value-type="float">
            <text:p>2072,0391519333</text:p>
          </table:table-cell>
          <table:table-cell table:number-columns-repeated="988"/>
        </table:table-row>
        <table:table-row table:style-name="ro1">
          <table:table-cell table:style-name="ce33" office:value-type="string" calcext:value-type="string">
            <text:p>Median</text:p>
          </table:table-cell>
          <table:table-cell table:style-name="ce31" table:formula="of:=MEDIAN([C9.B5:.B34])" office:value-type="float" office:value="957.431488" calcext:value-type="float">
            <text:p>957,431488</text:p>
          </table:table-cell>
          <table:table-cell table:style-name="ce31" table:formula="of:=MEDIAN([C9.C5:.C34])" office:value-type="float" office:value="6.5" calcext:value-type="float">
            <text:p>6,5</text:p>
          </table:table-cell>
          <table:table-cell table:style-name="ce45" table:formula="of:=MEDIAN([C9.D5:.D34])" office:value-type="float" office:value="1638.0659175" calcext:value-type="float">
            <text:p>1638,065917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9.F5:.F34])" office:value-type="float" office:value="924.717987" calcext:value-type="float">
            <text:p>924,717987</text:p>
          </table:table-cell>
          <table:table-cell table:style-name="ce31" table:formula="of:=MEDIAN([C9.G5:.G34])" office:value-type="float" office:value="8" calcext:value-type="float">
            <text:p>8</text:p>
          </table:table-cell>
          <table:table-cell table:style-name="ce45" table:formula="of:=MEDIAN([C9.H5:.H34])" office:value-type="float" office:value="1746.390381" calcext:value-type="float">
            <text:p>1746,390381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9.J5:.J34])" office:value-type="float" office:value="941.7015075" calcext:value-type="float">
            <text:p>941,7015075</text:p>
          </table:table-cell>
          <table:table-cell table:style-name="ce31" table:formula="of:=MEDIAN([C9.K5:.K34])" office:value-type="float" office:value="7" calcext:value-type="float">
            <text:p>7</text:p>
          </table:table-cell>
          <table:table-cell table:style-name="ce45" table:formula="of:=MEDIAN([C9.L5:.L34])" office:value-type="float" office:value="1392.775574" calcext:value-type="float">
            <text:p>1392,775574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9.N5:.N34])" office:value-type="float" office:value="940.097015" calcext:value-type="float">
            <text:p>940,097015</text:p>
          </table:table-cell>
          <table:table-cell table:style-name="ce31" table:formula="of:=MEDIAN([C9.O5:.O34])" office:value-type="float" office:value="8" calcext:value-type="float">
            <text:p>8</text:p>
          </table:table-cell>
          <table:table-cell table:style-name="ce45" table:formula="of:=MEDIAN([C9.P5:.P34])" office:value-type="float" office:value="1784.6950075" calcext:value-type="float">
            <text:p>1784,695007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9.R5:.R34])" office:value-type="float" office:value="978.1925045" calcext:value-type="float">
            <text:p>978,1925045</text:p>
          </table:table-cell>
          <table:table-cell table:style-name="ce31" table:formula="of:=MEDIAN([C9.S5:.S34])" office:value-type="float" office:value="7" calcext:value-type="float">
            <text:p>7</text:p>
          </table:table-cell>
          <table:table-cell table:style-name="ce45" table:formula="of:=MEDIAN([C9.T5:.T34])" office:value-type="float" office:value="1333.4265135" calcext:value-type="float">
            <text:p>1333,426513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9.V5:.V34])" office:value-type="float" office:value="948.9400025" calcext:value-type="float">
            <text:p>948,9400025</text:p>
          </table:table-cell>
          <table:table-cell table:style-name="ce31" table:formula="of:=MEDIAN([C9.W5:.W34])" office:value-type="float" office:value="9" calcext:value-type="float">
            <text:p>9</text:p>
          </table:table-cell>
          <table:table-cell table:style-name="ce45" table:formula="of:=MEDIAN([C9.X5:.X34])" office:value-type="float" office:value="2209.2962645" calcext:value-type="float">
            <text:p>2209,296264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9.Z5:.Z34])" office:value-type="float" office:value="909.440033" calcext:value-type="float">
            <text:p>909,440033</text:p>
          </table:table-cell>
          <table:table-cell table:style-name="ce31" table:formula="of:=MEDIAN([C9.AA5:.AA34])" office:value-type="float" office:value="8" calcext:value-type="float">
            <text:p>8</text:p>
          </table:table-cell>
          <table:table-cell table:style-name="ce45" table:formula="of:=MEDIAN([C9.AB5:.AB34])" office:value-type="float" office:value="1779.276001" calcext:value-type="float">
            <text:p>1779,276001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9.AD5:.AD34])" office:value-type="float" office:value="949.990967" calcext:value-type="float">
            <text:p>949,990967</text:p>
          </table:table-cell>
          <table:table-cell table:style-name="ce31" table:formula="of:=MEDIAN([C9.AE5:.AE34])" office:value-type="float" office:value="7" calcext:value-type="float">
            <text:p>7</text:p>
          </table:table-cell>
          <table:table-cell table:style-name="ce45" table:formula="of:=MEDIAN([C9.AF5:.AF34])" office:value-type="float" office:value="1326.3735355" calcext:value-type="float">
            <text:p>1326,373535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9.AH5:.AH34])" office:value-type="float" office:value="937.0715025" calcext:value-type="float">
            <text:p>937,0715025</text:p>
          </table:table-cell>
          <table:table-cell table:style-name="ce31" table:formula="of:=MEDIAN([C9.AI5:.AI34])" office:value-type="float" office:value="7" calcext:value-type="float">
            <text:p>7</text:p>
          </table:table-cell>
          <table:table-cell table:style-name="ce45" table:formula="of:=MEDIAN([C9.AJ5:.AJ34])" office:value-type="float" office:value="1450.7149655" calcext:value-type="float">
            <text:p>1450,7149655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Standard dev.</text:p>
          </table:table-cell>
          <table:table-cell table:style-name="ce41" table:formula="of:=STDEV([C9.B5:.B34])" office:value-type="float" office:value="147.434642887551" calcext:value-type="float">
            <text:p>147,4346428876</text:p>
          </table:table-cell>
          <table:table-cell table:style-name="ce41" table:formula="of:=STDEV([C9.C5:.C34])" office:value-type="float" office:value="64.7059573728743" calcext:value-type="float">
            <text:p>64,7059573729</text:p>
          </table:table-cell>
          <table:table-cell table:style-name="ce46" table:formula="of:=STDEV([C9.D5:.D34])" office:value-type="float" office:value="2431.20948437804" calcext:value-type="float">
            <text:p>2431,209484378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9.F5:.F34])" office:value-type="float" office:value="122.169891671013" calcext:value-type="float">
            <text:p>122,169891671</text:p>
          </table:table-cell>
          <table:table-cell table:style-name="ce41" table:formula="of:=STDEV([C9.G5:.G34])" office:value-type="float" office:value="64.8183048503905" calcext:value-type="float">
            <text:p>64,8183048504</text:p>
          </table:table-cell>
          <table:table-cell table:style-name="ce46" table:formula="of:=STDEV([C9.H5:.H34])" office:value-type="float" office:value="1758.32135493353" calcext:value-type="float">
            <text:p>1758,3213549335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9.J5:.J34])" office:value-type="float" office:value="107.652813050297" calcext:value-type="float">
            <text:p>107,6528130503</text:p>
          </table:table-cell>
          <table:table-cell table:style-name="ce41" table:formula="of:=STDEV([C9.K5:.K34])" office:value-type="float" office:value="61.4927712787465" calcext:value-type="float">
            <text:p>61,4927712787</text:p>
          </table:table-cell>
          <table:table-cell table:style-name="ce46" table:formula="of:=STDEV([C9.L5:.L34])" office:value-type="float" office:value="2161.51931293156" calcext:value-type="float">
            <text:p>2161,5193129316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9.N5:.N34])" office:value-type="float" office:value="153.169428255554" calcext:value-type="float">
            <text:p>153,1694282556</text:p>
          </table:table-cell>
          <table:table-cell table:style-name="ce41" table:formula="of:=STDEV([C9.O5:.O34])" office:value-type="float" office:value="62.0542587940808" calcext:value-type="float">
            <text:p>62,0542587941</text:p>
          </table:table-cell>
          <table:table-cell table:style-name="ce46" table:formula="of:=STDEV([C9.P5:.P34])" office:value-type="float" office:value="2122.08047600035" calcext:value-type="float">
            <text:p>2122,0804760004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9.R5:.R34])" office:value-type="float" office:value="106.039135224399" calcext:value-type="float">
            <text:p>106,0391352244</text:p>
          </table:table-cell>
          <table:table-cell table:style-name="ce41" table:formula="of:=STDEV([C9.S5:.S34])" office:value-type="float" office:value="9.34744417708275" calcext:value-type="float">
            <text:p>9,3474441771</text:p>
          </table:table-cell>
          <table:table-cell table:style-name="ce46" table:formula="of:=STDEV([C9.T5:.T34])" office:value-type="float" office:value="2260.40058432004" calcext:value-type="float">
            <text:p>2260,40058432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9.V5:.V34])" office:value-type="float" office:value="101.843902163001" calcext:value-type="float">
            <text:p>101,843902163</text:p>
          </table:table-cell>
          <table:table-cell table:style-name="ce41" table:formula="of:=STDEV([C9.W5:.W34])" office:value-type="float" office:value="70.9331561660565" calcext:value-type="float">
            <text:p>70,9331561661</text:p>
          </table:table-cell>
          <table:table-cell table:style-name="ce46" table:formula="of:=STDEV([C9.X5:.X34])" office:value-type="float" office:value="2503.46415697262" calcext:value-type="float">
            <text:p>2503,4641569726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9.Z5:.Z34])" office:value-type="float" office:value="139.052642821012" calcext:value-type="float">
            <text:p>139,052642821</text:p>
          </table:table-cell>
          <table:table-cell table:style-name="ce41" table:formula="of:=STDEV([C9.AA5:.AA34])" office:value-type="float" office:value="63.2924701809717" calcext:value-type="float">
            <text:p>63,292470181</text:p>
          </table:table-cell>
          <table:table-cell table:style-name="ce46" table:formula="of:=STDEV([C9.AB5:.AB34])" office:value-type="float" office:value="1440.32768602027" calcext:value-type="float">
            <text:p>1440,3276860203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9.AD5:.AD34])" office:value-type="float" office:value="133.699902052908" calcext:value-type="float">
            <text:p>133,6999020529</text:p>
          </table:table-cell>
          <table:table-cell table:style-name="ce41" table:formula="of:=STDEV([C9.AE5:.AE34])" office:value-type="float" office:value="67.6464864308323" calcext:value-type="float">
            <text:p>67,6464864308</text:p>
          </table:table-cell>
          <table:table-cell table:style-name="ce46" table:formula="of:=STDEV([C9.AF5:.AF34])" office:value-type="float" office:value="2343.91005798645" calcext:value-type="float">
            <text:p>2343,9100579865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9.AH5:.AH34])" office:value-type="float" office:value="122.45788945392" calcext:value-type="float">
            <text:p>122,4578894539</text:p>
          </table:table-cell>
          <table:table-cell table:style-name="ce41" table:formula="of:=STDEV([C9.AI5:.AI34])" office:value-type="float" office:value="76.3779847320164" calcext:value-type="float">
            <text:p>76,377984732</text:p>
          </table:table-cell>
          <table:table-cell table:style-name="ce46" table:formula="of:=STDEV([C9.AJ5:.AJ34])" office:value-type="float" office:value="1756.04631198866" calcext:value-type="float">
            <text:p>1756,0463119887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Initialization time</text:p>
          </table:table-cell>
          <table:table-cell table:style-name="ce42" table:formula="of:=AVERAGE([.B35];[.F35];[.J35];[.N35];[.R35];[.V35];[.Z35];[.AD35];[.AH35])" office:value-type="float" office:value="957.469609237037" calcext:value-type="float">
            <text:p>957,469609237</text:p>
          </table:table-cell>
          <table:table-cell table:formula="of:=STDEV([.B5:.B34];[.F5:.F34];[.J5:.J34];[.N5:.N34];[.R5:.R34];[.V5:.V34];[.Z5:.Z34];[.AD5:.AD34];[.AH5:.AH34])" office:value-type="float" office:value="126.659397219864" calcext:value-type="float">
            <text:p>126,6593972199</text:p>
          </table:table-cell>
          <table:table-cell table:formula="of:=COUNT([.B5:.B34];[.F5:.F34];[.J5:.J34];[.N5:.N34];[.R5:.R34];[.V5:.V34];[.Z5:.Z34];[.AD5:.AD34];[.AH5:.AH34])" office:value-type="float" office:value="270" calcext:value-type="float">
            <text:p>270</text:p>
          </table:table-cell>
          <table:table-cell table:formula="of:=2*[.C40]/SQRT([.D40])" office:value-type="float" office:value="15.4164908838503" calcext:value-type="float">
            <text:p>15,4164908839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Number of stalls</text:p>
          </table:table-cell>
          <table:table-cell table:style-name="ce43" table:formula="of:=AVERAGE([.C35];[.G35];[.K35];[.O35];[.S35];[.W35];[.AA35];[.AE35];[.AI35])" office:value-type="float" office:value="33.3814814814815" calcext:value-type="float">
            <text:p>33,3814814815</text:p>
          </table:table-cell>
          <table:table-cell table:formula="of:=STDEV([.C5:.C34];[.G5:.G34];[.K5:.K34];[.O5:.O34];[.S5:.S34];[.W5:.W34];[.AA5:.AA34];[.AE5:.AE34];[.AI5:.AI34])" office:value-type="float" office:value="62.4861533332933" calcext:value-type="float">
            <text:p>62,4861533333</text:p>
          </table:table-cell>
          <table:table-cell table:style-name="ce47" table:formula="of:=COUNT([.C5:.C34];[.G5:.G34];[.K5:.K34];[.O5:.O34];[.S5:.S34];[.W5:.W34];[.AA5:.AA34];[.AE5:.AE34];[.AI5:.AI34])" office:value-type="float" office:value="270" calcext:value-type="float">
            <text:p>270</text:p>
          </table:table-cell>
          <table:table-cell table:formula="of:=2*[.C41]/SQRT([.D41])" office:value-type="float" office:value="7.60557238052697" calcext:value-type="float">
            <text:p>7,6055723805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Total stall time</text:p>
          </table:table-cell>
          <table:table-cell table:style-name="ce44" table:formula="of:=AVERAGE([.D35];[.H35];[.L35];[.P35];[.T35];[.X35];[.AB35];[.AF35];[.AJ35])" office:value-type="float" office:value="2298.42001357778" calcext:value-type="float">
            <text:p>2298,4200135778</text:p>
          </table:table-cell>
          <table:table-cell table:formula="of:=STDEV([.D5:.D34];[.H5:.H34];[.L5:.L34];[.P5:.P34];[.T5:.T34];[.X5:.X34];[.AB5:.AB34];[.AF5:.AF34];[.AJ5:.AJ34])" office:value-type="float" office:value="2103.74506815092" calcext:value-type="float">
            <text:p>2103,7450681509</text:p>
          </table:table-cell>
          <table:table-cell table:formula="of:=COUNT([.D5:.D34];[.H5:.H34];[.L5:.L34];[.P5:.P34];[.T5:.T34];[.X5:.X34];[.AB5:.AB34];[.AF5:.AF34];[.AJ5:.AJ34])" office:value-type="float" office:value="270" calcext:value-type="float">
            <text:p>270</text:p>
          </table:table-cell>
          <table:table-cell table:formula="of:=2*[.C42]/SQRT([.D42])" office:value-type="float" office:value="256.059695348112" calcext:value-type="float">
            <text:p>256,05969534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22.7937956774194" calcext:value-type="float">
            <text:p>22,7937956774</text:p>
          </table:table-cell>
          <table:table-cell table:number-columns-repeated="3"/>
          <table:table-cell table:formula="of:=IF([.G5]&lt;&gt;0;[.H5]/[.G5];0)" office:value-type="float" office:value="25.1745256666667" calcext:value-type="float">
            <text:p>25,1745256667</text:p>
          </table:table-cell>
          <table:table-cell table:number-columns-repeated="3"/>
          <table:table-cell table:formula="of:=IF([.K5]&lt;&gt;0;[.L5]/[.K5];0)" office:value-type="float" office:value="21.071986328" calcext:value-type="float">
            <text:p>21,071986328</text:p>
          </table:table-cell>
          <table:table-cell table:number-columns-repeated="3"/>
          <table:table-cell table:formula="of:=IF([.O5]&lt;&gt;0;[.P5]/[.O5];0)" office:value-type="float" office:value="28.7306186929134" calcext:value-type="float">
            <text:p>28,7306186929</text:p>
          </table:table-cell>
          <table:table-cell table:number-columns-repeated="3"/>
          <table:table-cell table:formula="of:=IF([.S5]&lt;&gt;0;[.T5]/[.S5];0)" office:value-type="float" office:value="0" calcext:value-type="float">
            <text:p>0</text:p>
          </table:table-cell>
          <table:table-cell table:number-columns-repeated="3"/>
          <table:table-cell table:formula="of:=IF([.W5]&lt;&gt;0;[.X5]/[.W5];0)" office:value-type="float" office:value="27.1536433834586" calcext:value-type="float">
            <text:p>27,1536433835</text:p>
          </table:table-cell>
          <table:table-cell table:number-columns-repeated="3"/>
          <table:table-cell table:formula="of:=IF([.AA5]&lt;&gt;0;[.AB5]/[.AA5];0)" office:value-type="float" office:value="25.7493925595238" calcext:value-type="float">
            <text:p>25,7493925595</text:p>
          </table:table-cell>
          <table:table-cell table:number-columns-repeated="3"/>
          <table:table-cell table:formula="of:=IF([.AE5]&lt;&gt;0;[.AF5]/[.AE5];0)" office:value-type="float" office:value="23.2612215365854" calcext:value-type="float">
            <text:p>23,2612215366</text:p>
          </table:table-cell>
          <table:table-cell table:number-columns-repeated="3"/>
          <table:table-cell table:formula="of:=IF([.AI5]&lt;&gt;0;[.AJ5]/[.AI5];0)" office:value-type="float" office:value="29.5775492333333" calcext:value-type="float">
            <text:p>29,5775492333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241.526367181818" calcext:value-type="float">
            <text:p>241,5263671818</text:p>
          </table:table-cell>
          <table:table-cell table:number-columns-repeated="3"/>
          <table:table-cell table:formula="of:=IF([.G6]&lt;&gt;0;[.H6]/[.G6];0)" office:value-type="float" office:value="322.44921875" calcext:value-type="float">
            <text:p>322,44921875</text:p>
          </table:table-cell>
          <table:table-cell table:number-columns-repeated="3"/>
          <table:table-cell table:formula="of:=IF([.K6]&lt;&gt;0;[.L6]/[.K6];0)" office:value-type="float" office:value="362.53210936" calcext:value-type="float">
            <text:p>362,53210936</text:p>
          </table:table-cell>
          <table:table-cell table:number-columns-repeated="3"/>
          <table:table-cell table:formula="of:=IF([.O6]&lt;&gt;0;[.P6]/[.O6];0)" office:value-type="float" office:value="219.6246094" calcext:value-type="float">
            <text:p>219,6246094</text:p>
          </table:table-cell>
          <table:table-cell table:number-columns-repeated="3"/>
          <table:table-cell table:formula="of:=IF([.S6]&lt;&gt;0;[.T6]/[.S6];0)" office:value-type="float" office:value="331.409668" calcext:value-type="float">
            <text:p>331,409668</text:p>
          </table:table-cell>
          <table:table-cell table:number-columns-repeated="3"/>
          <table:table-cell table:formula="of:=IF([.W6]&lt;&gt;0;[.X6]/[.W6];0)" office:value-type="float" office:value="602.72875975" calcext:value-type="float">
            <text:p>602,72875975</text:p>
          </table:table-cell>
          <table:table-cell table:number-columns-repeated="3"/>
          <table:table-cell table:formula="of:=IF([.AA6]&lt;&gt;0;[.AB6]/[.AA6];0)" office:value-type="float" office:value="348.656524625" calcext:value-type="float">
            <text:p>348,656524625</text:p>
          </table:table-cell>
          <table:table-cell table:number-columns-repeated="3"/>
          <table:table-cell table:formula="of:=IF([.AE6]&lt;&gt;0;[.AF6]/[.AE6];0)" office:value-type="float" office:value="456.8953614" calcext:value-type="float">
            <text:p>456,8953614</text:p>
          </table:table-cell>
          <table:table-cell table:number-columns-repeated="3"/>
          <table:table-cell table:formula="of:=IF([.AI6]&lt;&gt;0;[.AJ6]/[.AI6];0)" office:value-type="float" office:value="227.761013444444" calcext:value-type="float">
            <text:p>227,761013444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107.190836666667" calcext:value-type="float">
            <text:p>107,1908366667</text:p>
          </table:table-cell>
          <table:table-cell table:number-columns-repeated="3"/>
          <table:table-cell table:formula="of:=IF([.G7]&lt;&gt;0;[.H7]/[.G7];0)" office:value-type="float" office:value="162.090360764706" calcext:value-type="float">
            <text:p>162,0903607647</text:p>
          </table:table-cell>
          <table:table-cell table:number-columns-repeated="3"/>
          <table:table-cell table:formula="of:=IF([.K7]&lt;&gt;0;[.L7]/[.K7];0)" office:value-type="float" office:value="78.9194248571429" calcext:value-type="float">
            <text:p>78,9194248571</text:p>
          </table:table-cell>
          <table:table-cell table:number-columns-repeated="3"/>
          <table:table-cell table:formula="of:=IF([.O7]&lt;&gt;0;[.P7]/[.O7];0)" office:value-type="float" office:value="352.6231934" calcext:value-type="float">
            <text:p>352,6231934</text:p>
          </table:table-cell>
          <table:table-cell table:number-columns-repeated="3"/>
          <table:table-cell table:formula="of:=IF([.S7]&lt;&gt;0;[.T7]/[.S7];0)" office:value-type="float" office:value="273.000325666667" calcext:value-type="float">
            <text:p>273,0003256667</text:p>
          </table:table-cell>
          <table:table-cell table:number-columns-repeated="3"/>
          <table:table-cell table:formula="of:=IF([.W7]&lt;&gt;0;[.X7]/[.W7];0)" office:value-type="float" office:value="385.8966064" calcext:value-type="float">
            <text:p>385,8966064</text:p>
          </table:table-cell>
          <table:table-cell table:number-columns-repeated="3"/>
          <table:table-cell table:formula="of:=IF([.AA7]&lt;&gt;0;[.AB7]/[.AA7];0)" office:value-type="float" office:value="195.7368775" calcext:value-type="float">
            <text:p>195,7368775</text:p>
          </table:table-cell>
          <table:table-cell table:number-columns-repeated="3"/>
          <table:table-cell table:formula="of:=IF([.AE7]&lt;&gt;0;[.AF7]/[.AE7];0)" office:value-type="float" office:value="271.615315833333" calcext:value-type="float">
            <text:p>271,6153158333</text:p>
          </table:table-cell>
          <table:table-cell table:number-columns-repeated="3"/>
          <table:table-cell table:formula="of:=IF([.AI7]&lt;&gt;0;[.AJ7]/[.AI7];0)" office:value-type="float" office:value="246.08525075" calcext:value-type="float">
            <text:p>246,0852507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109.5736084" calcext:value-type="float">
            <text:p>109,5736084</text:p>
          </table:table-cell>
          <table:table-cell table:number-columns-repeated="3"/>
          <table:table-cell table:formula="of:=IF([.G8]&lt;&gt;0;[.H8]/[.G8];0)" office:value-type="float" office:value="241.768509" calcext:value-type="float">
            <text:p>241,768509</text:p>
          </table:table-cell>
          <table:table-cell table:number-columns-repeated="3"/>
          <table:table-cell table:formula="of:=IF([.K8]&lt;&gt;0;[.L8]/[.K8];0)" office:value-type="float" office:value="140.262497" calcext:value-type="float">
            <text:p>140,262497</text:p>
          </table:table-cell>
          <table:table-cell table:number-columns-repeated="3"/>
          <table:table-cell table:formula="of:=IF([.O8]&lt;&gt;0;[.P8]/[.O8];0)" office:value-type="float" office:value="84.2415008333333" calcext:value-type="float">
            <text:p>84,2415008333</text:p>
          </table:table-cell>
          <table:table-cell table:number-columns-repeated="3"/>
          <table:table-cell table:formula="of:=IF([.S8]&lt;&gt;0;[.T8]/[.S8];0)" office:value-type="float" office:value="131.425125125" calcext:value-type="float">
            <text:p>131,425125125</text:p>
          </table:table-cell>
          <table:table-cell table:number-columns-repeated="3"/>
          <table:table-cell table:formula="of:=IF([.W8]&lt;&gt;0;[.X8]/[.W8];0)" office:value-type="float" office:value="74.93624875" calcext:value-type="float">
            <text:p>74,93624875</text:p>
          </table:table-cell>
          <table:table-cell table:number-columns-repeated="3"/>
          <table:table-cell table:formula="of:=IF([.AA8]&lt;&gt;0;[.AB8]/[.AA8];0)" office:value-type="float" office:value="68.9807806666667" calcext:value-type="float">
            <text:p>68,9807806667</text:p>
          </table:table-cell>
          <table:table-cell table:number-columns-repeated="3"/>
          <table:table-cell table:formula="of:=IF([.AE8]&lt;&gt;0;[.AF8]/[.AE8];0)" office:value-type="float" office:value="437.499407142857" calcext:value-type="float">
            <text:p>437,4994071429</text:p>
          </table:table-cell>
          <table:table-cell table:number-columns-repeated="3"/>
          <table:table-cell table:formula="of:=IF([.AI8]&lt;&gt;0;[.AJ8]/[.AI8];0)" office:value-type="float" office:value="74.76725" calcext:value-type="float">
            <text:p>74,7672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274.867251173913" calcext:value-type="float">
            <text:p>274,8672511739</text:p>
          </table:table-cell>
          <table:table-cell table:number-columns-repeated="3"/>
          <table:table-cell table:formula="of:=IF([.G9]&lt;&gt;0;[.H9]/[.G9];0)" office:value-type="float" office:value="333.965994714286" calcext:value-type="float">
            <text:p>333,9659947143</text:p>
          </table:table-cell>
          <table:table-cell table:number-columns-repeated="3"/>
          <table:table-cell table:formula="of:=IF([.K9]&lt;&gt;0;[.L9]/[.K9];0)" office:value-type="float" office:value="254.083426285714" calcext:value-type="float">
            <text:p>254,0834262857</text:p>
          </table:table-cell>
          <table:table-cell table:number-columns-repeated="3"/>
          <table:table-cell table:formula="of:=IF([.O9]&lt;&gt;0;[.P9]/[.O9];0)" office:value-type="float" office:value="180.6274048" calcext:value-type="float">
            <text:p>180,6274048</text:p>
          </table:table-cell>
          <table:table-cell table:number-columns-repeated="3"/>
          <table:table-cell table:formula="of:=IF([.S9]&lt;&gt;0;[.T9]/[.S9];0)" office:value-type="float" office:value="447.5269775" calcext:value-type="float">
            <text:p>447,5269775</text:p>
          </table:table-cell>
          <table:table-cell table:number-columns-repeated="3"/>
          <table:table-cell table:formula="of:=IF([.W9]&lt;&gt;0;[.X9]/[.W9];0)" office:value-type="float" office:value="233.425215894737" calcext:value-type="float">
            <text:p>233,4252158947</text:p>
          </table:table-cell>
          <table:table-cell table:number-columns-repeated="3"/>
          <table:table-cell table:formula="of:=IF([.AA9]&lt;&gt;0;[.AB9]/[.AA9];0)" office:value-type="float" office:value="266.147216777778" calcext:value-type="float">
            <text:p>266,1472167778</text:p>
          </table:table-cell>
          <table:table-cell table:number-columns-repeated="3"/>
          <table:table-cell table:formula="of:=IF([.AE9]&lt;&gt;0;[.AF9]/[.AE9];0)" office:value-type="float" office:value="410.980957" calcext:value-type="float">
            <text:p>410,980957</text:p>
          </table:table-cell>
          <table:table-cell table:number-columns-repeated="3"/>
          <table:table-cell table:formula="of:=IF([.AI9]&lt;&gt;0;[.AJ9]/[.AI9];0)" office:value-type="float" office:value="181.770248375" calcext:value-type="float">
            <text:p>181,77024837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268.168823166667" calcext:value-type="float">
            <text:p>268,1688231667</text:p>
          </table:table-cell>
          <table:table-cell table:number-columns-repeated="3"/>
          <table:table-cell table:formula="of:=IF([.G10]&lt;&gt;0;[.H10]/[.G10];0)" office:value-type="float" office:value="64.9820014444444" calcext:value-type="float">
            <text:p>64,9820014444</text:p>
          </table:table-cell>
          <table:table-cell table:number-columns-repeated="3"/>
          <table:table-cell table:formula="of:=IF([.K10]&lt;&gt;0;[.L10]/[.K10];0)" office:value-type="float" office:value="76.39624775" calcext:value-type="float">
            <text:p>76,39624775</text:p>
          </table:table-cell>
          <table:table-cell table:number-columns-repeated="3"/>
          <table:table-cell table:formula="of:=IF([.O10]&lt;&gt;0;[.P10]/[.O10];0)" office:value-type="float" office:value="321.507527666667" calcext:value-type="float">
            <text:p>321,5075276667</text:p>
          </table:table-cell>
          <table:table-cell table:number-columns-repeated="3"/>
          <table:table-cell table:formula="of:=IF([.S10]&lt;&gt;0;[.T10]/[.S10];0)" office:value-type="float" office:value="166.859188294118" calcext:value-type="float">
            <text:p>166,8591882941</text:p>
          </table:table-cell>
          <table:table-cell table:number-columns-repeated="3"/>
          <table:table-cell table:formula="of:=IF([.W10]&lt;&gt;0;[.X10]/[.W10];0)" office:value-type="float" office:value="158.872450111111" calcext:value-type="float">
            <text:p>158,8724501111</text:p>
          </table:table-cell>
          <table:table-cell table:number-columns-repeated="3"/>
          <table:table-cell table:formula="of:=IF([.AA10]&lt;&gt;0;[.AB10]/[.AA10];0)" office:value-type="float" office:value="118.440663666667" calcext:value-type="float">
            <text:p>118,4406636667</text:p>
          </table:table-cell>
          <table:table-cell table:number-columns-repeated="3"/>
          <table:table-cell table:formula="of:=IF([.AE10]&lt;&gt;0;[.AF10]/[.AE10];0)" office:value-type="float" office:value="188.95166" calcext:value-type="float">
            <text:p>188,95166</text:p>
          </table:table-cell>
          <table:table-cell table:number-columns-repeated="3"/>
          <table:table-cell table:formula="of:=IF([.AI10]&lt;&gt;0;[.AJ10]/[.AI10];0)" office:value-type="float" office:value="142.39550775" calcext:value-type="float">
            <text:p>142,3955077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154.2317871" calcext:value-type="float">
            <text:p>154,2317871</text:p>
          </table:table-cell>
          <table:table-cell table:number-columns-repeated="3"/>
          <table:table-cell table:formula="of:=IF([.G11]&lt;&gt;0;[.H11]/[.G11];0)" office:value-type="float" office:value="112.465431909091" calcext:value-type="float">
            <text:p>112,4654319091</text:p>
          </table:table-cell>
          <table:table-cell table:number-columns-repeated="3"/>
          <table:table-cell table:formula="of:=IF([.K11]&lt;&gt;0;[.L11]/[.K11];0)" office:value-type="float" office:value="268.8384278" calcext:value-type="float">
            <text:p>268,8384278</text:p>
          </table:table-cell>
          <table:table-cell table:number-columns-repeated="3"/>
          <table:table-cell table:formula="of:=IF([.O11]&lt;&gt;0;[.P11]/[.O11];0)" office:value-type="float" office:value="130.02908325" calcext:value-type="float">
            <text:p>130,02908325</text:p>
          </table:table-cell>
          <table:table-cell table:number-columns-repeated="3"/>
          <table:table-cell table:formula="of:=IF([.S11]&lt;&gt;0;[.T11]/[.S11];0)" office:value-type="float" office:value="179.053523153846" calcext:value-type="float">
            <text:p>179,0535231538</text:p>
          </table:table-cell>
          <table:table-cell table:number-columns-repeated="3"/>
          <table:table-cell table:formula="of:=IF([.W11]&lt;&gt;0;[.X11]/[.W11];0)" office:value-type="float" office:value="275.38783" calcext:value-type="float">
            <text:p>275,38783</text:p>
          </table:table-cell>
          <table:table-cell table:number-columns-repeated="3"/>
          <table:table-cell table:formula="of:=IF([.AA11]&lt;&gt;0;[.AB11]/[.AA11];0)" office:value-type="float" office:value="236.24739075" calcext:value-type="float">
            <text:p>236,24739075</text:p>
          </table:table-cell>
          <table:table-cell table:number-columns-repeated="3"/>
          <table:table-cell table:formula="of:=IF([.AE11]&lt;&gt;0;[.AF11]/[.AE11];0)" office:value-type="float" office:value="326.4494935" calcext:value-type="float">
            <text:p>326,4494935</text:p>
          </table:table-cell>
          <table:table-cell table:number-columns-repeated="3"/>
          <table:table-cell table:formula="of:=IF([.AI11]&lt;&gt;0;[.AJ11]/[.AI11];0)" office:value-type="float" office:value="338.391791444444" calcext:value-type="float">
            <text:p>338,391791444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276.93972775" calcext:value-type="float">
            <text:p>276,93972775</text:p>
          </table:table-cell>
          <table:table-cell table:number-columns-repeated="3"/>
          <table:table-cell table:formula="of:=IF([.G12]&lt;&gt;0;[.H12]/[.G12];0)" office:value-type="float" office:value="59.5522034" calcext:value-type="float">
            <text:p>59,5522034</text:p>
          </table:table-cell>
          <table:table-cell table:number-columns-repeated="3"/>
          <table:table-cell table:formula="of:=IF([.K12]&lt;&gt;0;[.L12]/[.K12];0)" office:value-type="float" office:value="59.10912325" calcext:value-type="float">
            <text:p>59,10912325</text:p>
          </table:table-cell>
          <table:table-cell table:number-columns-repeated="3"/>
          <table:table-cell table:formula="of:=IF([.O12]&lt;&gt;0;[.P12]/[.O12];0)" office:value-type="float" office:value="91.7142857142857" calcext:value-type="float">
            <text:p>91,7142857143</text:p>
          </table:table-cell>
          <table:table-cell table:number-columns-repeated="3"/>
          <table:table-cell table:formula="of:=IF([.S12]&lt;&gt;0;[.T12]/[.S12];0)" office:value-type="float" office:value="173.632889578947" calcext:value-type="float">
            <text:p>173,6328895789</text:p>
          </table:table-cell>
          <table:table-cell table:number-columns-repeated="3"/>
          <table:table-cell table:formula="of:=IF([.W12]&lt;&gt;0;[.X12]/[.W12];0)" office:value-type="float" office:value="100.228668333333" calcext:value-type="float">
            <text:p>100,2286683333</text:p>
          </table:table-cell>
          <table:table-cell table:number-columns-repeated="3"/>
          <table:table-cell table:formula="of:=IF([.AA12]&lt;&gt;0;[.AB12]/[.AA12];0)" office:value-type="float" office:value="61.933998" calcext:value-type="float">
            <text:p>61,933998</text:p>
          </table:table-cell>
          <table:table-cell table:number-columns-repeated="3"/>
          <table:table-cell table:formula="of:=IF([.AE12]&lt;&gt;0;[.AF12]/[.AE12];0)" office:value-type="float" office:value="101.412496" calcext:value-type="float">
            <text:p>101,412496</text:p>
          </table:table-cell>
          <table:table-cell table:number-columns-repeated="3"/>
          <table:table-cell table:formula="of:=IF([.AI12]&lt;&gt;0;[.AJ12]/[.AI12];0)" office:value-type="float" office:value="88.5379943333333" calcext:value-type="float">
            <text:p>88,5379943333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167.4595052" calcext:value-type="float">
            <text:p>167,4595052</text:p>
          </table:table-cell>
          <table:table-cell table:number-columns-repeated="3"/>
          <table:table-cell table:formula="of:=IF([.G13]&lt;&gt;0;[.H13]/[.G13];0)" office:value-type="float" office:value="246.57374575" calcext:value-type="float">
            <text:p>246,57374575</text:p>
          </table:table-cell>
          <table:table-cell table:number-columns-repeated="3"/>
          <table:table-cell table:formula="of:=IF([.K13]&lt;&gt;0;[.L13]/[.K13];0)" office:value-type="float" office:value="294.491889111111" calcext:value-type="float">
            <text:p>294,4918891111</text:p>
          </table:table-cell>
          <table:table-cell table:number-columns-repeated="3"/>
          <table:table-cell table:formula="of:=IF([.O13]&lt;&gt;0;[.P13]/[.O13];0)" office:value-type="float" office:value="325.0790284" calcext:value-type="float">
            <text:p>325,0790284</text:p>
          </table:table-cell>
          <table:table-cell table:number-columns-repeated="3"/>
          <table:table-cell table:formula="of:=IF([.S13]&lt;&gt;0;[.T13]/[.S13];0)" office:value-type="float" office:value="216.664404266667" calcext:value-type="float">
            <text:p>216,6644042667</text:p>
          </table:table-cell>
          <table:table-cell table:number-columns-repeated="3"/>
          <table:table-cell table:formula="of:=IF([.W13]&lt;&gt;0;[.X13]/[.W13];0)" office:value-type="float" office:value="522.752929666667" calcext:value-type="float">
            <text:p>522,7529296667</text:p>
          </table:table-cell>
          <table:table-cell table:number-columns-repeated="3"/>
          <table:table-cell table:formula="of:=IF([.AA13]&lt;&gt;0;[.AB13]/[.AA13];0)" office:value-type="float" office:value="223.759765625" calcext:value-type="float">
            <text:p>223,759765625</text:p>
          </table:table-cell>
          <table:table-cell table:number-columns-repeated="3"/>
          <table:table-cell table:formula="of:=IF([.AE13]&lt;&gt;0;[.AF13]/[.AE13];0)" office:value-type="float" office:value="192.003987666667" calcext:value-type="float">
            <text:p>192,0039876667</text:p>
          </table:table-cell>
          <table:table-cell table:number-columns-repeated="3"/>
          <table:table-cell table:formula="of:=IF([.AI13]&lt;&gt;0;[.AJ13]/[.AI13];0)" office:value-type="float" office:value="452.62725825" calcext:value-type="float">
            <text:p>452,6272582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263.933258" calcext:value-type="float">
            <text:p>263,933258</text:p>
          </table:table-cell>
          <table:table-cell table:number-columns-repeated="3"/>
          <table:table-cell table:formula="of:=IF([.G14]&lt;&gt;0;[.H14]/[.G14];0)" office:value-type="float" office:value="428.970735666667" calcext:value-type="float">
            <text:p>428,9707356667</text:p>
          </table:table-cell>
          <table:table-cell table:number-columns-repeated="3"/>
          <table:table-cell table:formula="of:=IF([.K14]&lt;&gt;0;[.L14]/[.K14];0)" office:value-type="float" office:value="159.782674166667" calcext:value-type="float">
            <text:p>159,7826741667</text:p>
          </table:table-cell>
          <table:table-cell table:number-columns-repeated="3"/>
          <table:table-cell table:formula="of:=IF([.O14]&lt;&gt;0;[.P14]/[.O14];0)" office:value-type="float" office:value="386.632598875" calcext:value-type="float">
            <text:p>386,632598875</text:p>
          </table:table-cell>
          <table:table-cell table:number-columns-repeated="3"/>
          <table:table-cell table:formula="of:=IF([.S14]&lt;&gt;0;[.T14]/[.S14];0)" office:value-type="float" office:value="161.076456666667" calcext:value-type="float">
            <text:p>161,0764566667</text:p>
          </table:table-cell>
          <table:table-cell table:number-columns-repeated="3"/>
          <table:table-cell table:formula="of:=IF([.W14]&lt;&gt;0;[.X14]/[.W14];0)" office:value-type="float" office:value="291.78350825" calcext:value-type="float">
            <text:p>291,78350825</text:p>
          </table:table-cell>
          <table:table-cell table:number-columns-repeated="3"/>
          <table:table-cell table:formula="of:=IF([.AA14]&lt;&gt;0;[.AB14]/[.AA14];0)" office:value-type="float" office:value="239.632758222222" calcext:value-type="float">
            <text:p>239,6327582222</text:p>
          </table:table-cell>
          <table:table-cell table:number-columns-repeated="3"/>
          <table:table-cell table:formula="of:=IF([.AE14]&lt;&gt;0;[.AF14]/[.AE14];0)" office:value-type="float" office:value="187.1553956" calcext:value-type="float">
            <text:p>187,1553956</text:p>
          </table:table-cell>
          <table:table-cell table:number-columns-repeated="3"/>
          <table:table-cell table:formula="of:=IF([.AI14]&lt;&gt;0;[.AJ14]/[.AI14];0)" office:value-type="float" office:value="325.48342285" calcext:value-type="float">
            <text:p>325,4834228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728.978064923077" calcext:value-type="float">
            <text:p>728,9780649231</text:p>
          </table:table-cell>
          <table:table-cell table:number-columns-repeated="3"/>
          <table:table-cell table:formula="of:=IF([.G15]&lt;&gt;0;[.H15]/[.G15];0)" office:value-type="float" office:value="582.449174363636" calcext:value-type="float">
            <text:p>582,4491743636</text:p>
          </table:table-cell>
          <table:table-cell table:number-columns-repeated="3"/>
          <table:table-cell table:formula="of:=IF([.K15]&lt;&gt;0;[.L15]/[.K15];0)" office:value-type="float" office:value="582.013726111111" calcext:value-type="float">
            <text:p>582,0137261111</text:p>
          </table:table-cell>
          <table:table-cell table:number-columns-repeated="3"/>
          <table:table-cell table:formula="of:=IF([.O15]&lt;&gt;0;[.P15]/[.O15];0)" office:value-type="float" office:value="304.2604675" calcext:value-type="float">
            <text:p>304,2604675</text:p>
          </table:table-cell>
          <table:table-cell table:number-columns-repeated="3"/>
          <table:table-cell table:formula="of:=IF([.S15]&lt;&gt;0;[.T15]/[.S15];0)" office:value-type="float" office:value="304.36546876" calcext:value-type="float">
            <text:p>304,36546876</text:p>
          </table:table-cell>
          <table:table-cell table:number-columns-repeated="3"/>
          <table:table-cell table:formula="of:=IF([.W15]&lt;&gt;0;[.X15]/[.W15];0)" office:value-type="float" office:value="377.2559082" calcext:value-type="float">
            <text:p>377,2559082</text:p>
          </table:table-cell>
          <table:table-cell table:number-columns-repeated="3"/>
          <table:table-cell table:formula="of:=IF([.AA15]&lt;&gt;0;[.AB15]/[.AA15];0)" office:value-type="float" office:value="591.441955625" calcext:value-type="float">
            <text:p>591,441955625</text:p>
          </table:table-cell>
          <table:table-cell table:number-columns-repeated="3"/>
          <table:table-cell table:formula="of:=IF([.AE15]&lt;&gt;0;[.AF15]/[.AE15];0)" office:value-type="float" office:value="431.5852050625" calcext:value-type="float">
            <text:p>431,5852050625</text:p>
          </table:table-cell>
          <table:table-cell table:number-columns-repeated="3"/>
          <table:table-cell table:formula="of:=IF([.AI15]&lt;&gt;0;[.AJ15]/[.AI15];0)" office:value-type="float" office:value="651.812207" calcext:value-type="float">
            <text:p>651,812207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116.0276" calcext:value-type="float">
            <text:p>116,0276</text:p>
          </table:table-cell>
          <table:table-cell table:number-columns-repeated="3"/>
          <table:table-cell table:formula="of:=IF([.G16]&lt;&gt;0;[.H16]/[.G16];0)" office:value-type="float" office:value="144.77424625" calcext:value-type="float">
            <text:p>144,77424625</text:p>
          </table:table-cell>
          <table:table-cell table:number-columns-repeated="3"/>
          <table:table-cell table:formula="of:=IF([.K16]&lt;&gt;0;[.L16]/[.K16];0)" office:value-type="float" office:value="205.908429857143" calcext:value-type="float">
            <text:p>205,9084298571</text:p>
          </table:table-cell>
          <table:table-cell table:number-columns-repeated="3"/>
          <table:table-cell table:formula="of:=IF([.O16]&lt;&gt;0;[.P16]/[.O16];0)" office:value-type="float" office:value="288.628092433333" calcext:value-type="float">
            <text:p>288,6280924333</text:p>
          </table:table-cell>
          <table:table-cell table:number-columns-repeated="3"/>
          <table:table-cell table:formula="of:=IF([.S16]&lt;&gt;0;[.T16]/[.S16];0)" office:value-type="float" office:value="55.824997" calcext:value-type="float">
            <text:p>55,824997</text:p>
          </table:table-cell>
          <table:table-cell table:number-columns-repeated="3"/>
          <table:table-cell table:formula="of:=IF([.W16]&lt;&gt;0;[.X16]/[.W16];0)" office:value-type="float" office:value="186.31124875" calcext:value-type="float">
            <text:p>186,31124875</text:p>
          </table:table-cell>
          <table:table-cell table:number-columns-repeated="3"/>
          <table:table-cell table:formula="of:=IF([.AA16]&lt;&gt;0;[.AB16]/[.AA16];0)" office:value-type="float" office:value="242.563263" calcext:value-type="float">
            <text:p>242,563263</text:p>
          </table:table-cell>
          <table:table-cell table:number-columns-repeated="3"/>
          <table:table-cell table:formula="of:=IF([.AE16]&lt;&gt;0;[.AF16]/[.AE16];0)" office:value-type="float" office:value="130.2557007" calcext:value-type="float">
            <text:p>130,2557007</text:p>
          </table:table-cell>
          <table:table-cell table:number-columns-repeated="3"/>
          <table:table-cell table:formula="of:=IF([.AI16]&lt;&gt;0;[.AJ16]/[.AI16];0)" office:value-type="float" office:value="221.4640045" calcext:value-type="float">
            <text:p>221,464004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237.5650146" calcext:value-type="float">
            <text:p>237,5650146</text:p>
          </table:table-cell>
          <table:table-cell table:number-columns-repeated="3"/>
          <table:table-cell table:formula="of:=IF([.G17]&lt;&gt;0;[.H17]/[.G17];0)" office:value-type="float" office:value="54.8159993333333" calcext:value-type="float">
            <text:p>54,8159993333</text:p>
          </table:table-cell>
          <table:table-cell table:number-columns-repeated="3"/>
          <table:table-cell table:formula="of:=IF([.K17]&lt;&gt;0;[.L17]/[.K17];0)" office:value-type="float" office:value="178.974670333333" calcext:value-type="float">
            <text:p>178,9746703333</text:p>
          </table:table-cell>
          <table:table-cell table:number-columns-repeated="3"/>
          <table:table-cell table:formula="of:=IF([.O17]&lt;&gt;0;[.P17]/[.O17];0)" office:value-type="float" office:value="95.4250932121212" calcext:value-type="float">
            <text:p>95,4250932121</text:p>
          </table:table-cell>
          <table:table-cell table:number-columns-repeated="3"/>
          <table:table-cell table:formula="of:=IF([.S17]&lt;&gt;0;[.T17]/[.S17];0)" office:value-type="float" office:value="142.00924675" calcext:value-type="float">
            <text:p>142,00924675</text:p>
          </table:table-cell>
          <table:table-cell table:number-columns-repeated="3"/>
          <table:table-cell table:formula="of:=IF([.W17]&lt;&gt;0;[.X17]/[.W17];0)" office:value-type="float" office:value="160.689331" calcext:value-type="float">
            <text:p>160,689331</text:p>
          </table:table-cell>
          <table:table-cell table:number-columns-repeated="3"/>
          <table:table-cell table:formula="of:=IF([.AA17]&lt;&gt;0;[.AB17]/[.AA17];0)" office:value-type="float" office:value="107.2734985" calcext:value-type="float">
            <text:p>107,2734985</text:p>
          </table:table-cell>
          <table:table-cell table:number-columns-repeated="3"/>
          <table:table-cell table:formula="of:=IF([.AE17]&lt;&gt;0;[.AF17]/[.AE17];0)" office:value-type="float" office:value="57.7511122222222" calcext:value-type="float">
            <text:p>57,7511122222</text:p>
          </table:table-cell>
          <table:table-cell table:number-columns-repeated="3"/>
          <table:table-cell table:formula="of:=IF([.AI17]&lt;&gt;0;[.AJ17]/[.AI17];0)" office:value-type="float" office:value="78.6055043333333" calcext:value-type="float">
            <text:p>78,6055043333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232.313004" calcext:value-type="float">
            <text:p>232,313004</text:p>
          </table:table-cell>
          <table:table-cell table:number-columns-repeated="3"/>
          <table:table-cell table:formula="of:=IF([.G18]&lt;&gt;0;[.H18]/[.G18];0)" office:value-type="float" office:value="0" calcext:value-type="float">
            <text:p>0</text:p>
          </table:table-cell>
          <table:table-cell table:number-columns-repeated="3"/>
          <table:table-cell table:formula="of:=IF([.K18]&lt;&gt;0;[.L18]/[.K18];0)" office:value-type="float" office:value="81.4543303333333" calcext:value-type="float">
            <text:p>81,4543303333</text:p>
          </table:table-cell>
          <table:table-cell table:number-columns-repeated="3"/>
          <table:table-cell table:formula="of:=IF([.O18]&lt;&gt;0;[.P18]/[.O18];0)" office:value-type="float" office:value="94.142334" calcext:value-type="float">
            <text:p>94,142334</text:p>
          </table:table-cell>
          <table:table-cell table:number-columns-repeated="3"/>
          <table:table-cell table:formula="of:=IF([.S18]&lt;&gt;0;[.T18]/[.S18];0)" office:value-type="float" office:value="273.169122878788" calcext:value-type="float">
            <text:p>273,1691228788</text:p>
          </table:table-cell>
          <table:table-cell table:number-columns-repeated="3"/>
          <table:table-cell table:formula="of:=IF([.W18]&lt;&gt;0;[.X18]/[.W18];0)" office:value-type="float" office:value="268.695969807692" calcext:value-type="float">
            <text:p>268,6959698077</text:p>
          </table:table-cell>
          <table:table-cell table:number-columns-repeated="3"/>
          <table:table-cell table:formula="of:=IF([.AA18]&lt;&gt;0;[.AB18]/[.AA18];0)" office:value-type="float" office:value="26.961" calcext:value-type="float">
            <text:p>26,961</text:p>
          </table:table-cell>
          <table:table-cell table:number-columns-repeated="3"/>
          <table:table-cell table:formula="of:=IF([.AE18]&lt;&gt;0;[.AF18]/[.AE18];0)" office:value-type="float" office:value="52.005001" calcext:value-type="float">
            <text:p>52,005001</text:p>
          </table:table-cell>
          <table:table-cell table:number-columns-repeated="3"/>
          <table:table-cell table:formula="of:=IF([.AI18]&lt;&gt;0;[.AJ18]/[.AI18];0)" office:value-type="float" office:value="185.456604" calcext:value-type="float">
            <text:p>185,45660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263.375872" calcext:value-type="float">
            <text:p>263,375872</text:p>
          </table:table-cell>
          <table:table-cell table:number-columns-repeated="3"/>
          <table:table-cell table:formula="of:=IF([.G19]&lt;&gt;0;[.H19]/[.G19];0)" office:value-type="float" office:value="417.701985666667" calcext:value-type="float">
            <text:p>417,7019856667</text:p>
          </table:table-cell>
          <table:table-cell table:number-columns-repeated="3"/>
          <table:table-cell table:formula="of:=IF([.K19]&lt;&gt;0;[.L19]/[.K19];0)" office:value-type="float" office:value="237.775722" calcext:value-type="float">
            <text:p>237,775722</text:p>
          </table:table-cell>
          <table:table-cell table:number-columns-repeated="3"/>
          <table:table-cell table:formula="of:=IF([.O19]&lt;&gt;0;[.P19]/[.O19];0)" office:value-type="float" office:value="320.343322833333" calcext:value-type="float">
            <text:p>320,3433228333</text:p>
          </table:table-cell>
          <table:table-cell table:number-columns-repeated="3"/>
          <table:table-cell table:formula="of:=IF([.S19]&lt;&gt;0;[.T19]/[.S19];0)" office:value-type="float" office:value="227.489711285714" calcext:value-type="float">
            <text:p>227,4897112857</text:p>
          </table:table-cell>
          <table:table-cell table:number-columns-repeated="3"/>
          <table:table-cell table:formula="of:=IF([.W19]&lt;&gt;0;[.X19]/[.W19];0)" office:value-type="float" office:value="644.668335" calcext:value-type="float">
            <text:p>644,668335</text:p>
          </table:table-cell>
          <table:table-cell table:number-columns-repeated="3"/>
          <table:table-cell table:formula="of:=IF([.AA19]&lt;&gt;0;[.AB19]/[.AA19];0)" office:value-type="float" office:value="275.012154714286" calcext:value-type="float">
            <text:p>275,0121547143</text:p>
          </table:table-cell>
          <table:table-cell table:number-columns-repeated="3"/>
          <table:table-cell table:formula="of:=IF([.AE19]&lt;&gt;0;[.AF19]/[.AE19];0)" office:value-type="float" office:value="319.4376465" calcext:value-type="float">
            <text:p>319,4376465</text:p>
          </table:table-cell>
          <table:table-cell table:number-columns-repeated="3"/>
          <table:table-cell table:formula="of:=IF([.AI19]&lt;&gt;0;[.AJ19]/[.AI19];0)" office:value-type="float" office:value="219.153704" calcext:value-type="float">
            <text:p>219,15370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317.493326666667" calcext:value-type="float">
            <text:p>317,4933266667</text:p>
          </table:table-cell>
          <table:table-cell table:number-columns-repeated="3"/>
          <table:table-cell table:formula="of:=IF([.G20]&lt;&gt;0;[.H20]/[.G20];0)" office:value-type="float" office:value="296.6568116" calcext:value-type="float">
            <text:p>296,6568116</text:p>
          </table:table-cell>
          <table:table-cell table:number-columns-repeated="3"/>
          <table:table-cell table:formula="of:=IF([.K20]&lt;&gt;0;[.L20]/[.K20];0)" office:value-type="float" office:value="197.506637625" calcext:value-type="float">
            <text:p>197,506637625</text:p>
          </table:table-cell>
          <table:table-cell table:number-columns-repeated="3"/>
          <table:table-cell table:formula="of:=IF([.O20]&lt;&gt;0;[.P20]/[.O20];0)" office:value-type="float" office:value="195.92524725" calcext:value-type="float">
            <text:p>195,92524725</text:p>
          </table:table-cell>
          <table:table-cell table:number-columns-repeated="3"/>
          <table:table-cell table:formula="of:=IF([.S20]&lt;&gt;0;[.T20]/[.S20];0)" office:value-type="float" office:value="222.944681833333" calcext:value-type="float">
            <text:p>222,9446818333</text:p>
          </table:table-cell>
          <table:table-cell table:number-columns-repeated="3"/>
          <table:table-cell table:formula="of:=IF([.W20]&lt;&gt;0;[.X20]/[.W20];0)" office:value-type="float" office:value="384.0785215" calcext:value-type="float">
            <text:p>384,0785215</text:p>
          </table:table-cell>
          <table:table-cell table:number-columns-repeated="3"/>
          <table:table-cell table:formula="of:=IF([.AA20]&lt;&gt;0;[.AB20]/[.AA20];0)" office:value-type="float" office:value="211.479492166667" calcext:value-type="float">
            <text:p>211,4794921667</text:p>
          </table:table-cell>
          <table:table-cell table:number-columns-repeated="3"/>
          <table:table-cell table:formula="of:=IF([.AE20]&lt;&gt;0;[.AF20]/[.AE20];0)" office:value-type="float" office:value="186.831502333333" calcext:value-type="float">
            <text:p>186,8315023333</text:p>
          </table:table-cell>
          <table:table-cell table:number-columns-repeated="3"/>
          <table:table-cell table:formula="of:=IF([.AI20]&lt;&gt;0;[.AJ20]/[.AI20];0)" office:value-type="float" office:value="295.6317872" calcext:value-type="float">
            <text:p>295,6317872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200.4037475" calcext:value-type="float">
            <text:p>200,4037475</text:p>
          </table:table-cell>
          <table:table-cell table:number-columns-repeated="3"/>
          <table:table-cell table:formula="of:=IF([.G21]&lt;&gt;0;[.H21]/[.G21];0)" office:value-type="float" office:value="164.580322333333" calcext:value-type="float">
            <text:p>164,5803223333</text:p>
          </table:table-cell>
          <table:table-cell table:number-columns-repeated="3"/>
          <table:table-cell table:formula="of:=IF([.K21]&lt;&gt;0;[.L21]/[.K21];0)" office:value-type="float" office:value="120.328989666667" calcext:value-type="float">
            <text:p>120,3289896667</text:p>
          </table:table-cell>
          <table:table-cell table:number-columns-repeated="3"/>
          <table:table-cell table:formula="of:=IF([.O21]&lt;&gt;0;[.P21]/[.O21];0)" office:value-type="float" office:value="44.7011668333333" calcext:value-type="float">
            <text:p>44,7011668333</text:p>
          </table:table-cell>
          <table:table-cell table:number-columns-repeated="3"/>
          <table:table-cell table:formula="of:=IF([.S21]&lt;&gt;0;[.T21]/[.S21];0)" office:value-type="float" office:value="126.949501" calcext:value-type="float">
            <text:p>126,949501</text:p>
          </table:table-cell>
          <table:table-cell table:number-columns-repeated="3"/>
          <table:table-cell table:formula="of:=IF([.W21]&lt;&gt;0;[.X21]/[.W21];0)" office:value-type="float" office:value="86.0237976" calcext:value-type="float">
            <text:p>86,0237976</text:p>
          </table:table-cell>
          <table:table-cell table:number-columns-repeated="3"/>
          <table:table-cell table:formula="of:=IF([.AA21]&lt;&gt;0;[.AB21]/[.AA21];0)" office:value-type="float" office:value="73.8014983333333" calcext:value-type="float">
            <text:p>73,8014983333</text:p>
          </table:table-cell>
          <table:table-cell table:number-columns-repeated="3"/>
          <table:table-cell table:formula="of:=IF([.AE21]&lt;&gt;0;[.AF21]/[.AE21];0)" office:value-type="float" office:value="186.191996333333" calcext:value-type="float">
            <text:p>186,1919963333</text:p>
          </table:table-cell>
          <table:table-cell table:number-columns-repeated="3"/>
          <table:table-cell table:formula="of:=IF([.AI21]&lt;&gt;0;[.AJ21]/[.AI21];0)" office:value-type="float" office:value="234.5302246" calcext:value-type="float">
            <text:p>234,5302246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17.9773845703125" calcext:value-type="float">
            <text:p>17,9773845703</text:p>
          </table:table-cell>
          <table:table-cell table:number-columns-repeated="3"/>
          <table:table-cell table:formula="of:=IF([.G22]&lt;&gt;0;[.H22]/[.G22];0)" office:value-type="float" office:value="18.0975811318681" calcext:value-type="float">
            <text:p>18,0975811319</text:p>
          </table:table-cell>
          <table:table-cell table:number-columns-repeated="3"/>
          <table:table-cell table:formula="of:=IF([.K22]&lt;&gt;0;[.L22]/[.K22];0)" office:value-type="float" office:value="19.2177631197183" calcext:value-type="float">
            <text:p>19,2177631197</text:p>
          </table:table-cell>
          <table:table-cell table:number-columns-repeated="3"/>
          <table:table-cell table:formula="of:=IF([.O22]&lt;&gt;0;[.P22]/[.O22];0)" office:value-type="float" office:value="18.1370858540146" calcext:value-type="float">
            <text:p>18,137085854</text:p>
          </table:table-cell>
          <table:table-cell table:number-columns-repeated="3"/>
          <table:table-cell table:formula="of:=IF([.S22]&lt;&gt;0;[.T22]/[.S22];0)" office:value-type="float" office:value="0" calcext:value-type="float">
            <text:p>0</text:p>
          </table:table-cell>
          <table:table-cell table:number-columns-repeated="3"/>
          <table:table-cell table:formula="of:=IF([.W22]&lt;&gt;0;[.X22]/[.W22];0)" office:value-type="float" office:value="22.0411388571429" calcext:value-type="float">
            <text:p>22,0411388571</text:p>
          </table:table-cell>
          <table:table-cell table:number-columns-repeated="3"/>
          <table:table-cell table:formula="of:=IF([.AA22]&lt;&gt;0;[.AB22]/[.AA22];0)" office:value-type="float" office:value="18.3144291147541" calcext:value-type="float">
            <text:p>18,3144291148</text:p>
          </table:table-cell>
          <table:table-cell table:number-columns-repeated="3"/>
          <table:table-cell table:formula="of:=IF([.AE22]&lt;&gt;0;[.AF22]/[.AE22];0)" office:value-type="float" office:value="21.4007783781513" calcext:value-type="float">
            <text:p>21,4007783782</text:p>
          </table:table-cell>
          <table:table-cell table:number-columns-repeated="3"/>
          <table:table-cell table:formula="of:=IF([.AI22]&lt;&gt;0;[.AJ22]/[.AI22];0)" office:value-type="float" office:value="18.4049099120879" calcext:value-type="float">
            <text:p>18,404909912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19.2516465944444" calcext:value-type="float">
            <text:p>19,2516465944</text:p>
          </table:table-cell>
          <table:table-cell table:number-columns-repeated="3"/>
          <table:table-cell table:formula="of:=IF([.G23]&lt;&gt;0;[.H23]/[.G23];0)" office:value-type="float" office:value="19.7337468202247" calcext:value-type="float">
            <text:p>19,7337468202</text:p>
          </table:table-cell>
          <table:table-cell table:number-columns-repeated="3"/>
          <table:table-cell table:formula="of:=IF([.K23]&lt;&gt;0;[.L23]/[.K23];0)" office:value-type="float" office:value="23.2608575153374" calcext:value-type="float">
            <text:p>23,2608575153</text:p>
          </table:table-cell>
          <table:table-cell table:number-columns-repeated="3"/>
          <table:table-cell table:formula="of:=IF([.O23]&lt;&gt;0;[.P23]/[.O23];0)" office:value-type="float" office:value="20.3434186683673" calcext:value-type="float">
            <text:p>20,3434186684</text:p>
          </table:table-cell>
          <table:table-cell table:number-columns-repeated="3"/>
          <table:table-cell table:formula="of:=IF([.S23]&lt;&gt;0;[.T23]/[.S23];0)" office:value-type="float" office:value="0" calcext:value-type="float">
            <text:p>0</text:p>
          </table:table-cell>
          <table:table-cell table:number-columns-repeated="3"/>
          <table:table-cell table:formula="of:=IF([.W23]&lt;&gt;0;[.X23]/[.W23];0)" office:value-type="float" office:value="17.3171574534413" calcext:value-type="float">
            <text:p>17,3171574534</text:p>
          </table:table-cell>
          <table:table-cell table:number-columns-repeated="3"/>
          <table:table-cell table:formula="of:=IF([.AA23]&lt;&gt;0;[.AB23]/[.AA23];0)" office:value-type="float" office:value="17.5207495346535" calcext:value-type="float">
            <text:p>17,5207495347</text:p>
          </table:table-cell>
          <table:table-cell table:number-columns-repeated="3"/>
          <table:table-cell table:formula="of:=IF([.AE23]&lt;&gt;0;[.AF23]/[.AE23];0)" office:value-type="float" office:value="21.6552105748503" calcext:value-type="float">
            <text:p>21,6552105749</text:p>
          </table:table-cell>
          <table:table-cell table:number-columns-repeated="3"/>
          <table:table-cell table:formula="of:=IF([.AI23]&lt;&gt;0;[.AJ23]/[.AI23];0)" office:value-type="float" office:value="19.8061523422222" calcext:value-type="float">
            <text:p>19,8061523422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273.795013375" calcext:value-type="float">
            <text:p>273,795013375</text:p>
          </table:table-cell>
          <table:table-cell table:number-columns-repeated="3"/>
          <table:table-cell table:formula="of:=IF([.G24]&lt;&gt;0;[.H24]/[.G24];0)" office:value-type="float" office:value="95.8369953333333" calcext:value-type="float">
            <text:p>95,8369953333</text:p>
          </table:table-cell>
          <table:table-cell table:number-columns-repeated="3"/>
          <table:table-cell table:formula="of:=IF([.K24]&lt;&gt;0;[.L24]/[.K24];0)" office:value-type="float" office:value="497.1195068125" calcext:value-type="float">
            <text:p>497,1195068125</text:p>
          </table:table-cell>
          <table:table-cell table:number-columns-repeated="3"/>
          <table:table-cell table:formula="of:=IF([.O24]&lt;&gt;0;[.P24]/[.O24];0)" office:value-type="float" office:value="143.887220555556" calcext:value-type="float">
            <text:p>143,8872205556</text:p>
          </table:table-cell>
          <table:table-cell table:number-columns-repeated="3"/>
          <table:table-cell table:formula="of:=IF([.S24]&lt;&gt;0;[.T24]/[.S24];0)" office:value-type="float" office:value="446.43359375" calcext:value-type="float">
            <text:p>446,43359375</text:p>
          </table:table-cell>
          <table:table-cell table:number-columns-repeated="3"/>
          <table:table-cell table:formula="of:=IF([.W24]&lt;&gt;0;[.X24]/[.W24];0)" office:value-type="float" office:value="223.1019745" calcext:value-type="float">
            <text:p>223,1019745</text:p>
          </table:table-cell>
          <table:table-cell table:number-columns-repeated="3"/>
          <table:table-cell table:formula="of:=IF([.AA24]&lt;&gt;0;[.AB24]/[.AA24];0)" office:value-type="float" office:value="230.214508" calcext:value-type="float">
            <text:p>230,214508</text:p>
          </table:table-cell>
          <table:table-cell table:number-columns-repeated="3"/>
          <table:table-cell table:formula="of:=IF([.AE24]&lt;&gt;0;[.AF24]/[.AE24];0)" office:value-type="float" office:value="138.2431884" calcext:value-type="float">
            <text:p>138,2431884</text:p>
          </table:table-cell>
          <table:table-cell table:number-columns-repeated="3"/>
          <table:table-cell table:formula="of:=IF([.AI24]&lt;&gt;0;[.AJ24]/[.AI24];0)" office:value-type="float" office:value="70.865249625" calcext:value-type="float">
            <text:p>70,86524962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19.0247264048583" calcext:value-type="float">
            <text:p>19,0247264049</text:p>
          </table:table-cell>
          <table:table-cell table:number-columns-repeated="3"/>
          <table:table-cell table:formula="of:=IF([.G25]&lt;&gt;0;[.H25]/[.G25];0)" office:value-type="float" office:value="18.8041980571429" calcext:value-type="float">
            <text:p>18,8041980571</text:p>
          </table:table-cell>
          <table:table-cell table:number-columns-repeated="3"/>
          <table:table-cell table:formula="of:=IF([.K25]&lt;&gt;0;[.L25]/[.K25];0)" office:value-type="float" office:value="20.0863095238095" calcext:value-type="float">
            <text:p>20,0863095238</text:p>
          </table:table-cell>
          <table:table-cell table:number-columns-repeated="3"/>
          <table:table-cell table:formula="of:=IF([.O25]&lt;&gt;0;[.P25]/[.O25];0)" office:value-type="float" office:value="17.0663778604651" calcext:value-type="float">
            <text:p>17,0663778605</text:p>
          </table:table-cell>
          <table:table-cell table:number-columns-repeated="3"/>
          <table:table-cell table:formula="of:=IF([.S25]&lt;&gt;0;[.T25]/[.S25];0)" office:value-type="float" office:value="44.6398577142857" calcext:value-type="float">
            <text:p>44,6398577143</text:p>
          </table:table-cell>
          <table:table-cell table:number-columns-repeated="3"/>
          <table:table-cell table:formula="of:=IF([.W25]&lt;&gt;0;[.X25]/[.W25];0)" office:value-type="float" office:value="19.3181883755274" calcext:value-type="float">
            <text:p>19,3181883755</text:p>
          </table:table-cell>
          <table:table-cell table:number-columns-repeated="3"/>
          <table:table-cell table:formula="of:=IF([.AA25]&lt;&gt;0;[.AB25]/[.AA25];0)" office:value-type="float" office:value="21.0833658833333" calcext:value-type="float">
            <text:p>21,0833658833</text:p>
          </table:table-cell>
          <table:table-cell table:number-columns-repeated="3"/>
          <table:table-cell table:formula="of:=IF([.AE25]&lt;&gt;0;[.AF25]/[.AE25];0)" office:value-type="float" office:value="19.3341669837398" calcext:value-type="float">
            <text:p>19,3341669837</text:p>
          </table:table-cell>
          <table:table-cell table:number-columns-repeated="3"/>
          <table:table-cell table:formula="of:=IF([.AI25]&lt;&gt;0;[.AJ25]/[.AI25];0)" office:value-type="float" office:value="18.9413720147601" calcext:value-type="float">
            <text:p>18,9413720148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238.5683838" calcext:value-type="float">
            <text:p>238,5683838</text:p>
          </table:table-cell>
          <table:table-cell table:number-columns-repeated="3"/>
          <table:table-cell table:formula="of:=IF([.G26]&lt;&gt;0;[.H26]/[.G26];0)" office:value-type="float" office:value="324.132603285714" calcext:value-type="float">
            <text:p>324,1326032857</text:p>
          </table:table-cell>
          <table:table-cell table:number-columns-repeated="3"/>
          <table:table-cell table:formula="of:=IF([.K26]&lt;&gt;0;[.L26]/[.K26];0)" office:value-type="float" office:value="189.641985142857" calcext:value-type="float">
            <text:p>189,6419851429</text:p>
          </table:table-cell>
          <table:table-cell table:number-columns-repeated="3"/>
          <table:table-cell table:formula="of:=IF([.O26]&lt;&gt;0;[.P26]/[.O26];0)" office:value-type="float" office:value="131.329602" calcext:value-type="float">
            <text:p>131,329602</text:p>
          </table:table-cell>
          <table:table-cell table:number-columns-repeated="3"/>
          <table:table-cell table:formula="of:=IF([.S26]&lt;&gt;0;[.T26]/[.S26];0)" office:value-type="float" office:value="126.9033305" calcext:value-type="float">
            <text:p>126,9033305</text:p>
          </table:table-cell>
          <table:table-cell table:number-columns-repeated="3"/>
          <table:table-cell table:formula="of:=IF([.W26]&lt;&gt;0;[.X26]/[.W26];0)" office:value-type="float" office:value="132.768432571429" calcext:value-type="float">
            <text:p>132,7684325714</text:p>
          </table:table-cell>
          <table:table-cell table:number-columns-repeated="3"/>
          <table:table-cell table:formula="of:=IF([.AA26]&lt;&gt;0;[.AB26]/[.AA26];0)" office:value-type="float" office:value="221.059234625" calcext:value-type="float">
            <text:p>221,059234625</text:p>
          </table:table-cell>
          <table:table-cell table:number-columns-repeated="3"/>
          <table:table-cell table:formula="of:=IF([.AE26]&lt;&gt;0;[.AF26]/[.AE26];0)" office:value-type="float" office:value="522.02353515" calcext:value-type="float">
            <text:p>522,02353515</text:p>
          </table:table-cell>
          <table:table-cell table:number-columns-repeated="3"/>
          <table:table-cell table:formula="of:=IF([.AI26]&lt;&gt;0;[.AJ26]/[.AI26];0)" office:value-type="float" office:value="206.645002142857" calcext:value-type="float">
            <text:p>206,6450021429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21.8966250677966" calcext:value-type="float">
            <text:p>21,8966250678</text:p>
          </table:table-cell>
          <table:table-cell table:number-columns-repeated="3"/>
          <table:table-cell table:formula="of:=IF([.G27]&lt;&gt;0;[.H27]/[.G27];0)" office:value-type="float" office:value="22.5811629261084" calcext:value-type="float">
            <text:p>22,5811629261</text:p>
          </table:table-cell>
          <table:table-cell table:number-columns-repeated="3"/>
          <table:table-cell table:formula="of:=IF([.K27]&lt;&gt;0;[.L27]/[.K27];0)" office:value-type="float" office:value="23.9834862751323" calcext:value-type="float">
            <text:p>23,9834862751</text:p>
          </table:table-cell>
          <table:table-cell table:number-columns-repeated="3"/>
          <table:table-cell table:formula="of:=IF([.O27]&lt;&gt;0;[.P27]/[.O27];0)" office:value-type="float" office:value="21.1940040838323" calcext:value-type="float">
            <text:p>21,1940040838</text:p>
          </table:table-cell>
          <table:table-cell table:number-columns-repeated="3"/>
          <table:table-cell table:formula="of:=IF([.S27]&lt;&gt;0;[.T27]/[.S27];0)" office:value-type="float" office:value="29.453750625" calcext:value-type="float">
            <text:p>29,453750625</text:p>
          </table:table-cell>
          <table:table-cell table:number-columns-repeated="3"/>
          <table:table-cell table:formula="of:=IF([.W27]&lt;&gt;0;[.X27]/[.W27];0)" office:value-type="float" office:value="22.1318972657005" calcext:value-type="float">
            <text:p>22,1318972657</text:p>
          </table:table-cell>
          <table:table-cell table:number-columns-repeated="3"/>
          <table:table-cell table:formula="of:=IF([.AA27]&lt;&gt;0;[.AB27]/[.AA27];0)" office:value-type="float" office:value="23.7461192147239" calcext:value-type="float">
            <text:p>23,7461192147</text:p>
          </table:table-cell>
          <table:table-cell table:number-columns-repeated="3"/>
          <table:table-cell table:formula="of:=IF([.AE27]&lt;&gt;0;[.AF27]/[.AE27];0)" office:value-type="float" office:value="24.5314785073892" calcext:value-type="float">
            <text:p>24,5314785074</text:p>
          </table:table-cell>
          <table:table-cell table:number-columns-repeated="3"/>
          <table:table-cell table:formula="of:=IF([.AI27]&lt;&gt;0;[.AJ27]/[.AI27];0)" office:value-type="float" office:value="21.2061850533981" calcext:value-type="float">
            <text:p>21,206185053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127.9035035" calcext:value-type="float">
            <text:p>127,9035035</text:p>
          </table:table-cell>
          <table:table-cell table:number-columns-repeated="3"/>
          <table:table-cell table:formula="of:=IF([.G28]&lt;&gt;0;[.H28]/[.G28];0)" office:value-type="float" office:value="89.0726725" calcext:value-type="float">
            <text:p>89,0726725</text:p>
          </table:table-cell>
          <table:table-cell table:number-columns-repeated="3"/>
          <table:table-cell table:formula="of:=IF([.K28]&lt;&gt;0;[.L28]/[.K28];0)" office:value-type="float" office:value="305.5017822" calcext:value-type="float">
            <text:p>305,5017822</text:p>
          </table:table-cell>
          <table:table-cell table:number-columns-repeated="3"/>
          <table:table-cell table:formula="of:=IF([.O28]&lt;&gt;0;[.P28]/[.O28];0)" office:value-type="float" office:value="252.549519833333" calcext:value-type="float">
            <text:p>252,5495198333</text:p>
          </table:table-cell>
          <table:table-cell table:number-columns-repeated="3"/>
          <table:table-cell table:formula="of:=IF([.S28]&lt;&gt;0;[.T28]/[.S28];0)" office:value-type="float" office:value="128.40174865625" calcext:value-type="float">
            <text:p>128,4017486563</text:p>
          </table:table-cell>
          <table:table-cell table:number-columns-repeated="3"/>
          <table:table-cell table:formula="of:=IF([.W28]&lt;&gt;0;[.X28]/[.W28];0)" office:value-type="float" office:value="296.13677975" calcext:value-type="float">
            <text:p>296,13677975</text:p>
          </table:table-cell>
          <table:table-cell table:number-columns-repeated="3"/>
          <table:table-cell table:formula="of:=IF([.AA28]&lt;&gt;0;[.AB28]/[.AA28];0)" office:value-type="float" office:value="253.7474975" calcext:value-type="float">
            <text:p>253,7474975</text:p>
          </table:table-cell>
          <table:table-cell table:number-columns-repeated="3"/>
          <table:table-cell table:formula="of:=IF([.AE28]&lt;&gt;0;[.AF28]/[.AE28];0)" office:value-type="float" office:value="107.318827333333" calcext:value-type="float">
            <text:p>107,3188273333</text:p>
          </table:table-cell>
          <table:table-cell table:number-columns-repeated="3"/>
          <table:table-cell table:formula="of:=IF([.AI28]&lt;&gt;0;[.AJ28]/[.AI28];0)" office:value-type="float" office:value="197.520507833333" calcext:value-type="float">
            <text:p>197,5205078333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94.0972595" calcext:value-type="float">
            <text:p>94,0972595</text:p>
          </table:table-cell>
          <table:table-cell table:number-columns-repeated="3"/>
          <table:table-cell table:formula="of:=IF([.G29]&lt;&gt;0;[.H29]/[.G29];0)" office:value-type="float" office:value="129.000069785714" calcext:value-type="float">
            <text:p>129,0000697857</text:p>
          </table:table-cell>
          <table:table-cell table:number-columns-repeated="3"/>
          <table:table-cell table:formula="of:=IF([.K29]&lt;&gt;0;[.L29]/[.K29];0)" office:value-type="float" office:value="118.830008428571" calcext:value-type="float">
            <text:p>118,8300084286</text:p>
          </table:table-cell>
          <table:table-cell table:number-columns-repeated="3"/>
          <table:table-cell table:formula="of:=IF([.O29]&lt;&gt;0;[.P29]/[.O29];0)" office:value-type="float" office:value="278.592509" calcext:value-type="float">
            <text:p>278,592509</text:p>
          </table:table-cell>
          <table:table-cell table:number-columns-repeated="3"/>
          <table:table-cell table:formula="of:=IF([.S29]&lt;&gt;0;[.T29]/[.S29];0)" office:value-type="float" office:value="118.8426615" calcext:value-type="float">
            <text:p>118,8426615</text:p>
          </table:table-cell>
          <table:table-cell table:number-columns-repeated="3"/>
          <table:table-cell table:formula="of:=IF([.W29]&lt;&gt;0;[.X29]/[.W29];0)" office:value-type="float" office:value="112.8810059" calcext:value-type="float">
            <text:p>112,8810059</text:p>
          </table:table-cell>
          <table:table-cell table:number-columns-repeated="3"/>
          <table:table-cell table:formula="of:=IF([.AA29]&lt;&gt;0;[.AB29]/[.AA29];0)" office:value-type="float" office:value="272.377618954545" calcext:value-type="float">
            <text:p>272,3776189545</text:p>
          </table:table-cell>
          <table:table-cell table:number-columns-repeated="3"/>
          <table:table-cell table:formula="of:=IF([.AE29]&lt;&gt;0;[.AF29]/[.AE29];0)" office:value-type="float" office:value="146.719709142857" calcext:value-type="float">
            <text:p>146,7197091429</text:p>
          </table:table-cell>
          <table:table-cell table:number-columns-repeated="3"/>
          <table:table-cell table:formula="of:=IF([.AI29]&lt;&gt;0;[.AJ29]/[.AI29];0)" office:value-type="float" office:value="139.8692016" calcext:value-type="float">
            <text:p>139,8692016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260.547010666667" calcext:value-type="float">
            <text:p>260,5470106667</text:p>
          </table:table-cell>
          <table:table-cell table:number-columns-repeated="3"/>
          <table:table-cell table:formula="of:=IF([.G30]&lt;&gt;0;[.H30]/[.G30];0)" office:value-type="float" office:value="254.211208777778" calcext:value-type="float">
            <text:p>254,2112087778</text:p>
          </table:table-cell>
          <table:table-cell table:number-columns-repeated="3"/>
          <table:table-cell table:formula="of:=IF([.K30]&lt;&gt;0;[.L30]/[.K30];0)" office:value-type="float" office:value="98.285003625" calcext:value-type="float">
            <text:p>98,285003625</text:p>
          </table:table-cell>
          <table:table-cell table:number-columns-repeated="3"/>
          <table:table-cell table:formula="of:=IF([.O30]&lt;&gt;0;[.P30]/[.O30];0)" office:value-type="float" office:value="332.029333037037" calcext:value-type="float">
            <text:p>332,029333037</text:p>
          </table:table-cell>
          <table:table-cell table:number-columns-repeated="3"/>
          <table:table-cell table:formula="of:=IF([.S30]&lt;&gt;0;[.T30]/[.S30];0)" office:value-type="float" office:value="197.958333333333" calcext:value-type="float">
            <text:p>197,9583333333</text:p>
          </table:table-cell>
          <table:table-cell table:number-columns-repeated="3"/>
          <table:table-cell table:formula="of:=IF([.W30]&lt;&gt;0;[.X30]/[.W30];0)" office:value-type="float" office:value="286.508728" calcext:value-type="float">
            <text:p>286,508728</text:p>
          </table:table-cell>
          <table:table-cell table:number-columns-repeated="3"/>
          <table:table-cell table:formula="of:=IF([.AA30]&lt;&gt;0;[.AB30]/[.AA30];0)" office:value-type="float" office:value="440.8152465" calcext:value-type="float">
            <text:p>440,8152465</text:p>
          </table:table-cell>
          <table:table-cell table:number-columns-repeated="3"/>
          <table:table-cell table:formula="of:=IF([.AE30]&lt;&gt;0;[.AF30]/[.AE30];0)" office:value-type="float" office:value="224.491516166667" calcext:value-type="float">
            <text:p>224,4915161667</text:p>
          </table:table-cell>
          <table:table-cell table:number-columns-repeated="3"/>
          <table:table-cell table:formula="of:=IF([.AI30]&lt;&gt;0;[.AJ30]/[.AI30];0)" office:value-type="float" office:value="142.7776001" calcext:value-type="float">
            <text:p>142,777600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277.853149333333" calcext:value-type="float">
            <text:p>277,8531493333</text:p>
          </table:table-cell>
          <table:table-cell table:number-columns-repeated="3"/>
          <table:table-cell table:formula="of:=IF([.G31]&lt;&gt;0;[.H31]/[.G31];0)" office:value-type="float" office:value="146.004727454545" calcext:value-type="float">
            <text:p>146,0047274545</text:p>
          </table:table-cell>
          <table:table-cell table:number-columns-repeated="3"/>
          <table:table-cell table:formula="of:=IF([.K31]&lt;&gt;0;[.L31]/[.K31];0)" office:value-type="float" office:value="209.007324166667" calcext:value-type="float">
            <text:p>209,0073241667</text:p>
          </table:table-cell>
          <table:table-cell table:number-columns-repeated="3"/>
          <table:table-cell table:formula="of:=IF([.O31]&lt;&gt;0;[.P31]/[.O31];0)" office:value-type="float" office:value="249.43450925" calcext:value-type="float">
            <text:p>249,43450925</text:p>
          </table:table-cell>
          <table:table-cell table:number-columns-repeated="3"/>
          <table:table-cell table:formula="of:=IF([.S31]&lt;&gt;0;[.T31]/[.S31];0)" office:value-type="float" office:value="87.9813333333333" calcext:value-type="float">
            <text:p>87,9813333333</text:p>
          </table:table-cell>
          <table:table-cell table:number-columns-repeated="3"/>
          <table:table-cell table:formula="of:=IF([.W31]&lt;&gt;0;[.X31]/[.W31];0)" office:value-type="float" office:value="236.971049645161" calcext:value-type="float">
            <text:p>236,9710496452</text:p>
          </table:table-cell>
          <table:table-cell table:number-columns-repeated="3"/>
          <table:table-cell table:formula="of:=IF([.AA31]&lt;&gt;0;[.AB31]/[.AA31];0)" office:value-type="float" office:value="143.2761841" calcext:value-type="float">
            <text:p>143,2761841</text:p>
          </table:table-cell>
          <table:table-cell table:number-columns-repeated="3"/>
          <table:table-cell table:formula="of:=IF([.AE31]&lt;&gt;0;[.AF31]/[.AE31];0)" office:value-type="float" office:value="120.5375122" calcext:value-type="float">
            <text:p>120,5375122</text:p>
          </table:table-cell>
          <table:table-cell table:number-columns-repeated="3"/>
          <table:table-cell table:formula="of:=IF([.AI31]&lt;&gt;0;[.AJ31]/[.AI31];0)" office:value-type="float" office:value="90.0641785" calcext:value-type="float">
            <text:p>90,064178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99.1799926666667" calcext:value-type="float">
            <text:p>99,1799926667</text:p>
          </table:table-cell>
          <table:table-cell table:number-columns-repeated="3"/>
          <table:table-cell table:formula="of:=IF([.G32]&lt;&gt;0;[.H32]/[.G32];0)" office:value-type="float" office:value="174.759491" calcext:value-type="float">
            <text:p>174,759491</text:p>
          </table:table-cell>
          <table:table-cell table:number-columns-repeated="3"/>
          <table:table-cell table:formula="of:=IF([.K32]&lt;&gt;0;[.L32]/[.K32];0)" office:value-type="float" office:value="299.533671" calcext:value-type="float">
            <text:p>299,533671</text:p>
          </table:table-cell>
          <table:table-cell table:number-columns-repeated="3"/>
          <table:table-cell table:formula="of:=IF([.O32]&lt;&gt;0;[.P32]/[.O32];0)" office:value-type="float" office:value="90.0753376666667" calcext:value-type="float">
            <text:p>90,0753376667</text:p>
          </table:table-cell>
          <table:table-cell table:number-columns-repeated="3"/>
          <table:table-cell table:formula="of:=IF([.S32]&lt;&gt;0;[.T32]/[.S32];0)" office:value-type="float" office:value="173.880702428571" calcext:value-type="float">
            <text:p>173,8807024286</text:p>
          </table:table-cell>
          <table:table-cell table:number-columns-repeated="3"/>
          <table:table-cell table:formula="of:=IF([.W32]&lt;&gt;0;[.X32]/[.W32];0)" office:value-type="float" office:value="100.9248046" calcext:value-type="float">
            <text:p>100,9248046</text:p>
          </table:table-cell>
          <table:table-cell table:number-columns-repeated="3"/>
          <table:table-cell table:formula="of:=IF([.AA32]&lt;&gt;0;[.AB32]/[.AA32];0)" office:value-type="float" office:value="139.620996" calcext:value-type="float">
            <text:p>139,620996</text:p>
          </table:table-cell>
          <table:table-cell table:number-columns-repeated="3"/>
          <table:table-cell table:formula="of:=IF([.AE32]&lt;&gt;0;[.AF32]/[.AE32];0)" office:value-type="float" office:value="100.983337333333" calcext:value-type="float">
            <text:p>100,9833373333</text:p>
          </table:table-cell>
          <table:table-cell table:number-columns-repeated="3"/>
          <table:table-cell table:formula="of:=IF([.AI32]&lt;&gt;0;[.AJ32]/[.AI32];0)" office:value-type="float" office:value="163.4455932" calcext:value-type="float">
            <text:p>163,4455932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229.32881675" calcext:value-type="float">
            <text:p>229,32881675</text:p>
          </table:table-cell>
          <table:table-cell table:number-columns-repeated="3"/>
          <table:table-cell table:formula="of:=IF([.G33]&lt;&gt;0;[.H33]/[.G33];0)" office:value-type="float" office:value="210.847473125" calcext:value-type="float">
            <text:p>210,847473125</text:p>
          </table:table-cell>
          <table:table-cell table:number-columns-repeated="3"/>
          <table:table-cell table:formula="of:=IF([.K33]&lt;&gt;0;[.L33]/[.K33];0)" office:value-type="float" office:value="136.7245025" calcext:value-type="float">
            <text:p>136,7245025</text:p>
          </table:table-cell>
          <table:table-cell table:number-columns-repeated="3"/>
          <table:table-cell table:formula="of:=IF([.O33]&lt;&gt;0;[.P33]/[.O33];0)" office:value-type="float" office:value="178.5503845" calcext:value-type="float">
            <text:p>178,5503845</text:p>
          </table:table-cell>
          <table:table-cell table:number-columns-repeated="3"/>
          <table:table-cell table:formula="of:=IF([.S33]&lt;&gt;0;[.T33]/[.S33];0)" office:value-type="float" office:value="242.325020857143" calcext:value-type="float">
            <text:p>242,3250208571</text:p>
          </table:table-cell>
          <table:table-cell table:number-columns-repeated="3"/>
          <table:table-cell table:formula="of:=IF([.W33]&lt;&gt;0;[.X33]/[.W33];0)" office:value-type="float" office:value="300.610421285714" calcext:value-type="float">
            <text:p>300,6104212857</text:p>
          </table:table-cell>
          <table:table-cell table:number-columns-repeated="3"/>
          <table:table-cell table:formula="of:=IF([.AA33]&lt;&gt;0;[.AB33]/[.AA33];0)" office:value-type="float" office:value="661.549642" calcext:value-type="float">
            <text:p>661,549642</text:p>
          </table:table-cell>
          <table:table-cell table:number-columns-repeated="3"/>
          <table:table-cell table:formula="of:=IF([.AE33]&lt;&gt;0;[.AF33]/[.AE33];0)" office:value-type="float" office:value="79.7542811428572" calcext:value-type="float">
            <text:p>79,7542811429</text:p>
          </table:table-cell>
          <table:table-cell table:number-columns-repeated="3"/>
          <table:table-cell table:formula="of:=IF([.AI33]&lt;&gt;0;[.AJ33]/[.AI33];0)" office:value-type="float" office:value="206.752563428571" calcext:value-type="float">
            <text:p>206,7525634286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415.42111073913" calcext:value-type="float">
            <text:p>415,4211107391</text:p>
          </table:table-cell>
          <table:table-cell table:number-columns-repeated="3"/>
          <table:table-cell table:formula="of:=IF([.G34]&lt;&gt;0;[.H34]/[.G34];0)" office:value-type="float" office:value="171.766140444444" calcext:value-type="float">
            <text:p>171,7661404444</text:p>
          </table:table-cell>
          <table:table-cell table:number-columns-repeated="3"/>
          <table:table-cell table:formula="of:=IF([.K34]&lt;&gt;0;[.L34]/[.K34];0)" office:value-type="float" office:value="201.2058838" calcext:value-type="float">
            <text:p>201,2058838</text:p>
          </table:table-cell>
          <table:table-cell table:number-columns-repeated="3"/>
          <table:table-cell table:formula="of:=IF([.O34]&lt;&gt;0;[.P34]/[.O34];0)" office:value-type="float" office:value="188.768215555556" calcext:value-type="float">
            <text:p>188,7682155556</text:p>
          </table:table-cell>
          <table:table-cell table:number-columns-repeated="3"/>
          <table:table-cell table:formula="of:=IF([.S34]&lt;&gt;0;[.T34]/[.S34];0)" office:value-type="float" office:value="263.952772333333" calcext:value-type="float">
            <text:p>263,9527723333</text:p>
          </table:table-cell>
          <table:table-cell table:number-columns-repeated="3"/>
          <table:table-cell table:formula="of:=IF([.W34]&lt;&gt;0;[.X34]/[.W34];0)" office:value-type="float" office:value="399.975202285714" calcext:value-type="float">
            <text:p>399,9752022857</text:p>
          </table:table-cell>
          <table:table-cell table:number-columns-repeated="3"/>
          <table:table-cell table:formula="of:=IF([.AA34]&lt;&gt;0;[.AB34]/[.AA34];0)" office:value-type="float" office:value="340.5233155" calcext:value-type="float">
            <text:p>340,5233155</text:p>
          </table:table-cell>
          <table:table-cell table:number-columns-repeated="3"/>
          <table:table-cell table:formula="of:=IF([.AE34]&lt;&gt;0;[.AF34]/[.AE34];0)" office:value-type="float" office:value="181.770169769231" calcext:value-type="float">
            <text:p>181,7701697692</text:p>
          </table:table-cell>
          <table:table-cell table:number-columns-repeated="3"/>
          <table:table-cell table:formula="of:=IF([.AI34]&lt;&gt;0;[.AJ34]/[.AI34];0)" office:value-type="float" office:value="292.295846142857" calcext:value-type="float">
            <text:p>292,2958461429</text:p>
          </table:table-cell>
          <table:table-cell table:number-columns-repeated="988"/>
        </table:table-row>
        <table:table-row table:style-name="ro1">
          <table:table-cell table:style-name="ce3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AVERAGE(Dados9UAV)" office:value-type="float" office:value="192.054285842009" calcext:value-type="float">
            <text:p>192,054285842</text:p>
          </table:table-cell>
          <table:table-cell table:formula="of:=STDEV(Dados9UAV)" office:value-type="float" office:value="141.627948995201" calcext:value-type="float">
            <text:p>141,6279489952</text:p>
          </table:table-cell>
          <table:table-cell table:formula="of:=COUNT(Dados9UAV)" office:value-type="float" office:value="270" calcext:value-type="float">
            <text:p>270</text:p>
          </table:table-cell>
          <table:table-cell table:formula="of:=2*[.E78]/SQRT([.F78])" office:value-type="float" office:value="17.2384049861917" calcext:value-type="float">
            <text:p>17,2384049862</text:p>
          </table:table-cell>
          <table:table-cell table:number-columns-repeated="1017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5.3mm" svg:y="64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.77mm" svg:y="155.9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8.17mm" svg:y="63.84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34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2" table:number-columns-repeated="2" table:default-cell-style-name="ce59"/>
        <table:table-column table:style-name="co12" table:default-cell-style-name="ce62"/>
        <table:table-column table:style-name="co5" table:default-cell-style-name="ce64"/>
        <table:table-column table:style-name="co5" table:default-cell-style-name="ce66"/>
        <table:table-column table:style-name="co5" table:number-columns-repeated="2" table:default-cell-style-name="ce62"/>
        <table:table-column table:style-name="co5" table:number-columns-repeated="3" table:default-cell-style-name="ce68"/>
        <table:table-column table:style-name="co5" table:number-columns-repeated="2" table:default-cell-style-name="ce62"/>
        <table:table-row table:style-name="ro2">
          <table:table-cell table:style-name="ce54" office:value-type="string" calcext:value-type="string" table:number-columns-spanned="16" table:number-rows-spanned="1">
            <text:p>RANDOM WALK</text:p>
          </table:table-cell>
          <table:covered-table-cell table:number-columns-repeated="15" table:style-name="Default"/>
        </table:table-row>
        <table:table-row table:style-name="ro1">
          <table:table-cell table:style-name="ce55" office:value-type="string" calcext:value-type="string" table:number-columns-spanned="1" table:number-rows-spanned="2">
            <text:p>Number or UAVs</text:p>
          </table:table-cell>
          <table:table-cell table:style-name="ce55" office:value-type="string" calcext:value-type="string" table:number-columns-spanned="2" table:number-rows-spanned="1">
            <text:p>Initialization time</text:p>
          </table:table-cell>
          <table:covered-table-cell table:style-name="ce61"/>
          <table:table-cell table:style-name="ce55" office:value-type="string" calcext:value-type="string" table:number-columns-spanned="2" table:number-rows-spanned="1">
            <text:p>Number of stalls</text:p>
          </table:table-cell>
          <table:covered-table-cell table:style-name="ce61"/>
          <table:table-cell table:style-name="ce55" office:value-type="string" calcext:value-type="string" table:number-columns-spanned="2" table:number-rows-spanned="1">
            <text:p>Stall time</text:p>
          </table:table-cell>
          <table:covered-table-cell table:style-name="ce61"/>
          <table:table-cell table:style-name="ce55" office:value-type="string" calcext:value-type="string" table:number-columns-spanned="7" table:number-rows-spanned="1">
            <text:p>MOS</text:p>
          </table:table-cell>
          <table:covered-table-cell table:number-columns-repeated="4" table:style-name="ce55"/>
          <table:covered-table-cell table:number-columns-repeated="2" table:style-name="ce40"/>
          <table:table-cell table:style-name="ce55" office:value-type="string" calcext:value-type="string" table:number-columns-spanned="2" table:number-rows-spanned="1">
            <text:p>Avg. Time per Stall</text:p>
          </table:table-cell>
          <table:covered-table-cell table:style-name="Default"/>
        </table:table-row>
        <table:table-row table:style-name="ro1">
          <table:covered-table-cell table:style-name="ce56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 error</text:p>
          </table:table-cell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 error</text:p>
          </table:table-cell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 error</text:p>
          </table:table-cell>
          <table:table-cell table:style-name="ce58" office:value-type="string" calcext:value-type="string">
            <text:p>Q_ini</text:p>
          </table:table-cell>
          <table:table-cell table:style-name="ce58" office:value-type="string" calcext:value-type="string">
            <text:p>Lambda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b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string" calcext:value-type="string">
            <text:p>MOS2</text:p>
          </table:table-cell>
          <table:table-cell table:style-name="ce58" office:value-type="string" calcext:value-type="string">
            <text:p>MOS_Final</text:p>
          </table:table-cell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057.65454306667" calcext:value-type="float">
            <text:p>1057,654543</text:p>
          </table:table-cell>
          <table:table-cell table:formula="of:=[C1.E40]" office:value-type="float" office:value="61.6352030887349" calcext:value-type="float">
            <text:p>61,635203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  <table:table-cell table:formula="of:=-0.963*LOG10(([.B4]/1000)+5.381)+5" office:value-type="float" office:value="4.22113029533861" calcext:value-type="float">
            <text:p>4,22</text:p>
          </table:table-cell>
          <table:table-cell table:formula="of:=([.F4]/1000)/([.F4]/1000+60)" office:value-type="float" office:value="0" calcext:value-type="float">
            <text:p>0,0000000</text:p>
          </table:table-cell>
          <table:table-cell table:formula="of:=IF([.$I4]&lt;0.05;3.012682983;IF([.$I4]&lt;0.1;3.098391523;IF([.$I4]&lt;0.2;3.190341904;IF([.$I4]&lt;0.5;3.248113258;3.302343627))))" office:value-type="float" office:value="3.012682983" calcext:value-type="float">
            <text:p>3,012683</text:p>
          </table:table-cell>
          <table:table-cell table:formula="of:=IF([.$I4]&lt;0.05;0.765328992;IF([.$I4]&lt;0.1;0.994413063;IF([.$I4]&lt;0.2;1.520322299;IF([.$I4]&lt;0.5;1.69389348;1.888050118))))" office:value-type="float" office:value="0.765328992" calcext:value-type="float">
            <text:p>0,765329</text:p>
          </table:table-cell>
          <table:table-cell table:formula="of:=IF([.$I4]&lt;0.05;1.991;IF([.$I4]&lt;0.1;1.901;IF([.$I4]&lt;0.2;1.810138616;IF([.$I4]&lt;0.5;1.751982415;1.697472392))))" office:value-type="float" office:value="1.991" calcext:value-type="float">
            <text:p>1,991</text:p>
          </table:table-cell>
          <table:table-cell table:style-name="ce70" table:formula="of:=IF([.D4]&gt;6;1;[.$J4]*(EXP(1)^(-[.$K4]*[.$D4]))+[.$L4])" office:value-type="float" office:value="5.003682983" calcext:value-type="float">
            <text:p>5,003682983</text:p>
          </table:table-cell>
          <table:table-cell table:style-name="ce70" table:formula="of:=ROUND((MIN([.$H4];[.$M4]));0)" office:value-type="float" office:value="4" calcext:value-type="float">
            <text:p>4</text:p>
          </table:table-cell>
          <table:table-cell table:formula="of:=[C1.D78]" office:value-type="float" office:value="0" calcext:value-type="float">
            <text:p>0,000000</text:p>
          </table:table-cell>
          <table:table-cell table:formula="of:=[C1.G78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64.57255856667" calcext:value-type="float">
            <text:p>1064,572559</text:p>
          </table:table-cell>
          <table:table-cell table:formula="of:=[C2.E40]" office:value-type="float" office:value="38.0403047052587" calcext:value-type="float">
            <text:p>38,040305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E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E$42]" office:value-type="float" office:value="0" calcext:value-type="float">
            <text:p>0,000000</text:p>
          </table:table-cell>
          <table:table-cell table:formula="of:=-0.963*LOG10(([.B5]/1000)+5.381)+5" office:value-type="float" office:value="4.22068117389078" calcext:value-type="float">
            <text:p>4,22</text:p>
          </table:table-cell>
          <table:table-cell table:formula="of:=([.F5]/1000)/([.F5]/1000+60)" office:value-type="float" office:value="0" calcext:value-type="float">
            <text:p>0,0000000</text:p>
          </table:table-cell>
          <table:table-cell table:formula="of:=IF([.I5]&lt;0.05;3.012682983;IF([.I5]&lt;0.1;3.098391523;IF([.I5]&lt;0.2;3.190341904;IF([.I5]&lt;0.5;3.248113258;3.302343627))))" office:value-type="float" office:value="3.012682983" calcext:value-type="float">
            <text:p>3,012683</text:p>
          </table:table-cell>
          <table:table-cell table:formula="of:=IF([.$I5]&lt;0.05;0.765328992;IF([.$I5]&lt;0.1;0.994413063;IF([.$I5]&lt;0.2;1.520322299;IF([.$I5]&lt;0.5;1.69389348;1.888050118))))" office:value-type="float" office:value="0.765328992" calcext:value-type="float">
            <text:p>0,765329</text:p>
          </table:table-cell>
          <table:table-cell table:formula="of:=IF([.$I5]&lt;0.05;1.991;IF([.$I5]&lt;0.1;1.901;IF([.$I5]&lt;0.2;1.810138616;IF([.$I5]&lt;0.5;1.751982415;1.697472392))))" office:value-type="float" office:value="1.991" calcext:value-type="float">
            <text:p>1,991</text:p>
          </table:table-cell>
          <table:table-cell table:formula="of:=IF([.D5]&gt;6;1;[.$J5]*(EXP(1)^(-[.$K5]*[.$D5]))+[.$L5])" office:value-type="float" office:value="5.003682983" calcext:value-type="float">
            <text:p>5,003682983</text:p>
          </table:table-cell>
          <table:table-cell table:formula="of:=ROUND((MIN([.$H5];[.$M5]));0)" office:value-type="float" office:value="4" calcext:value-type="float">
            <text:p>4</text:p>
          </table:table-cell>
          <table:table-cell table:style-name="ce71" table:formula="of:=[C2.D78]" office:value-type="float" office:value="0" calcext:value-type="float">
            <text:p>0,000000</text:p>
          </table:table-cell>
          <table:table-cell table:formula="of:=[C2.G78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031.30594208889" calcext:value-type="float">
            <text:p>1031,305942</text:p>
          </table:table-cell>
          <table:table-cell table:formula="of:=[C3.E40]" office:value-type="float" office:value="28.2841901365983" calcext:value-type="float">
            <text:p>28,284190</text:p>
          </table:table-cell>
          <table:table-cell table:formula="of:=[C3.$B$41]" office:value-type="float" office:value="0.0666666666666667" calcext:value-type="float">
            <text:p>0,066667</text:p>
          </table:table-cell>
          <table:table-cell table:formula="of:=[C3.$E$41]" office:value-type="float" office:value="0.061605648524201" calcext:value-type="float">
            <text:p>0,061606</text:p>
          </table:table-cell>
          <table:table-cell table:formula="of:=[C3.$B$42]" office:value-type="float" office:value="3.27785556666667" calcext:value-type="float">
            <text:p>3,277856</text:p>
          </table:table-cell>
          <table:table-cell table:formula="of:=[C3.$E$42]" office:value-type="float" office:value="3.11252750748395" calcext:value-type="float">
            <text:p>3,112528</text:p>
          </table:table-cell>
          <table:table-cell table:formula="of:=-0.963*LOG10(([.B6]/1000)+5.381)+5" office:value-type="float" office:value="4.22284529158973" calcext:value-type="float">
            <text:p>4,22</text:p>
          </table:table-cell>
          <table:table-cell table:formula="of:=([.F6]/1000)/([.F6]/1000+60)" office:value-type="float" office:value="0.0000546279417360626" calcext:value-type="float">
            <text:p>0,0000546</text:p>
          </table:table-cell>
          <table:table-cell table:formula="of:=IF([.I6]&lt;0.05;3.012682983;IF([.I6]&lt;0.1;3.098391523;IF([.I6]&lt;0.2;3.190341904;IF([.I6]&lt;0.5;3.248113258;3.302343627))))" office:value-type="float" office:value="3.012682983" calcext:value-type="float">
            <text:p>3,012683</text:p>
          </table:table-cell>
          <table:table-cell table:formula="of:=IF([.$I6]&lt;0.05;0.765328992;IF([.$I6]&lt;0.1;0.994413063;IF([.$I6]&lt;0.2;1.520322299;IF([.$I6]&lt;0.5;1.69389348;1.888050118))))" office:value-type="float" office:value="0.765328992" calcext:value-type="float">
            <text:p>0,765329</text:p>
          </table:table-cell>
          <table:table-cell table:formula="of:=IF([.$I6]&lt;0.05;1.991;IF([.$I6]&lt;0.1;1.901;IF([.$I6]&lt;0.2;1.810138616;IF([.$I6]&lt;0.5;1.751982415;1.697472392))))" office:value-type="float" office:value="1.991" calcext:value-type="float">
            <text:p>1,991</text:p>
          </table:table-cell>
          <table:table-cell table:formula="of:=IF([.D6]&gt;6;1;[.$J6]*(EXP(1)^(-[.$K6]*[.$D6]))+[.$L6])" office:value-type="float" office:value="4.85382558935124" calcext:value-type="float">
            <text:p>4,8538255894</text:p>
          </table:table-cell>
          <table:table-cell table:formula="of:=ROUND((MIN([.$H6];[.$M6]));0)" office:value-type="float" office:value="4" calcext:value-type="float">
            <text:p>4</text:p>
          </table:table-cell>
          <table:table-cell table:style-name="ce71" table:formula="of:=[C3.D78]" office:value-type="float" office:value="2.7333389" calcext:value-type="float">
            <text:p>2,733339</text:p>
          </table:table-cell>
          <table:table-cell table:formula="of:=[C3.G78]" office:value-type="float" office:value="2.49739449878017" calcext:value-type="float">
            <text:p>2,497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012.81955365833" calcext:value-type="float">
            <text:p>1012,819554</text:p>
          </table:table-cell>
          <table:table-cell table:formula="of:=[C4.E40]" office:value-type="float" office:value="23.663590041448" calcext:value-type="float">
            <text:p>23,663590</text:p>
          </table:table-cell>
          <table:table-cell table:formula="of:=[C4.$B$41]" office:value-type="float" office:value="0.325" calcext:value-type="float">
            <text:p>0,325000</text:p>
          </table:table-cell>
          <table:table-cell table:formula="of:=[C4.$E$41]" office:value-type="float" office:value="0.111426955385825" calcext:value-type="float">
            <text:p>0,111427</text:p>
          </table:table-cell>
          <table:table-cell table:formula="of:=[C4.$B$42]" office:value-type="float" office:value="16.2964332" calcext:value-type="float">
            <text:p>16,296433</text:p>
          </table:table-cell>
          <table:table-cell table:formula="of:=[C4.$E$42]" office:value-type="float" office:value="7.18434308148447" calcext:value-type="float">
            <text:p>7,184343</text:p>
          </table:table-cell>
          <table:table-cell table:formula="of:=-0.963*LOG10(([.B7]/1000)+5.381)+5" office:value-type="float" office:value="4.22405275843968" calcext:value-type="float">
            <text:p>4,22</text:p>
          </table:table-cell>
          <table:table-cell table:formula="of:=([.F7]/1000)/([.F7]/1000+60)" office:value-type="float" office:value="0.000271533469549199" calcext:value-type="float">
            <text:p>0,0002715</text:p>
          </table:table-cell>
          <table:table-cell table:formula="of:=IF([.I7]&lt;0.05;3.012682983;IF([.I7]&lt;0.1;3.098391523;IF([.I7]&lt;0.2;3.190341904;IF([.I7]&lt;0.5;3.248113258;3.302343627))))" office:value-type="float" office:value="3.012682983" calcext:value-type="float">
            <text:p>3,012683</text:p>
          </table:table-cell>
          <table:table-cell table:formula="of:=IF([.$I7]&lt;0.05;0.765328992;IF([.$I7]&lt;0.1;0.994413063;IF([.$I7]&lt;0.2;1.520322299;IF([.$I7]&lt;0.5;1.69389348;1.888050118))))" office:value-type="float" office:value="0.765328992" calcext:value-type="float">
            <text:p>0,765329</text:p>
          </table:table-cell>
          <table:table-cell table:formula="of:=IF([.$I7]&lt;0.05;1.991;IF([.$I7]&lt;0.1;1.901;IF([.$I7]&lt;0.2;1.810138616;IF([.$I7]&lt;0.5;1.751982415;1.697472392))))" office:value-type="float" office:value="1.991" calcext:value-type="float">
            <text:p>1,991</text:p>
          </table:table-cell>
          <table:table-cell table:formula="of:=IF([.D7]&gt;6;1;[.$J7]*(EXP(1)^(-[.$K7]*[.$D7]))+[.$L7])" office:value-type="float" office:value="4.34025701847914" calcext:value-type="float">
            <text:p>4,3402570185</text:p>
          </table:table-cell>
          <table:table-cell table:formula="of:=ROUND((MIN([.$H7];[.$M7]));0)" office:value-type="float" office:value="4" calcext:value-type="float">
            <text:p>4</text:p>
          </table:table-cell>
          <table:table-cell table:formula="of:=[C4.D78]" office:value-type="float" office:value="13.458466625" calcext:value-type="float">
            <text:p>13,458467</text:p>
          </table:table-cell>
          <table:table-cell table:formula="of:=[C4.G78]" office:value-type="float" office:value="5.77033515395075" calcext:value-type="float">
            <text:p>5,770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824.841540133333" calcext:value-type="float">
            <text:p>824,841540</text:p>
          </table:table-cell>
          <table:table-cell table:formula="of:=[C5.E40]" office:value-type="float" office:value="35.0904847333873" calcext:value-type="float">
            <text:p>35,090485</text:p>
          </table:table-cell>
          <table:table-cell table:formula="of:=[C5.$B$41]" office:value-type="float" office:value="7.18666666666667" calcext:value-type="float">
            <text:p>7,186667</text:p>
          </table:table-cell>
          <table:table-cell table:formula="of:=[C5.$E$41]" office:value-type="float" office:value="2.55089661241269" calcext:value-type="float">
            <text:p>2,550897</text:p>
          </table:table-cell>
          <table:table-cell table:formula="of:=[C5.$B$42]" office:value-type="float" office:value="191.0827005" calcext:value-type="float">
            <text:p>191,082701</text:p>
          </table:table-cell>
          <table:table-cell table:formula="of:=[C5.$E$42]" office:value-type="float" office:value="64.7255953437349" calcext:value-type="float">
            <text:p>64,725595</text:p>
          </table:table-cell>
          <table:table-cell table:formula="of:=-0.963*LOG10(([.B8]/1000)+5.381)+5" office:value-type="float" office:value="4.23653294311767" calcext:value-type="float">
            <text:p>4,24</text:p>
          </table:table-cell>
          <table:table-cell table:formula="of:=([.F8]/1000)/([.F8]/1000+60)" office:value-type="float" office:value="0.00317460148458856" calcext:value-type="float">
            <text:p>0,0031746</text:p>
          </table:table-cell>
          <table:table-cell table:formula="of:=IF([.I8]&lt;0.05;3.012682983;IF([.I8]&lt;0.1;3.098391523;IF([.I8]&lt;0.2;3.190341904;IF([.I8]&lt;0.5;3.248113258;3.302343627))))" office:value-type="float" office:value="3.012682983" calcext:value-type="float">
            <text:p>3,012683</text:p>
          </table:table-cell>
          <table:table-cell table:formula="of:=IF([.$I8]&lt;0.05;0.765328992;IF([.$I8]&lt;0.1;0.994413063;IF([.$I8]&lt;0.2;1.520322299;IF([.$I8]&lt;0.5;1.69389348;1.888050118))))" office:value-type="float" office:value="0.765328992" calcext:value-type="float">
            <text:p>0,765329</text:p>
          </table:table-cell>
          <table:table-cell table:formula="of:=IF([.$I8]&lt;0.05;1.991;IF([.$I8]&lt;0.1;1.901;IF([.$I8]&lt;0.2;1.810138616;IF([.$I8]&lt;0.5;1.751982415;1.697472392))))" office:value-type="float" office:value="1.991" calcext:value-type="float">
            <text:p>1,991</text:p>
          </table:table-cell>
          <table:table-cell table:formula="of:=IF([.D8]&gt;6;1;[.$J8]*(EXP(1)^(-[.$K8]*[.$D8]))+[.$L8])" office:value-type="float" office:value="1" calcext:value-type="float">
            <text:p>1</text:p>
          </table:table-cell>
          <table:table-cell table:formula="of:=ROUND((MIN([.$H8];[.$M8]));0)" office:value-type="float" office:value="1" calcext:value-type="float">
            <text:p>1</text:p>
          </table:table-cell>
          <table:table-cell table:style-name="ce71" table:formula="of:=[C5.D78]" office:value-type="float" office:value="11.9325653032191" calcext:value-type="float">
            <text:p>11,932565</text:p>
          </table:table-cell>
          <table:table-cell table:formula="of:=[C5.G78]" office:value-type="float" office:value="4.9374522225696" calcext:value-type="float">
            <text:p>4,937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826.540070944444" calcext:value-type="float">
            <text:p>826,540071</text:p>
          </table:table-cell>
          <table:table-cell table:formula="of:=[C6.E40]" office:value-type="float" office:value="18.8663164323498" calcext:value-type="float">
            <text:p>18,866316</text:p>
          </table:table-cell>
          <table:table-cell table:formula="of:=[C6.$B$41]" office:value-type="float" office:value="7.72222222222222" calcext:value-type="float">
            <text:p>7,722222</text:p>
          </table:table-cell>
          <table:table-cell table:formula="of:=[C6.$E$41]" office:value-type="float" office:value="4.01737553124493" calcext:value-type="float">
            <text:p>4,017376</text:p>
          </table:table-cell>
          <table:table-cell table:formula="of:=[C6.$B$42]" office:value-type="float" office:value="200.64067815" calcext:value-type="float">
            <text:p>200,640678</text:p>
          </table:table-cell>
          <table:table-cell table:formula="of:=[C6.$E$42]" office:value-type="float" office:value="75.6356863369968" calcext:value-type="float">
            <text:p>75,635686</text:p>
          </table:table-cell>
          <table:table-cell table:formula="of:=-0.963*LOG10(([.B9]/1000)+5.381)+5" office:value-type="float" office:value="4.23641849097712" calcext:value-type="float">
            <text:p>4,24</text:p>
          </table:table-cell>
          <table:table-cell table:formula="of:=([.F9]/1000)/([.F9]/1000+60)" office:value-type="float" office:value="0.00333286616038994" calcext:value-type="float">
            <text:p>0,0033329</text:p>
          </table:table-cell>
          <table:table-cell table:formula="of:=IF([.I9]&lt;0.05;3.012682983;IF([.I9]&lt;0.1;3.098391523;IF([.I9]&lt;0.2;3.190341904;IF([.I9]&lt;0.5;3.248113258;3.302343627))))" office:value-type="float" office:value="3.012682983" calcext:value-type="float">
            <text:p>3,012683</text:p>
          </table:table-cell>
          <table:table-cell table:formula="of:=IF([.$I9]&lt;0.05;0.765328992;IF([.$I9]&lt;0.1;0.994413063;IF([.$I9]&lt;0.2;1.520322299;IF([.$I9]&lt;0.5;1.69389348;1.888050118))))" office:value-type="float" office:value="0.765328992" calcext:value-type="float">
            <text:p>0,765329</text:p>
          </table:table-cell>
          <table:table-cell table:formula="of:=IF([.$I9]&lt;0.05;1.991;IF([.$I9]&lt;0.1;1.901;IF([.$I9]&lt;0.2;1.810138616;IF([.$I9]&lt;0.5;1.751982415;1.697472392))))" office:value-type="float" office:value="1.991" calcext:value-type="float">
            <text:p>1,991</text:p>
          </table:table-cell>
          <table:table-cell table:formula="of:=IF([.D9]&gt;6;1;[.$J9]*(EXP(1)^(-[.$K9]*[.$D9]))+[.$L9])" office:value-type="float" office:value="1" calcext:value-type="float">
            <text:p>1</text:p>
          </table:table-cell>
          <table:table-cell table:formula="of:=ROUND((MIN([.$H9];[.$M9]));0)" office:value-type="float" office:value="1" calcext:value-type="float">
            <text:p>1</text:p>
          </table:table-cell>
          <table:table-cell table:style-name="ce71" table:formula="of:=[C6.D78]" office:value-type="float" office:value="34.9056161835432" calcext:value-type="float">
            <text:p>34,905616</text:p>
          </table:table-cell>
          <table:table-cell table:formula="of:=[C6.G78]" office:value-type="float" office:value="7.4859990304629" calcext:value-type="float">
            <text:p>7,48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9.581478142857" calcext:value-type="float">
            <text:p>929,581478</text:p>
          </table:table-cell>
          <table:table-cell table:formula="of:=[C7.E40]" office:value-type="float" office:value="15.9125834170423" calcext:value-type="float">
            <text:p>15,912583</text:p>
          </table:table-cell>
          <table:table-cell table:formula="of:=[C7.$B$41]" office:value-type="float" office:value="7.37142857142857" calcext:value-type="float">
            <text:p>7,371429</text:p>
          </table:table-cell>
          <table:table-cell table:formula="of:=[C7.$E$41]" office:value-type="float" office:value="2.27518994265004" calcext:value-type="float">
            <text:p>2,275190</text:p>
          </table:table-cell>
          <table:table-cell table:formula="of:=[C7.$B$42]" office:value-type="float" office:value="440.528042242857" calcext:value-type="float">
            <text:p>440,528042</text:p>
          </table:table-cell>
          <table:table-cell table:formula="of:=[C7.$E$42]" office:value-type="float" office:value="78.7791990433442" calcext:value-type="float">
            <text:p>78,779199</text:p>
          </table:table-cell>
          <table:table-cell table:formula="of:=-0.963*LOG10(([.B10]/1000)+5.381)+5" office:value-type="float" office:value="4.22953318856412" calcext:value-type="float">
            <text:p>4,23</text:p>
          </table:table-cell>
          <table:table-cell table:formula="of:=([.F10]/1000)/([.F10]/1000+60)" office:value-type="float" office:value="0.00728862001230308" calcext:value-type="float">
            <text:p>0,0072886</text:p>
          </table:table-cell>
          <table:table-cell table:formula="of:=IF([.I10]&lt;0.05;3.012682983;IF([.I10]&lt;0.1;3.098391523;IF([.I10]&lt;0.2;3.190341904;IF([.I10]&lt;0.5;3.248113258;3.302343627))))" office:value-type="float" office:value="3.012682983" calcext:value-type="float">
            <text:p>3,012683</text:p>
          </table:table-cell>
          <table:table-cell table:formula="of:=IF([.$I10]&lt;0.05;0.765328992;IF([.$I10]&lt;0.1;0.994413063;IF([.$I10]&lt;0.2;1.520322299;IF([.$I10]&lt;0.5;1.69389348;1.888050118))))" office:value-type="float" office:value="0.765328992" calcext:value-type="float">
            <text:p>0,765329</text:p>
          </table:table-cell>
          <table:table-cell table:formula="of:=IF([.$I10]&lt;0.05;1.991;IF([.$I10]&lt;0.1;1.901;IF([.$I10]&lt;0.2;1.810138616;IF([.$I10]&lt;0.5;1.751982415;1.697472392))))" office:value-type="float" office:value="1.991" calcext:value-type="float">
            <text:p>1,991</text:p>
          </table:table-cell>
          <table:table-cell table:formula="of:=IF([.D10]&gt;6;1;[.$J10]*(EXP(1)^(-[.$K10]*[.$D10]))+[.$L10])" office:value-type="float" office:value="1" calcext:value-type="float">
            <text:p>1</text:p>
          </table:table-cell>
          <table:table-cell table:formula="of:=ROUND((MIN([.$H10];[.$M10]));0)" office:value-type="float" office:value="1" calcext:value-type="float">
            <text:p>1</text:p>
          </table:table-cell>
          <table:table-cell table:formula="of:=[C7.D78]" office:value-type="float" office:value="88.6040319226698" calcext:value-type="float">
            <text:p>88,604032</text:p>
          </table:table-cell>
          <table:table-cell table:formula="of:=[C7.G78]" office:value-type="float" office:value="10.5398061798404" calcext:value-type="float">
            <text:p>10,5398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966.582995570833" calcext:value-type="float">
            <text:p>966,582996</text:p>
          </table:table-cell>
          <table:table-cell table:formula="of:=[C8.E40]" office:value-type="float" office:value="15.3520803158422" calcext:value-type="float">
            <text:p>15,352080</text:p>
          </table:table-cell>
          <table:table-cell table:formula="of:=[C8.$B$41]" office:value-type="float" office:value="19.225" calcext:value-type="float">
            <text:p>19,225000</text:p>
          </table:table-cell>
          <table:table-cell table:formula="of:=[C8.$E$41]" office:value-type="float" office:value="4.74907206674299" calcext:value-type="float">
            <text:p>4,749072</text:p>
          </table:table-cell>
          <table:table-cell table:formula="of:=[C8.$B$42]" office:value-type="float" office:value="1548.40349005417" calcext:value-type="float">
            <text:p>1548,403490</text:p>
          </table:table-cell>
          <table:table-cell table:formula="of:=[C8.$E$42]" office:value-type="float" office:value="247.28466129622" calcext:value-type="float">
            <text:p>247,284661</text:p>
          </table:table-cell>
          <table:table-cell table:formula="of:=-0.963*LOG10(([.B11]/1000)+5.381)+5" office:value-type="float" office:value="4.22708812231132" calcext:value-type="float">
            <text:p>4,23</text:p>
          </table:table-cell>
          <table:table-cell table:formula="of:=([.F11]/1000)/([.F11]/1000+60)" office:value-type="float" office:value="0.0251574923515991" calcext:value-type="float">
            <text:p>0,0251575</text:p>
          </table:table-cell>
          <table:table-cell table:formula="of:=IF([.I11]&lt;0.05;3.012682983;IF([.I11]&lt;0.1;3.098391523;IF([.I11]&lt;0.2;3.190341904;IF([.I11]&lt;0.5;3.248113258;3.302343627))))" office:value-type="float" office:value="3.012682983" calcext:value-type="float">
            <text:p>3,012683</text:p>
          </table:table-cell>
          <table:table-cell table:formula="of:=IF([.$I11]&lt;0.05;0.765328992;IF([.$I11]&lt;0.1;0.994413063;IF([.$I11]&lt;0.2;1.520322299;IF([.$I11]&lt;0.5;1.69389348;1.888050118))))" office:value-type="float" office:value="0.765328992" calcext:value-type="float">
            <text:p>0,765329</text:p>
          </table:table-cell>
          <table:table-cell table:formula="of:=IF([.$I11]&lt;0.05;1.991;IF([.$I11]&lt;0.1;1.901;IF([.$I11]&lt;0.2;1.810138616;IF([.$I11]&lt;0.5;1.751982415;1.697472392))))" office:value-type="float" office:value="1.991" calcext:value-type="float">
            <text:p>1,991</text:p>
          </table:table-cell>
          <table:table-cell table:formula="of:=IF([.D11]&gt;6;1;[.$J11]*(EXP(1)^(-[.$K11]*[.$D11]))+[.$L11])" office:value-type="float" office:value="1" calcext:value-type="float">
            <text:p>1</text:p>
          </table:table-cell>
          <table:table-cell table:formula="of:=ROUND((MIN([.$H11];[.$M11]));0)" office:value-type="float" office:value="1" calcext:value-type="float">
            <text:p>1</text:p>
          </table:table-cell>
          <table:table-cell table:formula="of:=[C8.D78]" office:value-type="float" office:value="164.057509376804" calcext:value-type="float">
            <text:p>164,057509</text:p>
          </table:table-cell>
          <table:table-cell table:formula="of:=[C8.G78]" office:value-type="float" office:value="16.0616836559024" calcext:value-type="float">
            <text:p>16,061684</text:p>
          </table:table-cell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60" table:formula="of:=[C9.B40]" office:value-type="float" office:value="957.469609237037" calcext:value-type="float">
            <text:p>957,469609</text:p>
          </table:table-cell>
          <table:table-cell table:style-name="ce60" table:formula="of:=[C9.E40]" office:value-type="float" office:value="15.4164908838503" calcext:value-type="float">
            <text:p>15,416491</text:p>
          </table:table-cell>
          <table:table-cell table:style-name="ce60" table:formula="of:=[C9.$B$41]" office:value-type="float" office:value="33.3814814814815" calcext:value-type="float">
            <text:p>33,381481</text:p>
          </table:table-cell>
          <table:table-cell table:style-name="ce60" table:formula="of:=[C9.$E$41]" office:value-type="float" office:value="7.60557238052697" calcext:value-type="float">
            <text:p>7,605572</text:p>
          </table:table-cell>
          <table:table-cell table:style-name="ce60" table:formula="of:=[C9.$B$42]" office:value-type="float" office:value="2298.42001357778" calcext:value-type="float">
            <text:p>2298,420014</text:p>
          </table:table-cell>
          <table:table-cell table:style-name="ce63" table:formula="of:=[C9.$E$42]" office:value-type="float" office:value="256.059695348112" calcext:value-type="float">
            <text:p>256,059695</text:p>
          </table:table-cell>
          <table:table-cell table:style-name="ce65" table:formula="of:=-0.963*LOG10(([.B12]/1000)+5.381)+5" office:value-type="float" office:value="4.22768901088004" calcext:value-type="float">
            <text:p>4,23</text:p>
          </table:table-cell>
          <table:table-cell table:style-name="ce67" table:formula="of:=([.F12]/1000)/([.F12]/1000+60)" office:value-type="float" office:value="0.0368937127631302" calcext:value-type="float">
            <text:p>0,0368937</text:p>
          </table:table-cell>
          <table:table-cell table:style-name="ce63" table:formula="of:=IF([.I12]&lt;0.05;3.012682983;IF([.I12]&lt;0.1;3.098391523;IF([.I12]&lt;0.2;3.190341904;IF([.I12]&lt;0.5;3.248113258;3.302343627))))" office:value-type="float" office:value="3.012682983" calcext:value-type="float">
            <text:p>3,012683</text:p>
          </table:table-cell>
          <table:table-cell table:style-name="ce63" table:formula="of:=IF([.$I12]&lt;0.05;0.765328992;IF([.$I12]&lt;0.1;0.994413063;IF([.$I12]&lt;0.2;1.520322299;IF([.$I12]&lt;0.5;1.69389348;1.888050118))))" office:value-type="float" office:value="0.765328992" calcext:value-type="float">
            <text:p>0,765329</text:p>
          </table:table-cell>
          <table:table-cell table:style-name="ce69" table:formula="of:=IF([.$I12]&lt;0.05;1.991;IF([.$I12]&lt;0.1;1.901;IF([.$I12]&lt;0.2;1.810138616;IF([.$I12]&lt;0.5;1.751982415;1.697472392))))" office:value-type="float" office:value="1.991" calcext:value-type="float">
            <text:p>1,991</text:p>
          </table:table-cell>
          <table:table-cell table:style-name="ce69" table:formula="of:=IF([.D12]&gt;6;1;[.$J12]*(EXP(1)^(-[.$K12]*[.$D12]))+[.$L12])" office:value-type="float" office:value="1" calcext:value-type="float">
            <text:p>1</text:p>
          </table:table-cell>
          <table:table-cell table:style-name="ce69" table:formula="of:=ROUND((MIN([.$H12];[.$M12]));0)" office:value-type="float" office:value="1" calcext:value-type="float">
            <text:p>1</text:p>
          </table:table-cell>
          <table:table-cell table:style-name="ce63" table:formula="of:=[C9.D78]" office:value-type="float" office:value="192.054285842009" calcext:value-type="float">
            <text:p>192,054286</text:p>
          </table:table-cell>
          <table:table-cell table:style-name="ce63" table:formula="of:=[C9.G78]" office:value-type="float" office:value="17.2384049861917" calcext:value-type="float">
            <text:p>17,238405</text:p>
          </table:table-cell>
        </table:table-row>
      </table:table>
      <table:named-expressions/>
      <table:database-ranges>
        <table:database-range table:name="Dados9UAV" table:target-range-address="C9.D45:C9.AJ74" table:on-update-keep-styles="true" table:on-update-keep-size="fals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17:36:43.1541546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6.2$Linux_X86_64 LibreOffice_project/10m0$Build-2</meta:generator>
    <dc:date>2018-06-27T17:17:12.969418733</dc:date>
    <meta:editing-duration>PT6H3M5S</meta:editing-duration>
    <meta:editing-cycles>54</meta:editing-cycles>
    <meta:print-date>2016-10-24T13:29:27.041738530</meta:print-date>
    <meta:document-statistic meta:table-count="10" meta:cell-count="81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plot-area chart:style-name="ch3" table:cell-range-address="'Data Overview'.A4:'Data Overview'.B12" chart:data-source-has-labels="column" svg:x="1.701cm" svg:y="1.275cm" svg:width="13.979cm" svg:height="6.564cm">
          <chartooo:coordinate-region svg:x="2.693cm" svg:y="1.474cm" svg:width="12.893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115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057.65454306667">
                <text:p>1057.65454306667</text:p>
                <draw:g>
                  <svg:desc>'Data Overview'.B4:'Data Overview'.B12</svg:desc>
                </draw:g>
              </table:table-cell>
              <table:table-cell office:value-type="float" office:value="61.6352030887349">
                <text:p>61.6352030887349</text:p>
                <draw:g>
                  <svg:desc>'Data Overview'.C4:'Data Overview'.C12</svg:desc>
                </draw:g>
              </table:table-cell>
              <table:table-cell office:value-type="float" office:value="61.6352030887349">
                <text:p>61.6352030887349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4.57255856667">
                <text:p>1064.57255856667</text:p>
              </table:table-cell>
              <table:table-cell office:value-type="float" office:value="38.0403047052587">
                <text:p>38.0403047052587</text:p>
              </table:table-cell>
              <table:table-cell office:value-type="float" office:value="38.0403047052587">
                <text:p>38.04030470525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31.30594208889">
                <text:p>1031.30594208889</text:p>
              </table:table-cell>
              <table:table-cell office:value-type="float" office:value="28.2841901365983">
                <text:p>28.2841901365983</text:p>
              </table:table-cell>
              <table:table-cell office:value-type="float" office:value="28.2841901365983">
                <text:p>28.28419013659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2.81955365833">
                <text:p>1012.81955365833</text:p>
              </table:table-cell>
              <table:table-cell office:value-type="float" office:value="23.663590041448">
                <text:p>23.663590041448</text:p>
              </table:table-cell>
              <table:table-cell office:value-type="float" office:value="23.663590041448">
                <text:p>23.6635900414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4.841540133333">
                <text:p>824.841540133333</text:p>
              </table:table-cell>
              <table:table-cell office:value-type="float" office:value="35.0904847333873">
                <text:p>35.0904847333873</text:p>
              </table:table-cell>
              <table:table-cell office:value-type="float" office:value="35.0904847333873">
                <text:p>35.09048473338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6.540070944444">
                <text:p>826.540070944444</text:p>
              </table:table-cell>
              <table:table-cell office:value-type="float" office:value="18.8663164323498">
                <text:p>18.8663164323498</text:p>
              </table:table-cell>
              <table:table-cell office:value-type="float" office:value="18.8663164323498">
                <text:p>18.86631643234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9.581478142857">
                <text:p>929.581478142857</text:p>
              </table:table-cell>
              <table:table-cell office:value-type="float" office:value="15.9125834170423">
                <text:p>15.9125834170423</text:p>
              </table:table-cell>
              <table:table-cell office:value-type="float" office:value="15.9125834170423">
                <text:p>15.91258341704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6.582995570833">
                <text:p>966.582995570833</text:p>
              </table:table-cell>
              <table:table-cell office:value-type="float" office:value="15.3520803158422">
                <text:p>15.3520803158422</text:p>
              </table:table-cell>
              <table:table-cell office:value-type="float" office:value="15.3520803158422">
                <text:p>15.35208031584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7.469609237037">
                <text:p>957.469609237037</text:p>
              </table:table-cell>
              <table:table-cell office:value-type="float" office:value="15.4164908838503">
                <text:p>15.4164908838503</text:p>
              </table:table-cell>
              <table:table-cell office:value-type="float" office:value="15.4164908838503">
                <text:p>15.4164908838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6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701cm" svg:y="1.275cm" svg:width="13.979cm" svg:height="6.564cm">
          <chartooo:coordinate-region svg:x="2.322cm" svg:y="1.474cm" svg:width="13.264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43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1605648524201">
                <text:p>0.061605648524201</text:p>
              </table:table-cell>
              <table:table-cell office:value-type="float" office:value="0.061605648524201">
                <text:p>0.061605648524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5">
                <text:p>0.325</text:p>
              </table:table-cell>
              <table:table-cell office:value-type="float" office:value="0.111426955385825">
                <text:p>0.111426955385825</text:p>
              </table:table-cell>
              <table:table-cell office:value-type="float" office:value="0.111426955385825">
                <text:p>0.1114269553858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18666666666667">
                <text:p>7.18666666666667</text:p>
              </table:table-cell>
              <table:table-cell office:value-type="float" office:value="2.55089661241269">
                <text:p>2.55089661241269</text:p>
              </table:table-cell>
              <table:table-cell office:value-type="float" office:value="2.55089661241269">
                <text:p>2.550896612412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222222222222">
                <text:p>7.72222222222222</text:p>
              </table:table-cell>
              <table:table-cell office:value-type="float" office:value="4.01737553124493">
                <text:p>4.01737553124493</text:p>
              </table:table-cell>
              <table:table-cell office:value-type="float" office:value="4.01737553124493">
                <text:p>4.017375531244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37142857142857">
                <text:p>7.37142857142857</text:p>
              </table:table-cell>
              <table:table-cell office:value-type="float" office:value="2.27518994265004">
                <text:p>2.27518994265004</text:p>
              </table:table-cell>
              <table:table-cell office:value-type="float" office:value="2.27518994265004">
                <text:p>2.27518994265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225">
                <text:p>19.225</text:p>
              </table:table-cell>
              <table:table-cell office:value-type="float" office:value="4.74907206674299">
                <text:p>4.74907206674299</text:p>
              </table:table-cell>
              <table:table-cell office:value-type="float" office:value="4.74907206674299">
                <text:p>4.749072066742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.3814814814815">
                <text:p>33.3814814814815</text:p>
              </table:table-cell>
              <table:table-cell office:value-type="float" office:value="7.60557238052697">
                <text:p>7.60557238052697</text:p>
              </table:table-cell>
              <table:table-cell office:value-type="float" office:value="7.60557238052697">
                <text:p>7.60557238052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4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701cm" svg:y="2.138cm" svg:width="13.979cm" svg:height="5.701cm">
          <chartooo:coordinate-region svg:x="2.693cm" svg:y="2.338cm" svg:width="12.893cm" svg:height="4.854cm"/>
          <chart:axis chart:dimension="x" chart:name="primary-x" chart:style-name="ch5" chartooo:axis-type="auto">
            <chartooo:date-scale/>
            <chart:title svg:x="5.616cm" svg:y="8.019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93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27785556666667">
                <text:p>3.27785556666667</text:p>
              </table:table-cell>
              <table:table-cell office:value-type="float" office:value="3.11252750748395">
                <text:p>3.11252750748395</text:p>
              </table:table-cell>
              <table:table-cell office:value-type="float" office:value="3.11252750748395">
                <text:p>3.112527507483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2964332">
                <text:p>16.2964332</text:p>
              </table:table-cell>
              <table:table-cell office:value-type="float" office:value="7.18434308148447">
                <text:p>7.18434308148447</text:p>
              </table:table-cell>
              <table:table-cell office:value-type="float" office:value="7.18434308148447">
                <text:p>7.184343081484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1.0827005">
                <text:p>191.0827005</text:p>
              </table:table-cell>
              <table:table-cell office:value-type="float" office:value="64.7255953437349">
                <text:p>64.7255953437349</text:p>
              </table:table-cell>
              <table:table-cell office:value-type="float" office:value="64.7255953437349">
                <text:p>64.7255953437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0.64067815">
                <text:p>200.64067815</text:p>
              </table:table-cell>
              <table:table-cell office:value-type="float" office:value="75.6356863369968">
                <text:p>75.6356863369968</text:p>
              </table:table-cell>
              <table:table-cell office:value-type="float" office:value="75.6356863369968">
                <text:p>75.63568633699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0.528042242857">
                <text:p>440.528042242857</text:p>
              </table:table-cell>
              <table:table-cell office:value-type="float" office:value="78.7791990433442">
                <text:p>78.7791990433442</text:p>
              </table:table-cell>
              <table:table-cell office:value-type="float" office:value="78.7791990433442">
                <text:p>78.7791990433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48.40349005417">
                <text:p>1548.40349005417</text:p>
              </table:table-cell>
              <table:table-cell office:value-type="float" office:value="247.28466129622">
                <text:p>247.28466129622</text:p>
              </table:table-cell>
              <table:table-cell office:value-type="float" office:value="247.28466129622">
                <text:p>247.284661296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98.42001357778">
                <text:p>2298.42001357778</text:p>
              </table:table-cell>
              <table:table-cell office:value-type="float" office:value="256.059695348112">
                <text:p>256.059695348112</text:p>
              </table:table-cell>
              <table:table-cell office:value-type="float" office:value="256.059695348112">
                <text:p>256.059695348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